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19</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拜登与巴新总理通电话 美代表团将访巴新</text:span>
</text:h>
      <text:p text:style-name="P4">
Author: 联合早报 (Person)</text:p>
      <text:p text:style-name="P4">
Publisher: 联合早报 (Organization)</text:p>
      <text:p text:style-name="P4">
Published Time: 2023-05-18T-23:41</text:p>
      <text:p text:style-name="P4">
Modified Time: 2023-05-18T19:53</text:p>
      <text:p text:style-name="P4">
Description: 巴布亚新几内亚总理马拉佩说，美国总统拜登已与他通电话。美国国务卿布林肯将代替拜登访问巴新，美国高级代表团与印度总理莫迪将于下星期一（5月22日）在巴新会见太平洋岛屿国家领导人。路透...</text:p>
      <text:p text:style-name="P4">
Videos: []</text:p>
      <text:p text:style-name="P4">
Audios: []</text:p>
      <text:p text:style-name="P4">
Images: []</text:p>
      <text:p text:style-name="P4">
Type: NewsArticle</text:p>
      <text:p text:style-name="P4">
Breadcrumbs: ['即时', '国际']</text:p>
      <text:p text:style-name="P4">
Keywords: ['美国', '巴布亚新几内亚', '拜登', '布林肯']</text:p>
      <!--METADATA-->
      <text:p text:style-name="P4">
巴布亚新几内亚总理马拉佩说，美国总统拜登已与他通电话。美国国务卿布林肯将代替拜登访问巴新，美国高级代表团与印度总理莫迪将于下星期一（5月22日）在巴新会见太平洋岛屿国家领导人。</text:p>
      <text:p text:style-name="P4">
路透社报道，马拉佩星期四（18日）在一场新闻发布会上说，拜登直接拨通了他的手机，在通话中向他表达了对原定会晤取消的诚挚歉意。</text:p>
      <text:p text:style-name="P4">
马拉佩说，拜登称美国国务卿布林肯将代替他访问巴布亚新几内亚，还邀请马拉佩出席9月的美国-太平洋岛屿国家领导人峰会。</text:p>
      <text:p text:style-name="P4">
拜登原定于下星期一访问巴布亚新几内亚，却 <text:a xlink:type="simple" xlink:href="https://www.zaobao.com.sg/realtime/world/story20230518-1395784" text:style-name="Internet_20_link" text:visited-style-name="Visited_20_Internet_20_Link">
</text:a>
，并在今年安排另一次太平洋岛国领导人峰会。</text:p>
      <text:p text:style-name="P4">
马拉佩称，与美国的防务合作协议已经由巴新政府的律师进行审查，并将于下星期一签署，然后提交给议会。</text:p>
      <text:p text:style-name="P4">
一些反对派政治家批评该协议可能会破坏巴新与中国的贸易，但马拉佩说，美国的协议不会影响巴新“与所有人为友，不与任何人为敌”的外交政策。</text:p>
      <text:p text:style-name="P4">
包括巴新和斐济在内的太平洋岛屿国家领导人将于下星期一在巴新会见印度总理莫迪，以及美国派出的一支高级代表团，就“对该地区和美国至关重要的合作领域及挑战”进行会谈。</text:p>
      <text:p text:style-name="P4">
斐济总统办公室发布声明称，有关气候变化、保护海洋资源和经济增长的行动将成为本次会谈的优先议程，并强调“这次会议彰显美国和太平洋地区深厚的历史和人民之间的联系”。</text:p>
      <text:p text:style-name="P4">
Source: <text:a xlink:type="simple" xlink:href="https://www.zaobao.com.sg/realtime/world/story20230518-1395967" text:style-name="Internet_20_link" text:visited-style-name="Visited_20_Internet_20_Link">
https://www.zaobao.com.sg/realtime/world/story20230518-1395967</text:a>
</text:p>
      <!--NEWS-->
      <text:h text:style-name="P10" text:outline-level="1">
<text:span text:style-name="T4">
"笑果事件"发酵   日本、台湾艺人在华演出也受阻</text:span>
</text:h>
      <text:p text:style-name="P4">
Author: None</text:p>
      <text:p text:style-name="P4">
Publisher: Radio Free Asia (Organization)</text:p>
      <text:p text:style-name="P4">
Published Time: 2023-05-18T03:21:00-04:00</text:p>
      <text:p text:style-name="P4">
Modified Time: 2023-05-18T19:06:38-04:00</text:p>
      <text:p text:style-name="P4">
Description: None</text:p>
      <text:p text:style-name="P4">
Videos: []</text:p>
      <text:p text:style-name="P4">
Audios: ["<text:a xlink:type="simple" xlink:href="https://www.rfa.org/mandarin/yataibaodao/kejiaowen/gt-0518202303181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2" text:anchor-type="as-char" svg:width="6.9236in" svg:height="3.908484in" draw:z-index="0">
<draw:image xlink:href="../Images/rfamandarin/2023-05-18T03-21-00-04-00/000000.png" xlink:type="simple" xlink:show="embed" xlink:actuate="onLoad" draw:mime-type="image/png"/>
</draw:frame>
 日本僧侣音乐人药师寺宽邦广州演出遭“不可抗力”停演<text:a xlink:type="simple" xlink:href="https://www.rfa.org/mandarin/yataibaodao/kejiaowen/gt-05182023031811.html/@@images/image" text:style-name="Internet_20_link" text:visited-style-name="Visited_20_Internet_20_Link">
</text:a>
药师寺宽邦微博  <text:a xlink:type="simple" xlink:href="https://www.rfa.org/mandarin/yataibaodao/kejiaowen/gt-05182023031811.html/@@stream" text:style-name="Internet_20_link" text:visited-style-name="Visited_20_Internet_20_Link">
</text:a>
</text:p>
      <text:p text:style-name="P4">
笑果文化公司被查事件持续发酵。近日，日本、台湾艺人在广州和杭州的演出也相继受阻，当局整顿文化娱乐市场的举动日趋升级。</text:p>
      <ul>
        <li>
<text:span text:style-name="T4">
<text:a xlink:type="simple" xlink:href="https://www.rfa.org/mandarin/yataibaodao/meiti/kw-05172023131857.html" text:style-name="Internet_20_link" text:visited-style-name="Visited_20_Internet_20_Link">
 </text:a>
 </text:span>
  * <text:span text:style-name="T4">
<text:a xlink:type="simple" xlink:href="https://www.rfa.org/mandarin/yataibaodao/meiti/gt2-05162023080156.html" text:style-name="Internet_20_link" text:visited-style-name="Visited_20_Internet_20_Link">
 </text:a>
 </text:span>
  * <text:span text:style-name="T4">
<text:a xlink:type="simple" xlink:href="https://www.rfa.org/mandarin/yataibaodao/meiti/vs-02222023130645.html" text:style-name="Internet_20_link" text:visited-style-name="Visited_20_Internet_20_Link">
 </text:a>
 </text:span>
  * <text:a xlink:type="simple" xlink:href="https://www.rfa.org/mandarin/Xinwen/5-02192023115348.html" text:style-name="Internet_20_link" text:visited-style-name="Visited_20_Internet_20_Link">
 <text:span text:style-name="T4">
中国脱口秀演员池子遭封杀 调查：或为网信办统一行动</text:span>
 </text:a>
</li>
      </ul>
      <text:p text:style-name="P4">
继笑果文化公司的演出涉侮辱解放军而遭千万元罚款之后，本周三（17日）晚上，日本僧侣音乐人药师寺宽邦在广州举行的演出也临时被取消。主办方MUGENCreations创无限发公告表示，“接上级部门通知，因不可抗力，非常遗憾地通知大家：原定于5月17日晚在MAOLivehouse广州（永庆坊店）举办的药师寺宽邦‘福・愿’2023亚洲巡演广州站遗憾取消。”</text:p>
      <text:p text:style-name="P4">
主办方还表示，将进行全额退票处理，款项将于15个工作日内原路退回。MAOLivehouse广州永庆坊店也在新浪微博转发该公告。药师寺宽邦在新浪微博连发两帖，称“很抱歉”，“今天我本来想唱歌。广州、对不起。我们一定要再见面吧。​”</text:p>
      <text:p text:style-name="P4">
<draw:frame draw:style-name="fr1" draw:name="Image3" text:anchor-type="as-char" svg:width="6.9236in" svg:height="5.1927in" draw:z-index="0">
<draw:image xlink:href="../Images/rfamandarin/2023-05-18T03-21-00-04-00/000001.png" xlink:type="simple" xlink:show="embed" xlink:actuate="onLoad" draw:mime-type="image/png"/>
</draw:frame>
日本僧侣音乐人药师寺宽邦广州演出遭“不可抗力”停演。（药师寺宽邦微博）  <text:a xlink:type="simple" xlink:href="https://www.rfa.org/mandarin/yataibaodao/kejiaowen/gt-05182023031811.html/m0618-gtpp.jpg" text:style-name="Internet_20_link" text:visited-style-name="Visited_20_Internet_20_Link">
</text:a>
</text:p>
      <text:p text:style-name="P4">
<draw:frame draw:style-name="fr1" draw:name="Image4" text:anchor-type="as-char" svg:width="6.9236in" svg:height="3.894525in" draw:z-index="0">
<draw:image xlink:href="../Images/rfamandarin/2023-05-18T03-21-00-04-00/000002.png" xlink:type="simple" xlink:show="embed" xlink:actuate="onLoad" draw:mime-type="image/png"/>
</draw:frame>
年轻歌迷们对演唱会临时取消感到失望。（微博/古亭提供）  <text:a xlink:type="simple" xlink:href="https://www.rfa.org/mandarin/yataibaodao/kejiaowen/gt-05182023031811.html/m0518-gtp2.jpg" text:style-name="Internet_20_link" text:visited-style-name="Visited_20_Internet_20_Link">
</text:a>
</text:p>
      <text:p text:style-name="P4">
对于当局突然取消药师寺宽邦在广州的音乐会，湖南网民毛先生周四接受自由亚洲电台采访时说，他不了解具体原因，可是觉得很奇怪：“可能是要拒绝一些新鲜的思想或者思维方式、事物，或者来自文明社会的思想和对中国人的影响。他们（有关当局）为了杜绝这些思想。”</text:p>
      <text:p text:style-name="P4">
众多年轻观众对这场音乐会开始前30分钟宣布取消演出感到失望和不满。有微博网民留言写道：难得想清静调整心情，都到门口了，笑果牛x啊。还有网民质问：为什么？我刚走到大门口，现场凌乱。</text:p>
      <text:p text:style-name="P4">
现场图片显示，有年轻人看着手机上所显示的取消演出通知，一脸无奈。</text:p>
      <text:p text:style-name="P4">
<draw:frame draw:style-name="fr1" draw:name="Image5" text:anchor-type="as-char" svg:width="6.9236in" svg:height="5.773894in" draw:z-index="0">
<draw:image xlink:href="../Images/rfamandarin/2023-05-18T03-21-00-04-00/000003.png" xlink:type="simple" xlink:show="embed" xlink:actuate="onLoad" draw:mime-type="image/png"/>
</draw:frame>
 左图：主办方发出的取消通知。右图：歌迷们在网上抱怨演唱会被取消。（微博/古亭提供）  <text:a xlink:type="simple" xlink:href="https://www.rfa.org/mandarin/yataibaodao/kejiaowen/gt-05182023031811.html/m0518-gtp34.jpg" text:style-name="Internet_20_link" text:visited-style-name="Visited_20_Internet_20_Link">
</text:a>
</text:p>
      <text:p text:style-name="P4">
<text:span text:style-name="T4">
“笑果事件”导致各地严控文娱演出</text:span>
</text:p>
      <text:p text:style-name="P4">
九零后网民孙倩接受本台采访时说，她也很想看药师寺宽邦的音乐会，但没想到会出现这种事。她说：“我觉得，取消演唱会可能跟笑果文化公司的事有关。但是很多演出都被停了，有些地方涉及外国人的演出也都停了。这个事情我觉得也蛮扯的，被取消演出还都不是脱口秀，国内不可能叫老外来说脱口秀的。唱歌你说能唱出什么？特别是药师寺宽邦还是一个和尚。”</text:p>
      <text:p text:style-name="P4">
音乐博主“音乐节集散地”发帖称，药师寺宽邦巡演前几站重庆、成都、长沙等都顺利，广州突然取消有点意外，目前官方监管部门未回应事件。</text:p>
      <text:p text:style-name="P4">
<text:span text:style-name="T4">
北京、杭州及山东禁脱口秀等部分演出</text:span>
</text:p>
      <text:p text:style-name="P4">
时事评论人士毕鑫对本台说，中国多地文化监管部门取消脱口秀等演出，属于当局对文化娱乐领域实施的一项强制措施：“文化强制措施，包括一些台湾的乐团也不允许上台，这是一种政治环境下他们很担心的文化意识形态，所以才能造成现在新一轮的文化强制措施。”</text:p>
      <text:p text:style-name="P4">
<draw:frame draw:style-name="fr1" draw:name="Image6" text:anchor-type="as-char" svg:width="6.9236in" svg:height="2.359016in" draw:z-index="0">
<draw:image xlink:href="../Images/rfamandarin/2023-05-18T03-21-00-04-00/000004.png" xlink:type="simple" xlink:show="embed" xlink:actuate="onLoad" draw:mime-type="image/png"/>
</draw:frame>
左图：台湾椅子乐团原定于5月20日在杭州的音乐活动被取消。中图：本周五，脱口秀《汪德发只能演汪德发》在山东临沂的演出取消。右图：5月21日在北京演出的单立人喜剧也“因故取消”。（网络截图/古亭提供）  <text:a xlink:type="simple" xlink:href="https://www.rfa.org/mandarin/yataibaodao/kejiaowen/gt-05182023031811.html/m0518-gtp567.jpg" text:style-name="Internet_20_link" text:visited-style-name="Visited_20_Internet_20_Link">
</text:a>
</text:p>
      <text:p text:style-name="P4">
除了日本僧侣音乐人药师寺宽邦音乐会被取消外，原定于星期六（5月20日）在银泰百货杭州滨江店举行的台湾三人编制乐团椅子乐团（英文团名：TheChairs）也发出取消演出通知；原定于26日在山东临沂笑生喜剧脱口秀俱乐部演出的汪德发专场《汪德发只能演汪德发》，主办方周三发出取消演出和退款通知；原定于周日下午在北京王府井大街88号举行的脱口秀“单立人”周日专场，也通告“因故取消”和退款。</text:p>
      <text:p text:style-name="P4">
另外，据称北京等地酒吧已经停止外国人登台演出，但此事本台暂时无法核实。</text:p>
      <text:p text:style-name="P4">
记者：古亭 责编：陈美华 许书婷 何平 网编：瑞哲</text:p>
      <text:p text:style-name="P4">
Source: <text:a xlink:type="simple" xlink:href="https://www.rfa.org/mandarin/yataibaodao/kejiaowen/gt-05182023031811.html" text:style-name="Internet_20_link" text:visited-style-name="Visited_20_Internet_20_Link">
https://www.rfa.org/mandarin/yataibaodao/kejiaowen/gt-05182023031811.html</text:a>
</text:p>
      <!--NEWS-->
      <text:h text:style-name="P10" text:outline-level="1">
<text:span text:style-name="T4">
"光州人权奖"如期颁予邹幸彤　代领奖友人：她象征香港的希望</text:span>
</text:h>
      <text:p text:style-name="P4">
Author: 自由亚洲电台粤语组报道</text:p>
      <text:p text:style-name="P4">
Publisher: Radio Free Asia (Organization)</text:p>
      <text:p text:style-name="P4">
Published Time: 2023-05-18T10:47:00-04:00</text:p>
      <text:p text:style-name="P4">
Modified Time: 2023-05-18T19:05:52-04:00</text:p>
      <text:p text:style-name="P4">
Description: 自由亚洲电台粤语组报道</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7" text:anchor-type="as-char" svg:width="6.9236in" svg:height="4.612011in" draw:z-index="0">
<draw:image xlink:href="../Images/rfamandarin/2023-05-18T10-47-00-04-00/000000.png" xlink:type="simple" xlink:show="embed" xlink:actuate="onLoad" draw:mime-type="image/png"/>
</draw:frame>
代表邹幸彤领取“光州人权奖”的友人，亦是韩国人权组织的秘书长。他接受本台专访指，代邹幸彤领奖后身份曝光，但无惧冒上禁足香港及大陆的风险。 <text:a xlink:type="simple" xlink:href="https://www.rfa.org/mandarin/yataibaodao/gangtai/hk-chow-05182023104009.html/@@images/image" text:style-name="Internet_20_link" text:visited-style-name="Visited_20_Internet_20_Link">
</text:a>
 粤语组制图</text:p>
      <text:p text:style-name="P4">
韩国最大人权组织"光州5．18纪念基金会"早前向还押中的香港前支联会副主席邹幸彤颁予人权奖，颁奖礼周四（18日）晚如期举行。代邹幸彤领奖的韩国人权组织秘书长接受本台专访指邹幸彤获奖，是象征着香港的希望。他表示领奖后身份曝光，或从此被禁足香港及大陆，但仍无畏无惧。他与邹幸彤认识逾十年，虽然身在韩国，每年"六四"都会为她到中国大使馆点起蜡烛，他希望邹幸彤早日获释回家。</text:p>
      <text:p text:style-name="P4">
“她就像烛光，是香港民主运动的希望，所以她有资格获光州人权奖。”</text:p>
      <text:p text:style-name="P4">
“虽然我在韩国，但我想为她点起烛光。在她得到释放之前，我会坚持每年六四都到中国大使馆外做相同的事。”</text:p>
      <text:p text:style-name="P4">
——邹幸彤相识逾10年的朋友。</text:p>
      <text:p text:style-name="P4">
代表邹幸彤领奖的，是总部位于首尔、关注全球人权问题的非政府组织“韩国国际团结之家”（Korean House for InternationalSolidarity）秘书长罗贤斐（Na Hyun-phil）。他发言时一度哽咽，并为邹幸彤读出演讲词，当中提到这个奖项是属于每位争取自由的港人，“这个人权奬代表了，大家是和香港人在一起的。”</text:p>
      <text:p text:style-name="P4">
<draw:frame draw:style-name="fr1" draw:name="Image8" text:anchor-type="as-char" svg:width="6.9236in" svg:height="3.86748in" draw:z-index="0">
<draw:image xlink:href="../Images/rfamandarin/2023-05-18T10-47-00-04-00/000001.png" xlink:type="simple" xlink:show="embed" xlink:actuate="onLoad" draw:mime-type="image/png"/>
</draw:frame>
罗贤斐在“光州5．18纪念基金会”上代邹幸彤领奖。（光州5．18纪念基金会Youtube直播截图）  <text:a xlink:type="simple" xlink:href="https://www.rfa.org/mandarin/yataibaodao/gangtai/hk-chow-05182023104009.html/9075cc2a-e200-4db6-9073-b1a78eea93a5.jpeg" text:style-name="Internet_20_link" text:visited-style-name="Visited_20_Internet_20_Link">
</text:a>
</text:p>
      <text:p text:style-name="P4">
<text:span text:style-name="T4">
代邹幸彤领奖后身份曝光 料日后无法踏足香港及大陆</text:span>
</text:p>
      <text:p text:style-name="P4">
罗贤斐接受本台访问，被问到为何会代邹幸彤领奖，罗贤斐先是叹了一口气，指港人因为安全原因，无法亲临现场，故邹幸彤的朋友联络他，因为知道他是邹幸彤珍重的朋友，又极关注香港人权问题。</text:p>
      <text:p text:style-name="P4">
<draw:frame draw:style-name="fr1" draw:name="Image9" text:anchor-type="as-char" svg:width="6.9236in" svg:height="5.1927in" draw:z-index="0">
<draw:image xlink:href="../Images/rfamandarin/2023-05-18T10-47-00-04-00/000002.png" xlink:type="simple" xlink:show="embed" xlink:actuate="onLoad" draw:mime-type="image/png"/>
</draw:frame>
 “韩国国际团结之家”（Korean Housefor International Solidarity）秘书长罗贤斐（Na Hyun-phil）（左）与邹幸彤相识逾10年。（受访者提供）  <text:a xlink:type="simple" xlink:href="https://www.rfa.org/mandarin/yataibaodao/gangtai/hk-chow-05182023104009.html/dd6c43ef-9e61-4bb6-bbfb-1d3f61151356.jpeg" text:style-name="Internet_20_link" text:visited-style-name="Visited_20_Internet_20_Link">
</text:a>
</text:p>
      <text:p text:style-name="P4">
罗贤斐说：主要原因是基于安全问题，因为现在香港人不能到韩国（代领奖），香港人出席光州人权颁奖礼有很大的风险，因为颁奖礼是一个公开的活动，所有资讯都是公开的，这代表中国政府会认出代为领奖的人。为了保护香港人，他们认为我作为韩国人比较适合，能够保护她的家人或朋友。</text:p>
      <text:p text:style-name="P4">
罗贤斐称在收到邀请后也经过一番深思熟虑，最后他毅然接受使命，情愿冒上禁足香港及大陆的风险。</text:p>
      <text:p text:style-name="P4">
罗贤斐说：因为中国官员已经知道我的行动，所以……我都不知道。我希望到香港去见其他香港朋友，不过我认为风险很大，我都很想到香港，但我不肯定我自己及其他朋友的安全，所以我想我会放弃这个机会，不再去香港或中国大陆。</text:p>
      <text:p text:style-name="P4">
<text:span text:style-name="T4">
好友邹幸彤入狱后 每年六四持烛光到中国大使馆求释放</text:span>
</text:p>
      <text:p text:style-name="P4">
2021年“六四”纪念日前夕，香港警方连续第二年以防疫为由禁止维园集会，邹幸彤表示以“个人名义”到场悼念。惟“六四”当日，邹幸彤即被港警以“涉嫌宣传未经批准集结”为由拘捕。</text:p>
      <text:p text:style-name="P4">
在邹幸彤被捕当日，罗贤斐印象深刻。他称当日看到新闻后，身在首尔的他，独自到中国大使馆外为邹幸彤点起烛光。</text:p>
      <text:p text:style-name="P4">
<draw:frame draw:style-name="fr1" draw:name="Image10" text:anchor-type="as-char" svg:width="6.9236in" svg:height="9.11427in" draw:z-index="0">
<draw:image xlink:href="../Images/rfamandarin/2023-05-18T10-47-00-04-00/000003.png" xlink:type="simple" xlink:show="embed" xlink:actuate="onLoad" draw:mime-type="image/png"/>
</draw:frame>
在邹幸彤被捕后，罗贤斐在六四33周年到中国驻韩大使馆外点起烛光。（受访者提供）  <text:a xlink:type="simple" xlink:href="https://www.rfa.org/mandarin/yataibaodao/gangtai/hk-chow-05182023104009.html/1897ac2f-de5c-437b-9954-68e2d0c276b6.jpg" text:style-name="Internet_20_link" text:visited-style-name="Visited_20_Internet_20_Link">
</text:a>
</text:p>
      <text:p text:style-name="P4">
罗贤斐说：我见到新闻，之后一个人带蜡烛到首尔的中国大使馆外守夜，促请当局释放邹幸彤。虽然我在韩国，但我想为她手持烛光，去年“六四”，我亦做了相同的事，带蜡烛到中国大使馆外守夜，可能今年都有一样的行动。在她得到释放之前，我会坚持每年“六四”都做同样的事。</text:p>
      <text:p text:style-name="P4">
<text:span text:style-name="T4">
与邹幸彤相识近12</text:span>
 <text:span text:style-name="T4">
年 指她“心系中国民主运动”</text:span>
</text:p>
      <text:p text:style-name="P4">
罗贤斐与邹幸彤相识近12年，两人初次见面，是2011年在台湾一个亚洲联合会议上，当时与其他国家人权组织代表讨论劳工权益问题。邹幸彤早期是中国劳工权益倡议者，在邹幸彤成为律师之前，两人已有交情，在香港或韩国都曾经碰面。罗贤斐形容，邹幸彤是一个良友，并对她印象深刻。</text:p>
      <text:p text:style-name="P4">
罗贤斐说：她是一个很真诚的人，对工人很有心，她坚持做正确的事，做人很有原则，即只要她认为是对的事情，就会去付诸行动。她真的很有热诚，为天安门事件举行烛光活动，她对于在香港能够举行烛光集会感到自豪，对此我印象很深刻。</text:p>
      <text:p text:style-name="P4">
<text:span text:style-name="T4">
香港公民社会瓦解 国安法后难再研究香港议题</text:span>
 ****</text:p>
      <text:p text:style-name="P4">
罗贤斐本身亦是国际劳工及人权议题倡议者，以往工作亦涉及香港人权状况，在2014年“雨伞运动”及2019年“反送中”运动时都曾到访香港，并在街上闻过催泪弹。不过，在2020年《港区国安法》实施后，随著“红线”收窄，他逐渐将研究重心转移至东南亚其他地方，例如缅甸、泰国、柬埔寨等，对于香港的关心变得“地下化”。</text:p>
      <text:p text:style-name="P4">
罗贤斐说：对香港现时没有行动，因为香港现时是一个沉默的社会，我们都找不到方法去争取香港民主。但无论如何，我们会观察著香港的情况，希望可以找到方法。</text:p>
      <text:p text:style-name="P4">
虽然重心转移，但是罗贤斐都有关注到香港公民社会瓦解的情况，对此感到很可惜，因为香港劳工组织曾为改善世界各地的劳工权益作出贡献。他记得当时职工盟曾经为韩国工人议题发声，包括在2016年到驻香港的韩国领事馆，抗议韩国政府拘捕韩国民主劳总主席，要求释放所有被捕工会会员及撤销控罪。</text:p>
      <text:p text:style-name="P4">
<text:span text:style-name="T4">
“邹幸彤就如烛光，是香港民主运动的希望”</text:span>
</text:p>
      <text:p text:style-name="P4">
3名中国领事馆人员早前当面要求主办方“光州5．18纪念基金会”，撤回将人权奬颁发给邹幸彤，最终被主办方拒绝。罗贤斐认为，中方官员到访，更加证明邹幸彤获奖是正确的决定，亦令人权奖更加有意义，反映主办方只著重人权，不服政治打压，而事件亦激起更多韩国人对邹幸彤的支持。</text:p>
      <text:p text:style-name="P4">
对于邹幸彤获得奖项，罗贤斐认为是实至名归，她获奖亦象征香港的希望。</text:p>
      <text:p text:style-name="P4">
<draw:frame draw:style-name="fr1" draw:name="Image11" text:anchor-type="as-char" svg:width="6.9236in" svg:height="8.979044in" draw:z-index="0">
<draw:image xlink:href="../Images/rfamandarin/2023-05-18T10-47-00-04-00/000004.png" xlink:type="simple" xlink:show="embed" xlink:actuate="onLoad" draw:mime-type="image/png"/>
</draw:frame>
 罗贤斐促请当局尽快释放邹幸彤。（受访者提供）  <text:a xlink:type="simple" xlink:href="https://www.rfa.org/mandarin/yataibaodao/gangtai/hk-chow-05182023104009.html/620ee982-5149-4a33-bf97-18ece2d67b00.jpeg" text:style-name="Internet_20_link" text:visited-style-name="Visited_20_Internet_20_Link">
</text:a>
</text:p>
      <text:p text:style-name="P4">
罗贤斐说：她就像烛光，是香港民主运动的希望，所以她有资格获“光州人权奖”。</text:p>
      <text:p text:style-name="P4">
最后，罗贤斐向港人作出寄语，表示：“韩国人没有忘记香港，我们会支持香港民主运动。”</text:p>
      <text:p text:style-name="P4">
邹幸彤5月初获选为“2023年光州人权奖”得主，是首次有香港人获此奖项。评审委员会以“民主运动和民主抗争的人权律师”来形容邹幸彤，又指颁奖予邹幸彤是“对香港政府的反民主及反人权作出反抗，给了全世界人权活动人士和公民勇气和希望”。</text:p>
      <text:p text:style-name="P4">
颁奖礼官方网上直播： <text:a xlink:type="simple" xlink:href="https://www.youtube.com/@518org" text:style-name="Internet_20_link" text:visited-style-name="Visited_20_Internet_20_Link">
 </text:a>
</text:p>
      <text:p text:style-name="P4">
记者：董舒悦 责编：李世民 网编：江复</text:p>
      <text:p text:style-name="P4">
Source: <text:a xlink:type="simple" xlink:href="https://www.rfa.org/mandarin/yataibaodao/gangtai/hk-chow-05182023104009.html" text:style-name="Internet_20_link" text:visited-style-name="Visited_20_Internet_20_Link">
https://www.rfa.org/mandarin/yataibaodao/gangtai/hk-chow-05182023104009.html</text:a>
</text:p>
      <!--NEWS-->
      <text:h text:style-name="P10" text:outline-level="1">
<text:span text:style-name="T4">
中国一季度汽车出口超过日本 俄罗斯成为最大海外市场</text:span>
</text:h>
      <text:p text:style-name="P4">
Author: None (Language: zh)</text:p>
      <text:p text:style-name="P4">
Publisher: None</text:p>
      <text:p text:style-name="P4">
Time: 2023-05-18T11:06:00Z</text:p>
      <text:p text:style-name="P4">
Description: 据中国汽车工业协会发布的数据，今年第一季度，中国出口汽车107万辆，首次超过日本，成为全球汽车出口量最高的国家。按汽车商品出口金额排名，俄罗斯成为中国出口汽车最大的海外市场。</text:p>
      <text:p text:style-name="P4">
Videos: []</text:p>
      <text:p text:style-name="P4">
Images: ["<text:a xlink:type="simple" xlink:href="https://static.dw.com/image/65609330_303.jpg" text:style-name="Internet_20_link" text:visited-style-name="Visited_20_Internet_20_Link">
65609330_303.jpg</text:a>
", "<text:a xlink:type="simple" xlink:href="https://static.dw.com/image/65269178_401.jpg" text:style-name="Internet_20_link" text:visited-style-name="Visited_20_Internet_20_Link">
65269178_401.jpg</text:a>
"]</text:p>
      <text:p text:style-name="P4">
Subject: 经济纵横</text:p>
      <text:p text:style-name="P4">
Subjects: ['德国制造', '俄罗斯', '乌克兰', '岛屿主权争端', '专题报道：全景观看“习马会”', '中国', '日本', '中共十九大', '德国汽车工业', '法兰克福车展']</text:p>
      <text:p text:style-name="P4">
Keywords: ['汽车', '中国', '日本', '出口', '俄罗斯']</text:p>
      <text:p text:style-name="P4">
ID: 65668908</text:p>
      <!--METADATA-->
      <text:p text:style-name="P4">
<text:a xlink:type="simple" xlink:href="https://www.dw.com/zh/overlay/image/article/65668908/65609330" text:style-name="Internet_20_link" text:visited-style-name="Visited_20_Internet_20_Link">
 <draw:frame draw:style-name="fr1" draw:name="Image12" text:anchor-type="as-char" svg:width="6.9236in" svg:height="3.896998in" draw:z-index="0">
<draw:image xlink:href="../Images/dwzh/2023-05-18T11-06-00Z/65609330_303.jpg" xlink:type="simple" xlink:show="embed" xlink:actuate="onLoad" draw:mime-type="image/jpeg"/>
</draw:frame>
</text:a>
</text:p>
      <text:p text:style-name="P4">
各品牌亮相2023年的上海车展</text:p>
      <text:p text:style-name="P4">
（德国之声中文网）日本多年以来一直是全球汽车出口冠军。不过，今年第一季度，中国的汽车出口量首次超过日本，拿下全球第一。官方数据显示，今年一季度，日本汽车出口量为104万7000辆，中国的汽车出口量为106万9000辆。</text:p>
      <text:h text:style-name="P12" text:outline-level="3">
<text:span text:style-name="T4">
今年一季度俄罗斯居中国汽车商品出口金额排名第一位</text:span>
</text:h>
      <text:p text:style-name="P4">
根据中国海关总署的数据，今年第一季度，中国汽车商品出口金额排名前十位的国家是俄罗斯、美国、墨西哥、英国、比利时、日本、澳大利亚、德国、阿联酋和韩国。这十个国家汽车商品累计出口金额227.4亿美元，占全部汽车商品出口总额的48.5%。</text:p>
      <text:p text:style-name="P4">
2020年以前，中国汽车出口的主要海外市场是沙特、孟加拉国、埃及等；2021年为比利时、智利、沙特等国，2022年，中国的前三大汽车出口市场分别是墨西哥、沙特和比利时，出口量均超过20万辆，排在之后的为英国、智利和澳大利亚。</text:p>
      <text:p text:style-name="P4">
但在今年第一季度，按金额排名，俄罗斯已成为中国汽车最大的进口国。中国汽车品牌在俄罗斯汽车市场增长强劲。其中，奇瑞、哈弗和吉利这三个品牌在俄罗斯的销量分别增长了204%、100%和129%，总共销售了超过4.8万辆，占2023年第一季度俄罗斯新车总销量的近三分之一。据俄罗斯卫星通讯社报道，2022年，俄罗斯人购买了12.18万辆新的中国轿车。</text:p>
      <text:p text:style-name="P4">
俄罗斯《消息报》援引俄罗斯开放银行的消息称，2023年第一季度，中国汽车在俄罗斯市场份额达42.5%。</text:p>
      <text:p text:style-name="P4">
中国卡车在俄罗斯的销量也在迅速增长。俄罗斯《消息报》援引分析咨询公司"ASM控股"的数据报道，今年1-4月，中国卡车品牌在俄罗斯的总销量超过2.1万辆。</text:p>
      <text:p text:style-name="P4">
中国媒体报道，全国乘用车市场信息联席会秘书长崔东树认为，今年中国汽车出口的主要动力仍是俄乌危机下的 <text:a xlink:type="simple" xlink:href="https://www.dw.com/zh/zh/西方品牌撤走之后俄罗斯人爱上了中国汽车吗/a-65116592" text:style-name="Internet_20_link" text:visited-style-name="Visited_20_Internet_20_Link">
</text:a>
，以及中国的新能源汽车出口竞争力提升。</text:p>
      <text:p text:style-name="P4">
<draw:frame draw:style-name="fr1" draw:name="Image13" text:anchor-type="as-char" svg:width="6.9236in" svg:height="3.896998in" draw:z-index="0">
<draw:image xlink:href="../Images/dwzh/2023-05-18T11-06-00Z/65269178_401.jpg" xlink:type="simple" xlink:show="embed" xlink:actuate="onLoad" draw:mime-type="image/jpeg"/>
</draw:frame>
</text:p>
      <text:p text:style-name="P4">
特斯拉在上海的超级工厂</text:p>
      <text:h text:style-name="P12" text:outline-level="3">
<text:span text:style-name="T4">
中国今年很可能成为全球最大汽车出口国</text:span>
</text:h>
      <text:p text:style-name="P4">
中国汽车协会预测，如果一季度的出口趋势持续下去，中国2023年的汽车出口将达到400万辆。这样一来，中国很有可能超过日本，成为世界上最大的汽车出口国。</text:p>
      <text:p text:style-name="P4">
上汽、奇瑞、特斯拉中国、吉利、长安、长城、比亚迪目前是中国汽车出口的主力军。今年1-4月，上汽出口汽车31.3万辆，奇瑞24.4万辆，特斯拉中国12.8万辆。</text:p>
      <text:h text:style-name="P12" text:outline-level="3">
<text:span text:style-name="T4">
国内市场疲软</text:span>
</text:h>
      <text:p text:style-name="P4">
但在国内方面，情况看起来却不那么乐观。</text:p>
      <text:p text:style-name="P4">
由于前一年新冠封锁措施影响生产和销售，中国汽车产销今年4月同比分别增长76.8%和82.7%，分别为213.3万辆和215.9万辆，但环比却分别下降17.5%和11.9%。</text:p>
      <text:p text:style-name="P4">
今年1-4月，中国的汽车产销分别完成835.5万辆和823.5万辆，同比分别增长8.6%和7.1%。</text:p>
      <text:h text:style-name="P12" text:outline-level="3">
<text:span text:style-name="T4">
蔚来CEO: 与其“卷”价格不如“卷”价值</text:span>
</text:h>
      <text:p text:style-name="P4">
从价格来看，中国车企今年1月以来的 <text:a xlink:type="simple" xlink:href="https://www.dw.com/zh/zh/中国车市燃起价格战-德国车商面临大风险/a-65029191" text:style-name="Internet_20_link" text:visited-style-name="Visited_20_Internet_20_Link">
 </text:a>
逐渐平息、降价潮逐渐退去。中国汽车流通协会（CADA）表示，由于2023年上海车展和其他春季车展的开幕，汽车价格已经稳定下来。消费者对降价的预期有所缓解。但是，衡量经销商压力的指标--车辆库存预警指数（VIA）今年4月下降了2%，为60.4，仍然远高于50，表明待售汽车明显多于需求。</text:p>
      <text:p text:style-name="P4">
据中国媒体报道，由于销量持续下降，福特汽车公司正计划在中国裁减1300多个岗位。2022年，福特在中国的批发销量十年来首次跌破50万辆，延续了始于2016年的下降趋势。当时这家美国汽车制造商销售量为127万辆，在中国的市场份额为4.6%。而去年，福特汽车在中国的市场份额已降至2.1%。</text:p>
      <text:p text:style-name="P4">
(综合报道）</text:p>
      <text:p text:style-name="P4">
Source: <text:a xlink:type="simple" xlink:href="https://www.dw.com/zh/中国一季度汽车出口超过日本-俄罗斯成为最大海外市场/a-65668908" text:style-name="Internet_20_link" text:visited-style-name="Visited_20_Internet_20_Link">
https://www.dw.com/zh/中国一季度汽车出口超过日本-俄罗斯成为最大海外市场/a-65668908?maca=chi-rss-chi-all-1127-rdf</text:a>
</text:p>
      <!--NEWS-->
      <text:h text:style-name="P10" text:outline-level="1">
<text:span text:style-name="T4">
中国恢复澳大利亚木材进口</text:span>
</text:h>
      <text:p text:style-name="P4">
Author: None (Language: zh)</text:p>
      <text:p text:style-name="P4">
Publisher: None</text:p>
      <text:p text:style-name="P4">
Time: 2023-05-18T12:46:00Z</text:p>
      <text:p text:style-name="P4">
Description: 在澳大利亚呼吁对新冠病毒起源进行独立调查后，中国政府对其实施木材进口禁令。该禁令从周四（5月18日）起取消，这是两国修复破损的双边关系的又一迹象。</text:p>
      <text:p text:style-name="P4">
Videos: []</text:p>
      <text:p text:style-name="P4">
Images: ["<text:a xlink:type="simple" xlink:href="https://static.dw.com/image/63763613_303.jpg" text:style-name="Internet_20_link" text:visited-style-name="Visited_20_Internet_20_Link">
63763613_303.jpg</text:a>
"]</text:p>
      <text:p text:style-name="P4">
Subject: 经济纵横</text:p>
      <text:p text:style-name="P4">
Subjects: ['德中关系', '澳大利亚', '岛屿主权争端', '专题报道：全景观看“习马会”', '葡萄酒', '中国', '中共十九大']</text:p>
      <text:p text:style-name="P4">
Keywords: ['中国', '澳大利亚', '木材进口', '新冠病毒', '起源调查', '中澳关系', '葡萄酒', '海鲜']</text:p>
      <text:p text:style-name="P4">
ID: 65669534</text:p>
      <!--METADATA-->
      <text:p text:style-name="P4">
<text:a xlink:type="simple" xlink:href="https://www.dw.com/zh/overlay/image/article/65669534/63763613" text:style-name="Internet_20_link" text:visited-style-name="Visited_20_Internet_20_Link">
 <draw:frame draw:style-name="fr1" draw:name="Image14" text:anchor-type="as-char" svg:width="6.9236in" svg:height="3.896998in" draw:z-index="0">
<draw:image xlink:href="../Images/dwzh/2023-05-18T12-46-00Z/63763613_303.jpg" xlink:type="simple" xlink:show="embed" xlink:actuate="onLoad" draw:mime-type="image/jpeg"/>
</draw:frame>
</text:a>
</text:p>
      <text:p text:style-name="P4">
澳大利亚总理阿尔巴尼斯同中国国家主席习近平在巴厘20国峰会期间会晤（2022.11）</text:p>
      <text:p text:style-name="P4">
（德国之声中文网）中国从周四（5月18日）起取消对澳大利亚木材两年多的禁令。这是两国修复破损的双边关系的又一迹象。</text:p>
      <text:p text:style-name="P4">
在澳大利亚呼吁对新冠病毒起源进行独立调查后，木材被列入2020年中国实施的官方和非官方贸易壁垒的澳大利亚出口清单。据估计，这份包括煤炭、葡萄酒、大麦、牛肉、海鲜、棉花和铜的禁止清单，每年使澳大利亚出口损失140亿美元。</text:p>
      <text:p text:style-name="P4">
不过，自一年前中左翼工党上台、结束澳大利亚9年的保守党执政以来， <text:a xlink:type="simple" xlink:href="https://www.dw.com/zh/zh/中澳關係升溫-澳總理稱願與習近平會面/a-65244199" text:style-name="Internet_20_link" text:visited-style-name="Visited_20_Internet_20_Link">
 </text:a>
 。 澳大利亚煤炭、棉花和铜对中国的出口最近已得到恢复。</text:p>
      <text:p text:style-name="P4">
中国驻澳大利亚大使肖千对记者表示，木材禁令已从周四取消，因为澳大利亚出口商已打消了中国对检疫的担忧。正式通知已于周三送达澳大利亚政府。"所以从今天开始，澳大利亚的木材将重返中国。"</text:p>
      <text:p text:style-name="P4">
澳大利亚贸易部长法雷尔（Don Farrell） <text:a xlink:type="simple" xlink:href="https://www.dw.com/zh/zh/澳大利亚贸易部长今起访华-恢复贸易是会谈重点/a-65591021" text:style-name="Internet_20_link" text:visited-style-name="Visited_20_Internet_20_Link">
 </text:a>
 ，旨在寻求取消贸易壁垒，尤其是对澳洲葡萄酒和大麦的贸易壁垒。</text:p>
      <text:p text:style-name="P4">
周四，澳大利亚外长黄英贤（PennyWong）欢迎恢复与中国的木材贸易。在禁令颁布之前，该项交易每年达到10亿美元。"我们对这一进展感到高兴。"黄英贤在访问马尼拉期间与菲律宾外长马纳洛（Enrique Manalo）举行的联合新闻发布会上说。"我们确实相信，消除这些贸易障碍对双方都有利。" <text:a xlink:type="simple" xlink:href="https://www.dw.com/zh/zh/澳外长在北京愿促两国明智地处理分歧/a-64178269" text:style-name="Internet_20_link" text:visited-style-name="Visited_20_Internet_20_Link">
</text:a>
</text:p>
      <text:p text:style-name="P4">
澳大利亚财政部长查默斯（JimChalmers）表示，中国取消木材禁令的决定是朝着中澳稳定经济关系的目标迈出的一步。"这对我们来说是一个至关重要的市场，我们希望稳定这种关系，欢迎在取消贸易限制方面取得任何进展。"查默斯告诉记者。</text:p>
      <text:p text:style-name="P4">
澳大利亚林产品及造纸行业协会也对中国的决定表示欢迎。该协会的首席执行官菲茨吉本（JoelFitzgibbon）在一份声明中说，"两年多前禁令生效时，给许多木材出口商和其他林业部门带来了巨大的动荡和不确定性，我们欢迎这项决定。"</text:p>
      <text:p text:style-name="P4">
中国是澳大利亚最大的贸易伙伴，去年双边贸易总额达2870亿美元。</text:p>
      <text:p text:style-name="P4">
4月，澳大利亚撤回就中国的大麦禁令向世界贸易组织提起申诉。作为回报，中国同意重新考虑对澳洲谷物征收80%关税的决定。 <text:a xlink:type="simple" xlink:href="https://www.dw.com/zh/zh/关系改善-中澳将谈判解决大麦争端/a-65277773" text:style-name="Internet_20_link" text:visited-style-name="Visited_20_Internet_20_Link">
</text:a>
</text:p>
      <text:p text:style-name="P4">
（美联社）</text:p>
      <text:p text:style-name="P4">
Source: <text:a xlink:type="simple" xlink:href="https://www.dw.com/zh/中国恢复澳大利亚木材进口/a-65669534" text:style-name="Internet_20_link" text:visited-style-name="Visited_20_Internet_20_Link">
https://www.dw.com/zh/中国恢复澳大利亚木材进口/a-65669534?maca=chi-rss-chi-all-1127-rdf</text:a>
</text:p>
      <!--NEWS-->
      <text:h text:style-name="P10" text:outline-level="1">
<text:span text:style-name="T4">
班禅喇嘛被失踪二十八年  加拿大藏人呼吁真相</text:span>
</text:h>
      <text:p text:style-name="P4">
Author: None</text:p>
      <text:p text:style-name="P4">
Publisher: Radio Free Asia (Organization)</text:p>
      <text:p text:style-name="P4">
Published Time: 2023-05-18T15:21:00-04:00</text:p>
      <text:p text:style-name="P4">
Modified Time: 2023-05-19T07:50:20-04:00</text:p>
      <text:p text:style-name="P4">
Description: None</text:p>
      <text:p text:style-name="P4">
Videos: []</text:p>
      <text:p text:style-name="P4">
Audios: ["<text:a xlink:type="simple" xlink:href="https://www.rfa.org/mandarin/yataibaodao/shaoshuminzu/lf-0518202311571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5" text:anchor-type="as-char" svg:width="6.9236in" svg:height="4.020155in" draw:z-index="0">
<draw:image xlink:href="../Images/rfamandarin/2023-05-18T15-21-00-04-00/000000.png" xlink:type="simple" xlink:show="embed" xlink:actuate="onLoad" draw:mime-type="image/png"/>
</draw:frame>
加拿大藏人在中国驻多伦多领事馆前集会，呼吁中国政府公布真相，还被失踪的班禅喇嘛自由。 <text:a xlink:type="simple" xlink:href="https://www.rfa.org/mandarin/yataibaodao/shaoshuminzu/lf-05182023115713.html/@@images/image" text:style-name="Internet_20_link" text:visited-style-name="Visited_20_Internet_20_Link">
</text:a>
桑尼·索南提供  <text:a xlink:type="simple" xlink:href="https://www.rfa.org/mandarin/yataibaodao/shaoshuminzu/lf-05182023115713.html/@@stream" text:style-name="Internet_20_link" text:visited-style-name="Visited_20_Internet_20_Link">
</text:a>
</text:p>
      <text:p text:style-name="P4">
本周三是西藏班禅喇嘛转世灵童遭中国政府强制失踪的二十八周年纪念日。旅居加拿大的藏人当天举行集会，敦促中国当局说明真相并呼吁国际社会关注西藏的人权问题。</text:p>
      <ul>
        <li>
<text:span text:style-name="T4">
<text:a xlink:type="simple" xlink:href="https://www.rfa.org/mandarin/Xinwen/10-04262022142809.html" text:style-name="Internet_20_link" text:visited-style-name="Visited_20_Internet_20_Link">
 </text:a>
 </text:span>
  * <text:span text:style-name="T4">
<text:a xlink:type="simple" xlink:href="https://www.rfa.org/mandarin/yataibaodao/shaoshuminzu/cm-04232021151235.html" text:style-name="Internet_20_link" text:visited-style-name="Visited_20_Internet_20_Link">
 </text:a>
 </text:span>
  * <text:a xlink:type="simple" xlink:href="https://www.rfa.org/mandarin/Xinwen/7-08312020145133.html" text:style-name="Internet_20_link" text:visited-style-name="Visited_20_Internet_20_Link">
 <text:span text:style-name="T4">
国际强迫失踪日 藏人网寻班禅喇嘛</text:span>
 </text:a>
</li>
      </ul>
      <text:p text:style-name="P4">
根敦确吉尼玛（Gedhun ChoekyiNyima）于1995年5月17日在中国被失踪。就在失踪前三天，根敦确吉尼玛被确认是班禅喇嘛的转世灵童，成为藏传佛教中仅次于达赖喇嘛的地位第二高的宗教领袖。</text:p>
      <text:p text:style-name="P4">
西藏青年会多伦多分会和安大略西藏妇女协会于当地时间17日下午5点在中国驻多伦多领事馆前举行集会抗议。三十多名藏人在现场拿着班禅喇嘛的照片，挥舞西藏旗帜，要求中国政府给一个说法。</text:p>
      <text:p text:style-name="P4">
西藏青年会多伦多分会主席桑尼·索南（SunnySonam）说，如果班禅喇嘛还在世，现在应该是34岁了，28年来没有人知道当年他失踪的真相和如今的情况，在联合国要求下，北京曾有一次提过他已经大学毕业了，有了工作等。但这是官方的说法，公众需要真相：“他们没有给出任何真实的影片或照片，他们只是散播谣言。到现在，我们只有班禅喇嘛一张小时候的照片，没有人知道他究竟现在怎么样了，他家人怎么样了。”</text:p>
      <text:p text:style-name="P4">
与此同时，西藏青年会在印度总部也发起为期一个月的“西藏事务游行”，参与者从4月29日至5月23日，徒步从印度锡金走到阿萨姆邦。</text:p>
      <text:p text:style-name="P4">
<draw:frame draw:style-name="fr1" draw:name="Image16" text:anchor-type="as-char" svg:width="6.9236in" svg:height="3.894525in" draw:z-index="0">
<draw:image xlink:href="../Images/rfamandarin/2023-05-18T15-21-00-04-00/000001.png" xlink:type="simple" xlink:show="embed" xlink:actuate="onLoad" draw:mime-type="image/png"/>
</draw:frame>
西藏青年会在印度举行为期近一个月的徒步活动，呼吁世界关注西藏，敦促世界领导人采取行动，反对中国对西藏人民的迫害。 (西藏青年会脸书照片)  <text:a xlink:type="simple" xlink:href="https://www.rfa.org/mandarin/yataibaodao/shaoshuminzu/lf-05182023115713.html/tibet-2.jpg" text:style-name="Internet_20_link" text:visited-style-name="Visited_20_Internet_20_Link">
</text:a>
</text:p>
      <text:p text:style-name="P4">
青年会主席贡布顿珠(Gonpo Dhundup)在印度接受记者越洋电话访问中提到，1959年5月23日，西藏代表在恐吓下被迫签署《十七点协议》，解放军随后又对西藏人民实施暴行。游行选在5月23日结束，以凸显西藏困境。</text:p>
      <text:p text:style-name="P4">
他说，87名参与者，最年长70岁、最年轻24岁，大家徒步超过700公里，只有一个想法：希望世人关注西藏：“西藏议题不只是藏人该关注的，是与国际安全有关系，不仅是地缘政治上的安全，也是生态环境上的安全，世界公民都应该要关注。”</text:p>
      <text:p text:style-name="P4">
<draw:frame draw:style-name="fr1" draw:name="Image17" text:anchor-type="as-char" svg:width="6.9236in" svg:height="3.894525in" draw:z-index="0">
<draw:image xlink:href="../Images/rfamandarin/2023-05-18T15-21-00-04-00/000002.png" xlink:type="simple" xlink:show="embed" xlink:actuate="onLoad" draw:mime-type="image/png"/>
</draw:frame>
藏人在印度展开逾700公里的徒步活动，沿路向民众说明西藏情况，特别希望年轻孩子能认识西藏历史和问题。 (西藏青年会脸书照片)  <text:a xlink:type="simple" xlink:href="https://www.rfa.org/mandarin/yataibaodao/shaoshuminzu/lf-05182023115713.html/tibet-3.jpg" text:style-name="Internet_20_link" text:visited-style-name="Visited_20_Internet_20_Link">
</text:a>
</text:p>
      <text:p text:style-name="P4">
他说，这次游行有三大诉求：第一，敦促今年九月在印度举行二十国集团峰会(G20)时，印度总理莫迪（Shri Narendra ModiJi）和世界领导人能向中国国家主席习近平提出中藏问题；第二，中国须立即关闭迫害西藏人的寄宿学校和停止收集DNA等作法；第三，寻求国际社会对解决中藏问题的支持。</text:p>
      <text:p text:style-name="P4">
记者： 柳飞 责编：何平 网编：洪伟</text:p>
      <text:p text:style-name="P4">
Source: <text:a xlink:type="simple" xlink:href="https://www.rfa.org/mandarin/yataibaodao/shaoshuminzu/lf-05182023115713.html" text:style-name="Internet_20_link" text:visited-style-name="Visited_20_Internet_20_Link">
https://www.rfa.org/mandarin/yataibaodao/shaoshuminzu/lf-05182023115713.html</text:a>
</text:p>
      <!--NEWS-->
      <text:h text:style-name="P10" text:outline-level="1">
<text:span text:style-name="T4">
评论 | 陈光诚：勇士"屠夫"重出江湖，"杀猪宝典"升级在望</text:span>
</text:h>
      <text:p text:style-name="P4">
Author: None</text:p>
      <text:p text:style-name="P4">
Publisher: Radio Free Asia (Organization)</text:p>
      <text:p text:style-name="P4">
Published Time: 2023-05-18T17:53:32-04:00</text:p>
      <text:p text:style-name="P4">
Modified Time: 2023-05-18T17:53: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 text:anchor-type="as-char" svg:width="6.9236in" svg:height="3.897317in" draw:z-index="0">
<draw:image xlink:href="../Images/rfamandarin/2023-05-18T17-53-32-04-00/000000.png" xlink:type="simple" xlink:show="embed" xlink:actuate="onLoad" draw:mime-type="image/png"/>
</draw:frame>
 被重判八年的中国维权人士吴淦 <text:a xlink:type="simple" xlink:href="https://www.rfa.org/mandarin/pinglun/chenguangchengboke/cgc-05182023174601.html/@@images/image" text:style-name="Internet_20_link" text:visited-style-name="Visited_20_Internet_20_Link">
</text:a>
维权人士提供</text:p>
      <text:p text:style-name="P4">
今天，2023年5月18日。网名"超级低俗屠夫"的吴淦先生多年为捍卫人权、推动社会进步奔走呼号，2015年5月19日失去自由。他经历酷刑，拒绝妥协，被以"颠覆国家政权罪"恶判八年。数算失去自由的日子到今天：吴凎已扛过2921天，今天是他回到家人朋友身边的日子！</text:p>
      <text:p text:style-name="P4">
”还吴淦自由 ！还所有良心犯自由 ！言论无罪 ，自由万岁 ！” 是无数中国人的心声！</text:p>
      <text:p text:style-name="P4">
随着屠夫吴淦从小监狱回到大监狱日子的到来，随着过往一天天的日落，不断临近的倒数日终于数到“他扛过了2921天”，这次倒数日的网文中除了数字的变化外，文字也从“距回到家人朋友身边还有多少多少天”变成了“今天是回到家人朋友身边的日子！”</text:p>
      <text:p text:style-name="P4">
上述一段文字，每天随着吴淦……网名“超级低俗屠夫”的刑期倒计日出现在社交媒体上。八年过去了。王荔蕻大姐坚持用这样的倒数方式提醒着大家关注人权捍卫者勿忘屠夫。试问人的一生能有多少个八年？！</text:p>
      <text:p text:style-name="P4">
回顾历史，有多少英雄豪杰为了这片被施了共产魔咒的土地变得更好而奔走呼号，挥洒付出了他们一生中最美好的青春年华甚至生命！</text:p>
      <text:p text:style-name="P4">
八年前，“杀猪”英雄所到之处：无论是广东、福建、北京、东北，还是山东、湖南、浙江、江西……无不令贪官污吏闻风丧胆。可以说那是一个“杀猪宝典”大显神威的时代！“杀猪”模式，不仅揭露了共产专制的罪恶与谎言，还通过很多热点案件的细节，用事实启蒙、唤醒了无数深受共产红毒伤害的人们，使得中共暴政被剥掉了欺骗人的“羊皮”，在国人面前原形毕露。</text:p>
      <text:p text:style-name="P4">
可是共匪掌握着谎言与暴力两个维护专制的工具，在谎言被揭穿无效后，中共便动用暴力将吴淦抓捕关进黑监狱，并动用酷刑，试图逼屠夫在电视上公开自证其罪，屠夫吴淦拒绝妥协、拒绝认罪。后来被中共恶判八年，送进监狱关押。这是研究中共与人民为敌总是站在邪恶一边的又一最佳例证。</text:p>
      <text:p text:style-name="P4">
如今，屠夫扛过了八年囚刑，终于活着走出了共匪的监狱。我们感叹人生如白驹过隙转眼八年，无数胸怀大志甘愿铁肩担道义者不惧艰险，为推动社会进步、为维护公平正义，付出了多少青春年华甚至生命！</text:p>
      <text:p text:style-name="P4">
感叹之余，必须对如何解除中共在其沦陷区的魔咒，做出一个明确的战略规划，并在战术上对如何实现民主共和与宪政法治构思出清晰的步骤蓝图。因为只有彻底打破了吃人的共产专制制度，才能迎来自由公正的明天。</text:p>
      <text:p text:style-name="P4">
打破了中共的谎言宣传，解除了中共的暴力武装，就如同断掉了共产政权的左膀右臂，那时才能自由地勇往直前，建设拥有人权与自由的美好生活。相信随着勇士屠夫的重出江湖，在各界有识之士的共同努力下，“杀猪宝典”有望针对暴政，解除其武装，迎来中国民主的重大生机而再显神威。</text:p>
      <text:p text:style-name="P4">
我们只要携手努力，就一定能够看到群雄汇聚解除共产魔咒使民主共和与宪政法治扎根于神州大地的那一天。</text:p>
      <text:p text:style-name="P4">
（文章只代表特约评论员个人的立场和观点）</text:p>
      <text:p text:style-name="P4">
Source: <text:a xlink:type="simple" xlink:href="https://www.rfa.org/mandarin/pinglun/chenguangchengboke/cgc-05182023174601.html" text:style-name="Internet_20_link" text:visited-style-name="Visited_20_Internet_20_Link">
https://www.rfa.org/mandarin/pinglun/chenguangchengboke/cgc-05182023174601.html</text:a>
</text:p>
      <!--NEWS-->
      <text:h text:style-name="P10" text:outline-level="1">
<text:span text:style-name="T4">
“台美21世纪贸易倡议”未来数周内签署首批协定</text:span>
</text:h>
      <text:p text:style-name="P4">
Author: None</text:p>
      <text:p text:style-name="P4">
Publisher: Radio Free Asia (Organization)</text:p>
      <text:p text:style-name="P4">
Published Time: 2023-05-18T22:52:00-04:00</text:p>
      <text:p text:style-name="P4">
Modified Time: 2023-05-18T23:14: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 text:anchor-type="as-char" svg:width="6.9236in" svg:height="4.612011in" draw:z-index="0">
<draw:image xlink:href="../Images/rfamandarin/2023-05-18T22-52-00-04-00/000000.png" xlink:type="simple" xlink:show="embed" xlink:actuate="onLoad" draw:mime-type="image/png"/>
</draw:frame>
 <text:a xlink:type="simple" xlink:href="https://www.rfa.org/mandarin/Xinwen/hcmwu-05182023225229.html/@@images/image" text:style-name="Internet_20_link" text:visited-style-name="Visited_20_Internet_20_Link">
</text:a>
路透</text:p>
      <text:p text:style-name="P4">
“台美21世纪贸易倡议”将有重大进展，美国贸易代表戴琪（KatherineTai）18日宣布，台美21世纪贸易倡议已完成谈判，台美双方将在未来数周内签署首批协定(first agreement)。</text:p>
      <text:p text:style-name="P4">
“这项成就代表强化美台经济关系迈出重要的一步。”戴琪透过新闻稿表示，它显示双方能够一起合作，并代表各自的人民推进共同的贸易优先事项。“期待继续这些谈判，并最终达成一个强有力的、高标准的贸易协定，以解决21世纪紧迫的经济挑战。”</text:p>
      <text:p text:style-name="P4">
台湾的行政院经贸谈判办公室(经贸办)也发出新闻稿指出，自去年6月宣布启动“台美21世纪贸易倡议”以来，双方历经二次实体会议及数十次视讯会议与沟通，已就12项议题中的贸易便捷化、良好法制作业、服务业国内规章、反贪腐及中小企业等5项议题完成谈判，并完成中、英文法律约本，双方也有共识，将在未来数周内签署首批协定。“双方共同认为，这将是台美双边经贸关系深具历史意义的一刻。”</text:p>
      <text:p text:style-name="P4">
经贸办称，首批协定将包括前言及8个章节，共81条条文，协定结构相当完整，包括在“贸易便捷化”、“良好法制作业”、“服务业国内规章”、“反贪腐”和“中小企业”等方面，都将纳入协定内。经贸办强调，“未来并将尽速展开下一轮谈判，目标设定在年底之前，完成所有议题的谈判”。</text:p>
      <text:p text:style-name="P4">
记者 黄春梅 责编 陈美华</text:p>
      <text:p text:style-name="P4">
Source: <text:a xlink:type="simple" xlink:href="https://www.rfa.org/mandarin/Xinwen/hcmwu-05182023225229.html" text:style-name="Internet_20_link" text:visited-style-name="Visited_20_Internet_20_Link">
https://www.rfa.org/mandarin/Xinwen/hcmwu-05182023225229.html</text:a>
</text:p>
      <!--NEWS-->
      <text:h text:style-name="P10" text:outline-level="1">
<text:span text:style-name="T4">
中国大陆宣布即日起恢复台湾团客赴大陆旅游 台：需协商</text:span>
</text:h>
      <text:p text:style-name="P4">
Author: None</text:p>
      <text:p text:style-name="P4">
Publisher: Radio Free Asia (Organization)</text:p>
      <text:p text:style-name="P4">
Published Time: 2023-05-18T23:42:00-04:00</text:p>
      <text:p text:style-name="P4">
Modified Time: 2023-05-19T01:36: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 text:anchor-type="as-char" svg:width="6.9236in" svg:height="4.612011in" draw:z-index="0">
<draw:image xlink:href="../Images/rfamandarin/2023-05-18T23-42-00-04-00/000000.png" xlink:type="simple" xlink:show="embed" xlink:actuate="onLoad" draw:mime-type="image/png"/>
</draw:frame>
中国大陆宣布恢复台湾团客赴大陆旅游。图为天安门广场的游客。 <text:a xlink:type="simple" xlink:href="https://www.rfa.org/mandarin/Xinwen/st1-05182023234202.html/@@images/image" text:style-name="Internet_20_link" text:visited-style-name="Visited_20_Internet_20_Link">
</text:a>
路透资料照。</text:p>
      <text:p text:style-name="P4">
新华社19日报导，大陆国台办发言人马晓光19日答记者问时表示，经向有关主管部门了解，即日起恢复旅行社经营台湾居民来大陆团队游业务。</text:p>
      <text:p text:style-name="P4">
他表示，“我们热忱欢迎台湾同胞来大陆旅游观光，游览大好河山，看看各地发展新貌。”</text:p>
      <text:p text:style-name="P4">
大陆国台办发言人马晓光18日曾表示，对于开放台湾旅游团前往大陆旅游，可以“静等好消息。”他指出，“我们将为台湾民众来大陆旅游，创造更好的条件，提供更好的条件和服务。”</text:p>
      <text:p text:style-name="P4">
18日，陆委会发言人詹志宏回应，台湾没有限制民众前往大陆观光旅游自由行，大陆却限制民众来台湾自由行，也没有允许陆客组团来台旅游，倘若有开放意愿，陆方应该尽快地安排协商，两岸可以循既有机制商谈；不过目前没有看到对方有沟通意愿。</text:p>
      <text:p text:style-name="P4">
不过，台湾交通部观光局长张锡聪19日表示，虽乐见但希望双向同步开放而非单面，并透过“小两会”协商，目前禁止旅行业者接待及组团前往对岸的“禁团令”还不会解除。</text:p>
      <text:p text:style-name="P4">
他说，会等台湾海峡两岸观光旅游协会及海峡两岸旅游交流协会协商后才解除。</text:p>
      <text:p text:style-name="P4">
责编 许书婷</text:p>
      <text:p text:style-name="P4">
Source: <text:a xlink:type="simple" xlink:href="https://www.rfa.org/mandarin/Xinwen/st1-05182023234202.html" text:style-name="Internet_20_link" text:visited-style-name="Visited_20_Internet_20_Link">
https://www.rfa.org/mandarin/Xinwen/st1-05182023234202.html</text:a>
</text:p>
      <!--NEWS-->
      <text:h text:style-name="P10" text:outline-level="1">
<text:span text:style-name="T4">
白宫官员：拜登持续追踪 美债限协商有稳定进展</text:span>
</text:h>
      <text:p text:style-name="P4">
Publisher: 法新社</text:p>
      <text:p text:style-name="P4">
Published Time: 2023-05-19T-12:02:07+00:00</text:p>
      <text:p text:style-name="P4">
Modified Time: 2023-05-19T08:35:03+00:00</text:p>
      <text:p text:style-name="P4">
Description: （法新社广岛19日电） 一名白宫官员今天表示，美国总统拜登目前虽在日本广岛出席七大工业国团体（G7）峰会，但在国内有关提高债务上限的朝野协商正取得「稳定进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 text:anchor-type="as-char" svg:width="6.9236in" svg:height="3.617581in" draw:z-index="0">
<draw:image xlink:href="../Images/rficn/2023-05-19T-12-02-07-00-00/000000.png" xlink:type="simple" xlink:show="embed" xlink:actuate="onLoad" draw:mime-type="image/png"/>
</draw:frame>
</text:p>
      <text:p text:style-name="P4">
预计美国政府最快将在6月1日会触及法定债务上限，这可能引发美国破天荒债务违约。</text:p>
      <text:p text:style-name="P4">
若民主党人与共和党人之间无法达成协议，造成美国总额31.8兆美元债务违约，将引发全球市场动荡。共和党人要求应先大幅削减政府开支，才愿意提高债务上限。</text:p>
      <text:p text:style-name="P4">
这位白宫官员表示，拜登「今天上午要求并接获他指派的协商小组呈报最新进度」，获知谈判「正在取得稳步进展」。</text:p>
      <text:p text:style-name="P4">
这名官员还说，拜登「指示他的团队继续推动达成两党协议」。「他依然有信心，相信国会将采取必要行动以避免债务违约。」</text:p>
      <text:p text:style-name="P4">
尽管共和党右翼强硬派释出讯号，表明不会在要求政府减支上软化立场；但共和党籍联邦众议院议长麦卡锡（KevinMcCarthy）昨天表示，他在债限协商中见到突破的「途径」。</text:p>
      <text:p text:style-name="P4">
麦卡锡说：「我们还没走到那一步、还没答应任何事，但我看到了或许能达成协议的途径。」这是拜登与国会共和党人之间这场攸关重大的债限僵局中，麦卡锡至今最乐观的评估。</text:p>
      <text:p text:style-name="P4">
Source: <text:a xlink:type="simple" xlink:href="https://www.rfi.fr/cn/%E5%9B%BD%E9%99%85%E6%8A%A5%E9%81%93/20230519-%E7%99%BD%E5%AE%AB%E5%AE%98%E5%91%98-%E6%8B%9C%E7%99%BB%E6%8C%81%E7%BB%AD%E8%BF%BD%E8%B8%AA-%E7%BE%8E%E5%80%BA%E9%99%90%E5%8D%8F%E5%95%86%E6%9C%89%E7%A8%B3%E5%AE%9A%E8%BF%9B%E5%B1%95" text:style-name="Internet_20_link" text:visited-style-name="Visited_20_Internet_20_Link">
https://www.rfi.fr/cn/%E5%9B%BD%E9%99%85%E6%8A%A5%E9%81%93/20230519-%E7%99%BD%E5%AE%AB%E5%AE%98%E5%91%98-%E6%8B%9C%E7%99%BB%E6%8C%81%E7%BB%AD%E8%BF%BD%E8%B8%AA-%E7%BE%8E%E5%80%BA%E9%99%90%E5%8D%8F%E5%95%86%E6%9C%89%E7%A8%B3%E5%AE%9A%E8%BF%9B%E5%B1%95</text:a>
</text:p>
      <!--NEWS-->
      <text:h text:style-name="P10" text:outline-level="1">
<text:span text:style-name="T4">
拉梅拉头锤破门 塞维亚击败尤文打入欧霸决赛</text:span>
</text:h>
      <text:p text:style-name="P4">
Publisher: 法新社</text:p>
      <text:p text:style-name="P4">
Published Time: 2023-05-19T-16:32:07+00:00</text:p>
      <text:p text:style-name="P4">
Modified Time: 2023-05-19T08:05:02+00:00</text:p>
      <text:p text:style-name="P4">
Description: （法新社塞维亚18日电） 欧洲联赛（Europa League）西甲塞维亚今天靠拉梅拉（Erik Lamela）第95分钟踢进致胜球，率队2比1击败义甲尤文图斯，并以两轮进球总和3比2晋级决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 text:anchor-type="as-char" svg:width="6.9236in" svg:height="3.617581in" draw:z-index="0">
<draw:image xlink:href="../Images/rficn/2023-05-19T-16-32-07-00-00/000000.png" xlink:type="simple" xlink:show="embed" xlink:actuate="onLoad" draw:mime-type="image/png"/>
</draw:frame>
</text:p>
      <text:p text:style-name="P4">
塞维亚靠拉梅拉在加时赛的进球，后来居上逆转击败对手，再次打入欧霸决赛。塞维亚队史6度在欧霸封王傲视各队，决赛将于5月31日对上义甲罗马。</text:p>
      <text:p text:style-name="P4">
Source: <text:a xlink:type="simple" xlink:href="https://www.rfi.fr/cn/%E8%BF%90%E5%8A%A8%E5%A4%A9%E5%9C%B0/20230519-%E6%8B%89%E6%A2%85%E6%8B%89%E5%A4%B4%E9%94%A4%E7%A0%B4%E9%97%A8-%E5%A1%9E%E7%BB%B4%E4%BA%9A%E5%87%BB%E8%B4%A5%E5%B0%A4%E6%96%87%E6%89%93%E5%85%A5%E6%AC%A7%E9%9C%B8%E5%86%B3%E8%B5%9B" text:style-name="Internet_20_link" text:visited-style-name="Visited_20_Internet_20_Link">
https://www.rfi.fr/cn/%E8%BF%90%E5%8A%A8%E5%A4%A9%E5%9C%B0/20230519-%E6%8B%89%E6%A2%85%E6%8B%89%E5%A4%B4%E9%94%A4%E7%A0%B4%E9%97%A8-%E5%A1%9E%E7%BB%B4%E4%BA%9A%E5%87%BB%E8%B4%A5%E5%B0%A4%E6%96%87%E6%89%93%E5%85%A5%E6%AC%A7%E9%9C%B8%E5%86%B3%E8%B5%9B</text:a>
</text:p>
      <!--NEWS-->
      <text:h text:style-name="P10" text:outline-level="1">
<text:span text:style-name="T4">
现代诺亚方舟 英国种子库收藏4万植物物种</text:span>
</text:h>
      <text:p text:style-name="P4">
Publisher: 法新社</text:p>
      <text:p text:style-name="P4">
Published Time: 2023-05-19T-2:02:09+00:00</text:p>
      <text:p text:style-name="P4">
Modified Time: 2023-05-19T10:35:03+00:00</text:p>
      <text:p text:style-name="P4">
Description: （法新社英国阿丁莱19日电） 在英格兰东南部乡村阿丁莱（Ardingly）地底下的防爆冷冻库中，藏有来自世界各地的4万种野生植物的种子，其中许多植物正面临消失的危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 text:anchor-type="as-char" svg:width="6.9236in" svg:height="3.617581in" draw:z-index="0">
<draw:image xlink:href="../Images/rficn/2023-05-19T-2-02-09-00-00/000000.png" xlink:type="simple" xlink:show="embed" xlink:actuate="onLoad" draw:mime-type="image/png"/>
</draw:frame>
</text:p>
      <text:p text:style-name="P4">
科学家指出，位于伦敦南方冷清寂寥的乡村阿丁莱、世界上最大的种子库正在与时间赛跑，因为有2/5的植物物种面临灭绝的威胁。 英国生物学家艾坦勃劳（DavidAttenborough）是国际知名的环保人士，他称「千禧年种子库」（MSB）「可能是有史以来最重要的保育倡议」。</text:p>
      <text:p text:style-name="P4">
「千禧年种子库」资深研究主管狄基（John Dickie）解释说：「从长远来看，这项计画的目的是透过种子来保育野生物种，防止这些物种灭绝。」位于伦敦郊外56公里的威克赫斯特（Wakehurst）「千禧年种子库」，加上皇家植物园邱园（KewGardens）分区，总共保存25亿颗种子。各式各样形状、颜色和大小的种子，来自190个国家，共有4万20个不同的物种。</text:p>
      <text:p text:style-name="P4">
世界上将近20%的植物群保存在威克赫斯特，优先保护面临威胁的植物，尤其是受气候变迁威胁的植物，以及只能在一个地理区域发现的特有植物。狄基说：「植物物种濒临灭绝的原因有很多，但主要是由于土地利用出现变化，而且愈来愈多是因为气候变迁所致。部分植物可以适应，其他植物则适应不了。至少它们还在这里，而非消失了。」</text:p>
      <text:p text:style-name="P4">
狄基的团队由约20名研究人员和各种领域的志工组成，威克赫斯特每周收到来自世界各地的新种子后，就会展开保存它们的程序。</text:p>
      <text:p text:style-name="P4">
Source: <text:a xlink:type="simple" xlink:href="https://www.rfi.fr/cn/%E7%A7%91%E5%AD%A6%E6%96%B0%E7%9F%A5/20230519-%E7%8E%B0%E4%BB%A3%E8%AF%BA%E4%BA%9A%E6%96%B9%E8%88%9F-%E8%8B%B1%E5%9B%BD%E7%A7%8D%E5%AD%90%E5%BA%93%E6%94%B6%E8%97%8F4%E4%B8%87%E6%A4%8D%E7%89%A9%E7%89%A9%E7%A7%8D" text:style-name="Internet_20_link" text:visited-style-name="Visited_20_Internet_20_Link">
https://www.rfi.fr/cn/%E7%A7%91%E5%AD%A6%E6%96%B0%E7%9F%A5/20230519-%E7%8E%B0%E4%BB%A3%E8%AF%BA%E4%BA%9A%E6%96%B9%E8%88%9F-%E8%8B%B1%E5%9B%BD%E7%A7%8D%E5%AD%90%E5%BA%93%E6%94%B6%E8%97%8F4%E4%B8%87%E6%A4%8D%E7%89%A9%E7%89%A9%E7%A7%8D</text:a>
</text:p>
      <!--NEWS-->
      <text:h text:style-name="P10" text:outline-level="1">
<text:span text:style-name="T4">
美债务违约逼近 麦卡锡称债限协商有望取得突破</text:span>
</text:h>
      <text:p text:style-name="P4">
Publisher: 法新社</text:p>
      <text:p text:style-name="P4">
Published Time: 2023-05-19T-23:02:08+00:00</text:p>
      <text:p text:style-name="P4">
Modified Time: 2023-05-19T06:50:04+00:00</text:p>
      <text:p text:style-name="P4">
Description: （法新社华盛顿18日电） 美国共和党极右派释出讯号，表明他们不会放软对大砍开支的要求，但联邦众议院议长麦卡锡（Kevin McCarthy）今天仍表示，他看到避免债务违约的会谈有取得突破的「途径」。</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 text:anchor-type="as-char" svg:width="6.9236in" svg:height="3.617581in" draw:z-index="0">
<draw:image xlink:href="../Images/rficn/2023-05-19T-23-02-08-00-00/000000.png" xlink:type="simple" xlink:show="embed" xlink:actuate="onLoad" draw:mime-type="image/png"/>
</draw:frame>
</text:p>
      <text:p text:style-name="P4">
美国政府预计最早将在6月1日达到法定债务上限，使得这个全球最大经济体拖欠31.8兆美元债务，并引发全球市场动荡的可能性提高。</text:p>
      <text:p text:style-name="P4">
麦卡锡说：「我们还没到达那个地步，我们尚未同意任何事，但我看到我们可以达成共识的途径。」这是他自国会共和党人与民主党籍总统拜登就提高举债上限陷入僵局后，迄今做出的最乐观评估。</text:p>
      <text:p text:style-name="P4">
他说：「我想我们现在有了结构，每个人都在努力协商。」</text:p>
      <text:p text:style-name="P4">
今年1月，麦卡锡向共和党极保守派自由党团（FreedomCaucus）承诺，拜登必须同意大幅削减联邦预算，才能换取他们支持提高上限，因此当选联邦众议院议长。</text:p>
      <text:p text:style-name="P4">
共和党籍国会议员4月通过「限制、储蓄、成长法案」（The Limit, Save, GrowAct），同意在2024年3月前提高举债上限，或是直到债务达到31.9兆美元为止，但由于这项法案削弱了拜登施政计画的重要部分，未在民主党把持的联邦参议院通过。</text:p>
      <text:p text:style-name="P4">
民主党人指出，债限已在未经过预算协商下调高了数十次，指控共和党人挟持美国经济为「人质」。</text:p>
      <text:p text:style-name="P4">
国会领袖与拜登举行了两轮会谈，但要在国库资金用罄前在国会推动法案，现在时间已剩下不多。</text:p>
      <text:p text:style-name="P4">
拜登与共和党人达成的任何协议，都必须在最后期限前经由共和党掌控的众议院与民主党把持的参议院通过，麦卡锡说法案经过国会两院通过需要11天的时间。</text:p>
      <text:p text:style-name="P4">
联邦众议院本月将只再开会4天，而参议员将进入阵亡将士纪念日（MemorialDay）休会期，下次恢复开会的日子是5月30日，但他们被告知可能必须提前回到国会。</text:p>
      <text:p text:style-name="P4">
部分民主党籍联邦参议员敦促拜登援引宪法第14条修正案（14thAmendment），在无须经由国会批准下自行提高债限并避免债务违约。美国宪法第14条修正案明文规定「美国公共债务的有效性…不容质疑」。</text:p>
      <text:p text:style-name="P4">
前任政府曾探讨此举的可行性，担忧如果这项行动在法院遭受挑战，可能会破坏对美国的充分信任与信誉。</text:p>
      <text:p text:style-name="P4">
美国副总统贺锦丽（Kamala Harris）在另一场记者会上对媒体说：「我们的立场简单明了：国会必须采取行动避免债务违约。」</text:p>
      <text:p text:style-name="P4">
「这是国会自1960年来做了70多次的事，也是前任政府做了3次的事。美国必须支付自己的帐单。」</text:p>
      <text:p text:style-name="P4">
独立的国会预算处（Congressional BudgetOffice）表示，「限制、储蓄、成长法案」未来10年可省下4.8兆美元，但信评机构穆迪分析公司（Moody'sAnalytics）估计，这会使2024年经济成长率下降0.6个百分点，并减少78万个工作机会。</text:p>
      <text:p text:style-name="P4">
有45名成员的自由党团今天坚守维持债限立场，呼吁停止协商，显示麦卡锡在说服向共和党右翼接受缩减版法案上所面临的挑战。</text:p>
      <text:p text:style-name="P4">
Source: <text:a xlink:type="simple" xlink:href="https://www.rfi.fr/cn/%E5%9B%BD%E9%99%85%E6%8A%A5%E9%81%93/20230519-%E7%BE%8E%E5%80%BA%E5%8A%A1%E8%BF%9D%E7%BA%A6%E9%80%BC%E8%BF%91-%E9%BA%A6%E5%8D%A1%E9%94%A1%E7%A7%B0%E5%80%BA%E9%99%90%E5%8D%8F%E5%95%86%E6%9C%89%E6%9C%9B%E5%8F%96%E5%BE%97%E7%AA%81%E7%A0%B4" text:style-name="Internet_20_link" text:visited-style-name="Visited_20_Internet_20_Link">
https://www.rfi.fr/cn/%E5%9B%BD%E9%99%85%E6%8A%A5%E9%81%93/20230519-%E7%BE%8E%E5%80%BA%E5%8A%A1%E8%BF%9D%E7%BA%A6%E9%80%BC%E8%BF%91-%E9%BA%A6%E5%8D%A1%E9%94%A1%E7%A7%B0%E5%80%BA%E9%99%90%E5%8D%8F%E5%95%86%E6%9C%89%E6%9C%9B%E5%8F%96%E5%BE%97%E7%AA%81%E7%A0%B4</text:a>
</text:p>
      <!--NEWS-->
      <text:h text:style-name="P10" text:outline-level="1">
<text:span text:style-name="T4">
新喀里多尼亚7.7强震后 万那杜出现60公分小规模海啸</text:span>
</text:h>
      <text:p text:style-name="P4">
Publisher: 法新社</text:p>
      <text:p text:style-name="P4">
Published Time: 2023-05-19T-7:32:07+00:00</text:p>
      <text:p text:style-name="P4">
Modified Time: 2023-05-19T09:20:04+00:00</text:p>
      <text:p text:style-name="P4">
Description: （法新社威灵顿19日电） 南太平洋法属新喀里多尼亚岛东南方海域发生规模7.7强震后，万那杜坦那岛海港城镇莱纳克尔外海曾出现比平均潮面高出60公分海浪。太平洋海啸警报中心后来宣布解除海啸警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 text:anchor-type="as-char" svg:width="6.9236in" svg:height="3.617581in" draw:z-index="0">
<draw:image xlink:href="../Images/rficn/2023-05-19T-7-32-07-00-00/000000.png" xlink:type="simple" xlink:show="embed" xlink:actuate="onLoad" draw:mime-type="image/png"/>
</draw:frame>
</text:p>
      <text:p text:style-name="P4">
根据美国地质调查所（USGS）指出，这起强震发生于格林威治标准时间2时57分，震央在新喀里多尼亚岛瓦欧��（Vao）以东约340公里处。</text:p>
      <text:p text:style-name="P4">
新喀里多尼亚警方疏散海岸地区民众，并且播放海啸警报。</text:p>
      <text:p text:style-name="P4">
民防首长马奇-莱恰（Frederic Marchi-Leccia）说，「（新喀里多尼亚）马雷岛（Mare）和松岛（Ile desPins）出现第一波浪潮，不过只比正常潮面高出不到50公分…全境警报大响，安全部队和消防队员对海岸地区进行疏散」。</text:p>
      <text:p text:style-name="P4">
根据位在美国檀香山市的太平洋海啸警报中心（Pacific Tsunami WarningCenter）资料，万那杜坦那岛（Tanna）海港城镇莱纳克尔（Lenakel）外海出现比平均潮面高出60公分的浪潮，其他几个太平洋岛屿观测到或预测出现略小波浪。</text:p>
      <text:p text:style-name="P4">
万那杜当局今天呼吁海拔12公尺以下、距离海岸线300公尺以内沿海地区居民撤离。</text:p>
      <text:p text:style-name="P4">
在坦那岛经营滨海饭店的艾瑞克（Anna Erick）告诉法新社，附近海滩开始出现「异常大浪」后，她决定带孩子们前往地势较高地区。</text:p>
      <text:p text:style-name="P4">
艾瑞克形容「浪高及膝」，她为防患未然而决定撤离，但其他人仍在观浪。</text:p>
      <text:p text:style-name="P4">
太平洋海啸警报中心后来发布声明指出：「根据所有可以取得的资料，这次地震引发的海啸威胁已经过去。」</text:p>
      <text:p text:style-name="P4">
Source: <text:a xlink:type="simple" xlink:href="https://www.rfi.fr/cn/%E5%9B%BD%E9%99%85%E6%8A%A5%E9%81%93/20230519-%E6%96%B0%E5%96%80%E9%87%8C%E5%A4%9A%E5%B0%BC%E4%BA%9A7-7%E5%BC%BA%E9%9C%87%E5%90%8E-%E4%B8%87%E9%82%A3%E6%9D%9C%E5%87%BA%E7%8E%B060%E5%85%AC%E5%88%86%E5%B0%8F%E8%A7%84%E6%A8%A1%E6%B5%B7%E5%95%B8" text:style-name="Internet_20_link" text:visited-style-name="Visited_20_Internet_20_Link">
https://www.rfi.fr/cn/%E5%9B%BD%E9%99%85%E6%8A%A5%E9%81%93/20230519-%E6%96%B0%E5%96%80%E9%87%8C%E5%A4%9A%E5%B0%BC%E4%BA%9A7-7%E5%BC%BA%E9%9C%87%E5%90%8E-%E4%B8%87%E9%82%A3%E6%9D%9C%E5%87%BA%E7%8E%B060%E5%85%AC%E5%88%86%E5%B0%8F%E8%A7%84%E6%A8%A1%E6%B5%B7%E5%95%B8</text:a>
</text:p>
      <!--NEWS-->
      <text:h text:style-name="P10" text:outline-level="1">
<text:span text:style-name="T4">
政府现金告急加剧市场担忧 拜登团队称谈判取得“稳步进展”</text:span>
</text:h>
      <text:p text:style-name="P4">
Author: 联合早报 (Person)</text:p>
      <text:p text:style-name="P4">
Publisher: 联合早报 (Organization)</text:p>
      <text:p text:style-name="P4">
Published Time: 2023-05-19T-7:45</text:p>
      <text:p text:style-name="P4">
Modified Time: 2023-05-19T12:45</text:p>
      <text:p text:style-name="P4">
Description: 美国政府手头上可用于支付账单的现金额，已触及2021年12月以来的最低水平。而白宫官员说，总统拜登的谈判团队称，与众议院议长麦卡锡团队的谈判“取得稳步进展”。综合彭博社与路透社报道...</text:p>
      <text:p text:style-name="P4">
Videos: []</text:p>
      <text:p text:style-name="P4">
Audios: []</text:p>
      <text:p text:style-name="P4">
Images: []</text:p>
      <text:p text:style-name="P4">
Type: NewsArticle</text:p>
      <text:p text:style-name="P4">
Breadcrumbs: ['即时', '国际']</text:p>
      <text:p text:style-name="P4">
Keywords: ['美国', '债务违约', '拜登', '麦卡锡']</text:p>
      <!--METADATA-->
      <text:p text:style-name="P4">
美国政府手头上可用于支付账单的现金额，已触及2021年12月以来的最低水平。而白宫官员说，总统拜登的谈判团队称，与众议院议长麦卡锡团队的谈判“取得稳步进展”。</text:p>
      <text:p text:style-name="P4">
综合彭博社与路透社报道，星期四（5月18日）发布的数据显示，截至5月17日，美国财政部现金余额降至683亿美元（约920亿新元），此前一天为946亿美元，上周末为1400亿美元。</text:p>
      <text:p text:style-name="P4">
这加剧了市场的担忧，若白宫和国会领袖无法就提高或暂停政府债务上限达成协议，美国下月初就会陷入耗尽资金的困境，引发美国首次债务违约。</text:p>
      <text:p text:style-name="P4">
美国白宫官员说，正在日本参加 <text:a xlink:type="simple" xlink:href="https://www.zaobao.com/keywords/qi-guo-ji-tuan" text:style-name="Internet_20_link" text:visited-style-name="Visited_20_Internet_20_Link">
 </text:a>
峰会的拜登，星期五与他的债务上限谈判团队举行了电话会议。</text:p>
      <text:p text:style-name="P4">
其中一名官员说：“总统的团队告诉他，双方谈判正在取得稳步进展。”这名官员还说，拜登对国会领袖采取行动防止美国债务违约，依然抱有信心。</text:p>
      <text:p text:style-name="P4">
为化解联邦债务上限危机，拜登星期天就会返回华盛顿，他原定在G7峰会结束后，续程到巴布亚新几内亚和澳大利亚。</text:p>
      <text:p text:style-name="P4">
麦卡锡星期四说，他已看到双方可达成协议的“途径”，并暗示 <text:a xlink:type="simple" xlink:href="https://www.zaobao.com.sg/realtime/world/story20230518-1396036" text:style-name="Internet_20_link" text:visited-style-name="Visited_20_Internet_20_Link">
</text:a>
。这是麦卡锡迄今为止就债务上限谈判做出的最正面表态。</text:p>
      <text:p text:style-name="P4">
美国副总统哈里斯和白宫经济顾问雷纳德同日则再次警告，美国债务违约将使美国经济陷入衰退。</text:p>
      <text:p text:style-name="P4">
Source: <text:a xlink:type="simple" xlink:href="https://www.zaobao.com.sg/realtime/world/story20230519-1396126" text:style-name="Internet_20_link" text:visited-style-name="Visited_20_Internet_20_Link">
https://www.zaobao.com.sg/realtime/world/story20230519-1396126</text:a>
</text:p>
      <!--NEWS-->
      <text:h text:style-name="P10" text:outline-level="1">
<text:span text:style-name="T4">
投资人持续买进延续涨势 日经指数创下逾30年最高点</text:span>
</text:h>
      <text:p text:style-name="P4">
Publisher: 法新社</text:p>
      <text:p text:style-name="P4">
Published Time: 2023-05-19T-9:32:07+00:00</text:p>
      <text:p text:style-name="P4">
Modified Time: 2023-05-19T09:05:02+00:00</text:p>
      <text:p text:style-name="P4">
Description: （法新社东京19日电） 日圆走贬以及市场乐观看待美国调高举债上限的谈判将可成功化解违约危机，东京股市日经指数今天创下逾30年来最高点。岩井日星证券公司说，投资人持续买进延续了涨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 text:anchor-type="as-char" svg:width="6.9236in" svg:height="3.617581in" draw:z-index="0">
<draw:image xlink:href="../Images/rficn/2023-05-19T-9-32-07-00-00/000000.png" xlink:type="simple" xlink:show="embed" xlink:actuate="onLoad" draw:mime-type="image/png"/>
</draw:frame>
</text:p>
      <text:p text:style-name="P4">
日经225指数上涨234.42点或0.77%，来到30808.35点；东证股价指数上涨3.84点或0.18%，来到2161.69点。</text:p>
      <text:p text:style-name="P4">
由于零售业龙头沃尔玛（Walmart）财报优于预期，投资人又看好人工智慧的未来获利，美股3大指数齐涨，带动日股投资人信心；开盘时，日圆走软对市场来说也是一个好消息。</text:p>
      <text:p text:style-name="P4">
美元兑日圆汇率为138.18日圆，纽约汇市为138.68日圆。</text:p>
      <text:p text:style-name="P4">
岩井日星证券公司（IwaiCosmoSecurities）说，虽然「对短期狂热现象的担忧抑制了部分涨势，但『手上没有日股』的相关风险激励投资人再买进，因此延续了涨势」。</text:p>
      <text:p text:style-name="P4">
收盘时，日经225指数站上30808.35点，是自1990年8月以来最高点。 主要股票中，东京威力科创公司（Tokyo ElectronLtd.）上涨0.87%达1万8530日圆；经营服装品牌优衣库（UNIQLO）的迅销公司（FastRetailing）上涨2.18%达3万4090日圆；汽车制造商丰田（Toyota）上涨0.20%达1959.5日圆。</text:p>
      <text:p text:style-name="P4">
索尼集团（Sony Group）则下跌0.94%，收在1万3590日圆。</text:p>
      <text:p text:style-name="P4">
Source: <text:a xlink:type="simple" xlink:href="https://www.rfi.fr/cn/%E8%B4%A2%E7%BB%8F%E5%BF%AB%E8%AE%AF/20230519-%E6%8A%95%E8%B5%84%E4%BA%BA%E6%8C%81%E7%BB%AD%E4%B9%B0%E8%BF%9B%E5%BB%B6%E7%BB%AD%E6%B6%A8%E5%8A%BF-%E6%97%A5%E7%BB%8F%E6%8C%87%E6%95%B0%E5%88%9B%E4%B8%8B%E9%80%BE30%E5%B9%B4%E6%9C%80%E9%AB%98%E7%82%B9" text:style-name="Internet_20_link" text:visited-style-name="Visited_20_Internet_20_Link">
https://www.rfi.fr/cn/%E8%B4%A2%E7%BB%8F%E5%BF%AB%E8%AE%AF/20230519-%E6%8A%95%E8%B5%84%E4%BA%BA%E6%8C%81%E7%BB%AD%E4%B9%B0%E8%BF%9B%E5%BB%B6%E7%BB%AD%E6%B6%A8%E5%8A%BF-%E6%97%A5%E7%BB%8F%E6%8C%87%E6%95%B0%E5%88%9B%E4%B8%8B%E9%80%BE30%E5%B9%B4%E6%9C%80%E9%AB%98%E7%82%B9</text:a>
</text:p>
      <!--NEWS-->
      <text:h text:style-name="P10" text:outline-level="1">
<text:span text:style-name="T4">
TikTok遭蒙大拿州封殺 創作者提告控違憲</text:span>
</text:h>
      <text:p text:style-name="P4">
Author: None (Language: zh)</text:p>
      <text:p text:style-name="P4">
Publisher: None</text:p>
      <text:p text:style-name="P4">
Time: 2023-05-19T00:13:00Z</text:p>
      <text:p text:style-name="P4">
Description: 蒙大拿州開出全美第一槍，簽署立法全面禁止政府及一般用戶下載及使用TikTok，引發5名用戶兼創作者向法院提告，指控該禁令侵犯言論自由。該法案有何規定？為何執法困難？</text:p>
      <text:p text:style-name="P4">
Videos: []</text:p>
      <text:p text:style-name="P4">
Images: ["<text:a xlink:type="simple" xlink:href="https://static.dw.com/image/65003694_303.jpg" text:style-name="Internet_20_link" text:visited-style-name="Visited_20_Internet_20_Link">
65003694_303.jpg</text:a>
", "<text:a xlink:type="simple" xlink:href="https://static.dw.com/image/65096240_401.jpg" text:style-name="Internet_20_link" text:visited-style-name="Visited_20_Internet_20_Link">
65096240_401.jpg</text:a>
"]</text:p>
      <text:p text:style-name="P4">
Subject: 时政风云</text:p>
      <text:p text:style-name="P4">
Subjects: ['德中关系', '南希·佩洛西', '奥巴马', '专题报道：习近平访美', '岛屿主权争端', '专题报道：全景观看“习马会”', '中国', '中共十九大', '美国']</text:p>
      <text:p text:style-name="P4">
Keywords: ['中国', 'TikTok', '抖音', '美国', '中美关系']</text:p>
      <text:p text:style-name="P4">
ID: 65666897</text:p>
      <!--METADATA-->
      <text:p text:style-name="P4">
<text:a xlink:type="simple" xlink:href="https://www.dw.com/zh/overlay/image/article/65666897/65003694" text:style-name="Internet_20_link" text:visited-style-name="Visited_20_Internet_20_Link">
 <draw:frame draw:style-name="fr1" draw:name="Image27" text:anchor-type="as-char" svg:width="6.9236in" svg:height="3.896998in" draw:z-index="0">
<draw:image xlink:href="../Images/dwzh/2023-05-19T00-13-00Z/65003694_303.jpg" xlink:type="simple" xlink:show="embed" xlink:actuate="onLoad" draw:mime-type="image/jpeg"/>
</draw:frame>
</text:a>
</text:p>
      <text:p text:style-name="P4">
美國國會和州政府對TikTok的警戒日益升高，他們擔心中國政府對該平台具有潛在影響力</text:p>
      <text:p text:style-name="P4">
（德國之聲中文網）美國蒙大拿州通過法案全面禁用TikTok，促使5名TikTok用戶兼創作者週三（5月18日）向該州地區法院提起訴訟，盼能阻止這項禁令被實際執行。</text:p>
      <text:p text:style-name="P4">
提告TikTok用戶認為，該州試圖「行使蒙大拿州沒有的國家安全權力，並禁止蒙大拿州無權壓制的言論自由」，已侵犯了由美國憲法保障的公民基本權利。至截稿前，蒙大拿州總檢察長努森（AustinKnudsen）尚未回應路透社的置評請求。</text:p>
      <text:p text:style-name="P4">
該訴訟將交由民主黨法官莫羅伊（Donald Molloy）審理；莫羅伊在1995年被美國民主黨前總統人柯林頓（BillClinton）提名為法官。部分民主黨人士對TikTok態度較不強硬。</text:p>
      <text:p text:style-name="P4">
17日，TikTok發言人奧伯維特（BrookeOberwetter）發表聲明稱該法案違憲，「侵犯了蒙大拿州人民的言論自由」。她說：「我們想向蒙大拿州人民保證，他們可以繼續使用TikTok來表達自己、謀生、加入社群，因為我們繼續努力捍衛蒙大拿州內外用戶的權利。」</text:p>
      <text:p text:style-name="P4">
<draw:frame draw:style-name="fr1" draw:name="Image28" text:anchor-type="as-char" svg:width="6.9236in" svg:height="3.896998in" draw:z-index="0">
<draw:image xlink:href="../Images/dwzh/2023-05-19T00-13-00Z/65096240_401.jpg" xlink:type="simple" xlink:show="embed" xlink:actuate="onLoad" draw:mime-type="image/jpeg"/>
</draw:frame>
</text:p>
      <text:p text:style-name="P4">
今年3月，TikTok執行長周受資赴美國國會作證，聽證會長達近6小時</text:p>
      <text:p text:style-name="P4">
美國憲法第一修正案規定，國會制定的任何法律不得侵犯到公民的基本人權，其中包含了言論自由。</text:p>
      <text:p text:style-name="P4">
2020年，時任美國總統特朗普（DonaldTrump）試圖透過商務部的規範禁止下載TikTok和微信，就被多個法院阻止，從未生效；而美國公民自由聯盟（ACLU）等捍衛憲法團體和 <text:a xlink:type="simple" xlink:href="https://www.dw.com/zh/zh/全盘禁止tiktok-美国民主党内有反对声音/a-65213817" text:style-name="Internet_20_link" text:visited-style-name="Visited_20_Internet_20_Link">
</text:a>
，也都支持美國用戶保有使用TikTok的權利，以行使言論自由。</text:p>
      <text:p text:style-name="P4">
蒙大拿州州長吉安福特（Greg Gianforte）17日正式簽署立法，禁止TikTok在該州運營，稱此舉將進一步「保護蒙大拿人免受中共監控」。</text:p>
      <text:p text:style-name="P4">
該法案生效後， <text:a xlink:type="simple" xlink:href="https://www.dw.com/zh/zh/全面禁止tiktok美国蒙大拿州先行一步/a-65333928" text:style-name="Internet_20_link" text:visited-style-name="Visited_20_Internet_20_Link">
 </text:a>
。蒙大拿州司法部發言人弗勒（Emily Flower）17日公開表示：「我們預計會有法律挑戰，並已做好充分準備為法律辯護。」</text:p>
      <text:p text:style-name="P4">
禁令規定，蒙大拿州境內將不得下載TikTok，這意味著谷歌和蘋果等應用商店也不得「非法」提供TikTok。每當有人使用TikTok，不論是「被提供使用這個應用程式的能力」、或是「下載它」，TikTok或應用商店即觸法，將面臨每日高達1萬美元的罰款。</text:p>
      <text:p text:style-name="P4">
此法案預計2024年1月1日生效，懲罰將不適用於用戶端。</text:p>
      <text:h text:style-name="P12" text:outline-level="3">
<text:span text:style-name="T4">
TikTok禁令可行嗎？</text:span>
</text:h>
      <text:p text:style-name="P4">
美聯社援引網路安全專家說法分析，此禁令除了祭出罰款之外，沒有任何激勵措施使相關公司願意遵守規定，因此「充分執法將非常困難」。</text:p>
      <text:p text:style-name="P4">
此外，相較於中國對公民訪問網路的控制，美國並沒有任何類似的手段或工具。該法令也將網路服務提供商排除在外。</text:p>
      <text:p text:style-name="P4">
成員包含蘋果和谷歌的貿易集團TechNet的一名代表告訴美聯社，應用商店沒有能力在不同的州對特定應用進行「地理圍欄」，因此不可能阻止TikTok在蒙大拿州被下載。該組織還表示，應該由應用程式本身來決定運行範圍，而非應用商店。</text:p>
      <text:p text:style-name="P4">
網路安全公司Check Point的產品漏洞研究主管瓦努努（OdedVanunu）也認為，應用商店很難隔離單一國家的應用下載。他建議由TikTok來遵守規定更為可行，因為該應用本身才有權「根據用戶的地理位置或IP地址來調整設置」。</text:p>
      <text:h text:style-name="P12" text:outline-level="3">
<text:span text:style-name="T4">
禁用TikTok 印度早已先行一步</text:span>
</text:h>
      <text:h text:style-name="P12" text:outline-level="3">
<text:span text:style-name="T4">
美國加緊禁用TikTok</text:span>
</text:h>
      <text:p text:style-name="P4">
<text:a xlink:type="simple" xlink:href="https://www.dw.com/zh/zh/德语媒体不断升级的tiktok之争/a-65171272" text:style-name="Internet_20_link" text:visited-style-name="Visited_20_Internet_20_Link">
 </text:a>
，他們擔心中國政府對該平台具有潛在影響力，因而要求在全國範圍內禁止該應用程式。然而，光是要在人口超過100萬的蒙大拿州實行禁令，即面臨諸多困難；若要將禁令範圍擴大至全美超過1.5億TikTok用戶，絕非易事。</text:p>
      <text:p text:style-name="P4">
今年3月， <text:a xlink:type="simple" xlink:href="https://www.dw.com/zh/zh/抖音执行长赴美国会作证前夕-专家怎么说/a-65078532" text:style-name="Internet_20_link" text:visited-style-name="Visited_20_Internet_20_Link">
 </text:a>
，聽證會長達近6小時，氣氛劍拔弩張。國會兩黨議員都提出質疑，認為TikTok母公司字節跳動（ByteDance）將使中國政府能獲取用戶數據，或影響美國用戶在該應用上發表的內容。</text:p>
      <text:p text:style-name="P4">
對此，TikTok不斷否認它曾與中國政府共享數據，並表示如果被要求，該平台也不會這樣做。</text:p>
      <text:p text:style-name="P4">
目前，TikTok正在進行一項名為「德克薩斯項目」（ProjectTexas）的倡議，欲創建了一個獨立實體，將美國用戶的數據儲存在美國的服務器上，由美國科技公司甲骨文運營。</text:p>
      <text:p text:style-name="P4">
（綜合報導）</text:p>
      <text:p text:style-name="P4">
Source: <text:a xlink:type="simple" xlink:href="https://www.dw.com/zh/tiktok遭蒙大拿州封殺-創作者提告控違憲/a-65666897" text:style-name="Internet_20_link" text:visited-style-name="Visited_20_Internet_20_Link">
https://www.dw.com/zh/tiktok遭蒙大拿州封殺-創作者提告控違憲/a-65666897?maca=chi-rss-chi-all-1127-rdf</text:a>
</text:p>
      <!--NEWS-->
      <text:h text:style-name="P10" text:outline-level="1">
<text:span text:style-name="T4">
李昊石被立案  多地取消脱口秀演出 网民暗批文字狱</text:span>
</text:h>
      <text:p text:style-name="P4">
Author: None</text:p>
      <text:p text:style-name="P4">
Publisher: Radio Free Asia (Organization)</text:p>
      <text:p text:style-name="P4">
Published Time: 2023-05-19T01:54:00-04:00</text:p>
      <text:p text:style-name="P4">
Modified Time: 2023-05-19T14:01:02-04:00</text:p>
      <text:p text:style-name="P4">
Description: None</text:p>
      <text:p text:style-name="P4">
Videos: []</text:p>
      <text:p text:style-name="P4">
Audios: ["<text:a xlink:type="simple" xlink:href="https://www.rfa.org/mandarin/yataibaodao/kejiaowen/gt-0519202301533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29" text:anchor-type="as-char" svg:width="6.9236in" svg:height="4.600844in" draw:z-index="0">
<draw:image xlink:href="../Images/rfamandarin/2023-05-19T01-54-00-04-00/000000.png" xlink:type="simple" xlink:show="embed" xlink:actuate="onLoad" draw:mime-type="image/png"/>
</draw:frame>
 中国脱口秀演员李昊石 <text:a xlink:type="simple" xlink:href="https://www.rfa.org/mandarin/yataibaodao/kejiaowen/gt-05192023015333.html/@@images/image" text:style-name="Internet_20_link" text:visited-style-name="Visited_20_Internet_20_Link">
</text:a>
微博截图  <text:a xlink:type="simple" xlink:href="https://www.rfa.org/mandarin/yataibaodao/kejiaowen/gt-05192023015333.html/@@stream" text:style-name="Internet_20_link" text:visited-style-name="Visited_20_Internet_20_Link">
</text:a>
</text:p>
      <text:p text:style-name="P4">
中国脱口秀演员李昊石（House）被警方立案、所在公司因侮辱解放军遭到重罚后，多地已经取消脱口秀的演出，公司被责令整顿。连日来，互联网热传各个时代的喜剧视频，暗批中国文字狱无所不在。</text:p>
      <ul>
        <li>
<text:span text:style-name="T4">
<text:a xlink:type="simple" xlink:href="https://www.rfa.org/mandarin/yataibaodao/kejiaowen/hx1-05182023095751.html" text:style-name="Internet_20_link" text:visited-style-name="Visited_20_Internet_20_Link">
 </text:a>
 </text:span>
  * <text:span text:style-name="T4">
<text:a xlink:type="simple" xlink:href="https://www.rfa.org/mandarin/yataibaodao/meiti/kw-05172023131857.html" text:style-name="Internet_20_link" text:visited-style-name="Visited_20_Internet_20_Link">
 </text:a>
 </text:span>
  * <text:a xlink:type="simple" xlink:href="https://www.rfa.org/mandarin/yataibaodao/meiti/gt2-05162023080156.html" text:style-name="Internet_20_link" text:visited-style-name="Visited_20_Internet_20_Link">
 <text:span text:style-name="T4">
脱口秀引用习近平"作风优良能打胜仗" 被指侮辱军队</text:span>
 </text:a>
</li>
      </ul>
      <text:p text:style-name="P4">
大陆脱口秀演员李昊石上周末（13日）在一场脱口秀演出中，指自己收养了两条流浪狗追松鼠，使他联想到“作风优良，能打胜仗”。招致当地有关部门上纲上线，指李昊石侮辱解放军，事件引起轩然大波。据BBC中文网消息，本周四上午，李昊石被警方带走。周五，本台记者致电北京市公安局朝阳分局，无人接听，本台目前就此无法独立证实。此前，北京市朝阳区警方已宣布对该事件立案调查。</text:p>
      <text:p text:style-name="P4">
<draw:frame draw:style-name="fr1" draw:name="Image30" text:anchor-type="as-char" svg:width="6.9236in" svg:height="6.026096in" draw:z-index="0">
<draw:image xlink:href="../Images/rfamandarin/2023-05-19T01-54-00-04-00/000001.png" xlink:type="simple" xlink:show="embed" xlink:actuate="onLoad" draw:mime-type="image/png"/>
</draw:frame>
网络热传笑果文化公司早前的喜剧视频。（网络图片/古亭提供）  <text:a xlink:type="simple" xlink:href="https://www.rfa.org/mandarin/yataibaodao/kejiaowen/gt-05192023015333.html/m0519-gtp23.jpg" text:style-name="Internet_20_link" text:visited-style-name="Visited_20_Internet_20_Link">
</text:a>
</text:p>
      <text:p text:style-name="P4">
景德镇网民张先生周五接受本台采访时说，现在的气氛类似于当年“文化大革命”时期：“现在说笑话都要注意了。他们现在是一步一步来，你的言语，说话用词不当。他们现在控制上升到这个地步了，这就是给老百姓挖坑，你如果跳进坑，我就搞你，杀鸡儆猴，这就是恐怖。它要慢慢的把社会控制到朝鲜的程度。”</text:p>
      <text:p text:style-name="P4">
<text:span text:style-name="T4">
网民促当局公布所有禁用词</text:span>
</text:p>
      <text:p text:style-name="P4">
众多网民批评当局的处事方式过分，是在搞文字狱。云南网民“黑角”质问，“作风优良，能打胜仗”是专指解放军吗？或者说只有解放军才有资格使用吗？辽宁网民“张维为的迷妹er”写道，都什么词不能用，什么词是专属？请一次性全部说出来，免得以后再有人进坑里。另有网民说，汉字又少12个字。另一网民写道，高额罚款已经够了，现在还要搞文革批斗了…。</text:p>
      <text:p text:style-name="P4">
<draw:frame draw:style-name="fr1" draw:name="Image31" text:anchor-type="as-char" svg:width="6.9236in" svg:height="5.151063in" draw:z-index="0">
<draw:image xlink:href="../Images/rfamandarin/2023-05-19T01-54-00-04-00/000002.png" xlink:type="simple" xlink:show="embed" xlink:actuate="onLoad" draw:mime-type="image/png"/>
</draw:frame>
 网民要求当局公布什么词属于敏感词，免得中招。m0519-gtp3:网民举报吴京拍摄的电影《战狼》和《战狼2》把解放军比作狼，涉嫌侮辱中国军人。（网络图片/古亭提供）  <text:a xlink:type="simple" xlink:href="https://www.rfa.org/mandarin/yataibaodao/kejiaowen/gt-05192023015333.html/m0519-gtp23-1.jpg" text:style-name="Internet_20_link" text:visited-style-name="Visited_20_Internet_20_Link">
</text:a>
</text:p>
      <text:p text:style-name="P4">
本周四起，多段暗批中国文字狱的视频在网上热传，其中一段名为《看不见的墙》视频中，一名男子表演被囚禁在看不见的墙内，四周的墙壁摸得着，看不见墙，他想出去却走不出去，内心充满了与世隔离的惶恐。歌手唱着《囚鸟歌》：我是被你囚禁的鸟已经忘了天有多高，如果离开你给我的小小城堡，不知还有谁能依靠。我是被你囚禁的...我是被你囚禁...</text:p>
      <text:p text:style-name="P4">
<draw:frame draw:style-name="fr1" draw:name="Image32" text:anchor-type="as-char" svg:width="6.9236in" svg:height="5.918783in" draw:z-index="0">
<draw:image xlink:href="../Images/rfamandarin/2023-05-19T01-54-00-04-00/000003.png" xlink:type="simple" xlink:show="embed" xlink:actuate="onLoad" draw:mime-type="image/png"/>
</draw:frame>
在《看不见的墙》视频中，一名男子被囚禁在看不见的墙内，内心彷徨、恐惧。（网络图片/古亭提供）</text:p>
      <text:p text:style-name="Horizontal_20_Line"/>
      <text:p text:style-name="P4">
<text:span text:style-name="T4">
文革时期看话剧怕“笑错”不敢笑</text:span>
</text:p>
      <text:p text:style-name="P4">
在另一段过去的视频中，中国演员陈佩斯在回顾1984年他上春晚时说：“我们过去最早演话剧，（观众）很多地方不会笑，就这么绷着脸...不乐，而且好容易乐错，都绷着脸呵呵呵、呵呵呵...不敢乐啊，因为什么？他不知道对还是不对。”</text:p>
      <text:p text:style-name="P4">
最新消息显示，笑果文化公司三年内不得上市，而各地政府已责令脱口秀公司停止演出，进行内部整顿。时事评论人士蔡慎坤对本台说，在当前的政治氛围下，不仅不让你笑，也不让你哭。他说：“这种政治氛围实际上让人哭笑不得。这次事件本来可能是演员开玩笑，脱口秀是随口而来，没有说要刻意的去攻击谁。但是这些话是经不起联想的。官方给他定罪的联想和民间的联想就不一样。现在官方意识形态主导的这一批人的想法和老百姓的想法完全截然相反。”</text:p>
      <text:p text:style-name="P4">
蔡慎坤认为，当今政府各部门官员都在显示他们紧跟领袖，网络上只要出现热点事，这些官员立即联想到有无挑战领袖的权威或者侮辱了领袖。一旦官员这种联想成立，将会找各种理由处罚相关人士和相关企业。</text:p>
      <text:p text:style-name="P4">
记者：古亭 责编：陈美华 许书婷 梒青 网编：瑞哲</text:p>
      <text:p text:style-name="P4">
Source: <text:a xlink:type="simple" xlink:href="https://www.rfa.org/mandarin/yataibaodao/kejiaowen/gt-05192023015333.html" text:style-name="Internet_20_link" text:visited-style-name="Visited_20_Internet_20_Link">
https://www.rfa.org/mandarin/yataibaodao/kejiaowen/gt-05192023015333.html</text:a>
</text:p>
      <!--NEWS-->
      <text:h text:style-name="P10" text:outline-level="1">
<text:span text:style-name="T4">
中亞五國全到齊 與中國簽署峰會宣言</text:span>
</text:h>
      <text:p text:style-name="P4">
Author: None (Language: zh)</text:p>
      <text:p text:style-name="P4">
Publisher: None</text:p>
      <text:p text:style-name="P4">
Time: 2023-05-19T02:07:00Z</text:p>
      <text:p text:style-name="P4">
Description: 中亞五國在西安簽署了《中國－中亞峰會西安宣言》，時機恰逢七國集團（G7 ）在日本舉行廣島峰會。在美中角力加劇、中國不斷尋求擴大全球影響力之際，兩大峰會透露出競爭意味。習近平如何拉近與中亞領導人關係？</text:p>
      <text:p text:style-name="P4">
Videos: []</text:p>
      <text:p text:style-name="P4">
Images: ["<text:a xlink:type="simple" xlink:href="https://static.dw.com/image/65673946_303.jpg" text:style-name="Internet_20_link" text:visited-style-name="Visited_20_Internet_20_Link">
65673946_303.jpg</text:a>
", "<text:a xlink:type="simple" xlink:href="https://static.dw.com/image/65673929_401.jpg" text:style-name="Internet_20_link" text:visited-style-name="Visited_20_Internet_20_Link">
65673929_401.jpg</text:a>
", "<text:a xlink:type="simple" xlink:href="https://static.dw.com/image/65668194_401.jpg" text:style-name="Internet_20_link" text:visited-style-name="Visited_20_Internet_20_Link">
65668194_401.jpg</text:a>
", "<text:a xlink:type="simple" xlink:href="https://static.dw.com/image/65668210_401.jpg" text:style-name="Internet_20_link" text:visited-style-name="Visited_20_Internet_20_Link">
65668210_401.jpg</text:a>
"]</text:p>
      <text:p text:style-name="P4">
Subject: 时政风云</text:p>
      <text:p text:style-name="P4">
Subjects: ['德中关系', '岛屿主权争端', '专题报道：全景观看“习马会”', '中国', '中共十九大']</text:p>
      <text:p text:style-name="P4">
Keywords: ['中亚', '中国', '一带一路', '峰会']</text:p>
      <text:p text:style-name="P4">
ID: 65672958</text:p>
      <!--METADATA-->
      <text:p text:style-name="P4">
<text:a xlink:type="simple" xlink:href="https://www.dw.com/zh/overlay/image/article/65672958/65673946" text:style-name="Internet_20_link" text:visited-style-name="Visited_20_Internet_20_Link">
 <draw:frame draw:style-name="fr1" draw:name="Image33" text:anchor-type="as-char" svg:width="6.9236in" svg:height="3.896998in" draw:z-index="0">
<draw:image xlink:href="../Images/dwzh/2023-05-19T02-07-00Z/65673946_303.jpg" xlink:type="simple" xlink:show="embed" xlink:actuate="onLoad" draw:mime-type="image/jpeg"/>
</draw:frame>
</text:a>
</text:p>
      <text:p text:style-name="P4">
這是中亞領袖首次與習近平舉行實體高層會談</text:p>
      <text:p text:style-name="P4">
（德國之聲中文網）中亞五國哈薩克斯坦、吉爾吉斯斯坦、塔吉克斯坦、土庫曼斯坦和烏茲別克斯坦的領導人於5月18、19日在中國陝西省西安市參加中國－中亞峰會。 <text:a xlink:type="simple" xlink:href="https://www.dw.com/zh/zh/中亞峰會在即-中國在盤算什麼/a-65651146" text:style-name="Internet_20_link" text:visited-style-name="Visited_20_Internet_20_Link">
</text:a>
</text:p>
      <text:p text:style-name="P4">
習近平於5月19日上午在中亞峰會主旨講話中表示，中國同中亞國家關係有著深厚的歷史淵源、廣泛的現實需求、堅實的民意基礎。他也提到，中亞擁有得天獨厚的地理優勢，有基礎、有條件、有能力成為亞歐大陸重要的互聯互通樞紐。</text:p>
      <text:h text:style-name="P12" text:outline-level="3">
<text:span text:style-name="T4">
八點建議</text:span>
</text:h>
      <text:p text:style-name="P4">
據新華社報導，習近平在會上就中國同中亞國家合作提出「加強機制建設、拓展經貿關係、深化互聯互通、擴大能源合作、推進綠色創新、提升發展能力、加強文明對話以及維護地區和平」等「八點建議」。</text:p>
      <text:p text:style-name="P4">
建議的具體內容包括中國將向中亞國家提供總額260億元的融資支持和無償援助、出台更多貿易便利化舉措和升級雙邊投資協定、加快推進中國－中亞天然氣管道D線建設。此外還提及中國願幫助中亞國家加強執法安全和防務能力建設、支持各國自主維護地區安全和反恐努力、開展人文交流合作等。</text:p>
      <text:p text:style-name="P4">
<draw:frame draw:style-name="fr1" draw:name="Image34" text:anchor-type="as-char" svg:width="6.9236in" svg:height="3.896998in" draw:z-index="0">
<draw:image xlink:href="../Images/dwzh/2023-05-19T02-07-00Z/65673929_401.jpg" xlink:type="simple" xlink:show="embed" xlink:actuate="onLoad" draw:mime-type="image/jpeg"/>
</draw:frame>
</text:p>
      <text:p text:style-name="P4">
中亞五國領導人與習近平的合影</text:p>
      <text:h text:style-name="P12" text:outline-level="3">
<text:span text:style-name="T4">
簽署宣言、確立兩年一期會晤機制</text:span>
</text:h>
      <text:p text:style-name="P4">
新華社報導稱，與會的哈薩克斯坦總統託卡耶夫、吉爾吉斯斯坦總統扎帕羅夫、塔吉克斯坦總統拉赫蒙、土庫曼斯坦總統別爾德穆哈梅多夫、烏茲別克斯坦總統米爾濟約耶夫皆「一致同意著眼未來，攜手構建更加緊密的中國－中亞命運共同體」。</text:p>
      <text:p text:style-name="P4">
在峰會上，習近平同中亞五國元首簽署了《中國－中亞峰會西安宣言》，並通過《中國－中亞峰會成果清單》。會議成員們還同意在中國設立中國－中亞機制常設秘書處，並商定正式成立兩年一期的中國－中亞元首會晤機制，2025年將由哈薩克斯坦主辦第二屆中國－中亞峰會。</text:p>
      <text:h text:style-name="P12" text:outline-level="3">
<text:span text:style-name="T4">
各國領袖與習近平的一對一會談</text:span>
</text:h>
      <text:p text:style-name="P4">
本週四（5月18日），中亞各國領袖已經個別與習近平進行了一對一會談，承諾保持“持久”友誼。在18日與吉爾吉斯斯坦總統扎帕羅夫（SadyrZhaparov）的會談中，習近平表示雙方基於共同利益，「決心構建睦鄰友好、共享繁榮的命運共同體」。</text:p>
      <text:p text:style-name="P4">
扎帕羅夫則說，他願意擴大與中國的貿易、經濟和投資，支持在西安啟動中國－中亞元首會晤機制，以確保地區和平穩定發展，讓中國同中亞國家關係「邁上新台階」，並就雙邊共同關心的國際和地區問題「保持積極政治對話」。</text:p>
      <text:p text:style-name="P4">
17日，在峰會開始之前，哈薩克斯坦總統托卡耶夫（Kassym-JomartTokayev）也與習近平會面。他是第一個抵達西安的中亞國家元首，該國也是中國在中亞的最大貿易夥伴。</text:p>
      <text:p text:style-name="P4">
<draw:frame draw:style-name="fr1" draw:name="Image35" text:anchor-type="as-char" svg:width="6.9236in" svg:height="3.896998in" draw:z-index="0">
<draw:image xlink:href="../Images/dwzh/2023-05-19T02-07-00Z/65668194_401.jpg" xlink:type="simple" xlink:show="embed" xlink:actuate="onLoad" draw:mime-type="image/jpeg"/>
</draw:frame>
</text:p>
      <text:p text:style-name="P4">
習近平（右）與哈薩克斯坦總統托卡耶夫（左）會晤。哈薩克斯坦是中國在中亞的最大貿易夥伴。</text:p>
      <text:p text:style-name="P4">
習近平見到托卡耶夫時予以熱情問候，並祝對方70歲生日快樂。會晤中，習近平稱中哈關係深厚、已經開啟新的「黃金三十年」，「雙方應加強媒體交流合作，共同講好中哈友好故事」，並同意深化石油和鈾合作、確保中國－中亞天然氣管道的哈薩克斯坦段能穩定運行。</text:p>
      <text:h text:style-name="P12" text:outline-level="3">
<text:span text:style-name="T4">
中國力爭全球領導地位</text:span>
</text:h>
      <text:p text:style-name="P4">
此次中亞峰會的開辦時機，恰逢七國集團（G7）的日本廣島峰會。中國外交部表示，該中亞峰會旨在建立區域影響力，具有「里程碑式的意義」。</text:p>
      <text:p text:style-name="P4">
與此同時，俄羅斯仍在面對因入侵烏克蘭而起的西方制裁，中國也不斷快馬加鞭提升其作為全球領導者的影響力。而隨著俄國將大量資源投注於侵略烏國，愈來愈多中亞國家對莫斯科感到不滿，包括哈薩克斯坦不承認俄羅斯在烏東地區的控制權、塔吉克斯坦則要求莫斯科給予國際社會更多「尊重」。中國正在加強其與這些前蘇聯國家的經濟和政治接觸。</text:p>
      <text:p text:style-name="P4">
法新社報導，中亞仍然是中國「一帶一路」倡議的關鍵地區，這是習近平的代表項目。專家分析，中國將試圖藉此峰會上擴大交易，為中亞建設巨大交通紐帶和管道，其中包含擴建一條價值60億美元的中國－吉爾吉斯斯坦－烏茲別克斯坦鐵路線，以及中亞至中國的天然氣管道。</text:p>
      <text:p text:style-name="P4">
<draw:frame draw:style-name="fr1" draw:name="Image36" text:anchor-type="as-char" svg:width="6.9236in" svg:height="3.896998in" draw:z-index="0">
<draw:image xlink:href="../Images/dwzh/2023-05-19T02-07-00Z/65668210_401.jpg" xlink:type="simple" xlink:show="embed" xlink:actuate="onLoad" draw:mime-type="image/jpeg"/>
</draw:frame>
</text:p>
      <text:p text:style-name="P4">
習近平（右）和吉爾吉斯斯坦總統扎帕罗夫（左）在簽字儀式上握手。</text:p>
      <text:p text:style-name="P4">
（路透社、法新社）</text:p>
      <text:p text:style-name="P4">
Source: <text:a xlink:type="simple" xlink:href="https://www.dw.com/zh/中亞五國全到齊-與中國簽署峰會宣言/a-65672958" text:style-name="Internet_20_link" text:visited-style-name="Visited_20_Internet_20_Link">
https://www.dw.com/zh/中亞五國全到齊-與中國簽署峰會宣言/a-65672958?maca=chi-rss-chi-all-1127-rdf</text:a>
</text:p>
      <!--NEWS-->
      <text:h text:style-name="P10" text:outline-level="1">
<text:span text:style-name="T4">
英前首相特拉斯会蔡英文总统 称台湾的成就需要被保护</text:span>
</text:h>
      <text:p text:style-name="P4">
Author: None</text:p>
      <text:p text:style-name="P4">
Publisher: Radio Free Asia (Organization)</text:p>
      <text:p text:style-name="P4">
Published Time: 2023-05-19T03:25:17-04:00</text:p>
      <text:p text:style-name="P4">
Modified Time: 2023-05-19T03:25: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3.80798in" draw:z-index="0">
<draw:image xlink:href="../Images/rfamandarin/2023-05-19T03-25-17-04-00/000000.png" xlink:type="simple" xlink:show="embed" xlink:actuate="onLoad" draw:mime-type="image/png"/>
</draw:frame>
 蔡英文19日上午接见“英国前首相特拉斯（LizTruss）下议员”。 <text:a xlink:type="simple" xlink:href="https://www.rfa.org/mandarin/Xinwen/st2-05192023032457.html/@@images/image" text:style-name="Internet_20_link" text:visited-style-name="Visited_20_Internet_20_Link">
</text:a>
台湾总统府提供。</text:p>
      <text:p text:style-name="P4">
在台湾，总统蔡英文19日接见英国前首相特拉斯，她感谢英国让台海议题从区域提升为全球议题；希望未来台英双方在供应链韧性、网路安全以及科技新创等领域，开创更多的合作交流，一起努力促成双边签署贸易协定，持续深化经贸合作的关系。</text:p>
      <text:p text:style-name="P4">
英国前首相特拉斯（LizTruss）16日至20日访台。蔡英文总统19日上午在总统府接见特拉斯并致词表示，特拉斯下议员是第一次访问台湾，也是继撒切尔夫人之后，第二位访问台湾的英国前首相，期待在不同世代的共同努力之下，台湾与英国的关系能够持续扎根发展。</text:p>
      <text:p text:style-name="P4">
蔡英文提到，特拉斯在外相任内，促成G7国家与北大西洋公约组织多次公开强调，维持台海和平稳定的重要性，对于英国让台海议题从区域提升为全球议题，她要对此表达肯定与感谢。</text:p>
      <text:p text:style-name="P4">
蔡英文说，在民主自由道路，台湾与英国并肩同行，共同为全球带来更多繁荣与贡献。</text:p>
      <text:p text:style-name="P4">
特拉斯致词表示，现在的世界就是以台湾当作引擎来推动的，台湾可以如此傲人的成就，也是靠蔡总统领导力，而且台湾现在面对中国巨大的威胁，英国非常清楚了解必须维持台海和平及稳定。</text:p>
      <text:p text:style-name="P4">
谈及民主与威权，特拉斯说，现在看到全世界在民主与威权之间的对抗愈来愈增长，她非常清楚自由民主对人民、社会是最好的，不但可以带来经济上的繁荣，对人民的快乐指数也是非常重要，台湾的成就需要被保护，而且全球的自由社会与自由民主国家都必须支持台湾。</text:p>
      <text:p text:style-name="P4">
她认为，必须确保台湾有能力可以自我捍卫，更重要的是，必须确保不断建立经济上的连结，与包括英国的民主国家打造更深刻的关系。</text:p>
      <text:p text:style-name="P4">
特拉斯表示，她提倡经济版的北约，希望与理念相近的民主国家在经济上进行合作，对抗威权政权的胁迫，她期待与蔡总统会面非常久了，期待两人可以讨论如何进行合作，捍卫民主与自由的价值。</text:p>
      <text:p text:style-name="P4">
责编 许书婷</text:p>
      <text:p text:style-name="P4">
Source: <text:a xlink:type="simple" xlink:href="https://www.rfa.org/mandarin/Xinwen/st2-05192023032457.html" text:style-name="Internet_20_link" text:visited-style-name="Visited_20_Internet_20_Link">
https://www.rfa.org/mandarin/Xinwen/st2-05192023032457.html</text:a>
</text:p>
      <!--NEWS-->
      <text:h text:style-name="P10" text:outline-level="1">
<text:span text:style-name="T4">
澤連斯基或將現身廣島 親臨21日G7峰會</text:span>
</text:h>
      <text:p text:style-name="P4">
Author: None (Language: zh)</text:p>
      <text:p text:style-name="P4">
Publisher: None</text:p>
      <text:p text:style-name="P4">
Time: 2023-05-19T03:47:00Z</text:p>
      <text:p text:style-name="P4">
Description: G7廣島領袖峰會19日正式登場。據悉，烏克蘭總統將現身廣島，預計參加21日的峰會。他的閃電現身，將為此次會議帶來怎樣的影響？</text:p>
      <text:p text:style-name="P4">
Videos: []</text:p>
      <text:p text:style-name="P4">
Images: ["<text:a xlink:type="simple" xlink:href="https://static.dw.com/image/65675618_303.jpg" text:style-name="Internet_20_link" text:visited-style-name="Visited_20_Internet_20_Link">
65675618_303.jpg</text:a>
", "<text:a xlink:type="simple" xlink:href="https://static.dw.com/image/65613995_401.jpg" text:style-name="Internet_20_link" text:visited-style-name="Visited_20_Internet_20_Link">
65613995_401.jpg</text:a>
", "<text:a xlink:type="simple" xlink:href="https://static.dw.com/image/65673553_401.jpg" text:style-name="Internet_20_link" text:visited-style-name="Visited_20_Internet_20_Link">
65673553_401.jpg</text:a>
", "<text:a xlink:type="simple" xlink:href="https://static.dw.com/image/65672171_401.jpg" text:style-name="Internet_20_link" text:visited-style-name="Visited_20_Internet_20_Link">
65672171_401.jpg</text:a>
", "<text:a xlink:type="simple" xlink:href="https://static.dw.com/image/65669256_401.jpg" text:style-name="Internet_20_link" text:visited-style-name="Visited_20_Internet_20_Link">
65669256_401.jpg</text:a>
"]</text:p>
      <text:p text:style-name="P4">
Subject: 时政风云</text:p>
      <text:p text:style-name="P4">
Subjects: ['奥巴马', '欧债危机', '欧盟', '戴安娜', '岛屿主权争端', '德国', '英国', '英国退欧', '日本', '留学德国']</text:p>
      <text:p text:style-name="P4">
Keywords: ['英国', '日本', 'G7峰会', '半导体', '供应链', '晶片', '印太', '伊丽莎白女王号航空母舰', '美国', '德国', '肖尔茨', '拜登']</text:p>
      <text:p text:style-name="P4">
ID: 65673473</text:p>
      <!--METADATA-->
      <text:p text:style-name="P4">
<text:a xlink:type="simple" xlink:href="https://www.dw.com/zh/overlay/image/article/65673473/65675618" text:style-name="Internet_20_link" text:visited-style-name="Visited_20_Internet_20_Link">
 <draw:frame draw:style-name="fr1" draw:name="Image38" text:anchor-type="as-char" svg:width="6.9236in" svg:height="3.896998in" draw:z-index="0">
<draw:image xlink:href="../Images/dwzh/2023-05-19T03-47-00Z/65675618_303.jpg" xlink:type="simple" xlink:show="embed" xlink:actuate="onLoad" draw:mime-type="image/jpeg"/>
</draw:frame>
</text:a>
</text:p>
      <text:p text:style-name="P4">
广岛7国集团峰会</text:p>
      <text:p text:style-name="P4">
（德國之聲中文網）七國集團（G7）廣島峰會週五（5月19日）登場。彭博社、路透社與英國《金融時報》引述知情人士說法，稱烏克蘭總統澤連斯基（VolodymyrZelensky）將親自出席廣島G7峰會，參加週末的會議。</text:p>
      <text:p text:style-name="P4">
報導指，他此次閃電現身，意在強化西方對烏克蘭的支持，並趁G7的機會呼籲印度、巴西等非會員與會國，加入制裁莫斯科的行列。不過有不具名官員警告，他的訪問仍可能因維安因素而取消。</text:p>
      <text:p text:style-name="P4">
<draw:frame draw:style-name="fr1" draw:name="Image39" text:anchor-type="as-char" svg:width="6.9236in" svg:height="3.896998in" draw:z-index="0">
<draw:image xlink:href="../Images/dwzh/2023-05-19T03-47-00Z/65613995_401.jpg" xlink:type="simple" xlink:show="embed" xlink:actuate="onLoad" draw:mime-type="image/jpeg"/>
</draw:frame>
</text:p>
      <text:p text:style-name="P4">
澤連斯基或將出席廣島G7峰會（資料照）</text:p>
      <text:p text:style-name="P4">
专家指出，如果泽连斯基亲自与会将有助于提升日本的国际地位。日本國際基督教大學政治和國際研究系教授納吉（StephenNagy）对德国之声表示，这使日本在七国集团内部以及在国际社会凸显出其重要性，随着泽连斯基的出现，日本作为此次会议的东道国站到了同俄罗斯斗争的前沿。就乌克兰而言，泽伦斯基则借此机会，得到强有力的支持以及财政援助，带着七国集团实实在在的军援返回乌克兰。</text:p>
      <text:p text:style-name="P4">
台灣東華大學歐盟研究中心訪問助理研究員馮儒莎（Zsuzsa Anna Ferenczy)同意以上观点，泽连斯基亲自到场，给日本在地区发挥更大影响带来契机。</text:p>
      <text:p text:style-name="P4">
不过，《金融時報》提及日本作為此次G7峰會輪值主席國，一直致力確保這場「7年來首次在亞洲舉行」的峰會不會只著重於俄烏戰爭，然而澤倫斯基的出席可能使此事更加複雜化。</text:p>
      <text:p text:style-name="P4">
<draw:frame draw:style-name="fr1" draw:name="Image40" text:anchor-type="as-char" svg:width="6.9236in" svg:height="3.896998in" draw:z-index="0">
<draw:image xlink:href="../Images/dwzh/2023-05-19T03-47-00Z/65673553_401.jpg" xlink:type="simple" xlink:show="embed" xlink:actuate="onLoad" draw:mime-type="image/jpeg"/>
</draw:frame>
</text:p>
      <text:p text:style-name="P4">
G7及歐盟領袖19日上午來到廣島和平紀念公園獻花。</text:p>
      <text:p text:style-name="P4">
19日上午，G7各國領袖來到廣島和平紀念公園，並參訪博物館，回顧廣島在二戰時期遭美軍轟炸的歷史。此前，日本首相岸田文雄曾表示，希望藉此機會強調「沒有核武的世界」願景。</text:p>
      <text:p text:style-name="P4">
除了核武之外，這次峰會的主要焦點還包含G7對俄羅斯的進一步制裁，以及 <text:a xlink:type="simple" xlink:href="https://www.dw.com/zh/zh/g7峰會前瞻-民主國家有辦法共同抗中嗎/a-65667663" text:style-name="Internet_20_link" text:visited-style-name="Visited_20_Internet_20_Link">
 </text:a>
 行為。對此，中國官媒新華社18日發佈報告，批評美國的「脅迫外交及其危害」。</text:p>
      <text:p text:style-name="P4">
在正式領袖峰會前，主辦峰會的岸田文雄已先行會晤各國領袖。這幾場重要會議談了什麼？DW記者也前進廣島參與此次盛會，為您整理以下重點。</text:p>
      <text:h text:style-name="P12" text:outline-level="3">
<text:span text:style-name="T4">
德日會談：重申基於規則的國際秩序重要性</text:span>
</text:h>
      <text:p text:style-name="P4">
19日上午，德國總理肖爾茨（Olaf Scholz）與日本首相岸田文雄舉行了雙邊會談，雙方談話約40分鐘。</text:p>
      <text:p text:style-name="P4">
首先，岸田歡迎肖爾茨造訪日本，並盼能與去年擔任G7主席的肖爾茨共同引導討論，一同強化以法治為基礎的國際秩序。雙方提到與全球南方國家合作的重要性，並就東亞局勢交換意見，在中國、朝鮮帶來的挑戰上密切合作，並提到了包括核能、導彈和綁架等問題。</text:p>
      <text:p text:style-name="P4">
針對烏克蘭局勢，岸田與肖爾茨證實將繼續對俄羅斯施加嚴格制裁，同時提供烏克蘭有力的援助。兩人也表示，將向全球傳達G7堅定維護「基於法治的自由開放國際秩序」的決心。</text:p>
      <text:p text:style-name="P4">
在德日雙邊關係方面，兩國領袖一致同意，今年3月在東京舉行的 <text:a xlink:type="simple" xlink:href="https://www.dw.com/zh/zh/德日举行首次政府间磋商-两国关系提升到新水平/a-65036404" text:style-name="Internet_20_link" text:visited-style-name="Visited_20_Internet_20_Link">
 </text:a>
帶來了重要成果，進一步擴大、深化雙邊合作，特別是在經濟安全領域上。以此為基礎，岸田與肖爾茨表示有意繼續推動具體的合作。</text:p>
      <text:p text:style-name="P4">
<draw:frame draw:style-name="fr1" draw:name="Image41" text:anchor-type="as-char" svg:width="6.9236in" svg:height="3.896998in" draw:z-index="0">
<draw:image xlink:href="../Images/dwzh/2023-05-19T03-47-00Z/65672171_401.jpg" xlink:type="simple" xlink:show="embed" xlink:actuate="onLoad" draw:mime-type="image/jpeg"/>
</draw:frame>
</text:p>
      <text:p text:style-name="P4">
18日，德國總理肖爾茨伉儷抵達日本。</text:p>
      <text:h text:style-name="P12" text:outline-level="3">
<text:span text:style-name="T4">
英日領袖會晤：英國航母將重返印太</text:span>
</text:h>
      <text:p text:style-name="P4">
G7峰會前，岸田文雄也先在週四（18日）會晤英國首相蘇納克（Rishi Sunak），雙方簽署《廣島協議》（HiroshimaAccord），重申歐洲大西洋地區的繁榮跟印太地區密不可分。</text:p>
      <text:p text:style-name="P4">
協議內，英國和日本呼籲中國要做一個「負責任的國際社會成員」，並對南海、東海局勢表達關切，稱「強烈反對在世界任何地方，以武力或脅迫單方面改變現狀」。針對台灣，英日兩國稱基本立場沒有改變，重申台海和平穩定是國際社會安全與繁榮「不可或缺的元素」，呼籲和平解決兩岸問題。</text:p>
      <text:p text:style-name="P4">
英日安全合作方面，雙方將強化跨國聯盟作戰能力（interoperability）；此外，英國還將於2025年派遣伊麗莎白女王號航空母艦（HMS QueenElizabeth）重返太平洋。隨著中國的軍事實力日益增強，英國這艘航母 <text:a xlink:type="simple" xlink:href="https://www.dw.com/zh/zh/英国军舰罕见穿越台湾海峡/a-59328615" text:style-name="Internet_20_link" text:visited-style-name="Visited_20_Internet_20_Link">
</text:a>
 ，並停靠日本橫須賀基地。</text:p>
      <text:h text:style-name="P12" text:outline-level="3">
<text:span text:style-name="T4">
英航空母舰首度停靠日本横须贺基地</text:span>
</text:h>
      <text:p text:style-name="P4">
英相蘇納克表示，未來英國的航母打擊群重回印太，將與日本自衛隊及其他區域夥伴合作，「協助捍衛印太地區的和平穩定」。在G7領袖峰會正式登場前，蘇納克曾前往橫須賀海軍基地參訪，還登上日本的「出雲號」。</text:p>
      <text:p text:style-name="P4">
2022年5月，時任英國首相的約翰遜（Boris Johnson）亦曾訪日，與岸田文雄達成 <text:a xlink:type="simple" xlink:href="https://www.dw.com/zh/zh/英日達成歷史性防衛協議-日相今日烏克蘭明日東亞/a-61702390" text:style-name="Internet_20_link" text:visited-style-name="Visited_20_Internet_20_Link">
</text:a>
 （ReciprocalAccess Agreement）。依此協定，日本和英國部隊能夠共同部署，在印太地區進行訓練和聯合演習。</text:p>
      <text:p text:style-name="P4">
經濟方面，英日兩國著重於供應鏈韌性，並將推動「半導體夥伴關係」，發展聯合研發計劃。蘇納克18日還宣布，日本企業將在英國投資177億英鎊，其中日本綜合商社丸紅（Marubeni）將投資約100億英鎊在離岸風力與氫能項目。</text:p>
      <text:p text:style-name="P4">
英國脫歐之後， <text:a xlink:type="simple" xlink:href="https://www.dw.com/zh/zh/定調對中政策-英外相若台海開戰將衝擊全球/a-65427137" text:style-name="Internet_20_link" text:visited-style-name="Visited_20_Internet_20_Link">
 </text:a>
，尋求與日本等亞洲國家建立更緊密的貿易關係。英國今年3月與《跨太平洋夥伴全面進步協定》（CPTPP）的成員國達成協議，預計7月正式簽署文件， <text:a xlink:type="simple" xlink:href="https://www.dw.com/zh/zh/英國加入cptpp-下一個是台灣/a-65176941" text:style-name="Internet_20_link" text:visited-style-name="Visited_20_Internet_20_Link">
</text:a>
 。</text:p>
      <text:h text:style-name="P12" text:outline-level="3">
<text:span text:style-name="T4">
美國與盟友宣布對俄新一波制裁</text:span>
</text:h>
      <text:p text:style-name="P4">
另一場受到高度關注的雙邊會談，則是岸田與美國總統拜登18日的會晤。根據白宮新聞稿，兩人表明將繼續支持烏克蘭抵抗俄羅斯的殘酷、非法入侵，並承諾密切合作以應對區域挑戰，包含朝鮮的核武與導彈威脅，以及中國的脅迫行為。雙方也重申，反對單方面改變台海現狀，認為應以和平方式解決兩岸問題。</text:p>
      <text:p text:style-name="P4">
拜登說，美日聯盟是印太地區和平與繁榮的基石。雙方將 <text:a xlink:type="simple" xlink:href="https://www.dw.com/zh/zh/抗衡中國-日本將投資印太地區750億美元/a-65056404" text:style-name="Internet_20_link" text:visited-style-name="Visited_20_Internet_20_Link">
 </text:a>
 ，持續就「 <text:a xlink:type="simple" xlink:href="https://www.dw.com/zh/zh/拜登宣布启动印太经济框架-13国为初始成员/a-61896648" text:style-name="Internet_20_link" text:visited-style-name="Visited_20_Internet_20_Link">
</text:a>
 」（IPEF）進行協商。</text:p>
      <text:p text:style-name="P4">
在G7領袖峰會正式舉行前，美國及其盟友也陸續宣布對俄羅斯祭出新一波制裁。美國官員表示，將有70個來自俄羅斯等國的實體被列入美國貿易黑名單，另外還將推出300項個別制裁，對象包含個人、實體、船隻和飛機。英國則宣布禁止俄國的鑽石，以及銅、鋁、鎳的進口；G7各國也可能共同推出相關制裁，限制俄國的鑽石貿易。</text:p>
      <text:p text:style-name="P4">
<draw:frame draw:style-name="fr1" draw:name="Image42" text:anchor-type="as-char" svg:width="6.9236in" svg:height="3.896998in" draw:z-index="0">
<draw:image xlink:href="../Images/dwzh/2023-05-19T03-47-00Z/65669256_401.jpg" xlink:type="simple" xlink:show="embed" xlink:actuate="onLoad" draw:mime-type="image/jpeg"/>
</draw:frame>
</text:p>
      <text:p text:style-name="P4">
18日，美國總統拜登與日本首相岸田文雄會晤。</text:p>
      <text:p text:style-name="P4">
（綜合報導）</text:p>
      <text:p text:style-name="P4">
Source: <text:a xlink:type="simple" xlink:href="https://www.dw.com/zh/澤連斯基或將現身廣島-親臨21日g7峰會/a-65673473" text:style-name="Internet_20_link" text:visited-style-name="Visited_20_Internet_20_Link">
https://www.dw.com/zh/澤連斯基或將現身廣島-親臨21日g7峰會/a-65673473?maca=chi-rss-chi-all-1127-rdf</text:a>
</text:p>
      <!--NEWS-->
      <text:h text:style-name="P10" text:outline-level="1">
<text:span text:style-name="T4">
G7广岛登场 泽连斯基将出席 习近平开中亚峰会别苗头</text:span>
</text:h>
      <text:p text:style-name="P4">
Author: None</text:p>
      <text:p text:style-name="P4">
Publisher: Radio Free Asia (Organization)</text:p>
      <text:p text:style-name="P4">
Published Time: 2023-05-19T04:44:00-04:00</text:p>
      <text:p text:style-name="P4">
Modified Time: 2023-05-19T06:10:34-04:00</text:p>
      <text:p text:style-name="P4">
Description: None</text:p>
      <text:p text:style-name="P4">
Videos: []</text:p>
      <text:p text:style-name="P4">
Audios: []</text:p>
      <text:p text:style-name="P4">
Images: []</text:p>
      <!--METADATA-->
      <text:p text:style-name="P4">
Source: <text:a xlink:type="simple" xlink:href="https://www.rfa.org/mandarin/Xinwen/cmh2-05192023044417.html" text:style-name="Internet_20_link" text:visited-style-name="Visited_20_Internet_20_Link">
https://www.rfa.org/mandarin/Xinwen/cmh2-05192023044417.html</text:a>
</text:p>
      <!--NEWS-->
      <text:h text:style-name="P10" text:outline-level="1">
<text:span text:style-name="T4">
台剧《人选之人》 涉选举、同性内容   遭豆瓣除名</text:span>
</text:h>
      <text:p text:style-name="P4">
Author: None</text:p>
      <text:p text:style-name="P4">
Publisher: Radio Free Asia (Organization)</text:p>
      <text:p text:style-name="P4">
Published Time: 2023-05-19T04:56:00-04:00</text:p>
      <text:p text:style-name="P4">
Modified Time: 2023-05-19T13:15:26-04:00</text:p>
      <text:p text:style-name="P4">
Description: None</text:p>
      <text:p text:style-name="P4">
Videos: []</text:p>
      <text:p text:style-name="P4">
Audios: ["<text:a xlink:type="simple" xlink:href="https://www.rfa.org/mandarin/yataibaodao/kejiaowen/hcm-05192023045609.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43" text:anchor-type="as-char" svg:width="6.9236in" svg:height="3.88615in" draw:z-index="0">
<draw:image xlink:href="../Images/rfamandarin/2023-05-19T04-56-00-04-00/000000.png" xlink:type="simple" xlink:show="embed" xlink:actuate="onLoad" draw:mime-type="image/png"/>
</draw:frame>
 台湾政治职人剧《人选之人-造浪者》，触及台湾总统选举、同婚、职场性骚扰等话题。 <text:a xlink:type="simple" xlink:href="https://www.rfa.org/mandarin/yataibaodao/kejiaowen/hcm-05192023045609.html/@@images/image" text:style-name="Internet_20_link" text:visited-style-name="Visited_20_Internet_20_Link">
</text:a>
(截图自《人选之人-造浪者》脸书)  <text:a xlink:type="simple" xlink:href="https://www.rfa.org/mandarin/yataibaodao/kejiaowen/hcm-05192023045609.html/@@stream" text:style-name="Internet_20_link" text:visited-style-name="Visited_20_Internet_20_Link">
</text:a>
</text:p>
      <text:p text:style-name="P4">
台剧《人选之人-造浪者》是一部讲述台湾政治人物的故事，并涉及性骚扰、同性伴侣等内容，上线后火速登上台湾Netflix(网飞)热门排行榜冠军。但是，这部台剧却在中国大陆遭到豆瓣网除名。这其中的原因是什么呢？</text:p>
      <ul>
        <li>
<text:span text:style-name="T4">
<text:a xlink:type="simple" xlink:href="https://www.rfa.org/mandarin/Xinwen/5-04082023162043.html" text:style-name="Internet_20_link" text:visited-style-name="Visited_20_Internet_20_Link">
 </text:a>
 </text:span>
  * <text:a xlink:type="simple" xlink:href="https://www.rfa.org/mandarin/pinglun/wangdan/wd-11012021155933.html" text:style-name="Internet_20_link" text:visited-style-name="Visited_20_Internet_20_Link">
 <text:span text:style-name="T4">
王丹热邮：推荐一部可以了解台湾的电视连续剧</text:span>
 </text:a>
</li>
      </ul>
      <text:p text:style-name="P4">
《人选之人-造浪者》(以下称《人选之人》)的剧情主线围绕台湾总统选举的政治幕僚发展，女主角为出柜的议员，遭遇女性从政的困境、职场性骚扰、同婚、多元家庭等问题。而这部台剧也在台海两岸掀起热议。</text:p>
      <text:p text:style-name="P4">
虽然《人选之人》被豆瓣除名，在中国的网站看不到任何影评，然而在微博里有不少网友热切发表自己的观后感。有人写道：“那个世界好遥不可及啊！看得人有一种生长在牢笼里窥探外面的蓝天的感觉”；“虽然构建了一个中文的乌托邦，但是可以确定的是繁中确实比简中跨进了不止一个level。”</text:p>
      <text:p text:style-name="P4">
还有人感叹：“原来这个词是可以说的，原来新闻可以写这种题材，原来每个人都可以切身参与政治之中，并选择一个自己想要的未来”；“映照这几日的种种，只想说祝福宝岛，让中文世界还尚存一些自由的火种”。</text:p>
      <text:p text:style-name="P4">
“民主不是不犯错，而是可以真正地纠错；选举核心也不是攻防，而是让每一个参与者都真诚地面对自己，接受最广泛的检视，认错改进，再次前行。”来自成都、嫁到台湾的女权作家上官乱在其个人油管频道指出，《人选之人》的强大之处在于只用8集说了几件非常重要的事，除了民主有纠错机制外，政治人物永远要放软身段，傲慢才会使人犯错；选举并不是不能妥协，而是妥协中要有坚持，坚持中也可以有折衷。</text:p>
      <text:p text:style-name="P4">
<text:span text:style-name="T4">
中国网民评论《人选之人》 政治选举是禁忌</text:span>
</text:p>
      <text:p text:style-name="P4">
网民的相关评论在中国互联网遭到删除，仍有些还能在网上搜寻到。有博主长篇介绍剧情，告诉网友不得不看的理由；有人选择在女性议题切入，避开敏感的政治选举话题。</text:p>
      <text:p text:style-name="P4">
<draw:frame draw:style-name="fr1" draw:name="Image44" text:anchor-type="as-char" svg:width="6.9236in" svg:height="2.336495in" draw:z-index="0">
<draw:image xlink:href="../Images/rfamandarin/2023-05-19T04-56-00-04-00/000001.png" xlink:type="simple" xlink:show="embed" xlink:actuate="onLoad" draw:mime-type="image/png"/>
</draw:frame>
 《人选之人-造浪者》，在中国社交平台引起热议。(截图自微博)  <text:a xlink:type="simple" xlink:href="https://www.rfa.org/mandarin/yataibaodao/kejiaowen/hcm-05192023045609.html/8a558ad64e0921.jpg" text:style-name="Internet_20_link" text:visited-style-name="Visited_20_Internet_20_Link">
</text:a>
</text:p>
      <text:p text:style-name="P4">
博主“扒姐在线”在新浪网评论写道：不难猜到，此剧会因为主题背景从而被豆瓣除名。尤其是在文化圈#metoo运动开始后，剧中的职场性骚扰、女性议题部分更是引起了激烈的讨论。“他们用着我们的母语，讲述着一些非常‘正常’的话语，但我们仍感到震撼。在母语语境下听到那些话真的很震撼。”</text:p>
      <text:p text:style-name="P4">
“从心聊电影”博主指出，台剧《人选之人》之所以被404(删除)，多半是因为讲的是政客幕僚故事的剧集。他认为，该剧的台词有很多确实会触碰到一些“神经”，所以多了一丝不可言说的意味。但其实更多还是在表现女性在社会生活和情感生活中遇到的一些问题，所以很多人对此颇有共鸣。</text:p>
      <text:p text:style-name="P4">
<text:span text:style-name="T4">
《人选之人》凸显民主自由与威权社会对比</text:span>
</text:p>
      <text:p text:style-name="P4">
曾经是政治幕僚出身的吴昆玉离开政治圈之后，曾经出演台湾首部政治连续剧《国际桥牌社》。该剧讲述1990年代台湾民主化过程，各方势力的争斗与拉扯。他提到《国际桥牌社》想在串流平台上架却屡屡碰壁的难处，他说题材触碰到台湾前总统李登辉，平台不收；碰到台海危机，还是不收。他开玩笑说，因为题材太敏感上不了平台，连造反的机会都没有。</text:p>
      <text:p text:style-name="P4">
“《人选之人》偷了一个巧，虽然讲的是选举，但是里面的议题铺排或同婚议题都是侧面议题，它没有碰到两岸的、敏感的，根本政治价值民主与威权的争辩，它避开了。”吴昆玉点出《人选之人》能上网飞这样的国际平台的重要关键。</text:p>
      <text:p text:style-name="P4">
吴昆玉观察到，中国民众看剧之后热议羡慕台湾有选举，也希望自己能拥有选票，选出心目中理想的候选人。他认为，人生而平等自由，天生不爱别人管，如果连脱口秀开玩笑说了8个字就要被封掉，这的确让人心生恐惧。</text:p>
      <text:p text:style-name="P4">
“《人选之人》是民主自由跟威权社会中很强烈的对比。”他说。</text:p>
      <text:p text:style-name="P4">
<text:span text:style-name="T4">
“同婚”等进步价值冲撞威权体制</text:span>
</text:p>
      <text:p text:style-name="P4">
“对于不同议题都能进行探索，对于不同价值都可想办法对话、甚至冲撞，包容才是台湾最珍贵的价值，在华人圈里现在只剩下台湾有。”铭传大学广播电视学系主任杜圣聪解读《人选之人》在中文世界凸显的价值所在。</text:p>
      <text:p text:style-name="P4">
杜圣聪形容，《人选之人》是执政的民进党在软实力建构中，找出推叠台湾形象工程的框架典范作品。例如，在剧中同性伴侣成为一种日常，彰显了民进党的主旋律，进步的价值观，这对国共两党的基本核心价值有冲撞。</text:p>
      <text:p text:style-name="P4">
<text:span text:style-name="T4">
台剧能在中国掀复兴浪潮？</text:span>
</text:p>
      <text:p text:style-name="P4">
除了《人选之人》外，疫情期间的《想见你》也曾成为中国网民热烈讨论的话题，近期还有包括《模仿犯》、《不良执念清除师》等台剧也都受到对岸的关注。</text:p>
      <text:p text:style-name="P4">
台剧是否在中国又掀起一波复兴浪潮？杜圣聪认为，从量变到质变要有一定程度的比例原则。吴昆玉则表示，中国的管制把陆剧土壤给封死，给了高度创意的台剧一定的成长空间，然而也因为禁令的紧箍咒，就算台剧受到中国观众的喜爱，一道命令下来就给封了，台剧要在中国抬头不是件容易的事。</text:p>
      <text:p text:style-name="P4">
记者：黄春梅 责编：陈美华 许书婷 何平 网编：瑞哲</text:p>
      <text:p text:style-name="P4">
Source: <text:a xlink:type="simple" xlink:href="https://www.rfa.org/mandarin/yataibaodao/kejiaowen/hcm-05192023045609.html" text:style-name="Internet_20_link" text:visited-style-name="Visited_20_Internet_20_Link">
https://www.rfa.org/mandarin/yataibaodao/kejiaowen/hcm-05192023045609.html</text:a>
</text:p>
      <!--NEWS-->
      <text:h text:style-name="P10" text:outline-level="1">
<text:span text:style-name="T4">
世卫建议新冠病疫苗追加剂只应针对XBB变种</text:span>
</text:h>
      <text:p text:style-name="P4">
Author: 联合早报 (Person)</text:p>
      <text:p text:style-name="P4">
Publisher: 联合早报 (Organization)</text:p>
      <text:p text:style-name="P4">
Published Time: 2023-05-19T06:59</text:p>
      <text:p text:style-name="P4">
Modified Time: 2023-05-19T07:59</text:p>
      <text:p text:style-name="P4">
Description: 世界卫生组织（WHO）建议今年的冠病疫苗追加剂，应只针对XBB变种毒株。XBB是目前的冠病主流毒株之一。路透社报道，世卫咨询小组星期四（5月18日）说，新的冠病疫苗制剂应产生对XB...</text:p>
      <text:p text:style-name="P4">
Videos: []</text:p>
      <text:p text:style-name="P4">
Audios: []</text:p>
      <text:p text:style-name="P4">
Images: []</text:p>
      <text:p text:style-name="P4">
Type: NewsArticle</text:p>
      <text:p text:style-name="P4">
Breadcrumbs: ['即时', '国际']</text:p>
      <text:p text:style-name="P4">
Keywords: ['世界卫生组织', '冠病疫苗', '变种毒株', '冠状病毒19']</text:p>
      <!--METADATA-->
      <text:p text:style-name="P4">
世界卫生组织（WHO）建议今年的冠病疫苗追加剂，应只针对XBB变种毒株。XBB是目前的冠病主流毒株之一。</text:p>
      <text:p text:style-name="P4">
路透社报道，世卫咨询小组星期四（5月18日）说，新的冠病疫苗制剂应产生对XBB.1.5或XBB.1.16变种毒株的抗体反应。</text:p>
      <text:p text:style-name="P4">
咨询小组说，实现针对XBB谱系的中和抗体反应的其他疫苗制剂或疫苗制剂开发平台，也可以列入考虑。</text:p>
      <text:p text:style-name="P4">
未来的冠病疫苗不会再针对冠病原始毒株。</text:p>
      <text:p text:style-name="P4">
咨询小组说，数据表明原始毒株已没有在人群中传播。而且接种针对原始毒株的疫苗，对当前的流行变种毒株所产生的中和抗体非常低或检测不到。</text:p>
      <text:p text:style-name="P4">
辉瑞/BioNtech、莫德纳和诺瓦瓦克斯等冠病疫苗制造商，已在各自开发针对XBB.1.5和其他当前流行冠病毒株的疫苗。</text:p>
      <text:p text:style-name="P4">
美国食品与药物管理局（FDA）6月将召开外部专家会议，讨论今年晚些时候推出的冠病疫苗的菌株成分，确定后，疫苗制造商料将更新它们的疫苗版本。</text:p>
      <text:p text:style-name="P4">
去年开发和分发的二价疫苗追加剂是针对奥密克戎变种毒株和原始毒株。</text:p>
      <text:p text:style-name="P4">
Source: <text:a xlink:type="simple" xlink:href="https://www.zaobao.com.sg/realtime/world/story20230519-1396078" text:style-name="Internet_20_link" text:visited-style-name="Visited_20_Internet_20_Link">
https://www.zaobao.com.sg/realtime/world/story20230519-1396078</text:a>
</text:p>
      <!--NEWS-->
      <text:h text:style-name="P10" text:outline-level="1">
<text:span text:style-name="T4">
破冰契機再現 中美商務部長下週將會面</text:span>
</text:h>
      <text:p text:style-name="P4">
Author: None (Language: zh)</text:p>
      <text:p text:style-name="P4">
Publisher: None</text:p>
      <text:p text:style-name="P4">
Time: 2023-05-19T07:00:00Z</text:p>
      <text:p text:style-name="P4">
Description: 此消息由中國駐美大使館於18日主動釋出，外界推測，中方很可能是在為今年下半年安排「拜習會」鋪路。隨著中美關係跌宕起伏，北京對這場部長級會談有何期待？</text:p>
      <text:p text:style-name="P4">
Videos: []</text:p>
      <text:p text:style-name="P4">
Images: ["<text:a xlink:type="simple" xlink:href="https://static.dw.com/image/58223660_303.jpg" text:style-name="Internet_20_link" text:visited-style-name="Visited_20_Internet_20_Link">
58223660_303.jpg</text:a>
", "<text:a xlink:type="simple" xlink:href="https://static.dw.com/image/56301326_401.jpg" text:style-name="Internet_20_link" text:visited-style-name="Visited_20_Internet_20_Link">
56301326_401.jpg</text:a>
"]</text:p>
      <text:p text:style-name="P4">
Subject: 时政风云</text:p>
      <text:p text:style-name="P4">
Subjects: ['德中关系', '南希·佩洛西', '奥巴马', '专题报道：习近平访美', '岛屿主权争端', '专题报道：全景观看“习马会”', '中国', '中共十九大', '人民币', '美国']</text:p>
      <text:p text:style-name="P4">
Keywords: ['美国', '中国', '中美关系', '中美贸易']</text:p>
      <text:p text:style-name="P4">
ID: 65673854</text:p>
      <!--METADATA-->
      <text:p text:style-name="P4">
<text:a xlink:type="simple" xlink:href="https://www.dw.com/zh/overlay/image/article/65673854/58223660" text:style-name="Internet_20_link" text:visited-style-name="Visited_20_Internet_20_Link">
 <draw:frame draw:style-name="fr1" draw:name="Image45" text:anchor-type="as-char" svg:width="6.9236in" svg:height="3.896998in" draw:z-index="0">
<draw:image xlink:href="../Images/dwzh/2023-05-19T07-00-00Z/58223660_303.jpg" xlink:type="simple" xlink:show="embed" xlink:actuate="onLoad" draw:mime-type="image/jpeg"/>
</draw:frame>
</text:a>
</text:p>
      <text:p text:style-name="P4">
中國商務部長王文濤計劃在華府會晤美國商務部長雷蒙多（Gina Raimondo，上圖）。</text:p>
      <text:p text:style-name="P4">
（德國之聲中文網）中國駐美國大使館週四（5月18日）宣布，中美商務部長和貿易代表將於下週在美國會晤。使館發言人劉鵬宇同日在線上記者會表示，中方對與美國在各層級恢復交流持「開放態度」，但前提是雙方須「相互尊重」。</text:p>
      <text:p text:style-name="P4">
「美方必須對中國建立正確的認識，」劉鵬宇告訴記者：「我們希望美方回歸理性和務實的中國政策，以便兩國都能有更好的發展、共同繁榮。」會後，他另以書面聲明表示，針對中美商務部長的會談內容，雙方目前仍在討論細節。</text:p>
      <text:p text:style-name="P4">
這場會談被視為中美關係的另一破冰契機，不過至截稿前，美國商務部和貿易代表辦公室皆未對此消息作出回應。</text:p>
      <text:p text:style-name="P4">
路透社引述匿名消息人士指出，中國商務部長王文濤計劃在華府會晤美國商務部長雷蒙多（GinaRaimondo），接著5月25日至26日在底特律出席亞太經濟合作組織（APEC）的部長會議，並藉此機會與美國貿易代表戴琪（KatherineTai）會面。</text:p>
      <text:p text:style-name="P4">
而中方正式公布此消息的同一天（18日），美國與台灣也宣布就「21世紀貿易倡議」達成第一階段談判，預計於今年上半年內正式簽署首批協定。路透社指出，此事預料將引起中國強烈抗議。</text:p>
      <text:p text:style-name="P4">
<draw:frame draw:style-name="fr1" draw:name="Image46" text:anchor-type="as-char" svg:width="6.9236in" svg:height="3.896998in" draw:z-index="0">
<draw:image xlink:href="../Images/dwzh/2023-05-19T07-00-00Z/56301326_401.jpg" xlink:type="simple" xlink:show="embed" xlink:actuate="onLoad" draw:mime-type="image/jpeg"/>
</draw:frame>
</text:p>
      <text:p text:style-name="P4">
美國貿易代表戴琪18日表示，台美「21世紀貿易倡議」達成第一階段談判。</text:p>
      <text:p text:style-name="P4">
美國貿易代表戴琪在新聞稿中寫道，這項成果是強化美台經濟關係的重要一步，「期待繼續這些談判，在最終達成一個強有力、高標準的貿易協議，以應對21世紀的經濟挑戰」。</text:p>
      <text:p text:style-name="P4">
台灣行政院經貿談判辦公室也在一份聲明中稱，這是台美雙邊經貿關係「深具歷史意義的一刻」，表示將儘速展開下一輪談判，目標在年底之前完成所有議題的談判。</text:p>
      <text:h text:style-name="P12" text:outline-level="3">
<text:span text:style-name="T4">
中美關係跌宕起伏</text:span>
</text:h>
      <text:p text:style-name="P4">
今年2月， <text:a xlink:type="simple" xlink:href="https://www.dw.com/zh/zh/击落间谍气球后-美国为何推迟对中国的制裁/a-65593443" text:style-name="Internet_20_link" text:visited-style-name="Visited_20_Internet_20_Link">
 </text:a>
，美國國務卿布林肯（Antony Blinken）因此推遲訪中，兩國關係陷入冰點。近期，美國不斷強調有意恢復與中國對話，以免雙方關係走向衝突。5月10日至11日，雙方即舉行了高層會談， <text:a xlink:type="simple" xlink:href="https://www.dw.com/zh/zh/中美關係解凍沙利文與王毅坦率長談8小時/a-65597495" text:style-name="Internet_20_link" text:visited-style-name="Visited_20_Internet_20_Link">
</text:a>
 。</text:p>
      <text:p text:style-name="P4">
然而，目前中美雙方仍未透露何時將 <text:a xlink:type="simple" xlink:href="https://www.dw.com/zh/zh/媒体中国拒绝重新安排布林肯访华行程/a-65334015" text:style-name="Internet_20_link" text:visited-style-name="Visited_20_Internet_20_Link">
 </text:a>
，或兩國元首通話。今年的APEC峰會將於11月在舊金山舉行；據《華爾街日報》15日分析，這可能成為再次舉行「拜習會」的契機，而中國正在為此鋪路。</text:p>
      <text:h text:style-name="P12" text:outline-level="3">
<text:span text:style-name="T4">
拜习同框! 两人见面说了什么</text:span>
</text:h>
      <text:p text:style-name="P4">
美國總統拜登（JoeBiden）上一次與中國國家主席習近平會晤，是在去年11月印尼20國集團（G20）領袖峰會前夕。當時雙方同意將保持戰略溝通、經常磋商。中國駐美使館發言人劉鵬宇18日表示，美方應該把去年「拜習會」達成的協議「付諸實踐」，並妥善處理敏感的台灣問題。</text:p>
      <text:p text:style-name="P4">
劉鵬宇補充說，  美國應與中國合作，為兩國領袖「未來的互動創造有利條件」  。</text:p>
      <text:p text:style-name="P4">
部分美國共和黨國會議會批評，拜登政府積極安排與北京互動，顯示美國對中態度軟化，並強調從過去數十年的雙方互動來看，保持關係也未能改變中國政府在一系列貿易、安全和人權問題上的做法。</text:p>
      <text:p text:style-name="P4">
（路透社、台灣中央社、《華爾街日報》）</text:p>
      <text:p text:style-name="P4">
Source: <text:a xlink:type="simple" xlink:href="https://www.dw.com/zh/破冰契機再現-中美商務部長下週將會面/a-65673854" text:style-name="Internet_20_link" text:visited-style-name="Visited_20_Internet_20_Link">
https://www.dw.com/zh/破冰契機再現-中美商務部長下週將會面/a-65673854?maca=chi-rss-chi-all-1127-rdf</text:a>
</text:p>
      <!--NEWS-->
      <text:h text:style-name="P10" text:outline-level="1">
<text:span text:style-name="T4">
法属新喀里多尼亚岛附近规模7.7强震 发布海啸警报</text:span>
</text:h>
      <text:p text:style-name="P4">
Publisher: 法新社</text:p>
      <text:p text:style-name="P4">
Published Time: 2023-05-19T07:02:08+00:00</text:p>
      <text:p text:style-name="P4">
Modified Time: 2023-05-19T06:50:02+00:00</text:p>
      <text:p text:style-name="P4">
Description: （法新社雪梨19日电） 美国地质调查所（USGS）指出，南太平洋法属新喀里多尼亚岛（New Caledonia）东南方海域今天发生规模7.7强震，并引发海啸警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3.617581in" draw:z-index="0">
<draw:image xlink:href="../Images/rficn/2023-05-19T07-02-08-00-00/000000.png" xlink:type="simple" xlink:show="embed" xlink:actuate="onLoad" draw:mime-type="image/png"/>
</draw:frame>
</text:p>
      <text:p text:style-name="P4">
美国地质调查所指出，侦测到这起地震震源深度为37公里。</text:p>
      <text:p text:style-name="P4">
太平洋海啸警报中心（Pacific Tsunami WarningCenter）透过声明表示：「根据初步地震参数，地震震源1000公里内的沿海地区可能会发生危险的海啸。」</text:p>
      <text:p text:style-name="P4">
太平洋海啸警报中心呼吁受威胁沿海地区的民众保持警戒。</text:p>
      <text:p text:style-name="P4">
Source: <text:a xlink:type="simple" xlink:href="https://www.rfi.fr/cn/%E5%9B%BD%E9%99%85%E6%8A%A5%E9%81%93/20230519-%E6%B3%95%E5%B1%9E%E6%96%B0%E5%96%80%E9%87%8C%E5%A4%9A%E5%B0%BC%E4%BA%9A%E5%B2%9B%E9%99%84%E8%BF%91%E8%A7%84%E6%A8%A17-7%E5%BC%BA%E9%9C%87-%E5%8F%91%E5%B8%83%E6%B5%B7%E5%95%B8%E8%AD%A6%E6%8A%A5" text:style-name="Internet_20_link" text:visited-style-name="Visited_20_Internet_20_Link">
https://www.rfi.fr/cn/%E5%9B%BD%E9%99%85%E6%8A%A5%E9%81%93/20230519-%E6%B3%95%E5%B1%9E%E6%96%B0%E5%96%80%E9%87%8C%E5%A4%9A%E5%B0%BC%E4%BA%9A%E5%B2%9B%E9%99%84%E8%BF%91%E8%A7%84%E6%A8%A17-7%E5%BC%BA%E9%9C%87-%E5%8F%91%E5%B8%83%E6%B5%B7%E5%95%B8%E8%AD%A6%E6%8A%A5</text:a>
</text:p>
      <!--NEWS-->
      <text:h text:style-name="P10" text:outline-level="1">
<text:span text:style-name="T4">
美国和台湾就“21世纪贸易倡议”第一部分达成协议</text:span>
</text:h>
      <text:p text:style-name="P4">
Author: 联合早报 (Person)</text:p>
      <text:p text:style-name="P4">
Publisher: 联合早报 (Organization)</text:p>
      <text:p text:style-name="P4">
Published Time: 2023-05-19T07:09</text:p>
      <text:p text:style-name="P4">
Modified Time: 2023-05-19T09:00</text:p>
      <text:p text:style-name="P4">
Description: 美国和台湾就《美台二十一世纪贸易倡议》第一部分达成协议，协议涵盖海关和边境程序、监管做法以及小型企业。路透社报道，美国贸易代表办公室星期四（5月18日）发表声明说，签署《美台二十一...</text:p>
      <text:p text:style-name="P4">
Videos: []</text:p>
      <text:p text:style-name="P4">
Audios: []</text:p>
      <text:p text:style-name="P4">
Images: []</text:p>
      <text:p text:style-name="P4">
Type: NewsArticle</text:p>
      <text:p text:style-name="P4">
Breadcrumbs: ['即时', '国际']</text:p>
      <text:p text:style-name="P4">
Keywords: ['美国', '台湾', '贸易', '戴琪', '美台关系', '关税']</text:p>
      <!--METADATA-->
      <text:p text:style-name="P4">
美国和台湾就《美台二十一世纪贸易倡议》第一部分达成协议，协议涵盖海关和边境程序、监管做法以及小型企业。</text:p>
      <text:p text:style-name="P4">
路透社报道，美国贸易代表办公室星期四（5月18日）发表声明说，签署《美台二十一世纪贸易倡议》初步协议后，美国和台湾将开始就其他更复杂的贸易领域，包括农业、数码贸易、劳工与环境标准、国有企业和非市场政策和做法，进行谈判。</text:p>
      <text:p text:style-name="P4">
美国贸易代表戴琪在一份声明中说，这项协议巩固了美台关系，并证明双方可以共同努力，为美国和台湾的人民推进贸易优先事项。</text:p>
      <text:p text:style-name="P4">
戴琪说：“我们期待继续（与台湾）进行协商，并最终敲定一项强有力的高标准贸易协定，以应对21世纪的经济挑战。”</text:p>
      <text:p text:style-name="P4">
台湾行政院经贸谈判办公室称这项协议“深具历史意义”，并表明台湾的目标是在今年年底前完成所有剩余问题的谈判。</text:p>
      <text:p text:style-name="P4">
美国和台湾达成的协议预计不会改变商品关税，但协议的支持者称，它将加强美国和台湾之间的经济联系，扩大美国对台湾的出口，并增强台湾抵制来自中国大陆的经济胁迫的能力。</text:p>
      <text:p text:style-name="P4">
Source: <text:a xlink:type="simple" xlink:href="https://www.zaobao.com.sg/realtime/world/story20230519-1396081" text:style-name="Internet_20_link" text:visited-style-name="Visited_20_Internet_20_Link">
https://www.zaobao.com.sg/realtime/world/story20230519-1396081</text:a>
</text:p>
      <!--NEWS-->
      <text:h text:style-name="P10" text:outline-level="1">
<text:span text:style-name="T4">
日股站上3万点 直飙30多年来新高</text:span>
</text:h>
      <text:p text:style-name="P4">
Publisher: 法新社</text:p>
      <text:p text:style-name="P4">
Published Time: 2023-05-19T07:32:08+00:00</text:p>
      <text:p text:style-name="P4">
Modified Time: 2023-05-19T07:05:02+00:00</text:p>
      <text:p text:style-name="P4">
Description: （法新社东京19日电） 日圆疲软，加上��场乐观看待美国避免灾难性债务违约的谈判，东京股��今天收涨，创逾30年来新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8" text:anchor-type="as-char" svg:width="6.9236in" svg:height="3.617581in" draw:z-index="0">
<draw:image xlink:href="../Images/rficn/2023-05-19T07-32-08-00-00/000000.png" xlink:type="simple" xlink:show="embed" xlink:actuate="onLoad" draw:mime-type="image/png"/>
</draw:frame>
</text:p>
      <text:p text:style-name="P4">
日股日经225指数收涨234.42点或0.77%，来到30808.35点；东证股价指数收涨3.84点或0.18%，来到2161.69点。</text:p>
      <text:p text:style-name="P4">
Source: <text:a xlink:type="simple" xlink:href="https://www.rfi.fr/cn/%E8%B4%A2%E7%BB%8F%E5%BF%AB%E8%AE%AF/20230519-%E6%97%A5%E8%82%A1%E7%AB%99%E4%B8%8A3%E4%B8%87%E7%82%B9-%E7%9B%B4%E9%A3%9930%E5%A4%9A%E5%B9%B4%E6%9D%A5%E6%96%B0%E9%AB%98" text:style-name="Internet_20_link" text:visited-style-name="Visited_20_Internet_20_Link">
https://www.rfi.fr/cn/%E8%B4%A2%E7%BB%8F%E5%BF%AB%E8%AE%AF/20230519-%E6%97%A5%E8%82%A1%E7%AB%99%E4%B8%8A3%E4%B8%87%E7%82%B9-%E7%9B%B4%E9%A3%9930%E5%A4%9A%E5%B9%B4%E6%9D%A5%E6%96%B0%E9%AB%98</text:a>
</text:p>
      <!--NEWS-->
      <text:h text:style-name="P10" text:outline-level="1">
<text:span text:style-name="T4">
德桑蒂斯挑明特朗普难再当选 “只有拜登和我”有机会</text:span>
</text:h>
      <text:p text:style-name="P4">
Author: 联合早报 (Person)</text:p>
      <text:p text:style-name="P4">
Publisher: 联合早报 (Organization)</text:p>
      <text:p text:style-name="P4">
Published Time: 2023-05-19T08:02</text:p>
      <text:p text:style-name="P4">
Modified Time: 2023-05-19T11:12</text:p>
      <text:p text:style-name="P4">
Description: 知情者称，美国共和党籍佛罗里达州州长德桑蒂斯预计将在下周，正式宣布参加2024年总统选举。根据一段电话录音，德桑蒂斯私下向共和党的大金主表明，前总统特朗普无法再次赢得总统选举。《纽...</text:p>
      <text:p text:style-name="P4">
Videos: []</text:p>
      <text:p text:style-name="P4">
Audios: []</text:p>
      <text:p text:style-name="P4">
Images: []</text:p>
      <text:p text:style-name="P4">
Type: NewsArticle</text:p>
      <text:p text:style-name="P4">
Breadcrumbs: ['即时', '国际']</text:p>
      <text:p text:style-name="P4">
Keywords: ['美国总统选举', '共和党', '特朗普', '拜登']</text:p>
      <!--METADATA-->
      <text:p text:style-name="P4">
知情者称，美国共和党籍佛罗里达州州长德桑蒂斯预计将在下周，正式宣布参加2024年总统选举。根据一段电话录音，德桑蒂斯私下向共和党的大金主表明，前总统特朗普无法再次赢得总统选举。</text:p>
      <text:p text:style-name="P4">
《纽约时报》听到德桑蒂斯星期四（5月18日）在共和党一场活动中的这段讲话录音。这场活动是由支持德桑蒂斯的“超级政治行动委员会”（Super PAC）举办。</text:p>
      <text:p text:style-name="P4">
德桑蒂斯当天下午通过电话，告诉出席这场活动的共和党大金主和支持者，在明年的总统选举中，只有三个人具备条件，而他是唯一有能力赢得共和党党内初选和全国选举的人。</text:p>
      <text:p text:style-name="P4">
这是德桑蒂斯迄今为止，最直接挑明将与特朗普争夺大位的讲话。</text:p>
      <text:p text:style-name="P4">
德桑蒂斯告诉捐助者：“目前来看，只有三个人具备条件。那就是拜登、特朗普和我。”</text:p>
      <text:p text:style-name="P4">
但德桑蒂斯进一步说：“在这三人之中的两人，有机会成为下一任总统，那就是拜登和我。摇摆州的所有数据显示，这次选举对前总统（特朗普）并不利，他恐怕无法力挽狂澜，因为他没有办法改变人们对他的看法。”</text:p>
      <text:p text:style-name="P4">
迈阿密下星期四（5月25日）将举行一场大型筹款集会。三名熟悉德桑蒂斯盘算的人透露，德桑蒂斯预计将在这场集会之前，正式向联邦选举委员会提交竞选文件，宣布他的候选资格，并通过25日的筹款集会展示他背后的财力。</text:p>
      <text:p text:style-name="P4">
德桑蒂斯在正式宣布竞选总统后才可以展开竞选筹款活动。</text:p>
      <text:p text:style-name="P4">
Source: <text:a xlink:type="simple" xlink:href="https://www.zaobao.com.sg/realtime/world/story20230519-1396085" text:style-name="Internet_20_link" text:visited-style-name="Visited_20_Internet_20_Link">
https://www.zaobao.com.sg/realtime/world/story20230519-1396085</text:a>
</text:p>
      <!--NEWS-->
      <text:h text:style-name="P10" text:outline-level="1">
<text:span text:style-name="T4">
美台完成贸易倡议谈判 戴琪：强化经济关系重要一步</text:span>
</text:h>
      <text:p text:style-name="P4">
Publisher: 法新社</text:p>
      <text:p text:style-name="P4">
Published Time: 2023-05-19T08:02:08+00:00</text:p>
      <text:p text:style-name="P4">
Modified Time: 2023-05-19T07:35:03+00:00</text:p>
      <text:p text:style-name="P4">
Description: （法新社华盛顿17日电） 在华府与北京紧张局势日益加剧之际，美国与台湾已完成贸易协议谈判，以深化双方的经济关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3.617581in" draw:z-index="0">
<draw:image xlink:href="../Images/rficn/2023-05-19T08-02-08-00-00/000000.png" xlink:type="simple" xlink:show="embed" xlink:actuate="onLoad" draw:mime-type="image/png"/>
</draw:frame>
</text:p>
      <text:p text:style-name="P4">
美国贸易代表戴琪（Katherine Tai）今天发表声明说：「这项成果是强化美台经济关系的重要一步。」</text:p>
      <text:p text:style-name="P4">
美台21世纪贸易倡议（US-Taiwan Initiative on 21st-CenturyTrade）盼藉由简化海关检查、改善法规程序与建立美台之间的反贪措施来促进贸易。</text:p>
      <text:p text:style-name="P4">
戴琪在声明中说，美台21世纪贸易倡议的第一份协定，将允许美国企业引进更多产品至台湾，同时建立更透明、精简的法规程序，促进双方市场投资与经济机会，尤其是对中小企业。</text:p>
      <text:p text:style-name="P4">
美国贸易代表署表示，这项协定仍需经由双方签署，将「深化美台贸易伙伴关系、强化贸易流量，促进劳工与企业的创新及包容性经济成长」。</text:p>
      <text:p text:style-name="P4">
戴琪说：「我们期待持续这些协商，敲定能处理21世纪迫切经济挑战的强健、高标准贸易协定。」</text:p>
      <text:p text:style-name="P4">
Source: <text:a xlink:type="simple" xlink:href="https://www.rfi.fr/cn/%E5%9B%BD%E9%99%85%E6%8A%A5%E9%81%93/20230519-%E7%BE%8E%E5%8F%B0%E5%AE%8C%E6%88%90%E8%B4%B8%E6%98%93%E5%80%A1%E8%AE%AE%E8%B0%88%E5%88%A4-%E6%88%B4%E7%90%AA-%E5%BC%BA%E5%8C%96%E7%BB%8F%E6%B5%8E%E5%85%B3%E7%B3%BB%E9%87%8D%E8%A6%81%E4%B8%80%E6%AD%A5" text:style-name="Internet_20_link" text:visited-style-name="Visited_20_Internet_20_Link">
https://www.rfi.fr/cn/%E5%9B%BD%E9%99%85%E6%8A%A5%E9%81%93/20230519-%E7%BE%8E%E5%8F%B0%E5%AE%8C%E6%88%90%E8%B4%B8%E6%98%93%E5%80%A1%E8%AE%AE%E8%B0%88%E5%88%A4-%E6%88%B4%E7%90%AA-%E5%BC%BA%E5%8C%96%E7%BB%8F%E6%B5%8E%E5%85%B3%E7%B3%BB%E9%87%8D%E8%A6%81%E4%B8%80%E6%AD%A5</text:a>
</text:p>
      <!--NEWS-->
      <text:h text:style-name="P10" text:outline-level="1">
<text:span text:style-name="T4">
中国与中亚峰会 习近平吁充分释放合作潜力</text:span>
</text:h>
      <text:p text:style-name="P4">
Publisher: 法新社</text:p>
      <text:p text:style-name="P4">
Published Time: 2023-05-19T08:02:09+00:00</text:p>
      <text:p text:style-name="P4">
Modified Time: 2023-05-19T07:35:02+00:00</text:p>
      <text:p text:style-name="P4">
Description: （法新社西安19日电） 中国国家主席习近平今天在中国-中亚峰会时呼吁中国与中亚五国要「充分释放」经贸、产能、能源、交通等传统合作潜力，携手建设一个合作共赢、相互成就的共同体。</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0" text:anchor-type="as-char" svg:width="6.9236in" svg:height="3.617581in" draw:z-index="0">
<draw:image xlink:href="../Images/rficn/2023-05-19T08-02-09-00-00/000000.png" xlink:type="simple" xlink:show="embed" xlink:actuate="onLoad" draw:mime-type="image/png"/>
</draw:frame>
</text:p>
      <text:p text:style-name="P4">
中国本周在西安举行中国-中亚峰会，习近平担任东道主接待哈萨克、吉尔吉斯、塔吉克、土库曼、乌兹别克等国领袖。</text:p>
      <text:p text:style-name="P4">
北京称这是中国与中亚五国建交31年来，六国元首第一次以实体形式举办峰会，在中国与中亚关系发展史上具里程碑意义，特别西安更是两千多年前古丝绸之路的起点。</text:p>
      <text:p text:style-name="P4">
北京表示与哈萨克、吉尔吉斯、塔吉克、土库曼、乌兹别克等国的贸易去年来到700亿美元，今年第一季对比去年同期又成长22%。</text:p>
      <text:p text:style-name="P4">
中亚已是中国国家主席习近平标志性地缘战略「一带一路」基础建设倡议的关键地区。目前全球约有150个国家地区接受北京融资修桥铺路、建机场、铁道和水力发电厂等。</text:p>
      <text:p text:style-name="P4">
习近平在峰会发表谈话指出，彼此要充分释放经贸、产能、能源、交通等传统合作潜力，打造金融、农业、减贫、绿色低碳、医疗卫生、数字创新等新增长点，携手建设一个合作共赢、相互成就的共同体。</text:p>
      <text:p text:style-name="P4">
习近平还说中国与中亚应坚持守望相助，「要深化战略互信，在涉及主权、独立、民族尊严、长远发展等核心利益问题上，始终给予彼此明确、有力支持，携手建设一个守望相助、团结互信的共同体」。</text:p>
      <text:p text:style-name="P4">
俄罗斯去年2月底入侵乌克兰后深陷西方祭出的制裁网，中国继续向中亚推动大型基建计画，有意填补俄国无暇照顾后院这些前苏联加盟共和国的权力真空。</text:p>
      <text:p text:style-name="P4">
习近平也说中国与中亚应坚持共同发展，「继续在共建一带一路合作方面走在前列，推动落实全球发展倡议， 深化战略互信」并期盼下届峰会于2025年在哈萨克再次聚首。</text:p>
      <text:p text:style-name="P4">
Source: <text:a xlink:type="simple" xlink:href="https://www.rfi.fr/cn/%E5%9B%BD%E9%99%85%E6%8A%A5%E9%81%93/20230519-%E4%B8%AD%E5%9B%BD%E4%B8%8E%E4%B8%AD%E4%BA%9A%E5%B3%B0%E4%BC%9A-%E4%B9%A0%E8%BF%91%E5%B9%B3%E5%90%81%E5%85%85%E5%88%86%E9%87%8A%E6%94%BE%E5%90%88%E4%BD%9C%E6%BD%9C%E5%8A%9B" text:style-name="Internet_20_link" text:visited-style-name="Visited_20_Internet_20_Link">
https://www.rfi.fr/cn/%E5%9B%BD%E9%99%85%E6%8A%A5%E9%81%93/20230519-%E4%B8%AD%E5%9B%BD%E4%B8%8E%E4%B8%AD%E4%BA%9A%E5%B3%B0%E4%BC%9A-%E4%B9%A0%E8%BF%91%E5%B9%B3%E5%90%81%E5%85%85%E5%88%86%E9%87%8A%E6%94%BE%E5%90%88%E4%BD%9C%E6%BD%9C%E5%8A%9B</text:a>
</text:p>
      <!--NEWS-->
      <text:h text:style-name="P10" text:outline-level="1">
<text:span text:style-name="T4">
评论 | 魏京生：统独之争已经过时</text:span>
</text:h>
      <text:p text:style-name="P4">
Author: None</text:p>
      <text:p text:style-name="P4">
Publisher: Radio Free Asia (Organization)</text:p>
      <text:p text:style-name="P4">
Published Time: 2023-05-19T08:06:00-04:00</text:p>
      <text:p text:style-name="P4">
Modified Time: 2023-05-19T11:59:25-04:00</text:p>
      <text:p text:style-name="P4">
Description: None</text:p>
      <text:p text:style-name="P4">
Videos: []</text:p>
      <text:p text:style-name="P4">
Audios: ["<text:a xlink:type="simple" xlink:href="https://www.rfa.org/mandarin/pinglun/weijingsheng/wjs-0519202307430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4.612011in" draw:z-index="0">
<draw:image xlink:href="../Images/rfamandarin/2023-05-19T08-06-00-04-00/000000.png" xlink:type="simple" xlink:show="embed" xlink:actuate="onLoad" draw:mime-type="image/png"/>
</draw:frame>
 台湾军队仪仗队参加升旗仪式 <text:a xlink:type="simple" xlink:href="https://www.rfa.org/mandarin/pinglun/weijingsheng/wjs-05192023074308.html/@@images/image" text:style-name="Internet_20_link" text:visited-style-name="Visited_20_Internet_20_Link">
</text:a>
路透社图片  <text:a xlink:type="simple" xlink:href="https://www.rfa.org/mandarin/pinglun/weijingsheng/wjs-05192023074308.html/@@stream" text:style-name="Internet_20_link" text:visited-style-name="Visited_20_Internet_20_Link">
</text:a>
</text:p>
      <text:p text:style-name="P4">
台湾现任副总统，也是下一届总统的候选人赖清德说，台湾本来就是独立的，没必要再宣布一次独立。国民党的候选人侯有宜也说：中华民国有独立的主权。就是既有主权也是独立的，不受任何国家管辖也不是别人的附属国。美国政府也强调：联合国的决议从来没有否认中华民国的主权。    国际国内都承认了中华民国的主权独立，这应该没有争议了吧。因此各国对习近平的武统台湾，持坚决反对的态度，并声明将参与保卫台湾，也就是合理合法的行动纲领了。反过来说中共的武统战争就不合理也不合法了。形势对习近平好像不太有利。    回顾台湾人自己的统独之争，实在没道理也可笑。多年前我和民进党前辈施明德先生对谈，就谈到了这种不合理。统一，你和谁统一呢？因为打不过人家才撤退到台湾来，现在仍然打不过，你想被共产党统一吗？两党的选民和老百姓都不同意。无论是和统还是武统，都不合民意。    谈到台独就更可笑了。施明德先生也同意：台湾又不受中共管辖，从来就是独立的，还要从哪儿独立出去呢？要求独立的前提是现在不独立，也就是自己否认自己的独立主权。你现在受共产党管辖还是受日本管辖呢？这不是在给中共攻打台湾制造借口吗？更没道理。    现在国际国内都清醒地认识到：坚守中华民国的独立主权，是保护台湾人民和国际社会利益的最好立场。不合道理的统独之争应该抛弃。国际社会从商业利益出发的假装模糊的态度，也应该收起了。统独之争和继续模糊，只会酿成更大的灾难，不符合所有人的利益，也不符合中国人民的利益，仅仅符合共产党的利益而已。    对大陆的老百姓来说，人家台湾人民自己过得好好的，你凭什么要去统一人家呢？统一人家对你有什么好处呢？人家自己搞得好，比你富裕了，你就想抢人家，这不是强盗逻辑吗？至少也是红眼病，不怎么光彩。    被习近平的宣传忽悠的粉红们也要想一想，就算你武统成功，台湾也被摧毁了。能得到什么呢？只能得到被全世界制裁和围攻，经济进一步衰退，生活更加困苦。不说打回石器时代吧，至少也一夜回到解放前。你愿意吗？你儿女们也愿意吗？不为别人着想，至少也为自己想一想吧。    小老百姓平时不关心政治，跟着人家瞎起哄。可是那些吃政治饭的大人物们也不懂吗？插个尾巴比猴还精的他们，为什么也干吃亏的事儿呢？那我们就要看看他们藏在背后的阴谋了。凡事都有它的道理，没有台前的就有背后的，没有你们的好处就有别人的好处。    按照福尔摩斯的原理：谁得利谁就有嫌疑。发动战争就可以解决内部的矛盾，这是自古以来政客们常用的手段。现在是谁陷入内外交困而不能自拔呢？好像是共产党和习近平同志。一场战争会动员起民族主义的狂热，提高人民对苦难的忍受力，不合理地消灭政治对手也会被大众所接受。以上及很多对掌权者的好处，正是内外交困的政客所需要的。    牺牲台湾人民的利益，牺牲大陆人民的利益，让台湾和大陆人民一起陷入灾难，只为了一小撮共产党官僚们的利益。这确实很不值得。知道这个利害关系后，就不要跟着共产党的宣传瞎起哄了。</text:p>
      <text:p text:style-name="P4">
（文章只代表特约评论员个人的立场和观点）</text:p>
      <text:p text:style-name="P4">
Source: <text:a xlink:type="simple" xlink:href="https://www.rfa.org/mandarin/pinglun/weijingsheng/wjs-05192023074308.html" text:style-name="Internet_20_link" text:visited-style-name="Visited_20_Internet_20_Link">
https://www.rfa.org/mandarin/pinglun/weijingsheng/wjs-05192023074308.html</text:a>
</text:p>
      <!--NEWS-->
      <text:h text:style-name="P10" text:outline-level="1">
<text:span text:style-name="T4">
台美談判21世紀貿易倡議 中國不滿</text:span>
</text:h>
      <text:p text:style-name="P4">
Author: None (Language: zh)</text:p>
      <text:p text:style-name="P4">
Publisher: None</text:p>
      <text:p text:style-name="P4">
Time: 2023-05-19T08:26:00Z</text:p>
      <text:p text:style-name="P4">
Description: 近期美國與台灣政府官員密切往來，18日雙方宣布「21世紀貿易倡議」初步談判完成。此一重大進展顯示美台關係繼續深化，中國對此表達不滿。美台談判包含哪些內容？</text:p>
      <text:p text:style-name="P4">
Videos: []</text:p>
      <text:p text:style-name="P4">
Images: ["<text:a xlink:type="simple" xlink:href="https://static.dw.com/image/62844282_303.jpg" text:style-name="Internet_20_link" text:visited-style-name="Visited_20_Internet_20_Link">
62844282_303.jpg</text:a>
", "<text:a xlink:type="simple" xlink:href="https://static.dw.com/image/59455750_401.jpg" text:style-name="Internet_20_link" text:visited-style-name="Visited_20_Internet_20_Link">
59455750_401.jpg</text:a>
", "<text:a xlink:type="simple" xlink:href="https://static.dw.com/image/62004325_401.jpg" text:style-name="Internet_20_link" text:visited-style-name="Visited_20_Internet_20_Link">
62004325_401.jpg</text:a>
"]</text:p>
      <text:p text:style-name="P4">
Subject: 经济纵横</text:p>
      <text:p text:style-name="P4">
Subjects: ['汉诺威工业博览会']</text:p>
      <text:p text:style-name="P4">
Keywords: ['台美21世纪贸易倡议', '美台关系', '两岸关系', '贸易', '戴琪', '关税', '中小企业', '印太经济框架']</text:p>
      <text:p text:style-name="P4">
ID: 65674861</text:p>
      <!--METADATA-->
      <text:p text:style-name="P4">
<text:a xlink:type="simple" xlink:href="https://www.dw.com/zh/overlay/image/article/65674861/62844282" text:style-name="Internet_20_link" text:visited-style-name="Visited_20_Internet_20_Link">
 <draw:frame draw:style-name="fr1" draw:name="Image52" text:anchor-type="as-char" svg:width="6.9236in" svg:height="3.896998in" draw:z-index="0">
<draw:image xlink:href="../Images/dwzh/2023-05-19T08-26-00Z/62844282_303.jpg" xlink:type="simple" xlink:show="embed" xlink:actuate="onLoad" draw:mime-type="image/jpeg"/>
</draw:frame>
</text:a>
</text:p>
      <text:p text:style-name="P4">
18日，台美21世紀貿易倡議達成第一階段談判，雙方將強調這代表關係的深化。圖為台北一間餐廳外懸掛美台旗幟。（資料照）</text:p>
      <text:p text:style-name="P4">
（德國之聲中文網）美國貿易代表辦公室週四（5月18日）宣布，美國和台灣的「21世紀貿易倡議」（U.S.-Taiwan Initiative on 21st-Century Trade），已達成第一階段談判。</text:p>
      <text:p text:style-name="P4">
根據台灣行政院經貿談判辦公室的新聞稿，這是台美雙方「自1979年以來所簽署結構最為完整的貿易協定」，象徵著台灣的經貿制度「符合國際高標準的重要里程碑」，也是<text:a xlink:type="simple" xlink:href="https://www.dw.com/zh/zh/台美21世紀貿易倡議啟動談判-專家走向fta第一步/a-62845314" text:style-name="Internet_20_link" text:visited-style-name="Visited_20_Internet_20_Link">
 </text:a>
 。</text:p>
      <text:p text:style-name="P4">
2022年5月，美國總統拜登在日本宣布啟動「 <text:a xlink:type="simple" xlink:href="https://www.dw.com/zh/zh/美国与印太国家启动新一代贸易谈判-不涉及关税减免/a-63056549" text:style-name="Internet_20_link" text:visited-style-name="Visited_20_Internet_20_Link">
 </text:a>
 」（IPEF），首批成員並不包含台灣。不過，美國貿易代表戴琪（KatherineTai）接受日媒訪問時曾說，除了貿易暨投資架構協定（TIFA）之外， <text:a xlink:type="simple" xlink:href="https://www.dw.com/zh/zh/戴琪今夏展開ipef談判-與台灣另有磋商/a-61970476" text:style-name="Internet_20_link" text:visited-style-name="Visited_20_Internet_20_Link">
 </text:a>
 。</text:p>
      <text:p text:style-name="P4">
同年6月， <text:a xlink:type="simple" xlink:href="https://www.dw.com/zh/zh/台美21世紀貿易倡議首次會談-雙方談了什麼/a-62283581" text:style-name="Internet_20_link" text:visited-style-name="Visited_20_Internet_20_Link">
 </text:a>
。至今，雙方談的12項議題內，「貿易便捷化、良好法制作業、服務業國內規章、反貪腐、中小企業」等5項議題，已經完成談判。雙方預計未來幾週內簽署首批協定，之後再繼續磋商農業、數位貿易、勞動與環境標準、國營企業、非市場政策和做法等更為複雜的貿易領域，目標是2023年底之前完成所有議題的談判。</text:p>
      <text:p text:style-name="P4">
<draw:frame draw:style-name="fr1" draw:name="Image53" text:anchor-type="as-char" svg:width="6.9236in" svg:height="3.896998in" draw:z-index="0">
<draw:image xlink:href="../Images/dwzh/2023-05-19T08-26-00Z/59455750_401.jpg" xlink:type="simple" xlink:show="embed" xlink:actuate="onLoad" draw:mime-type="image/jpeg"/>
</draw:frame>
</text:p>
      <text:p text:style-name="P4">
圖為美國貿易代表戴琪2021年5月出席美國國會聽證會。</text:p>
      <text:h text:style-name="P12" text:outline-level="3">
<text:span text:style-name="T4">
美台關係深化 中國有什麼反應？</text:span>
</text:h>
      <text:p text:style-name="P4">
美國貿易代表戴琪18日在聲明中表示，此談判強化美台關係，展現雙方能共同合作，為人民促進貿易優先事項。戴琪說：「我們期盼繼續這些談判，最終可以促成一個強健、高標準的貿易協定，以應對21世紀的經濟挑戰。」</text:p>
      <text:p text:style-name="P4">
台灣經貿談判辦公室總代表鄧振中告訴台灣中央社，「21世紀貿易倡議」首批協定可解讀為「美國要具體深化台美經貿關係的實質表現」，其內文不同於過去台美簽署的備忘錄，反而類似於貿易協定，結構相當完整、文字也來回斟酌。鄧振中表示，台灣將由駐美代表蕭美琴在美國華府簽署首批協定。</text:p>
      <text:p text:style-name="P4">
對此，台灣總統蔡英文表示肯定與期待，盼藉由後續談判替雙方經貿「創造更多利基」。中國則表達了不滿；據彭博社報導，中國駐美國使館在台美倡議宣布之後發聲明，要求美國不可以與台灣洽談「具有主權意涵或官方性質」的協議，或是以經貿往來為名，「對台獨分裂勢力發出錯誤信號」。</text:p>
      <text:p text:style-name="P4">
台美宣布「21世紀貿易倡議」新進展的同日稍早， <text:a xlink:type="simple" xlink:href="https://www.dw.com/zh/zh/破冰契機再現-中美商務部長下週將會面/a-65673854" text:style-name="Internet_20_link" text:visited-style-name="Visited_20_Internet_20_Link">
 </text:a>
 。據路透社報導，王文濤將在華府會晤美國商務部長雷蒙多（GinaRaimondo），並在亞太經濟合作組織（APEC）的部長會議時會見戴琪。</text:p>
      <text:p text:style-name="P4">
近期美國與台灣政府之間的高層級互動頻繁，4月蔡英文造訪中美洲時更曾過境美國，在加州與美國眾院議長麥卡錫（Kevin McCarthy）會面。中國 <text:a xlink:type="simple" xlink:href="https://www.dw.com/zh/zh/麥卡錫將見蔡英文-北京傷害中國民族感情/a-64904175" text:style-name="Internet_20_link" text:visited-style-name="Visited_20_Internet_20_Link">
</text:a>
 ，除了 <text:a xlink:type="simple" xlink:href="https://www.dw.com/zh/zh/反制蔡麥會-中國制裁台駐美代表蕭美琴/a-65202943" text:style-name="Internet_20_link" text:visited-style-name="Visited_20_Internet_20_Link">
</text:a>
 ，也在台灣附近展開軍演。</text:p>
      <text:p text:style-name="P4">
<draw:frame draw:style-name="fr1" draw:name="Image54" text:anchor-type="as-char" svg:width="6.9236in" svg:height="3.896998in" draw:z-index="0">
<draw:image xlink:href="../Images/dwzh/2023-05-19T08-26-00Z/62004325_401.jpg" xlink:type="simple" xlink:show="embed" xlink:actuate="onLoad" draw:mime-type="image/jpeg"/>
</draw:frame>
</text:p>
      <text:p text:style-name="P4">
2022年6月，台灣行政院召開「深化台美經貿關係重大成果記者會」。圖為台灣行政院經貿談判辦公室總代表鄧振中。</text:p>
      <text:h text:style-name="P12" text:outline-level="3">
<text:span text:style-name="T4">
首批協定包含哪些內容？</text:span>
</text:h>
      <text:p text:style-name="P4">
路透社指出，「21世紀貿易倡議」不會改變商品關稅，但支持者認為，它有助於強化台灣與美國之間的經濟紐帶，並開放更多美國的產品出口至台灣，也會增強台灣抵禦中國經濟脅迫的能力。</text:p>
      <text:p text:style-name="P4">
針對海關與貿易便捷化，這將會減少美國企業向台灣出口產品的繁文縟節，容許企業以電子形式提交海關表格、透過網路支付關稅等費用，以減少船隻等待通關的時間。</text:p>
      <text:p text:style-name="P4">
在良好法制作業與服務業規章方面，將簡化跨境經營企業申請執照的流程，並促進公平競爭的機會。反貪腐的部分，則是以美國、墨西哥與加拿大貿易協定為基礎，內容涵蓋洗錢問題的處理，並拒絕涉貪的外國公職人員入境。至於中小企業的部分，則將促進跨境投資。</text:p>
      <text:p text:style-name="P4">
（綜合報導）</text:p>
      <text:p text:style-name="P4">
Source: <text:a xlink:type="simple" xlink:href="https://www.dw.com/zh/台美談判21世紀貿易倡議-中國不滿/a-65674861" text:style-name="Internet_20_link" text:visited-style-name="Visited_20_Internet_20_Link">
https://www.dw.com/zh/台美談判21世紀貿易倡議-中國不滿/a-65674861?maca=chi-rss-chi-all-1127-rdf</text:a>
</text:p>
      <!--NEWS-->
      <text:h text:style-name="P10" text:outline-level="1">
<text:span text:style-name="T4">
英国挪威签署协议 携手保护海底关键能源设施</text:span>
</text:h>
      <text:p text:style-name="P4">
Publisher: 法新社</text:p>
      <text:p text:style-name="P4">
Published Time: 2023-05-19T08:32:07+00:00</text:p>
      <text:p text:style-name="P4">
Modified Time: 2023-05-19T08:05:01+00:00</text:p>
      <text:p text:style-name="P4">
Description: （法新社伦敦18日电） 在担心俄罗斯可能加以破坏的情况下，英国和挪威国防首长今天同意发展战略伙伴关系，以保护海底关键能源基础设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5-19T08-32-07-00-00/000000.png" xlink:type="simple" xlink:show="embed" xlink:actuate="onLoad" draw:mime-type="image/png"/>
</draw:frame>
</text:p>
      <text:p text:style-name="P4">
欧洲联盟（EU）去年表示，俄罗斯供应欧洲天然气的两条重要管线发生外泄是遭到蓄意破坏，不过并未直白指控克里姆林宫。</text:p>
      <text:p text:style-name="P4">
英国国防部表示，为了能源及通讯目的，海底的利用与日俱增，已「导致对手威胁」西方海底基础设施的机会增加。</text:p>
      <text:p text:style-name="P4">
英国国防大臣华勒斯（Ben Wallace）与挪威签署协议声明，说俄罗斯「无庸置疑」拥有透过潜舰和侦查舰艇「锁定西方关键基础设施的居心及能力」。</text:p>
      <text:p text:style-name="P4">
华勒斯向媒体表示：「我们必须拥有捍卫它的意图和能力。」</text:p>
      <text:p text:style-name="P4">
挪威国防部长葛拉姆（Bjorn Arild Gram）则说，英国是挪威「最重要的欧洲盟友」，还说「俄罗斯对乌克兰的战争让我们更加紧密」。</text:p>
      <text:p text:style-name="P4">
葛拉姆指出，俄罗斯入侵乌克兰后，「当基于规范的国际秩序受到压迫时，重要的是民主国家团结一心」。</text:p>
      <text:p text:style-name="P4">
他参观伦敦近郊海上作业中心（Maritime Operations Centre）时补充表示，「北溪天然气管线（NordStream）去年遭到蓄意破坏，清楚地提醒着我们什么东西危在旦夕」。</text:p>
      <text:p text:style-name="P4">
他指出：「藉由携手合作，我们能增进侦测潜舰、反地雷威胁及保护海底关键基础设施的能力。」</text:p>
      <text:p text:style-name="P4">
Source: <text:a xlink:type="simple" xlink:href="https://www.rfi.fr/cn/%E5%9B%BD%E9%99%85%E6%8A%A5%E9%81%93/20230519-%E8%8B%B1%E5%9B%BD%E6%8C%AA%E5%A8%81%E7%AD%BE%E7%BD%B2%E5%8D%8F%E8%AE%AE-%E6%90%BA%E6%89%8B%E4%BF%9D%E6%8A%A4%E6%B5%B7%E5%BA%95%E5%85%B3%E9%94%AE%E8%83%BD%E6%BA%90%E8%AE%BE%E6%96%BD" text:style-name="Internet_20_link" text:visited-style-name="Visited_20_Internet_20_Link">
https://www.rfi.fr/cn/%E5%9B%BD%E9%99%85%E6%8A%A5%E9%81%93/20230519-%E8%8B%B1%E5%9B%BD%E6%8C%AA%E5%A8%81%E7%AD%BE%E7%BD%B2%E5%8D%8F%E8%AE%AE-%E6%90%BA%E6%89%8B%E4%BF%9D%E6%8A%A4%E6%B5%B7%E5%BA%95%E5%85%B3%E9%94%AE%E8%83%BD%E6%BA%90%E8%AE%BE%E6%96%BD</text:a>
</text:p>
      <!--NEWS-->
      <text:h text:style-name="P10" text:outline-level="1">
<text:span text:style-name="T4">
美国与台湾就美台21世纪贸易倡议谈判达成协议</text:span>
</text:h>
      <text:p text:style-name="P4">
Author: chinese@voanews.com (美国之音)</text:p>
      <text:p text:style-name="P4">
Publisher: 美国之音中文网 (Type: NewsMediaOrganization)</text:p>
      <text:p text:style-name="P4">
Published Time: 2023-05-19T08:42:16+08:00</text:p>
      <text:p text:style-name="P4">
Modified Time: 2023-05-19 00:42:16Z</text:p>
      <text:p text:style-name="P4">
Description: 美国贸易代表戴琪(Katherine Tai)星期四(5月18日)宣布，美国与台湾在美国在台协会(AIT)与驻美国台北经济文化代表处(TECRO)的主持下，完成了有关美台21世纪贸易倡议的谈判。</text:p>
      <text:p text:style-name="P4">
Videos: []</text:p>
      <text:p text:style-name="P4">
Images: []</text:p>
      <text:p text:style-name="P4">
Categories: ['台湾', '亚太', '经济·金融·贸易', '编辑推荐']</text:p>
      <text:p text:style-name="P4">
Type: None</text:p>
      <!--METADATA-->
      <text:p text:style-name="P4">
NoneNone</text:p>
      <text:p text:style-name="P4">
Source: <text:a xlink:type="simple" xlink:href="https://www.voachinese.com/a/ustr-announces-u-s--taiwan-trade-initiative-20230518/7099949.html" text:style-name="Internet_20_link" text:visited-style-name="Visited_20_Internet_20_Link">
https://www.voachinese.com/a/ustr-announces-u-s--taiwan-trade-initiative-20230518/7099949.html</text:a>
</text:p>
      <!--NEWS-->
      <text:h text:style-name="P10" text:outline-level="1">
<text:span text:style-name="T4">
奥斯汀拟在香会前夕赴日会晤日本防长</text:span>
</text:h>
      <text:p text:style-name="P4">
Author: 联合早报 (Person)</text:p>
      <text:p text:style-name="P4">
Publisher: 联合早报 (Organization)</text:p>
      <text:p text:style-name="P4">
Published Time: 2023-05-19T08:46</text:p>
      <text:p text:style-name="P4">
Modified Time: 2023-05-19T08:46</text:p>
      <text:p text:style-name="P4">
Description: 《读卖新闻》星期五（5月19日）引述多名美国和日本政府消息人士称，美国国防部长奥斯汀计划在香格里拉对话召开前，于6月初走访日本，与日本国防部长浜田靖一举行会议。在日本寻求提高防御能...</text:p>
      <text:p text:style-name="P4">
Videos: []</text:p>
      <text:p text:style-name="P4">
Audios: []</text:p>
      <text:p text:style-name="P4">
Images: []</text:p>
      <text:p text:style-name="P4">
Type: NewsArticle</text:p>
      <text:p text:style-name="P4">
Breadcrumbs: ['即时', '国际']</text:p>
      <text:p text:style-name="P4">
Keywords: ['美国国防部长', '奥斯汀', '日本', '香格里拉对话', '台海局势']</text:p>
      <!--METADATA-->
      <text:p text:style-name="P4">
《读卖新闻》星期五（5月19日）引述多名美国和日本政府消息人士称，美国国防部长奥斯汀计划在 <text:a xlink:type="simple" xlink:href="https://www.zaobao.com/keywords/xiang-ge-li-la-dui-hua" text:style-name="Internet_20_link" text:visited-style-name="Visited_20_Internet_20_Link">
</text:a>
召开前，于6月初走访日本，与日本国防部长浜田靖一举行会议。</text:p>
      <text:p text:style-name="P4">
在日本寻求提高防御能力之际，奥斯汀和浜田靖一将寻求重申双方在地区问题包括台海局势的立场，并就具体措施展开讨论。</text:p>
      <text:p text:style-name="P4">
奥斯汀和浜田靖一将出席在新加坡举行的香格里拉对话。《读卖新闻》称，奥斯汀预计会先飞到日本与浜田靖一会晤。</text:p>
      <text:p text:style-name="P4">
香格里拉对话将于6月2日至4日在新加坡举行。</text:p>
      <text:p text:style-name="P4">
Source: <text:a xlink:type="simple" xlink:href="https://www.zaobao.com.sg/realtime/world/story20230519-1396090" text:style-name="Internet_20_link" text:visited-style-name="Visited_20_Internet_20_Link">
https://www.zaobao.com.sg/realtime/world/story20230519-1396090</text:a>
</text:p>
      <!--NEWS-->
      <text:h text:style-name="P10" text:outline-level="1">
<text:span text:style-name="T4">
墨西哥诊所爆真菌性脑膜炎 紧急追查数百病患</text:span>
</text:h>
      <text:p text:style-name="P4">
Publisher: 法新社</text:p>
      <text:p text:style-name="P4">
Published Time: 2023-05-19T09:02:07+00:00</text:p>
      <text:p text:style-name="P4">
Modified Time: 2023-05-19T08:35:02+00:00</text:p>
      <text:p text:style-name="P4">
Description: （法新社马塔摩洛斯18日电） 墨西哥当局今天表示，他们正试着寻找数百人，当中包括一些美国民众，因为这些人在美、墨边境地区接受医疗，恐有感染真菌性脑膜炎的风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3.617581in" draw:z-index="0">
<draw:image xlink:href="../Images/rficn/2023-05-19T09-02-07-00-00/000000.png" xlink:type="simple" xlink:show="embed" xlink:actuate="onLoad" draw:mime-type="image/png"/>
</draw:frame>
</text:p>
      <text:p text:style-name="P4">
美国当局昨天已经示警，表示从墨西哥马塔摩洛斯（Matamoros）返回美国的人当中，有人疑似感染真菌性脑膜炎，导致重症甚至死亡。</text:p>
      <text:p text:style-name="P4">
墨西哥塔茅利巴斯州（Tamaulipas）卫生部门首长耶南德兹（Vicente JoelHernandez）表示，他们正在追踪约400人，其中约80人来自美国。马塔摩洛斯与美国德州布朗斯维尔（Brownsville）接壤，由塔茅利巴斯州管辖。</text:p>
      <text:p text:style-name="P4">
耶南德兹告诉法新社说：「他们会被找出来，以便排除感染的可能性。」</text:p>
      <text:p text:style-name="P4">
他表示，酿成感染的两家诊所已经暂时停业，这起感染事故目前造成1名美国公民丧命，另有7人感染。</text:p>
      <text:p text:style-name="P4">
据美国政府的说法，受影响患者都是接受包括抽指在内的医疗行为或外科手术，共同点是会在脊柱附近注射麻药。</text:p>
      <text:p text:style-name="P4">
美国疾病管制暨预防中心（CDC）建议在问题解决前，取消马塔摩洛斯一切牵涉硬膜外注射的医疗行为，同时敦促曾在马塔摩洛斯接受注射的民众，如果出现真菌性脑膜炎症状，要立即前往医院急诊部门。</text:p>
      <text:p text:style-name="P4">
美国疾病管制暨预防中心表示，相关的症状包括发烧、头痛、颈部僵硬、恶心、呕吐、意识模糊、对光线敏感等，并称真菌性脑膜炎不会在人与人之间传染。</text:p>
      <text:p text:style-name="P4">
墨西哥是全世界医疗观光最盛行的国家之一，很大程度上是因为美国民众越过边境前往看牙、做整型手术，与治疗癌症等。</text:p>
      <text:p text:style-name="P4">
Source: <text:a xlink:type="simple" xlink:href="https://www.rfi.fr/cn/%E7%BC%A4%E7%BA%B7%E4%B8%96%E7%95%8C/20230519-%E5%A2%A8%E8%A5%BF%E5%93%A5%E8%AF%8A%E6%89%80%E7%88%86%E7%9C%9F%E8%8F%8C%E6%80%A7%E8%84%91%E8%86%9C%E7%82%8E-%E7%B4%A7%E6%80%A5%E8%BF%BD%E6%9F%A5%E6%95%B0%E7%99%BE%E7%97%85%E6%82%A3" text:style-name="Internet_20_link" text:visited-style-name="Visited_20_Internet_20_Link">
https://www.rfi.fr/cn/%E7%BC%A4%E7%BA%B7%E4%B8%96%E7%95%8C/20230519-%E5%A2%A8%E8%A5%BF%E5%93%A5%E8%AF%8A%E6%89%80%E7%88%86%E7%9C%9F%E8%8F%8C%E6%80%A7%E8%84%91%E8%86%9C%E7%82%8E-%E7%B4%A7%E6%80%A5%E8%BF%BD%E6%9F%A5%E6%95%B0%E7%99%BE%E7%97%85%E6%82%A3</text:a>
</text:p>
      <!--NEWS-->
      <text:h text:style-name="P10" text:outline-level="1">
<text:span text:style-name="T4">
国务卿布林肯与众院外委会主席麦考尔就审阅阿富汗撤军异议电报达成协议</text:span>
</text:h>
      <text:p text:style-name="P4">
Author: chinese@voanews.com (吉普森)</text:p>
      <text:p text:style-name="P4">
Publisher: 美国之音中文网 (Type: NewsMediaOrganization)</text:p>
      <text:p text:style-name="P4">
Published Time: 2023-05-19T09:14:01+08:00</text:p>
      <text:p text:style-name="P4">
Modified Time: 2023-05-19 01:14:01Z</text:p>
      <text:p text:style-name="P4">
Description: 美国国务院星期四(5月18日)同意允许众议院外交事务委员会的首席共和党与民主党成员审阅一份与美国2021年从阿富汗撤军有关的关键文件。</text:p>
      <text:p text:style-name="P4">
Videos: []</text:p>
      <text:p text:style-name="P4">
Images: []</text:p>
      <text:p text:style-name="P4">
Categories: ['美国', '亚太', '国会报道']</text:p>
      <text:p text:style-name="P4">
Type: None</text:p>
      <!--METADATA-->
      <text:p text:style-name="P4">
NoneNone</text:p>
      <text:p text:style-name="P4">
Source: <text:a xlink:type="simple" xlink:href="https://www.voachinese.com/a/house-foreign-affairs-chairman-secretary-of-state-reach-agreement-about-afghanistan-dissent-cable-20230518/7099970.html" text:style-name="Internet_20_link" text:visited-style-name="Visited_20_Internet_20_Link">
https://www.voachinese.com/a/house-foreign-affairs-chairman-secretary-of-state-reach-agreement-about-afghanistan-dissent-cable-20230518/7099970.html</text:a>
</text:p>
      <!--NEWS-->
      <text:h text:style-name="P10" text:outline-level="1">
<text:span text:style-name="T4">
G7同意祭出新制裁 旨在瘫痪俄罗斯战争机器</text:span>
</text:h>
      <text:p text:style-name="P4">
Publisher: 法新社</text:p>
      <text:p text:style-name="P4">
Published Time: 2023-05-19T09:32:07+00:00</text:p>
      <text:p text:style-name="P4">
Modified Time: 2023-05-19T09:20:05+00:00</text:p>
      <text:p text:style-name="P4">
Description: （法新社广岛19日电） 七大工业国集团（G7）领袖今天同意对俄罗斯祭出新制裁。他们表示，这项制裁将「将使俄国无法获得G7的科技、工业设备和服务来支持其战争机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617581in" draw:z-index="0">
<draw:image xlink:href="../Images/rficn/2023-05-19T09-32-07-00-00/000000.png" xlink:type="simple" xlink:show="embed" xlink:actuate="onLoad" draw:mime-type="image/png"/>
</draw:frame>
</text:p>
      <text:p text:style-name="P4">
法新社报导，G7领袖在日本广岛举办峰会，宣布对俄罗斯实施新制裁，包括限制「在战场上对俄国至关重要」的物品出口，并且锁定被控为俄国运送物资至前线的实体。</text:p>
      <text:p text:style-name="P4">
知情人士透露，乌克兰总统泽伦斯基（Volodymyr Zelenskyy）将亲赴广岛参加G7领袖峰会，除凸显俄国总统蒲亭（VladimirPutin）动用核武威胁外，也要与G7领袖共商进一步打击俄国经济。</text:p>
      <text:p text:style-name="P4">
据报导，由于蒲亭不时威胁要在乌克兰使用核子武器，泽伦斯基此次访问曾遭原子弹轰炸的广岛别具象徵意义。</text:p>
      <text:p text:style-name="P4">
Source: <text:a xlink:type="simple" xlink:href="https://www.rfi.fr/cn/%E5%9B%BD%E9%99%85%E6%8A%A5%E9%81%93/20230519-g7%E5%90%8C%E6%84%8F%E7%A5%AD%E5%87%BA%E6%96%B0%E5%88%B6%E8%A3%81-%E6%97%A8%E5%9C%A8%E7%98%AB%E7%97%AA%E4%BF%84%E7%BD%97%E6%96%AF%E6%88%98%E4%BA%89%E6%9C%BA%E5%99%A8" text:style-name="Internet_20_link" text:visited-style-name="Visited_20_Internet_20_Link">
https://www.rfi.fr/cn/%E5%9B%BD%E9%99%85%E6%8A%A5%E9%81%93/20230519-g7%E5%90%8C%E6%84%8F%E7%A5%AD%E5%87%BA%E6%96%B0%E5%88%B6%E8%A3%81-%E6%97%A8%E5%9C%A8%E7%98%AB%E7%97%AA%E4%BF%84%E7%BD%97%E6%96%AF%E6%88%98%E4%BA%89%E6%9C%BA%E5%99%A8</text:a>
</text:p>
      <!--NEWS-->
      <text:h text:style-name="P10" text:outline-level="1">
<text:span text:style-name="T4">
巴西正在调查疑似人感染禽流感病例</text:span>
</text:h>
      <text:p text:style-name="P4">
Author: 联合早报 (Person)</text:p>
      <text:p text:style-name="P4">
Publisher: 联合早报 (Organization)</text:p>
      <text:p text:style-name="P4">
Published Time: 2023-05-19T09:50</text:p>
      <text:p text:style-name="P4">
Modified Time: 2023-05-19T09:50</text:p>
      <text:p text:style-name="P4">
Description: 巴西正在调查东南部圣埃斯皮里图州一居民疑似感染甲型禽流感（H5N1）病毒。圣埃斯皮里图州（Espirito Santo）本周早前首次确认出现高致病性禽流感（HPAI）个案。HPAI...</text:p>
      <text:p text:style-name="P4">
Videos: []</text:p>
      <text:p text:style-name="P4">
Audios: []</text:p>
      <text:p text:style-name="P4">
Images: []</text:p>
      <text:p text:style-name="P4">
Type: NewsArticle</text:p>
      <text:p text:style-name="P4">
Breadcrumbs: ['即时', '国际']</text:p>
      <text:p text:style-name="P4">
Keywords: ['巴西', '禽流感', '鸡肉']</text:p>
      <!--METADATA-->
      <text:p text:style-name="P4">
巴西正在调查东南部圣埃斯皮里图州一居民疑似感染甲型禽流感（H5N1）病毒。</text:p>
      <text:p text:style-name="P4">
圣埃斯皮里图州（Espirito Santo）本周早前首次确认出现高致病性禽流感（HPAI）个案。HPAI为H5N1亚型病毒，仅出现在野生鸟类。</text:p>
      <text:p text:style-name="P4">
路透社报道，巴西卫生部星期四（5月18日）发表声明说，在三只野鸟的HPAI检测结果呈阳性的公园工作的一名61岁男子，出现轻微的流感症状后，正在接受观察和隔离。</text:p>
      <text:p text:style-name="P4">
根据声明，圣埃斯皮里图州一参考实验室正在分析这名男子及另外32名公园员工的样本，并表明巴西从未通报过H5N1确诊病例。</text:p>
      <text:p text:style-name="P4">
虽然人类可能感染H5N1病毒，但这是罕有情况。全球卫生官员指人类感染H5N1的风险很低。</text:p>
      <text:p text:style-name="P4">
巴西是全球最大的家禽类出口国。在检测到野生鸟类感染H5N1高致病性亚型病毒后，巴西当局的态度格外谨慎，因为如果HPAI在养殖场中蔓延，恐将危及它价值近100亿美元（约135亿新元）的鸡肉出口。</text:p>
      <text:p text:style-name="P4">
Source: <text:a xlink:type="simple" xlink:href="https://www.zaobao.com.sg/realtime/world/story20230519-1396103" text:style-name="Internet_20_link" text:visited-style-name="Visited_20_Internet_20_Link">
https://www.zaobao.com.sg/realtime/world/story20230519-1396103</text:a>
</text:p>
      <!--NEWS-->
      <text:h text:style-name="P10" text:outline-level="1">
<text:span text:style-name="T4">
德国将大幅简化和加快外国人入籍程序</text:span>
</text:h>
      <text:p text:style-name="P4">
Author: None (Language: zh)</text:p>
      <text:p text:style-name="P4">
Publisher: None</text:p>
      <text:p text:style-name="P4">
Time: 2023-05-19T10:05:00Z</text:p>
      <text:p text:style-name="P4">
Description: 有报道称，联邦政府已就改革国籍法达成原则性共识。今后外国人申请加入德国籍的手续将变得更为快捷，保留原国籍也将不再是件难事。</text:p>
      <text:p text:style-name="P4">
Videos: []</text:p>
      <text:p text:style-name="P4">
Images: ["<text:a xlink:type="simple" xlink:href="https://static.dw.com/image/63938418_303.jpg" text:style-name="Internet_20_link" text:visited-style-name="Visited_20_Internet_20_Link">
63938418_303.jpg</text:a>
", "<text:a xlink:type="simple" xlink:href="https://static.dw.com/image/61165586_401.jpg" text:style-name="Internet_20_link" text:visited-style-name="Visited_20_Internet_20_Link">
61165586_401.jpg</text:a>
"]</text:p>
      <text:p text:style-name="P4">
Subject: 新闻广角</text:p>
      <text:p text:style-name="P4">
Subjects: ['德中关系', '欧债危机', '欧盟', '德国', '留学德国', '留学德国', '德国联邦大选', '默克尔']</text:p>
      <text:p text:style-name="P4">
Keywords: ['入籍', '德国', '外来移民', '移民 难民 融入 社会 学习 语言', '学德语']</text:p>
      <text:p text:style-name="P4">
ID: 65676241</text:p>
      <!--METADATA-->
      <text:p text:style-name="P4">
<text:a xlink:type="simple" xlink:href="https://www.dw.com/zh/overlay/image/article/65676241/63938418" text:style-name="Internet_20_link" text:visited-style-name="Visited_20_Internet_20_Link">
 <draw:frame draw:style-name="fr1" draw:name="Image58" text:anchor-type="as-char" svg:width="6.9236in" svg:height="3.896998in" draw:z-index="0">
<draw:image xlink:href="../Images/dwzh/2023-05-19T10-05-00Z/63938418_303.jpg" xlink:type="simple" xlink:show="embed" xlink:actuate="onLoad" draw:mime-type="image/jpeg"/>
</draw:frame>
</text:a>
</text:p>
      <text:p text:style-name="P4">
（德国之声中文网)《南德意志报》援引德国内政部一份49页的法律草案报道称，今后外国人加入德国籍的手续将会大幅简化，以方便外来移民更好地融入德国社会。尤其那些已经在德国生活多年的外来移民，<text:a xlink:type="simple" xlink:href="https://www.dw.com/zh/zh/德国计划大幅降低入籍门槛/a-63883720" text:style-name="Internet_20_link" text:visited-style-name="Visited_20_Internet_20_Link">
 </text:a>
</text:p>
      <text:h text:style-name="P12" text:outline-level="3">
<text:span text:style-name="T4">
"融入社会特别成功者"将获加分</text:span>
</text:h>
      <text:p text:style-name="P4">
根据相关的改革计划，移民在德生活届满八年方可入籍的时限，将被缩短至5年。《南德意志报》报道称，对于"融入德国社会特别成功者"，比如掌握良好的德语知识、积极参与公益事业或者在职业岗位有出色表现者，其在德生活满三年，即有机会获得德国国籍。</text:p>
      <text:p text:style-name="P4">
<draw:frame draw:style-name="fr1" draw:name="Image59" text:anchor-type="as-char" svg:width="6.9236in" svg:height="3.896998in" draw:z-index="0">
<draw:image xlink:href="../Images/dwzh/2023-05-19T10-05-00Z/61165586_401.jpg" xlink:type="simple" xlink:show="embed" xlink:actuate="onLoad" draw:mime-type="image/jpeg"/>
</draw:frame>
</text:p>
      <text:p text:style-name="P4">
入籍程序将变得更加快捷，图为参加社会融入班学习的外来移民。</text:p>
      <text:p text:style-name="P4">
在德国出生移民子女的入籍时限也将被大大缩短。 <text:a xlink:type="simple" xlink:href="https://www.dw.com/zh/zh/德国融合部长会议降低移民子女入籍门槛/a-57398901" text:style-name="Internet_20_link" text:visited-style-name="Visited_20_Internet_20_Link">
</text:a>
，迄今为止的时限要求则为八年。《南德意志报》报道称，对于岁数超过67岁的老年移民，司法部计划取消对他们德语文字能力的要求，具有一定的德语听说能力即可入籍。</text:p>
      <text:h text:style-name="P12" text:outline-level="3">
<text:span text:style-name="T4">
双重国籍成为可能选项</text:span>
</text:h>
      <text:p text:style-name="P4">
本次国籍法改革的另一项重大内容是，今后加入德国籍时，放弃原有国籍不再是必要选项。法律草案中称，原有的法律规定已经同现实严重脱节，过去几年当中，很多加入德国籍的外来移民并没有放弃原有国籍。</text:p>
      <text:p text:style-name="P4">
社民党议会党团代表团副主席维泽（Dirk Wiese）对《莱茵邮报》表示，国籍法改革有望在近期内获得通过："重要的细节问题已经得到了澄清。"他表示，那些被证实犯有反犹主义、种族主义、仇外及违背人性罪行的人将不被允许加入德国籍。维泽说："只有尊重我们价值观的人，才可以获得德国国籍。"此前，自由民主党曾强烈敦促，要求将犯有特定罪行的人群排除在入籍者行列之外。</text:p>
      <text:p text:style-name="P4">
（综合报道）</text:p>
      <text:p text:style-name="P4">
Source: <text:a xlink:type="simple" xlink:href="https://www.dw.com/zh/德国将大幅简化和加快外国人入籍程序/a-65676241" text:style-name="Internet_20_link" text:visited-style-name="Visited_20_Internet_20_Link">
https://www.dw.com/zh/德国将大幅简化和加快外国人入籍程序/a-65676241?maca=chi-rss-chi-all-1127-rdf</text:a>
</text:p>
      <!--NEWS-->
      <text:h text:style-name="P10" text:outline-level="1">
<text:span text:style-name="T4">
分析人士：国民党选择本土总统候选人以争取担忧中国威胁的选民</text:span>
</text:h>
      <text:p text:style-name="P4">
Author: chinese@voanews.com (萧霭君)</text:p>
      <text:p text:style-name="P4">
Publisher: 美国之音中文网 (Type: NewsMediaOrganization)</text:p>
      <text:p text:style-name="P4">
Published Time: 2023-05-19T10:06:35+08:00</text:p>
      <text:p text:style-name="P4">
Modified Time: 2023-05-19 02:06:35Z</text:p>
      <text:p text:style-name="P4">
Description: 分析人士表示，台湾主要反对党国民党决定在即将举行的总统选举中选择一位受欢迎的本土政治人士作为其候选人，这与其过去的做法背道而驰，但该党认为这是在下野八年之后重新执政并改善与中国关系的最大希望。</text:p>
      <text:p text:style-name="P4">
Videos: []</text:p>
      <text:p text:style-name="P4">
Images: []</text:p>
      <text:p text:style-name="P4">
Categories: ['台湾', '中国', '台海两岸关系', '编辑推荐']</text:p>
      <text:p text:style-name="P4">
Type: None</text:p>
      <!--METADATA-->
      <text:p text:style-name="P4">
NoneNone</text:p>
      <text:p text:style-name="P4">
Source: <text:a xlink:type="simple" xlink:href="https://www.voachinese.com/a/analysts-taiwan-s-opposition-party-pick-of-popular-mayor-for-president-aims-to-win-back-china-wary-voters-20230518/7099979.html" text:style-name="Internet_20_link" text:visited-style-name="Visited_20_Internet_20_Link">
https://www.voachinese.com/a/analysts-taiwan-s-opposition-party-pick-of-popular-mayor-for-president-aims-to-win-back-china-wary-voters-20230518/7099979.html</text:a>
</text:p>
      <!--NEWS-->
      <text:h text:style-name="P10" text:outline-level="1">
<text:span text:style-name="T4">
加控"寻衅滋事"  反腐网络红人上官云开被正式逮捕</text:span>
</text:h>
      <text:p text:style-name="P4">
Author: None</text:p>
      <text:p text:style-name="P4">
Publisher: Radio Free Asia (Organization)</text:p>
      <text:p text:style-name="P4">
Published Time: 2023-05-19T10:22:00-04:00</text:p>
      <text:p text:style-name="P4">
Modified Time: 2023-05-19T13:57:44-04:00</text:p>
      <text:p text:style-name="P4">
Description: None</text:p>
      <text:p text:style-name="P4">
Videos: []</text:p>
      <text:p text:style-name="P4">
Audios: ["<text:a xlink:type="simple" xlink:href="https://www.rfa.org/mandarin/yataibaodao/renquanfazhi/gf-0519202307204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60" text:anchor-type="as-char" svg:width="6.9236in" svg:height="5.1927in" draw:z-index="0">
<draw:image xlink:href="../Images/rfamandarin/2023-05-19T10-22-00-04-00/000000.png" xlink:type="simple" xlink:show="embed" xlink:actuate="onLoad" draw:mime-type="image/png"/>
</draw:frame>
 湖北网络红人上官云开 <text:a xlink:type="simple" xlink:href="https://www.rfa.org/mandarin/yataibaodao/renquanfazhi/gf-05192023072041.html/@@images/image" text:style-name="Internet_20_link" text:visited-style-name="Visited_20_Internet_20_Link">
</text:a>
维权网  <text:a xlink:type="simple" xlink:href="https://www.rfa.org/mandarin/yataibaodao/renquanfazhi/gf-05192023072041.html/@@stream" text:style-name="Internet_20_link" text:visited-style-name="Visited_20_Internet_20_Link">
</text:a>
</text:p>
      <text:p text:style-name="P4">
因为涉嫌销售假药遭刑事拘留的湖北网络红人上官云开已被警方正式逮捕，并加控寻衅滋事罪。上官云开以揭露政府官员贪腐著称。外界相信，此举为他种下祸根。为确保上官云开的权益不受侵害，法律团队正寻求把案件转移到异地审讯。</text:p>
      <ul>
        <li>
<text:span text:style-name="T4">
<text:a xlink:type="simple" xlink:href="https://www.rfa.org/mandarin/yataibaodao/renquanfazhi/gf-04262023031545.html" text:style-name="Internet_20_link" text:visited-style-name="Visited_20_Internet_20_Link">
 </text:a>
 </text:span>
  * <text:a xlink:type="simple" xlink:href="https://www.rfa.org/mandarin/Xinwen/1-04212023104202.html" text:style-name="Internet_20_link" text:visited-style-name="Visited_20_Internet_20_Link">
 <text:span text:style-name="T4">
维权网：中国著名反腐记者上官云开失联</text:span>
 </text:a>
</li>
      </ul>
      <text:p text:style-name="P4">
被官方指控涉嫌销售假药的上官云开目前羁押在鄂州市第一看守所。基于安全考量要求匿名的知情人士获悉，这位湖北网络红人本周被警方正式逮捕，除了涉嫌卖假药，还被加控寻衅滋事罪。</text:p>
      <text:p text:style-name="P4">
<draw:frame draw:style-name="fr1" draw:name="Image61" text:anchor-type="as-char" svg:width="6.9236in" svg:height="9.643317in" draw:z-index="0">
<draw:image xlink:href="../Images/rfamandarin/2023-05-19T10-22-00-04-00/000001.png" xlink:type="simple" xlink:show="embed" xlink:actuate="onLoad" draw:mime-type="image/png"/>
</draw:frame>
上官云开涉嫌销售这款台湾制造的假膏药。（被访者独家提供，拍摄日期不详）  <text:a xlink:type="simple" xlink:href="https://www.rfa.org/mandarin/yataibaodao/renquanfazhi/gf-05192023072041.html/m0519gf-1.jpg" text:style-name="Internet_20_link" text:visited-style-name="Visited_20_Internet_20_Link">
</text:a>
</text:p>
      <text:p text:style-name="P4">
知情人士表示，上官云开被捕前撰写和发表约10篇以反腐为题的文章，因而触及到当地官员的利益。基于上官云开的户籍不在鄂州，相信当局上月以他销售台湾制造的假膏药为名把他扣查，是经过周密盘算。</text:p>
      <text:p text:style-name="P4">
知情人士：“有一个东西叫做管辖权。只有涉及到刑事案件，包括特殊案件，才可以进行异地管辖。销售假药在中国是很严重的罪名。当局可以藉这个罪名来进行异地抓捕，可以先抓捕，后调查，可以不经过武汉警方，直接插手这起事件。”</text:p>
      <text:p text:style-name="P4">
上官云开的四名代表律师为了让当事人获得相对公平的裁决，正寻求把案件转到湖北以外地区审讯。</text:p>
      <text:p text:style-name="P4">
知情人士：“为了公平起见，（家属和律师）要求把审讯的地点移到他（上官云开）没有写过的地方，希望审判能稍公正，因为如果在鄂州进行审判，整个公检法体系全都在一把手的大权之下。”</text:p>
      <text:p text:style-name="P4">
<draw:frame draw:style-name="fr1" draw:name="Image62" text:anchor-type="as-char" svg:width="6.9236in" svg:height="5.1927in" draw:z-index="0">
<draw:image xlink:href="../Images/rfamandarin/2023-05-19T10-22-00-04-00/000002.png" xlink:type="simple" xlink:show="embed" xlink:actuate="onLoad" draw:mime-type="image/png"/>
</draw:frame>
上官云开四名代表律师正寻求把案件转到湖北以外地区审讯。（被访者独家提供，拍摄日期不详）  <text:a xlink:type="simple" xlink:href="https://www.rfa.org/mandarin/yataibaodao/renquanfazhi/gf-05192023072041.html/m0519gf-2.jpg" text:style-name="Internet_20_link" text:visited-style-name="Visited_20_Internet_20_Link">
</text:a>
</text:p>
      <text:p text:style-name="P4">
<text:span text:style-name="T4">
家属网上声援 当局迫令消声</text:span>
</text:p>
      <text:p text:style-name="P4">
上官云开涉案后，家属一度透过社交平台为他声援。知情人士透露，近期湖北当局一再向家属和律师团队强烈施压。</text:p>
      <text:p text:style-name="P4">
知情人士：“上官云开的家属以及他的律师被（当局）三番五次的约谈，在审讯室里面。尤其是他的家属已经被胁迫两次，叫他不要再发那些关于上官云开的文章，并且对他实施了恐吓，甚至说，他已经构成犯罪，随时可能把他逮捕。”</text:p>
      <text:p text:style-name="P4">
公开资料显示，上官云开的反腐文章曾震动湖北部分地区的官场，导致数以百计官员、黑恶分子被查处。关注事件的律师李庆亮相信，湖北当局旨在杀鸡儆猴。</text:p>
      <text:p text:style-name="P4">
李庆亮：“他写的文章造成了几百名贪官受到处分，在中国，一般来说这样的事情没有人会干，因为费力不讨好。（当局）通过‘抓一个榜样、抓一个典型’，让一些有思想、有想法、有勇气的人闭着眼。”</text:p>
      <text:p text:style-name="P4">
据了解，武汉爆发疫情期间，上官云开曾亲自到市内多家医院了解实况，并把见闻对外分享。</text:p>
      <text:p text:style-name="P4">
记者：高锋 责编：许书婷 梒青 网编：瑞哲</text:p>
      <text:p text:style-name="P4">
Source: <text:a xlink:type="simple" xlink:href="https://www.rfa.org/mandarin/yataibaodao/renquanfazhi/gf-05192023072041.html" text:style-name="Internet_20_link" text:visited-style-name="Visited_20_Internet_20_Link">
https://www.rfa.org/mandarin/yataibaodao/renquanfazhi/gf-05192023072041.html</text:a>
</text:p>
      <!--NEWS-->
      <text:h text:style-name="P10" text:outline-level="1">
<text:span text:style-name="T4">
英国宣布投资10亿英镑 加强国内晶片业发展</text:span>
</text:h>
      <text:p text:style-name="P4">
Author: 联合早报 (Person)</text:p>
      <text:p text:style-name="P4">
Publisher: 联合早报 (Organization)</text:p>
      <text:p text:style-name="P4">
Published Time: 2023-05-19T10:22</text:p>
      <text:p text:style-name="P4">
Modified Time: 2023-05-19T10:22</text:p>
      <text:p text:style-name="P4">
Description: 英国将在未来十年投入10亿英镑（约16亿7000万新元）加强国内半导体产业，参与争夺全球晶片市场的主导权。彭博社报道，与其他国家政府的大手笔相比，英国政府的半导体投资计划相对较小。</text:p>
      <text:p text:style-name="P4">
Videos: []</text:p>
      <text:p text:style-name="P4">
Audios: []</text:p>
      <text:p text:style-name="P4">
Images: []</text:p>
      <text:p text:style-name="P4">
Type: NewsArticle</text:p>
      <text:p text:style-name="P4">
Breadcrumbs: ['即时', '国际']</text:p>
      <text:p text:style-name="P4">
Keywords: ['英国', '晶片', '半导体', '供应链', '苏纳克']</text:p>
      <!--METADATA-->
      <text:p text:style-name="P4">
英国将在未来十年投入10亿英镑（约16亿7000万新元）加强国内半导体产业，参与争夺全球晶片市场的主导权。</text:p>
      <text:p text:style-name="P4">
彭博社报道，与其他国家政府的大手笔相比，英国政府的半导体投资计划相对较小。最近几个月，美国和欧盟分别承诺投入约500亿美元和463亿美元，以刺激当地晶片制造业。</text:p>
      <text:p text:style-name="P4">
冠病肆虐期间，晶片供应短缺颠覆了全球供应链，并凸显出全球仰赖亚洲供应晶片的问题所在。</text:p>
      <text:p text:style-name="P4">
英国首相苏纳克说：“我们的新战略专注于我们的优势所在，如研究和设计等领域，这样我们就可以在全球舞台上建立竞争优势。”</text:p>
      <text:p text:style-name="P4">
Source: <text:a xlink:type="simple" xlink:href="https://www.zaobao.com.sg/realtime/world/story20230519-1396107" text:style-name="Internet_20_link" text:visited-style-name="Visited_20_Internet_20_Link">
https://www.zaobao.com.sg/realtime/world/story20230519-1396107</text:a>
</text:p>
      <!--NEWS-->
      <text:h text:style-name="P10" text:outline-level="1">
<text:span text:style-name="T4">
路透社: 北京办事处遭突查后 “美思明智” 高管撤离香港</text:span>
</text:h>
      <text:p text:style-name="P4">
Author: None (Language: zh)</text:p>
      <text:p text:style-name="P4">
Publisher: None</text:p>
      <text:p text:style-name="P4">
Time: 2023-05-19T10:41:00Z</text:p>
      <text:p text:style-name="P4">
Description: 中国当局3月下旬突击搜查了美国咨询公司“美思明智”的北京办事处，并拘留了办事处五名工作人员。路透社5月19日发表独家报道，表示该咨询公司一些驻香港员工已撤离。目前尚不清楚中方调查的具体内容，不过“美思明智”此前在从事有关新疆的商业尽职调查。</text:p>
      <text:p text:style-name="P4">
Videos: []</text:p>
      <text:p text:style-name="P4">
Images: ["<text:a xlink:type="simple" xlink:href="https://static.dw.com/image/55510908_303.jpg" text:style-name="Internet_20_link" text:visited-style-name="Visited_20_Internet_20_Link">
55510908_303.jpg</text:a>
", "<text:a xlink:type="simple" xlink:href="https://static.dw.com/image/60257661_401.jpg" text:style-name="Internet_20_link" text:visited-style-name="Visited_20_Internet_20_Link">
60257661_401.jpg</text:a>
"]</text:p>
      <text:p text:style-name="P4">
Subject: 新闻广角</text:p>
      <text:p text:style-name="P4">
Subjects: ['谷歌', '香港', '雨伞革命', '香港政改', '专题报道：香港“反送中”抗议', '新疆']</text:p>
      <text:p text:style-name="P4">
Keywords: ['突击搜查', '美思明智', 'Mintz Group', '高管', '撤离', '香港', '国安法', '咨询公司', '新疆', '禁区', '商业尽职调查']</text:p>
      <text:p text:style-name="P4">
ID: 65676467</text:p>
      <!--METADATA-->
      <text:p text:style-name="P4">
<text:a xlink:type="simple" xlink:href="https://www.dw.com/zh/overlay/image/article/65676467/55510908" text:style-name="Internet_20_link" text:visited-style-name="Visited_20_Internet_20_Link">
 <draw:frame draw:style-name="fr1" draw:name="Image63" text:anchor-type="as-char" svg:width="6.9236in" svg:height="3.896998in" draw:z-index="0">
<draw:image xlink:href="../Images/dwzh/2023-05-19T10-41-00Z/55510908_303.jpg" xlink:type="simple" xlink:show="embed" xlink:actuate="onLoad" draw:mime-type="image/jpeg"/>
</draw:frame>
</text:a>
</text:p>
      <text:p text:style-name="P4">
（德国之声中文网）两位知情人士向路透社表示，美国咨询公司“美思明智” （MintzGroup）的一些员工已经撤离香港，这发生在该公司北京办事处3月被突击搜查后。</text:p>
      <text:p text:style-name="P4">
知情人士表示，鉴于中国警方调查的不确定性，“美思明智”过去几个月撤离数名驻香港的员工，这是为了确保员工安全的临时措施，其中包括调查员和香港办事处的负责人。</text:p>
      <text:p text:style-name="P4">
一位直接了解此事的消息人士和其他四位从“美思明智”员工处获悉的消息人士说，直到今年，该公司一直从事商业尽职调查（corporate duediligence）工作，研究与中国新疆地区相关的供应链中可能使用强迫劳动的情况。</text:p>
      <text:p text:style-name="P4">
路透社表示，无法确定中方的调查是否是由“美思明智”针对新疆的工作引发，但是至少有两名在中国从事尽职调查的国际公司高管告诉路透社，最近几个月，当局明确警告他们不要从事此类工作。</text:p>
      <text:p text:style-name="P4">
<draw:frame draw:style-name="fr1" draw:name="Image64" text:anchor-type="as-char" svg:width="6.9236in" svg:height="3.896998in" draw:z-index="0">
<draw:image xlink:href="../Images/dwzh/2023-05-19T10-41-00Z/60257661_401.jpg" xlink:type="simple" xlink:show="embed" xlink:actuate="onLoad" draw:mime-type="image/jpeg"/>
</draw:frame>
</text:p>
      <text:p text:style-name="P4">
中国近年来颁布了一系列关于网络安全、信息保护、数据安全以及国安相关的法律法规</text:p>
      <text:p text:style-name="P4">
一位与“美思明智”有商业往来的消息人士表示，“美思明智”公司的几位原本驻香港员工现在身处新加坡，在中国当局的调查结束前，他们没有计划返回香港。</text:p>
      <text:p text:style-name="P4">
路透社在工作时间访问“美思明智”香港办公室时，没有人在场，办公室的门锁着，灯也关着。大厦管理办公室的一名员工说，“美思明智”仍在支付办公室租金，但邻近办公室的两名员工说，在过去几个月里没有人在“美思明智”的办公场所出现。</text:p>
      <text:p text:style-name="P4">
“美思明智”拒绝对路透社发表评论。中国国务院新闻办公室、外交部、港澳事务办公室以及中国公安部门都没有对路透社的评论请求作出回应。香港政府表示，不对个别商业决定发表评论。</text:p>
      <text:h text:style-name="P12" text:outline-level="3">
<text:span text:style-name="T4">
<text:span text:style-name="T4">
咨询领域的寒蝉效应</text:span>
</text:span>
</text:h>
      <text:p text:style-name="P4">
3月下旬，中国有关部门突击搜查了美国咨询公司“美思明智”（MintzGroup）的北京办事处，并拘留了该办事处的五名工作人员，其中包括北京办事处的负责人。中方没有详细说明对于这家公司的调查范围。</text:p>
      <text:p text:style-name="P4">
“美思明智”当时表示已经关闭了在北京的业务，准备与中国当局合作，“解决可能导致这些事件的任何误解”。</text:p>
      <text:p text:style-name="P4">
北京准备 <text:a xlink:type="simple" xlink:href="https://www.dw.com/zh/zh/中國修訂反間諜法-擴大國安執法權力/a-65447359" text:style-name="Internet_20_link" text:visited-style-name="Visited_20_Internet_20_Link">
 </text:a>
 。而 <text:a xlink:type="simple" xlink:href="https://www.dw.com/zh/zh/中國加強反間諜-諮詢公司涉危害國安遭查/a-65557271" text:style-name="Internet_20_link" text:visited-style-name="Visited_20_Internet_20_Link">
</text:a>
，使一些与中国打交道的公司感到不安，许多人不清楚红线在哪里。</text:p>
      <text:p text:style-name="P4">
路透社指出，这种寒蝉效应也给香港带来波澜。作为一个全球金融中心，香港拥有深厚的专业服务人才库，包括从事企业调查的人才，麦肯锡（McKinsey）、德安华（Kroll）、化险集团（ControlRisks）、FTI等国际公司都在香港有办事处。</text:p>
      <text:p text:style-name="P4">
在北京2020年颁布港区国安法后，美国修订了对在港美国公民的风险评估，强调遭到逮捕、拘留、驱逐、起诉的风险增加。</text:p>
      <text:p text:style-name="P4">
中国和香港当局则拒绝西方对国安法的批评，称中国尊重人权，包括美国在内的所有国家都需要此类法律。</text:p>
      <text:h text:style-name="P12" text:outline-level="3">
<text:span text:style-name="T4">
《港区国安法》如何影響香港金融中心地位</text:span>
</text:h>
      <text:h text:style-name="P12" text:outline-level="3">
<text:span text:style-name="T4">
<text:span text:style-name="T4">
“新疆是禁区”</text:span>
</text:span>
</text:h>
      <text:p text:style-name="P4">
两位在中国有广泛业务的国际公司的尽职调查主管告诉路透社，中国安全官员近年来定期安排会议，就企业调查中需要避免的领域发出明确警告。一位高管说：“他们会明确告诉我们哪些是禁区。新疆就是其中之一。”</text:p>
      <text:p text:style-name="P4">
新疆是中国主要的棉花生产地和太阳能电池板材料供应地。人权组织指责中国政府在新疆侵犯人权、大规模使用强迫劳动。美国已经编制了一份制裁在新疆使用强迫劳动的公司名单，<text:a xlink:type="simple" xlink:href="https://www.dw.com/zh/zh/美众议院通过维吾尔法案-新疆制造等於强迫劳动/a-60063512" text:style-name="Internet_20_link" text:visited-style-name="Visited_20_Internet_20_Link">
 </text:a>
 。</text:p>
      <text:p text:style-name="P4">
中国政府则否认在新疆存在侵权和压迫行为。</text:p>
      <text:p text:style-name="P4">
“美思明智”公司的亚洲区负责人菲利普斯（RandalPhillips）是美国中情局（CIA）的前高级官员，他去年在该公司的网站上发表了一篇关于美国《防止强迫维吾尔人劳动法》规定的“制裁相关的尽职调查”的文章，这篇文章后被删除。</text:p>
      <text:p text:style-name="P4">
菲利普斯当时写道：“对于一些供应商来说，公共记录和问卷调查可能就足够了；对其他供应商来说，可能需要进行独立核查、实地调查和采访行业人士。”</text:p>
      <text:p text:style-name="P4">
（路透社）</text:p>
      <text:p text:style-name="P4">
Source: <text:a xlink:type="simple" xlink:href="https://www.dw.com/zh/路透社-北京办事处遭突查后-美思明智-高管撤离香港/a-65676467" text:style-name="Internet_20_link" text:visited-style-name="Visited_20_Internet_20_Link">
https://www.dw.com/zh/路透社-北京办事处遭突查后-美思明智-高管撤离香港/a-65676467?maca=chi-rss-chi-all-1127-rdf</text:a>
</text:p>
      <!--NEWS-->
      <text:h text:style-name="P10" text:outline-level="1">
<text:span text:style-name="T4">
G7峰会：七国集团领导人率先聚焦乌克兰</text:span>
</text:h>
      <text:p text:style-name="P4">
Author: 联合早报 (Person)</text:p>
      <text:p text:style-name="P4">
Publisher: 联合早报 (Organization)</text:p>
      <text:p text:style-name="P4">
Published Time: 2023-05-19T11:02</text:p>
      <text:p text:style-name="P4">
Modified Time: 2023-05-19T11:06</text:p>
      <text:p text:style-name="P4">
Description: 第49届七国集团（G7）峰会星期五（5月19日）在日本广岛掀开序幕，七大发达国家领导人将在二次大战的原子弹爆炸原址，对入侵乌克兰的俄罗斯祭出新的制裁。路透社报道，星期五上午，日本首...</text:p>
      <text:p text:style-name="P4">
Videos: []</text:p>
      <text:p text:style-name="P4">
Audios: []</text:p>
      <text:p text:style-name="P4">
Images: []</text:p>
      <text:p text:style-name="P4">
Type: NewsArticle</text:p>
      <text:p text:style-name="P4">
Breadcrumbs: ['即时', '国际']</text:p>
      <text:p text:style-name="P4">
Keywords: ['七国集团', '日本', '广岛', '制裁俄罗斯', '乌克兰']</text:p>
      <!--METADATA-->
      <text:p text:style-name="P4">
第49届七国集团（G7）峰会星期五（5月19日）在日本广岛掀开序幕，七大发达国家领导人将在二次大战的原子弹爆炸原址，对入侵乌克兰的俄罗斯祭出新的制裁。</text:p>
      <text:p text:style-name="P4">
路透社报道，星期五上午，日本首相岸田文雄与美国、德国、英国、法国、意大利和加拿大的领导人，一起造访了广岛市和平纪念公园内的核爆资料馆。包括拥核国家美英法的领导人一同参观尚属首次。</text:p>
      <text:p text:style-name="P4">
根据日本政府早前公布的峰会日程，G7领导人下午将宣布加强对俄罗斯的制裁，并就这场持续了一年多仍未见缓和的战争进行战略磋商。</text:p>
      <text:p text:style-name="P4">
英国政府发表声明说，英国首相苏纳克将在G7峰会宣布，禁止俄罗斯钻石和从俄罗斯进口铜、铝和镍等金属，以示支持乌克兰。</text:p>
      <text:p text:style-name="P4">
欧洲理事会主席米歇尔说， <text:a xlink:type="simple" xlink:href="https://www.zaobao.com/realtime/world/story20230518-1395941" text:style-name="Internet_20_link" text:visited-style-name="Visited_20_Internet_20_Link">
 </text:a>
。</text:p>
      <text:p text:style-name="P4">
美国一高级官员说，G7峰会“将发表一份强有力的声明，以展现团结、力量和承诺” 。</text:p>
      <text:p text:style-name="P4">
这名高官说，美国将把另外70个实体列入黑名单，并将制裁权限扩大到300个实体，以及俄罗斯经济的新领域。</text:p>
      <text:p text:style-name="P4">
本届G7峰会为期三天，将举行至21日。</text:p>
      <text:p text:style-name="P4">
Source: <text:a xlink:type="simple" xlink:href="https://www.zaobao.com.sg/realtime/world/story20230519-1396111" text:style-name="Internet_20_link" text:visited-style-name="Visited_20_Internet_20_Link">
https://www.zaobao.com.sg/realtime/world/story20230519-1396111</text:a>
</text:p>
      <!--NEWS-->
      <text:h text:style-name="P10" text:outline-level="1">
<text:span text:style-name="T4">
安迪沃荷「橘色王子」涉侵权 美判摄影师胜诉</text:span>
</text:h>
      <text:p text:style-name="P4">
Publisher: 法新社</text:p>
      <text:p text:style-name="P4">
Published Time: 2023-05-19T11:02:09+00:00</text:p>
      <text:p text:style-name="P4">
Modified Time: 2023-05-19T10:35:02+00:00</text:p>
      <text:p text:style-name="P4">
Description: （法新社华盛顿18日电） 美国最高法院今天做出对艺术市场具有重要影响的裁决，判定普普教父安迪沃荷基金会授权杂志使用已故流行音乐巨星「王子」（Prince）的照片印刷作品，侵犯拍照摄影师的版权。</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5" text:anchor-type="as-char" svg:width="6.9236in" svg:height="3.617581in" draw:z-index="0">
<draw:image xlink:href="../Images/rficn/2023-05-19T11-02-09-00-00/000000.png" xlink:type="simple" xlink:show="embed" xlink:actuate="onLoad" draw:mime-type="image/png"/>
</draw:frame>
</text:p>
      <text:p text:style-name="P4">
美国最高法院裁定，当安迪沃荷基金会（Andy Warhol Foundation）授权「浮华世界」（VanityFair）杂志使用丝网印刷图片「橙色王子」（Orange Prince）时，拍摄这张照片的知名摄影师高史密斯（LynnGoldsmith）应该获得一笔费用。</text:p>
      <text:p text:style-name="P4">
在7票对2票的裁决中，法院回避长期以来围绕安迪沃荷作品的争议，那就是基于高史密斯照片创作的「橙色王子」是否该被视为独立的艺术作品。</text:p>
      <text:p text:style-name="P4">
法院反而专注于安迪沃荷基金会对于这幅作品的使用方式：基金会把这幅作品作为王子的肖像，卖给「浮华世界」杂志赚钱，如同其他杂志使用高史密斯手上，王子摆出相同姿势的一张黑白照片。</text:p>
      <text:p text:style-name="P4">
法院表示，在这种情况下，基金会的商业授权不是对高史密斯作品的「合理使用」，因此她应该得到报酬。</text:p>
      <text:p text:style-name="P4">
这种观点虽然狭隘，但可能产生广泛影响，因为科技，尤其是生成式人工智慧（GenerativeAI）使得改编和改变原创风格的再创作变得更加容易，威胁艺术家生计。（译者：林沂锋/核稿：戴雅真）</text:p>
      <text:p text:style-name="P4">
Source: <text:a xlink:type="simple" xlink:href="https://www.rfi.fr/cn/%E5%9B%BD%E9%99%85%E6%8A%A5%E9%81%93/20230519-%E5%AE%89%E8%BF%AA%E6%B2%83%E8%8D%B7-%E6%A9%98%E8%89%B2%E7%8E%8B%E5%AD%90-%E6%B6%89%E4%BE%B5%E6%9D%83-%E7%BE%8E%E5%88%A4%E6%91%84%E5%BD%B1%E5%B8%88%E8%83%9C%E8%AF%89" text:style-name="Internet_20_link" text:visited-style-name="Visited_20_Internet_20_Link">
https://www.rfi.fr/cn/%E5%9B%BD%E9%99%85%E6%8A%A5%E9%81%93/20230519-%E5%AE%89%E8%BF%AA%E6%B2%83%E8%8D%B7-%E6%A9%98%E8%89%B2%E7%8E%8B%E5%AD%90-%E6%B6%89%E4%BE%B5%E6%9D%83-%E7%BE%8E%E5%88%A4%E6%91%84%E5%BD%B1%E5%B8%88%E8%83%9C%E8%AF%89</text:a>
</text:p>
      <!--NEWS-->
      <text:h text:style-name="P10" text:outline-level="1">
<text:span text:style-name="T4">
遭孤立多年后 叙利亚总统出席阿盟会议</text:span>
</text:h>
      <text:p text:style-name="P4">
Author: None (Language: zh)</text:p>
      <text:p text:style-name="P4">
Publisher: None</text:p>
      <text:p text:style-name="P4">
Time: 2023-05-19T11:04:00Z</text:p>
      <text:p text:style-name="P4">
Description: 叙利亚总统阿萨德抵达沙特阿拉伯参加本周五的阿拉伯联盟峰会，这是他自2011年叙利亚被暂停阿盟成员国资格以来，首度参加此峰会。</text:p>
      <text:p text:style-name="P4">
Videos: []</text:p>
      <text:p text:style-name="P4">
Images: ["<text:a xlink:type="simple" xlink:href="https://static.dw.com/image/65671867_303.jpg" text:style-name="Internet_20_link" text:visited-style-name="Visited_20_Internet_20_Link">
65671867_303.jpg</text:a>
", "<text:a xlink:type="simple" xlink:href="https://static.dw.com/image/56862116_303.jpg" text:style-name="Internet_20_link" text:visited-style-name="Visited_20_Internet_20_Link">
56862116_303.jpg</text:a>
", "<text:a xlink:type="simple" xlink:href="https://static.dw.com/image/56862043_303.jpg" text:style-name="Internet_20_link" text:visited-style-name="Visited_20_Internet_20_Link">
56862043_303.jpg</text:a>
", "<text:a xlink:type="simple" xlink:href="https://static.dw.com/image/56862024_303.jpg" text:style-name="Internet_20_link" text:visited-style-name="Visited_20_Internet_20_Link">
56862024_303.jpg</text:a>
", "<text:a xlink:type="simple" xlink:href="https://static.dw.com/image/56862012_303.jpg" text:style-name="Internet_20_link" text:visited-style-name="Visited_20_Internet_20_Link">
56862012_303.jpg</text:a>
", "<text:a xlink:type="simple" xlink:href="https://static.dw.com/image/56862000_303.jpg" text:style-name="Internet_20_link" text:visited-style-name="Visited_20_Internet_20_Link">
56862000_303.jpg</text:a>
", "<text:a xlink:type="simple" xlink:href="https://static.dw.com/image/56862091_303.jpg" text:style-name="Internet_20_link" text:visited-style-name="Visited_20_Internet_20_Link">
56862091_303.jpg</text:a>
", "<text:a xlink:type="simple" xlink:href="https://static.dw.com/image/56861988_303.jpg" text:style-name="Internet_20_link" text:visited-style-name="Visited_20_Internet_20_Link">
56861988_303.jpg</text:a>
", "<text:a xlink:type="simple" xlink:href="https://static.dw.com/image/56862873_303.jpg" text:style-name="Internet_20_link" text:visited-style-name="Visited_20_Internet_20_Link">
56862873_303.jpg</text:a>
", "<text:a xlink:type="simple" xlink:href="https://static.dw.com/image/56862079_303.jpg" text:style-name="Internet_20_link" text:visited-style-name="Visited_20_Internet_20_Link">
56862079_303.jpg</text:a>
", "<text:a xlink:type="simple" xlink:href="https://static.dw.com/image/56862069_303.jpg" text:style-name="Internet_20_link" text:visited-style-name="Visited_20_Internet_20_Link">
56862069_303.jpg</text:a>
", "<text:a xlink:type="simple" xlink:href="https://static.dw.com/image/56862104_303.jpg" text:style-name="Internet_20_link" text:visited-style-name="Visited_20_Internet_20_Link">
56862104_303.jpg</text:a>
"]</text:p>
      <text:p text:style-name="P4">
Subject: 时政风云</text:p>
      <text:p text:style-name="P4">
Subjects: ['奥巴马', '叙利亚内战', '联合国', '阿萨德家族', '人权', '美国']</text:p>
      <text:p text:style-name="P4">
Keywords: ['阿拉伯联盟', '叙利亚内战', '阿萨德', '沙特阿拉伯', '美国', '联合国', '战争罪']</text:p>
      <text:p text:style-name="P4">
ID: 65676879</text:p>
      <!--METADATA-->
      <text:p text:style-name="P4">
<text:a xlink:type="simple" xlink:href="https://www.dw.com/zh/overlay/image/article/65676879/65671867" text:style-name="Internet_20_link" text:visited-style-name="Visited_20_Internet_20_Link">
 <draw:frame draw:style-name="fr1" draw:name="Image66" text:anchor-type="as-char" svg:width="6.9236in" svg:height="3.896998in" draw:z-index="0">
<draw:image xlink:href="../Images/dwzh/2023-05-19T11-04-00Z/65671867_303.jpg" xlink:type="simple" xlink:show="embed" xlink:actuate="onLoad" draw:mime-type="image/jpeg"/>
</draw:frame>
</text:a>
</text:p>
      <text:p text:style-name="P4">
叙利亚总统阿萨德（图中）抵达吉达参加第32届阿盟峰会</text:p>
      <text:p text:style-name="P4">
（德国之声中文网） <text:a xlink:type="simple" xlink:href="https://www.dw.com/zh/zh/再度连任-阿萨德继续执掌叙利亚/a-57668127" text:style-name="Internet_20_link" text:visited-style-name="Visited_20_Internet_20_Link">
 </text:a>
将于周五（5月19日）在沙特阿拉伯的阿拉伯联盟峰会上发表讲话。这是自2011年叙利亚被暂停阿拉伯联盟成员国资格以来，阿萨德首次参加该组织的峰会。</text:p>
      <text:p text:style-name="P4">
上周阿萨德正式受邀参加在沙特阿拉伯西部城市吉达举行的第32届阿盟峰会。周四，当他踏上吉达的阿卜杜勒-阿齐兹国王国际机场的停机坪时，显得很轻松愉快。</text:p>
      <text:p text:style-name="P4">
圣城麦加的副省长阿齐兹亲王（Badr bin Sultan）、阿拉伯联盟秘书长艾哈迈德·阿布乌尔·盖特（Ahmed AboulGheit）和几位当地官员一起正式迎接了阿萨德。</text:p>
      <text:h text:style-name="P12" text:outline-level="3">
<text:span text:style-name="T4">
<text:span text:style-name="T4">
叙利亚从孤立中卷土重来</text:span>
</text:span>
</text:h>
      <text:p text:style-name="P4">
在阿萨德领导的政府于2011年残酷镇压了反政府抗议活动之后，由22个成员国组成的阿拉伯联盟在同一年暂停了叙利亚的成员国资格。</text:p>
      <text:p text:style-name="P4">
阿拉伯国家联盟在今年5月7日举行特别外长会，同意恢复叙利亚成员国资格。如今阿萨德重返阿拉伯联盟，标志着大马士革取得了重大的象征性胜利，叙利亚当局正在努力恢复与该地区各国的关系。</text:p>
      <text:p text:style-name="P4">
据联合国战争罪调查人员称， <text:a xlink:type="simple" xlink:href="https://www.dw.com/zh/zh/化武专家在叙利亚还能找到毒气证据吗/a-43432662" text:style-name="Internet_20_link" text:visited-style-name="Visited_20_Internet_20_Link">
 </text:a>
，但叙利亚政府对此表示否认。</text:p>
      <ul>
        <li>
          <draw:frame draw:style-name="fr1" draw:name="Image67" text:anchor-type="as-char" svg:width="6.9236in" svg:height="3.896998in" draw:z-index="0">
            <draw:image xlink:href="../Images/dwzh/2023-05-19T11-04-00Z/56862116_303.jpg" xlink:type="simple" xlink:show="embed" xlink:actuate="onLoad" draw:mime-type="image/jpeg"/>
          </draw:frame>
        </li>
      </ul>
      <h5>
叙利亚十年战争</h5>
      <text:h text:style-name="P12" text:outline-level="3">
<text:span text:style-name="T4">
在拉卡（Rakka）的破碎记忆</text:span>
</text:h>
      <text:p text:style-name="P4">
2019年，拉卡，一位妇女推着婴儿车穿过被摧毁的城市。摄影师哈马姆（AboodHamam）说："2017年，我开始拍摄我的家乡。这里的每个角落都有我的回忆。他们摧毁了所有这一切。我的照片总有一天会成为历史文献。"</text:p>
      <ul>
        <li>
          <draw:frame draw:style-name="fr1" draw:name="Image68" text:anchor-type="as-char" svg:width="6.9236in" svg:height="3.896998in" draw:z-index="0">
            <draw:image xlink:href="../Images/dwzh/2023-05-19T11-04-00Z/56862043_303.jpg" xlink:type="simple" xlink:show="embed" xlink:actuate="onLoad" draw:mime-type="image/jpeg"/>
          </draw:frame>
        </li>
      </ul>
      <h5>
叙利亚十年战争</h5>
      <text:h text:style-name="P12" text:outline-level="3">
<text:span text:style-name="T4">
一幅画面，无尽伤痛</text:span>
</text:h>
      <text:p text:style-name="P4">
2020年，伊德利卜（Idlib）：两个儿子痛悼被炸死的母亲。战争开始时，摄影师阿尔赛义德（GhaithAlsayed）本人只有17岁。他的兄弟也在一次爆炸中丧生。他说："当我拍下这张照片的时候，我兄弟被炸死时的所有恐怖感重现心中，我突然也哭了"。</text:p>
      <ul>
        <li>
          <draw:frame draw:style-name="fr1" draw:name="Image69" text:anchor-type="as-char" svg:width="6.9236in" svg:height="3.896998in" draw:z-index="0">
            <draw:image xlink:href="../Images/dwzh/2023-05-19T11-04-00Z/56862024_303.jpg" xlink:type="simple" xlink:show="embed" xlink:actuate="onLoad" draw:mime-type="image/jpeg"/>
          </draw:frame>
        </li>
      </ul>
      <h5>
叙利亚十年战争</h5>
      <text:h text:style-name="P12" text:outline-level="3">
<text:span text:style-name="T4">
迷失在瓦砾中</text:span>
</text:h>
      <text:p text:style-name="P4">
比尼什（Binish），2020年4月，一位妇女牵着她的女儿。在扎耶特（MohannadZayat）的照片中，她们犹如废墟荒漠中的渺小生物。她们想在一所被毁的学校里找到栖身之所。这是一个危险的避难所，但聊胜于无。附近的流离失所者营地，已无空置帐篷。</text:p>
      <ul>
        <li>
          <draw:frame draw:style-name="fr1" draw:name="Image70" text:anchor-type="as-char" svg:width="6.9236in" svg:height="3.896998in" draw:z-index="0">
            <draw:image xlink:href="../Images/dwzh/2023-05-19T11-04-00Z/56862012_303.jpg" xlink:type="simple" xlink:show="embed" xlink:actuate="onLoad" draw:mime-type="image/jpeg"/>
          </draw:frame>
        </li>
      </ul>
      <h5>
叙利亚十年战争</h5>
      <text:h text:style-name="P12" text:outline-level="3">
<text:span text:style-name="T4">
从弹坑里喝水</text:span>
</text:h>
      <text:p text:style-name="P4">
2013年6月，阿勒颇（Aleppo）：一处水管在一次袭击中被毁。这个男孩立刻从满满的弹坑里喝水。摄影师萨尔曼（MuzzafarSalman）："那时，有人说这照片不真实。还说，我该给孩子干净水。但我认为，要想改变现实，首先就要展示现实。"</text:p>
      <ul>
        <li>
          <draw:frame draw:style-name="fr1" draw:name="Image71" text:anchor-type="as-char" svg:width="6.9236in" svg:height="3.896998in" draw:z-index="0">
            <draw:image xlink:href="../Images/dwzh/2023-05-19T11-04-00Z/56862000_303.jpg" xlink:type="simple" xlink:show="embed" xlink:actuate="onLoad" draw:mime-type="image/jpeg"/>
          </draw:frame>
        </li>
      </ul>
      <h5>
叙利亚十年战争</h5>
      <text:h text:style-name="P12" text:outline-level="3">
<text:span text:style-name="T4">
逃离古塔（ Ghouta）</text:span>
</text:h>
      <text:p text:style-name="P4">
2018年3月，逃离古塔，一男子用行李箱装着孩子前往该通向自由之路的出口。摄影师萨纳迪基（OmarSanadiki）写道："毕竟，叙利亚战争不仅改变了这个国家。它也改变了我们—— 如何看待人民，如何拍摄照片，以向世界传递人道主义信息。"</text:p>
      <ul>
        <li>
          <draw:frame draw:style-name="fr1" draw:name="Image72" text:anchor-type="as-char" svg:width="6.9236in" svg:height="3.896998in" draw:z-index="0">
            <draw:image xlink:href="../Images/dwzh/2023-05-19T11-04-00Z/56862091_303.jpg" xlink:type="simple" xlink:show="embed" xlink:actuate="onLoad" draw:mime-type="image/jpeg"/>
          </draw:frame>
        </li>
      </ul>
      <h5>
叙利亚十年战争</h5>
      <text:h text:style-name="P12" text:outline-level="3">
<text:span text:style-name="T4">
生存下去 坚持下去</text:span>
</text:h>
      <text:p text:style-name="P4">
2017年，大马士革郊区：穆罕默德（Umm Mohammed）和丈夫坐在被摧毁的房子里 —— 仿佛什么都没有发生。摄影师杜米（Sameer Al-Doumy）说："这个女人是我遇到的印象最深刻的人之一。她受重伤，不久之后，她丈夫也受了重伤。她留在家里照料丈夫。在我看来，她的韧性反映了叙利亚人的真实面貌。"</text:p>
      <ul>
        <li>
          <draw:frame draw:style-name="fr1" draw:name="Image73" text:anchor-type="as-char" svg:width="6.9236in" svg:height="3.896998in" draw:z-index="0">
            <draw:image xlink:href="../Images/dwzh/2023-05-19T11-04-00Z/56861988_303.jpg" xlink:type="simple" xlink:show="embed" xlink:actuate="onLoad" draw:mime-type="image/jpeg"/>
          </draw:frame>
        </li>
      </ul>
      <h5>
叙利亚十年战争</h5>
      <text:h text:style-name="P12" text:outline-level="3">
<text:span text:style-name="T4">
母亲痛悼儿子</text:span>
</text:h>
      <text:p text:style-name="P4">
2017年，达拉（Daraa）地区。这一年的开斋节没什么值得庆祝的。摄影师阿巴兹德（MohamadAbazeed）讲述道："2017年，我陪同这名女子在开斋节第一天去看望她儿子的坟墓。其间，我自己也哭了，但我拭去眼泪，以便还能拍照。"</text:p>
      <ul>
        <li>
          <draw:frame draw:style-name="fr1" draw:name="Image74" text:anchor-type="as-char" svg:width="6.9236in" svg:height="3.896998in" draw:z-index="0">
            <draw:image xlink:href="../Images/dwzh/2023-05-19T11-04-00Z/56862873_303.jpg" xlink:type="simple" xlink:show="embed" xlink:actuate="onLoad" draw:mime-type="image/jpeg"/>
          </draw:frame>
        </li>
      </ul>
      <h5>
叙利亚十年战争</h5>
      <text:h text:style-name="P12" text:outline-level="3">
<text:span text:style-name="T4">
轮椅上的童年</text:span>
</text:h>
      <text:p text:style-name="P4">
2013年12月，大马士革。五岁的阿雅在轮椅上等侯父亲为她做饭。在去学校的路上，一发炮弹击中了她。她告诉说："那天我穿棕色的鞋子。先看到鞋子在空中飞过，然后看到，我的腿也跟着飞了起来。"</text:p>
      <ul>
        <li>
          <draw:frame draw:style-name="fr1" draw:name="Image75" text:anchor-type="as-char" svg:width="6.9236in" svg:height="3.896998in" draw:z-index="0">
            <draw:image xlink:href="../Images/dwzh/2023-05-19T11-04-00Z/56862079_303.jpg" xlink:type="simple" xlink:show="embed" xlink:actuate="onLoad" draw:mime-type="image/jpeg"/>
          </draw:frame>
        </li>
      </ul>
      <h5>
叙利亚十年战争</h5>
      <text:h text:style-name="P12" text:outline-level="3">
<text:span text:style-name="T4">
叙利亚特技演员</text:span>
</text:h>
      <text:p text:style-name="P4">
阿勒颇附近的卡弗尔诺兰镇（Kafr Nouran）。叙利亚田径运动员们把废墟变成了一个大胆的杂技训练场所。阿纳斯-阿尔卡布特利（AnasAlkharboutli）的照片显示：即使在混凝土废墟中，也能从事极限运动和特技运动。</text:p>
      <ul>
        <li>
          <draw:frame draw:style-name="fr1" draw:name="Image76" text:anchor-type="as-char" svg:width="6.9236in" svg:height="3.896998in" draw:z-index="0">
            <draw:image xlink:href="../Images/dwzh/2023-05-19T11-04-00Z/56862069_303.jpg" xlink:type="simple" xlink:show="embed" xlink:actuate="onLoad" draw:mime-type="image/jpeg"/>
          </draw:frame>
        </li>
      </ul>
      <h5>
叙利亚十年战争</h5>
      <text:h text:style-name="P12" text:outline-level="3">
<text:span text:style-name="T4">
希望有一个新的开始</text:span>
</text:h>
      <text:p text:style-name="P4">
2020年，停火协议签署后，这家人回到伊德利卜南部的家中。苏莱曼（Ali HajSuleiman）拍这张照片时，心情很复杂："我为这些人能重返家乡感到高兴。同时又很伤感，因为我自己也流离失所——回不去了。"</text:p>
      <ul>
        <li>
          <draw:frame draw:style-name="fr1" draw:name="Image77" text:anchor-type="as-char" svg:width="6.9236in" svg:height="3.896998in" draw:z-index="0">
            <draw:image xlink:href="../Images/dwzh/2023-05-19T11-04-00Z/56862104_303.jpg" xlink:type="simple" xlink:show="embed" xlink:actuate="onLoad" draw:mime-type="image/jpeg"/>
          </draw:frame>
        </li>
      </ul>
      <h5>
叙利亚十年战争</h5>
      <text:h text:style-name="P12" text:outline-level="3">
<text:span text:style-name="T4">
古罗马遗产</text:span>
</text:h>
      <text:p text:style-name="P4">
这也是战火中的叙利亚：位于德拉地区的博斯拉古罗马圆形剧场，2018年被一场暴雨浸泡。（注：本图集中的所有照片均由联合国人道主义事务协调厅提供，但不能保证来自第三方信息的准确性。与它们的合作并不意味着联合国参与了照片的拍摄。）</text:p>
      <text:p text:style-name="P4">
作者: Friedel Taube, Gonan Cutanosky</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沙特阿拉伯、卡塔尔和其他国家多年来支持反阿萨德的叛乱团体，但叙利亚军队多年前重新控制了该国大部分地区。自2011年3月以来，叙利亚内战已造成近50万人死亡，近1400万人流离失所，占该国战前人口的一半。</text:p>
      <text:h text:style-name="P12" text:outline-level="3">
<text:span text:style-name="T4">
西方对阿萨德和阿拉伯联盟的评价</text:span>
</text:h>
      <text:p text:style-name="P4">
美国和德国已经表示反对与阿萨德关系正常化。美国国务院副发言人帕特尔（VedantPatel）周四告诉记者，「我们不支持与阿萨德政权关系正常化，我们也不支持我们的伙伴这样做。」但帕特尔补充说，美国有「一些共同的目标」，比如把2012年在叙利亚被绑架的前美国海军陆战队员和记者蒂斯（AustinTice）带回家。</text:p>
      <text:p text:style-name="P4">
（路透社、法新社、美联社）</text:p>
      <text:p text:style-name="P4">
Source: <text:a xlink:type="simple" xlink:href="https://www.dw.com/zh/遭孤立多年后-叙利亚总统出席阿盟会议/a-65676879" text:style-name="Internet_20_link" text:visited-style-name="Visited_20_Internet_20_Link">
https://www.dw.com/zh/遭孤立多年后-叙利亚总统出席阿盟会议/a-65676879?maca=chi-rss-chi-all-1127-rdf</text:a>
</text:p>
      <!--NEWS-->
      <text:h text:style-name="P10" text:outline-level="1">
<text:span text:style-name="T4">
被判无期的梁成运是双面间谍？“爱国侨领”何以成了“老鼠进风箱两头受气”？</text:span>
</text:h>
      <text:p text:style-name="P4">
Author: chinese@voanews.com (方冰)</text:p>
      <text:p text:style-name="P4">
Publisher: 美国之音中文网 (Type: NewsMediaOrganization)</text:p>
      <text:p text:style-name="P4">
Published Time: 2023-05-19T11:10:41+08:00</text:p>
      <text:p text:style-name="P4">
Modified Time: 2023-05-19 17:20:27Z</text:p>
      <text:p text:style-name="P4">
Description: 美中关系恶化的背景下双方抓间谍行动不断升级。最新案例显示一个长期亲北京的华人组织在美国的两个地方负责人，一个被美国司法机构以“外国政府代理人”罪名起诉，而另一个则被中国法院以“间谍”罪判处终身监禁。这两个负责人都属于高举“反独促统”旗帜的组织“中国和平对统一促进会”，引发了亲北京侨领如今处于“里外不是人”的尴尬处境的讨论。</text:p>
      <text:p text:style-name="P4">
Videos: []</text:p>
      <text:p text:style-name="P4">
Images: []</text:p>
      <text:p text:style-name="P4">
Categories: ['美国', '中国', '美中关系']</text:p>
      <text:p text:style-name="P4">
Type: None</text:p>
      <!--METADATA-->
      <text:p text:style-name="P4">
NoneNone</text:p>
      <text:p text:style-name="P4">
Source: <text:a xlink:type="simple" xlink:href="https://www.voachinese.com/a/us-china-arrested-sentenced-espionage-relatively-cause-pro-beijing-overseas-chinese-leaders-in-embarrassing-situation/7099443.html" text:style-name="Internet_20_link" text:visited-style-name="Visited_20_Internet_20_Link">
https://www.voachinese.com/a/us-china-arrested-sentenced-espionage-relatively-cause-pro-beijing-overseas-chinese-leaders-in-embarrassing-situation/7099443.html</text:a>
</text:p>
      <!--NEWS-->
      <text:h text:style-name="P10" text:outline-level="1">
<text:span text:style-name="T4">
专栏 | 劳工通讯：深圳宝安区松岗运丰电子厂撤迁 工人要求赔偿（三）</text:span>
</text:h>
      <text:p text:style-name="P4">
Author: None</text:p>
      <text:p text:style-name="P4">
Publisher: Radio Free Asia (Organization)</text:p>
      <text:p text:style-name="P4">
Published Time: 2023-05-19T11:16:42-04:00</text:p>
      <text:p text:style-name="P4">
Modified Time: 2023-05-19T11:16:42-04:00</text:p>
      <text:p text:style-name="P4">
Description: None</text:p>
      <text:p text:style-name="P4">
Videos: []</text:p>
      <text:p text:style-name="P4">
Audios: ["<text:a xlink:type="simple" xlink:href="https://www.rfa.org/mandarin/zhuanlan/laogongtongxun/hdf-051920231116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4.645512in" draw:z-index="0">
<draw:image xlink:href="../Images/rfamandarin/2023-05-19T11-16-42-04-00/000000.png" xlink:type="simple" xlink:show="embed" xlink:actuate="onLoad" draw:mime-type="image/png"/>
</draw:frame>
 <text:a xlink:type="simple" xlink:href="https://www.rfa.org/mandarin/zhuanlan/laogongtongxun/hdf-05192023111630.html/@@images/image" text:style-name="Internet_20_link" text:visited-style-name="Visited_20_Internet_20_Link">
</text:a>
Photo: RFA  <text:a xlink:type="simple" xlink:href="https://www.rfa.org/mandarin/zhuanlan/laogongtongxun/hdf-05192023111630.html/@@stream" text:style-name="Internet_20_link" text:visited-style-name="Visited_20_Internet_20_Link">
</text:a>
</text:p>
      <text:p text:style-name="P4">
今年五一劳动节前，位于深圳宝安区松岗街道的运丰电子科技（深圳）有限公司，厂方突然开始拆卸搬走机器引发工人怀疑老板要关厂。情绪激动的工人们不知所措，便 <text:a xlink:type="simple" xlink:href="https://maps.clb.org.hk/" text:style-name="Internet_20_link" text:visited-style-name="Visited_20_Internet_20_Link">
</text:a>
，要求老板承诺做出合理补偿。</text:p>
      <text:p text:style-name="P4">
当地警察出动来到现场，消防也在楼下铺设了充气垫，以防不测。而当地工会则照例缺席。</text:p>
      <text:p text:style-name="P4">
宝安区松岗街道办网站一则消息说，就在3月30日，也就是今次事件发生前三个星期，松岗街道工会刚开过 <text:a xlink:type="simple" xlink:href="http://www.baoan.gov.cn/sgjd/zwgk/qt/gzdt/content/post_10517892.html" text:style-name="Internet_20_link" text:visited-style-name="Visited_20_Internet_20_Link">
</text:a>
，宝安区工会副主席陈锦花在会上讲话，要求基层工会要竭力为职工办实事、做好事、解难事，从而不断增强工会的感知力、响应力、影响力和凝聚力，并要求“工会组织亮牌子、工会主席亮身份”。</text:p>
      <text:p text:style-name="P4">
松岗街道工会主席丁艳在会上表态说，她要努力打造一支强有力的工会干部队伍，把“党政所需、社会所求、职工所急、工会所能”的事做好，实现“职工对美好生活的向往”，让职工群众真正感受到工会是“职工之家”，工会干部是最可信赖的“娘家人”。</text:p>
      <text:p text:style-name="P4">
两级工会主席的话音未落，3个星期后，运丰厂便出现了“党政所需、社会所求、职工所急“的状况。</text:p>
      <text:p text:style-name="P4">
据运丰电子科技（深圳）有限 <text:a xlink:type="simple" xlink:href="http://www.welfarepcb.com/profile_cn.html" text:style-name="Internet_20_link" text:visited-style-name="Visited_20_Internet_20_Link">
 </text:a>
资料，1984年5月运丰电路版有限公司在香港成立，1991年5月深圳松岗运丰电路板厂成立，2012年5月，松岗运丰电路板厂根据国家相关政策指令要求转营，并更名为运丰电子科技（深圳）有限公司。</text:p>
      <text:p text:style-name="P4">
该厂 <text:a xlink:type="simple" xlink:href="http://www.welfarepcb.com/index_cn.html" text:style-name="Internet_20_link" text:visited-style-name="Visited_20_Internet_20_Link">
 </text:a>
 包括索尼、卡西欧、富士康、三美电机等国际知名品牌，是 <text:a xlink:type="simple" xlink:href="http://www.welfarepcb.com/awards_cn.html" text:style-name="Internet_20_link" text:visited-style-name="Visited_20_Internet_20_Link">
</text:a>
“、”最佳供应商“和”关键部件供应商“，富士康的”品质绩优供应商“，并两次收到索尼的感谢状。</text:p>
      <text:p text:style-name="P4">
此外，运丰厂还被授予深圳市”绿色企业“、深圳外来人员法制教育先进单位、宝安区优秀企业、松岗街道优秀企业以及中国海关信得过企业。</text:p>
      <text:p text:style-name="P4">
如此一家客户稳定并受到各级政府嘉奖的企业，而且厂里还建立了工会，企业与员工之间的信任为什么如此脆弱呢？工人有诉求为什么一下子就发展到集体登上楼顶维权呢？工人上楼顶之前有没有找过当地工会求助呢？事发之后，当地工会有没有像主席们在工会代表大会上所说的”亮牌子、亮身份“，发挥工会感知力、响应力、影响力和凝聚力，代表工人跟企业协商谈判解决问题呢？</text:p>
      <text:p text:style-name="P4">
请收听我带着这些疑问，跟深圳市宝安区总工会出钱购买服务的“职工心理咨询专线”，以及运丰电子科技（深圳）有限公司工会主席的谈话。</text:p>
      <text:p text:style-name="P4">
Source: <text:a xlink:type="simple" xlink:href="https://www.rfa.org/mandarin/zhuanlan/laogongtongxun/hdf-05192023111630.html" text:style-name="Internet_20_link" text:visited-style-name="Visited_20_Internet_20_Link">
https://www.rfa.org/mandarin/zhuanlan/laogongtongxun/hdf-05192023111630.html</text:a>
</text:p>
      <!--NEWS-->
      <text:h text:style-name="P10" text:outline-level="1">
<text:span text:style-name="T4">
美国举债上限谈判前景看好 亚股多收高</text:span>
</text:h>
      <text:p text:style-name="P4">
Publisher: 法新社</text:p>
      <text:p text:style-name="P4">
Published Time: 2023-05-19T11:32:08+00:00</text:p>
      <text:p text:style-name="P4">
Modified Time: 2023-05-19T11:05:03+00:00</text:p>
      <text:p text:style-name="P4">
Description: （法新社香港19日电） 在全球股市反弹的基础上，亚洲多数股市今天走扬。投资人愈来愈看好美国国会将敲定一项协议，提高举债上限，避免发生灾难性的债务违约。</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9" text:anchor-type="as-char" svg:width="6.9236in" svg:height="3.617581in" draw:z-index="0">
<draw:image xlink:href="../Images/rficn/2023-05-19T11-32-08-00-00/000000.png" xlink:type="simple" xlink:show="embed" xlink:actuate="onLoad" draw:mime-type="image/png"/>
</draw:frame>
</text:p>
      <text:p text:style-name="P4">
由于对中国经济的忧心，香港和上海股市走低。</text:p>
      <text:p text:style-name="P4">
在美国国会山庄（Capitol Hill）数周的冗长谈判后，国会领袖似乎准备在政府6月1日用尽现金之前向国会议员提出一项提案。</text:p>
      <text:p text:style-name="P4">
这也带动华尔街3个主要指数的上涨，延续17日超过1%的涨幅。</text:p>
      <text:p text:style-name="P4">
在亚洲，尽管数据显示日本通货膨胀仍然远高于日本央行目标、增加央行紧缩货币政策的压力，但东京股市今天再度走扬，日经指数飙升到30多年来新高。</text:p>
      <text:p text:style-name="P4">
雪梨、首尔、新加坡、孟买、台北、马尼拉、威灵顿和雅加达股市也都上涨。</text:p>
      <text:p text:style-name="P4">
SPI资产管理公司（SPI Asset Managemen）分析师殷尼斯（StephenInnes）说：「尽管还没有正式签署协议，但在华盛顿的政策制定者声称提高美国债务上限的法案可能在下周登场，国会山庄可望敲定协议已足以让投资者欢呼。」</text:p>
      <text:p text:style-name="P4">
但香港股市下挫超过1%，原因是电商巨擘阿里巴巴集团公布的收益低于预期，这加剧投资人忧心中国经济和消费需求停滞不前，引发科技股大幅下跌。</text:p>
      <text:p text:style-name="P4">
上海股市也下跌，投资人正关注中国人民银行在一系列低于预期的经济数据公布后，是否推出任何新的刺激经济措施。</text:p>
      <text:p text:style-name="P4">
Source: <text:a xlink:type="simple" xlink:href="https://www.rfi.fr/cn/%E8%B4%A2%E7%BB%8F%E5%BF%AB%E8%AE%AF/20230519-%E7%BE%8E%E5%9B%BD%E4%B8%BE%E5%80%BA%E4%B8%8A%E9%99%90%E8%B0%88%E5%88%A4%E5%89%8D%E6%99%AF%E7%9C%8B%E5%A5%BD-%E4%BA%9A%E8%82%A1%E5%A4%9A%E6%94%B6%E9%AB%98" text:style-name="Internet_20_link" text:visited-style-name="Visited_20_Internet_20_Link">
https://www.rfi.fr/cn/%E8%B4%A2%E7%BB%8F%E5%BF%AB%E8%AE%AF/20230519-%E7%BE%8E%E5%9B%BD%E4%B8%BE%E5%80%BA%E4%B8%8A%E9%99%90%E8%B0%88%E5%88%A4%E5%89%8D%E6%99%AF%E7%9C%8B%E5%A5%BD-%E4%BA%9A%E8%82%A1%E5%A4%9A%E6%94%B6%E9%AB%98</text:a>
</text:p>
      <!--NEWS-->
      <text:h text:style-name="P10" text:outline-level="1">
<text:span text:style-name="T4">
G7领导人参观广岛和平纪念馆</text:span>
</text:h>
      <text:p text:style-name="P4">
Author: 符祝慧 (Person)</text:p>
      <text:p text:style-name="P4">
Publisher: 联合早报 (Organization)</text:p>
      <text:p text:style-name="P4">
Published Time: 2023-05-19T11:41</text:p>
      <text:p text:style-name="P4">
Modified Time: 2023-05-19T11:56</text:p>
      <text:p text:style-name="P4">
Description: 包括美、英、法三个拥有核武器的国家在内的七国集团（G7）领导人首次一起参观广岛和平纪念馆。拜登是继2016年奥巴马之后第二个亲自到该纪念馆的现任美国总统。日本首相岸田文雄在广岛对记...</text:p>
      <text:p text:style-name="P4">
Videos: []</text:p>
      <text:p text:style-name="P4">
Audios: []</text:p>
      <text:p text:style-name="P4">
Images: []</text:p>
      <text:p text:style-name="P4">
Type: NewsArticle</text:p>
      <text:p text:style-name="P4">
Breadcrumbs: ['即时', '国际']</text:p>
      <text:p text:style-name="P4">
Keywords: ['七国集团', '广岛', '核武器', '岸田文雄']</text:p>
      <!--METADATA-->
      <text:p text:style-name="P4">
包括美、英、法三个拥有核武器的国家在内的 <text:a xlink:type="simple" xlink:href="https://www.zaobao.com.sg/keywords/qi-guo-ji-tuan" text:style-name="Internet_20_link" text:visited-style-name="Visited_20_Internet_20_Link">
 </text:a>
领导人首次一起参观广岛和平纪念馆。</text:p>
      <text:p text:style-name="P4">
拜登是继2016年奥巴马之后第二个亲自到该纪念馆的现任美国总统。</text:p>
      <text:p text:style-name="P4">
日本首相岸田文雄在广岛对记者群说：“由于峰会在原子弹爆炸地广岛举行，我想借此机会与G7领导人分享实现无核世界的理想。”</text:p>
      <text:p text:style-name="P4">
据报道，七国首脑会议上将通过以岸田倡导的“广岛行动计划”为基础的“无核武世界”行动文件。据相关人士透露，大纲提案已获与会领导人接受，内容将纳入“核武器国家继续努力削减其核武库和提高其核武库的透明度”。</text:p>
      <text:p text:style-name="P4">
同时，文件内容也将包括反对以核武器进行威胁和使用，加强核不扩散制度，以及促进世界领导人访问广岛和长崎的内容。</text:p>
      <text:p text:style-name="P4">
日本一些媒体放话称：“这些内容主要是要告诫继续以核武器威胁乌克兰的俄罗斯，以及正在推进核军备的中国动向。”</text:p>
      <text:p text:style-name="P4">
Source: <text:a xlink:type="simple" xlink:href="https://www.zaobao.com.sg/realtime/world/story20230519-1396118" text:style-name="Internet_20_link" text:visited-style-name="Visited_20_Internet_20_Link">
https://www.zaobao.com.sg/realtime/world/story20230519-1396118</text:a>
</text:p>
      <!--NEWS-->
      <text:h text:style-name="P10" text:outline-level="1">
<text:span text:style-name="T4">
南太平洋群岛岸外发生7.7级地震 触发多国海啸警报</text:span>
</text:h>
      <text:p text:style-name="P4">
Author: 联合早报 (Person)</text:p>
      <text:p text:style-name="P4">
Publisher: 联合早报 (Organization)</text:p>
      <text:p text:style-name="P4">
Published Time: 2023-05-19T11:55</text:p>
      <text:p text:style-name="P4">
Modified Time: 2023-05-19T13:09</text:p>
      <text:p text:style-name="P4">
Description: 位于南太平洋的法国海外属地、新喀里多尼亚群岛岸外水域，星期五（5月19日）发生7.7级地震，南太平洋多个国家接到海啸警报。路透社报道，美国地质调查局（USGS）说，震中位于新喀里多...</text:p>
      <text:p text:style-name="P4">
Videos: []</text:p>
      <text:p text:style-name="P4">
Audios: []</text:p>
      <text:p text:style-name="P4">
Images: []</text:p>
      <text:p text:style-name="P4">
Type: NewsArticle</text:p>
      <text:p text:style-name="P4">
Breadcrumbs: ['即时', '国际']</text:p>
      <text:p text:style-name="P4">
Keywords: ['地震', '南太平洋', '海啸']</text:p>
      <!--METADATA-->
      <text:p text:style-name="P4">
位于南太平洋的法国海外属地、新喀里多尼亚群岛岸外水域，星期五（5月19日）发生7.7级地震，南太平洋多个国家接到海啸警报。</text:p>
      <text:p text:style-name="P4">
路透社报道，美国地质调查局（USGS）说，震中位于新喀里多尼亚（New Caledonia）洛亚蒂群岛（LoyaltyIslands）东南方，震源深度约38公里。</text:p>
      <text:p text:style-name="P4">
太平洋海啸预警中心说，瓦努阿图、斐济和新喀里多尼亚可能面临海啸威胁。澳大利亚气象局说，澳洲东海岸外的豪勋爵岛（Lord Howe Island）也面临威胁。</text:p>
      <text:p text:style-name="P4">
新西兰还在评估星期五的地震是否对新西兰海岸地区构成威胁。</text:p>
      <text:p text:style-name="P4">
另据法新社报道，位于美国夏威夷州檀香山的太平洋海啸预警中心说，瓦努阿图的一些沿海地区可能会出现1米到3米高的海啸波。</text:p>
      <text:p text:style-name="P4">
它也警告，新喀里多尼亚、斐济、基里巴斯和新西兰可能会出现0.3米至1.0米的小型海啸。</text:p>
      <text:p text:style-name="P4">
不过，新喀里多尼亚首府努美阿（Noumea）一家酒店的柜台人员说，她并没有感受到震动。</text:p>
      <text:p text:style-name="P4">
位于新喀里多尼亚东端的派恩斯岛（Ile des Pins），当地一名旅游代理也说，她没有感觉到地震，也没接到任何疏散通知。</text:p>
      <text:p text:style-name="P4">
她说：“人们还继续待在海滩和餐厅里。”</text:p>
      <text:p text:style-name="P4">
Source: <text:a xlink:type="simple" xlink:href="https://www.zaobao.com.sg/realtime/world/story20230519-1396120" text:style-name="Internet_20_link" text:visited-style-name="Visited_20_Internet_20_Link">
https://www.zaobao.com.sg/realtime/world/story20230519-1396120</text:a>
</text:p>
      <!--NEWS-->
      <text:h text:style-name="P10" text:outline-level="1">
<text:span text:style-name="T4">
中、老联合军演  引发地区国家关注</text:span>
</text:h>
      <text:p text:style-name="P4">
Author: None</text:p>
      <text:p text:style-name="P4">
Publisher: Radio Free Asia (Organization)</text:p>
      <text:p text:style-name="P4">
Published Time: 2023-05-19T11:58:00-04:00</text:p>
      <text:p text:style-name="P4">
Modified Time: 2023-05-19T13:30:54-04:00</text:p>
      <text:p text:style-name="P4">
Description: None</text:p>
      <text:p text:style-name="P4">
Videos: []</text:p>
      <text:p text:style-name="P4">
Audios: ["<text:a xlink:type="simple" xlink:href="https://www.rfa.org/mandarin/yataibaodao/junshiwaijiao/jw1-0519202311264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80" text:anchor-type="as-char" svg:width="6.9236in" svg:height="3.819147in" draw:z-index="0">
<draw:image xlink:href="../Images/rfamandarin/2023-05-19T11-58-00-04-00/000000.png" xlink:type="simple" xlink:show="embed" xlink:actuate="onLoad" draw:mime-type="image/png"/>
</draw:frame>
2023年5月11日，中老“友谊盾牌—2023”联演启动仪式。 <text:a xlink:type="simple" xlink:href="https://www.rfa.org/mandarin/yataibaodao/junshiwaijiao/jw1-05192023112643.html/@@images/image" text:style-name="Internet_20_link" text:visited-style-name="Visited_20_Internet_20_Link">
</text:a>
CCTV/中国国防部  <text:a xlink:type="simple" xlink:href="https://www.rfa.org/mandarin/yataibaodao/junshiwaijiao/jw1-05192023112643.html/@@stream" text:style-name="Internet_20_link" text:visited-style-name="Visited_20_Internet_20_Link">
</text:a>
</text:p>
      <text:p text:style-name="P4">
中国与老挝军方近期高调举行联合军演，中方还同时展示了现役先进武器，此举引发越南等周边国家对于地区安全局势的担忧。</text:p>
      <text:p text:style-name="P4">
<text:a xlink:type="simple" xlink:href="https://www.rfa.org/mandarin/yataibaodao/junshiwaijiao/cm-04122023095051.html" text:style-name="Internet_20_link" text:visited-style-name="Visited_20_Internet_20_Link">
 <text:span text:style-name="T4">
东南亚各国 谁是中国好朋友？</text:span>
 </text:a>
</text:p>
      <text:p text:style-name="P4">
据本台英语组报道，5月9日至5月28日，中国与老挝两国举行名为“友谊盾牌-2023”的联合军演。此次演练以“打击跨国武装犯罪集团”为背景，组织“山岳丛林地阵地进攻行动”。双方参演兵力共900多人，包括约200多人的中方现役分队及700名老挝军人。</text:p>
      <text:p text:style-name="P4">
中国国防部表示，此次演习旨在“落实中老两国《关于进一步深化中老命运共同体建设的联合声明》中，关于加强防务安全合作的有关内容，巩固和发展中老全面战略合作伙伴关系。”</text:p>
      <text:p text:style-name="P4">
中国官方中央电视台17日播放的一则简短新闻显示，老挝参演兵力在中国教官的指导下学习并使用快速手枪、多功能步枪、远程狙击步枪等中国提供的轻武器，并进行了实弹射击。此外，中国官媒环球网同日也报道，这是老方官兵首次对中国研发的某新型自动步枪进行体验和学习。</text:p>
      <text:p text:style-name="P4">
央视还披露，中老双方部队还演练了车载武器、便携式火箭发射器、榴弹发射狙击手和迫击炮的实弹射击。</text:p>
      <text:p text:style-name="P4">
<draw:frame draw:style-name="fr1" draw:name="Image81" text:anchor-type="as-char" svg:width="6.9236in" svg:height="4.615733in" draw:z-index="0">
<draw:image xlink:href="../Images/rfamandarin/2023-05-19T11-58-00-04-00/000001.png" xlink:type="simple" xlink:show="embed" xlink:actuate="onLoad" draw:mime-type="image/png"/>
</draw:frame>
2023年5月,中老“友谊盾牌—2023”联合演习。（视频截图/CCTV）  <text:a xlink:type="simple" xlink:href="https://www.rfa.org/mandarin/yataibaodao/junshiwaijiao/jw1-05192023112643.html/2d77057b-0e80-4f43-8124-e50c5174ab1c.png" text:style-name="Internet_20_link" text:visited-style-name="Visited_20_Internet_20_Link">
</text:a>
</text:p>
      <text:p text:style-name="P4">
台湾独立军事分析人士颜文德（WendellMinnick）向本台英语组表示，“这样的活动肯定会让越南军队忙不过来。”他认为，越南一直是老挝最大的传统盟友，但近些年，万象一直在向中国靠拢。</text:p>
      <text:p text:style-name="P4">
中国一直将老挝视作军火装备的出口市场，但老挝由于缺乏资金并未与中国达成大额的军购协定。老挝军队使用的大部分武器和军事装备，目前都仍然来自前苏联和俄罗斯。</text:p>
      <text:p text:style-name="P4">
据新华社报道，2017年4月，北京曾向老挝国防部赠送了一批“办公设备”。外界怀疑，这些可能是国防装备。同年11月，万象宣布了一份价值数百万美元的合同，同意从中国北方工业公司购买武器军需。由于老挝没有进一步披露合同细节，该交易最终是否达成，外界尚不能得知。</text:p>
      <text:p text:style-name="P4">
据报道，中国在此次与老挝的联合军演中提供了新版191型突击步枪，与此前的95型步枪相比，其重量更轻，使用寿命更长。据悉，191型步枪的首次亮相是在2019年中国建国70周年的阅兵式上，该型号步枪近期也在新疆军区的部队中投入使用。</text:p>
      <text:p text:style-name="P4">
但台湾的国防安全研究院专门研究解放军地面装备的高级研究员许智翔则告诉本台，他不认为中方新型步枪具有较大优势，191型步枪的弹药可能有所改进，但仍只是另一种中国制造的突击步枪，与此前的95型没太大区别。目前还无法确定该型号步枪是否会提供给老挝。</text:p>
      <text:p text:style-name="P4">
颜文德告诉本台英语组，中国制造的步枪属轻武器，价格低廉，老挝军队可以买到，但并不会“改变大局”。解放军“知道老挝需要什么，而且轻武器成本和维修费用低。”</text:p>
      <text:p text:style-name="P4">
他分析说，如果老挝军方需要更先进装备，中国可以简单地把老挝置于其国防保护伞下：“导弹和雷达可以简单地通过免债租赁协议转移到老挝，并由中方技术人员在老挝操作。”</text:p>
      <text:p text:style-name="P4">
虽然越南官方媒体并未报道此次中老军演，但越南的军事分析家一直对事态发展保持密切关注。</text:p>
      <text:p text:style-name="P4">
越南曾是老挝唯一的军事盟友，两国于1977年9月签署了国防条约，而这两个共产主义政权间的牢固联系可追溯到1975年越战时期。但随着中国经济影响力的扩张，中国与老挝的伙伴关系也在加深。</text:p>
      <text:p text:style-name="P4">
一位匿名的河内观察人士告诉本台，虽然老挝持有大量中国制造的军事装备，但其质量并不高。</text:p>
      <text:p text:style-name="P4">
美国波士顿学院的分析人士康武（KhangVu）告诉本台越南组：“此次军演可能会使老挝进一步向中国靠拢。中老之间加强防务合作，也会削弱越南和老挝的防务关系。”</text:p>
      <text:p text:style-name="P4">
记者：经纬 责编：何平 网编：瑞哲</text:p>
      <text:p text:style-name="P4">
Source: <text:a xlink:type="simple" xlink:href="https://www.rfa.org/mandarin/yataibaodao/junshiwaijiao/jw1-05192023112643.html" text:style-name="Internet_20_link" text:visited-style-name="Visited_20_Internet_20_Link">
https://www.rfa.org/mandarin/yataibaodao/junshiwaijiao/jw1-05192023112643.html</text:a>
</text:p>
      <!--NEWS-->
      <text:h text:style-name="P10" text:outline-level="1">
<text:span text:style-name="T4">
俄罗斯恢复两国通航 部分乔治亚人挺乌克兰表不满</text:span>
</text:h>
      <text:p text:style-name="P4">
Publisher: 法新社</text:p>
      <text:p text:style-name="P4">
Published Time: 2023-05-19T12:02:09+00:00</text:p>
      <text:p text:style-name="P4">
Modified Time: 2023-05-19T11:35:02+00:00</text:p>
      <text:p text:style-name="P4">
Description: （法新社乔治亚特比利西19日电） 在俄罗斯全面入侵乌克兰迈入第2年、西方对俄国的孤立加深之际，俄国宣布重启与乔治亚之间的航空旅行，引发部分乔治亚人民不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2" text:anchor-type="as-char" svg:width="6.9236in" svg:height="3.617581in" draw:z-index="0">
<draw:image xlink:href="../Images/rficn/2023-05-19T12-02-09-00-00/000000.png" xlink:type="simple" xlink:show="embed" xlink:actuate="onLoad" draw:mime-type="image/png"/>
</draw:frame>
</text:p>
      <text:p text:style-name="P4">
法新社报导，在乔治亚首都特比利西（Tbilisi）一座绿意盎然的大学校园中，有一群学生在讨论前往特比利西机场参与抗议活动的计画，他们反对与俄国恢复通航。</text:p>
      <text:p text:style-name="P4">
今天早晨，一架俄国班机4年来首次从莫斯科飞往特比利西，乔治亚反对党誓言在机场举行抗议活动。</text:p>
      <text:p text:style-name="P4">
20岁的历史系学生席谷亚（Lasha Sigua）表示：「我们会出席。俄国正在对乌克兰发动残暴的战争，我们不能无动于衷地看着乔治亚与俄国保持正常往来。」</text:p>
      <text:p text:style-name="P4">
位于南高加索的乔治亚曾是苏联（Soviet Union）加盟共和国，多年来努力与西方建立更紧密联系，与俄罗斯间关系紧张。</text:p>
      <text:p text:style-name="P4">
在2008年，俄罗斯与乔治亚爆发了一场短暂但血腥的战争，战后莫斯科承认乔治亚北部两处分离主义地区为独立国家，并在那里部署了军事基地。</text:p>
      <text:p text:style-name="P4">
为此，特比利西举行了反俄集会，俄国在2019年禁止与乔治亚的航班飞行。</text:p>
      <text:p text:style-name="P4">
但在上周，俄罗斯总统蒲亭（Vladimir Putin）出乎意料地宣布解除对乔治亚的禁飞令，同时对乔治亚公民推行一项90天免签证的制度。</text:p>
      <text:p text:style-name="P4">
蒲亭的决定引起乔治亚国内的复杂情绪。在历经多年紧张关系后，乔治亚民众对政府的批评持续加剧，并指控当局与俄国政府暗中合作。</text:p>
      <text:p text:style-name="P4">
在本周稍早，数百名乔治亚人民已经走上街头，抗议两国复航一事。</text:p>
      <text:p text:style-name="P4">
分析师瓦萨泽（Gela Vasadze）称蒲亭的这项作法是「混合战（hybrid war）的一部分」，旨在破坏乔治亚与西方的关系。</text:p>
      <text:p text:style-name="P4">
但乔治亚总理加里巴什维利（Irakli Garibashvili）对复航表示欢迎，指称这是蒲亭「在人道角度上非常正面的决定」。</text:p>
      <text:p text:style-name="P4">
Source: <text:a xlink:type="simple" xlink:href="https://www.rfi.fr/cn/%E5%9B%BD%E9%99%85%E6%8A%A5%E9%81%93/20230519-%E4%BF%84%E7%BD%97%E6%96%AF%E6%81%A2%E5%A4%8D%E4%B8%A4%E5%9B%BD%E9%80%9A%E8%88%AA-%E9%83%A8%E5%88%86%E4%B9%94%E6%B2%BB%E4%BA%9A%E4%BA%BA%E6%8C%BA%E4%B9%8C%E5%85%8B%E5%85%B0%E8%A1%A8%E4%B8%8D%E6%BB%A1" text:style-name="Internet_20_link" text:visited-style-name="Visited_20_Internet_20_Link">
https://www.rfi.fr/cn/%E5%9B%BD%E9%99%85%E6%8A%A5%E9%81%93/20230519-%E4%BF%84%E7%BD%97%E6%96%AF%E6%81%A2%E5%A4%8D%E4%B8%A4%E5%9B%BD%E9%80%9A%E8%88%AA-%E9%83%A8%E5%88%86%E4%B9%94%E6%B2%BB%E4%BA%9A%E4%BA%BA%E6%8C%BA%E4%B9%8C%E5%85%8B%E5%85%B0%E8%A1%A8%E4%B8%8D%E6%BB%A1</text:a>
</text:p>
      <!--NEWS-->
      <text:h text:style-name="P10" text:outline-level="1">
<text:span text:style-name="T4">
气旋摩卡重创缅甸  军政府称145人罹难</text:span>
</text:h>
      <text:p text:style-name="P4">
Publisher: 法新社</text:p>
      <text:p text:style-name="P4">
Published Time: 2023-05-19T12:02:10+00:00</text:p>
      <text:p text:style-name="P4">
Modified Time: 2023-05-19T11:05:01+00:00</text:p>
      <text:p text:style-name="P4">
Description: （法新社仰光19日电） 缅甸过去5天历经热带气旋摩卡（Mocha）毁灭性重创，缅甸军政府资讯小组今天表示，气旋摩卡已造成145人罹难。</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3" text:anchor-type="as-char" svg:width="6.9236in" svg:height="3.617581in" draw:z-index="0">
<draw:image xlink:href="../Images/rficn/2023-05-19T12-02-10-00-00/000000.png" xlink:type="simple" xlink:show="embed" xlink:actuate="onLoad" draw:mime-type="image/png"/>
</draw:frame>
</text:p>
      <text:p text:style-name="P4">
气旋摩卡14日在缅甸及邻国孟加拉带来暴雨，风速达每小时195公里，导致建筑物倒塌，街道泛滥成河。</text:p>
      <text:p text:style-name="P4">
这是缅甸及孟加拉10多年来历经的最强大风暴，狂风在村庄肆虐、树木被连根拔起，导致缅甸若开邦省（Rakhine）大多数地区的对外通讯中断。</text:p>
      <text:p text:style-name="P4">
若开邦省住着数以万计洛兴雅人（Rohingya），他们历经长达数十年的种族冲突后，目前在此落脚。</text:p>
      <text:p text:style-name="P4">
军政府声明指出：「共有145名当地人因气旋丧命。」声明还提到，死者包括4名士兵、24名当地居民以及117名「孟加拉人」，这是对洛兴雅人的贬义称呼。</text:p>
      <text:p text:style-name="P4">
洛兴雅人被广泛视为来自孟加拉的闯入者，他们无法取得公民身分及医疗照护，且需要取得许可才能离开居住乡镇。</text:p>
      <text:p text:style-name="P4">
邻国孟加拉的官员告诉法新社，气旋横扫孟加拉规模庞大的难民营，里面收容近100万名于2017年逃离缅甸军事镇压的洛兴雅人，但没有人因这次气旋丧命。</text:p>
      <text:p text:style-name="P4">
Source: <text:a xlink:type="simple" xlink:href="https://www.rfi.fr/cn/%E5%9B%BD%E9%99%85%E6%8A%A5%E9%81%93/20230519-%E6%B0%94%E6%97%8B%E6%91%A9%E5%8D%A1%E9%87%8D%E5%88%9B%E7%BC%85%E7%94%B8-%E5%86%9B%E6%94%BF%E5%BA%9C%E7%A7%B0145%E4%BA%BA%E7%BD%B9%E9%9A%BE" text:style-name="Internet_20_link" text:visited-style-name="Visited_20_Internet_20_Link">
https://www.rfi.fr/cn/%E5%9B%BD%E9%99%85%E6%8A%A5%E9%81%93/20230519-%E6%B0%94%E6%97%8B%E6%91%A9%E5%8D%A1%E9%87%8D%E5%88%9B%E7%BC%85%E7%94%B8-%E5%86%9B%E6%94%BF%E5%BA%9C%E7%A7%B0145%E4%BA%BA%E7%BD%B9%E9%9A%BE</text:a>
</text:p>
      <!--NEWS-->
      <text:h text:style-name="P10" text:outline-level="1">
<text:span text:style-name="T4">
台湾人担任中共全国人大代表遭开罚</text:span>
</text:h>
      <text:p text:style-name="P4">
Author: None</text:p>
      <text:p text:style-name="P4">
Publisher: Radio Free Asia (Organization)</text:p>
      <text:p text:style-name="P4">
Published Time: 2023-05-19T12:16:00-04:00</text:p>
      <text:p text:style-name="P4">
Modified Time: 2023-05-19T12:21: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4" text:anchor-type="as-char" svg:width="6.9236in" svg:height="4.991692in" draw:z-index="0">
<draw:image xlink:href="../Images/rfamandarin/2023-05-19T12-16-00-04-00/000000.png" xlink:type="simple" xlink:show="embed" xlink:actuate="onLoad" draw:mime-type="image/png"/>
</draw:frame>
 台湾人凌友诗担任中共全国人民代表大会第14届代表 <text:a xlink:type="simple" xlink:href="https://www.rfa.org/mandarin/Xinwen/1-05192023121614.html/@@images/image" text:style-name="Internet_20_link" text:visited-style-name="Visited_20_Internet_20_Link">
</text:a>
 微博</text:p>
      <text:p text:style-name="P4">
台湾陆委会5月19日下午发布新闻稿，台湾人凌友诗担任中共全国人民代表大会第14届代表，涉及违反台湾地区与大陆地区人民关系条例规定，裁处50万元新台币（约11.4万人民币）罚锾。</text:p>
      <text:p text:style-name="P4">
新闻稿表示，中共各级人民代表大会组织属两岸条例第33条第2项公告禁止之政治性机关（构）、团体，台湾人民依法不得担任职务或为其成员。陆委会强调，中共当局长年营造对台宣传样板，但无法获得多数台湾人民的认同，只会增加台湾民众的反感，相关作为只是徒劳。</text:p>
      <text:p text:style-name="P4">
这不是凌友诗第一次被开罚。她在2018年出任中共全国政协委员，2019年3月11日在全国政协全体会议发表演说，自称“平凡台湾女孩”，称“中华人民共和国政府是中国的唯一合法政府”，当时也遭台湾内政部开罚50万元新台币。</text:p>
      <text:p text:style-name="P4">
责编：陈品洁</text:p>
      <text:p text:style-name="P4">
Source: <text:a xlink:type="simple" xlink:href="https://www.rfa.org/mandarin/Xinwen/1-05192023121614.html" text:style-name="Internet_20_link" text:visited-style-name="Visited_20_Internet_20_Link">
https://www.rfa.org/mandarin/Xinwen/1-05192023121614.html</text:a>
</text:p>
      <!--NEWS-->
      <text:h text:style-name="P10" text:outline-level="1">
<text:span text:style-name="T4">
香港政府增拨50亿元用于国家安全开支</text:span>
</text:h>
      <text:p text:style-name="P4">
Author: None</text:p>
      <text:p text:style-name="P4">
Publisher: Radio Free Asia (Organization)</text:p>
      <text:p text:style-name="P4">
Published Time: 2023-05-19T12:20:29-04:00</text:p>
      <text:p text:style-name="P4">
Modified Time: 2023-05-19T12:20: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3.88615in" draw:z-index="0">
<draw:image xlink:href="../Images/rfamandarin/2023-05-19T12-20-29-04-00/000000.png" xlink:type="simple" xlink:show="embed" xlink:actuate="onLoad" draw:mime-type="image/png"/>
</draw:frame>
 香港政府增拨50亿元用于国家安全开支 <text:a xlink:type="simple" xlink:href="https://www.rfa.org/mandarin/Xinwen/2-05192023122024.html/@@images/image" text:style-name="Internet_20_link" text:visited-style-name="Visited_20_Internet_20_Link">
</text:a>
美联社资料图片</text:p>
      <text:p text:style-name="P4">
根据香港政府19日发布的宪报，最新一期政府帐目中显示，港府增拨50亿元港元（下同）专门款项，用作维护国家安全开支。</text:p>
      <text:p text:style-name="P4">
本台粤语部报道，根据香港政府宪报2022年4月1日至今年3月31日的政府一般收入帐目，在2023年度增拨50亿元的“非经常性拨出专门款项支付关于维护国家安全的开支”，连同2020年首次拨出的80亿，至今公布的国安开支已达130亿。</text:p>
      <text:p text:style-name="P4">
香港财政司司长办公室回复本台粤语部查询时表示，在2023年3月，财政司司长按《港区国安法》条文的要求，从政府一般收入中拨出50亿，用以增加专门款项，以支付关于维护国家安全的开支。</text:p>
      <text:p text:style-name="P4">
社会学者锺剑华表示，国安有关拨款不会公开在经常账目，缺乏透明度，违反问责政府的精神。本台粤语部以香港《财政预算案》费用估算，2020年首次拨出的国安开支80亿元，每年可聘请约6万名公安。</text:p>
      <text:p text:style-name="P4">
责编：陈品洁</text:p>
      <text:p text:style-name="P4">
Source: <text:a xlink:type="simple" xlink:href="https://www.rfa.org/mandarin/Xinwen/2-05192023122024.html" text:style-name="Internet_20_link" text:visited-style-name="Visited_20_Internet_20_Link">
https://www.rfa.org/mandarin/Xinwen/2-05192023122024.html</text:a>
</text:p>
      <!--NEWS-->
      <text:h text:style-name="P10" text:outline-level="1">
<text:span text:style-name="T4">
北京办事处曾遭突查“美思明智”高管传撤离香港</text:span>
</text:h>
      <text:p text:style-name="P4">
Author: None</text:p>
      <text:p text:style-name="P4">
Publisher: Radio Free Asia (Organization)</text:p>
      <text:p text:style-name="P4">
Published Time: 2023-05-19T12:25:00-04:00</text:p>
      <text:p text:style-name="P4">
Modified Time: 2023-05-19T15:01: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6" text:anchor-type="as-char" svg:width="6.9236in" svg:height="4.612011in" draw:z-index="0">
<draw:image xlink:href="../Images/rfamandarin/2023-05-19T12-25-00-04-00/000000.png" xlink:type="simple" xlink:show="embed" xlink:actuate="onLoad" draw:mime-type="image/png"/>
</draw:frame>
 美思明智集团（香港）有限公司。（摄于2023年5月18日） <text:a xlink:type="simple" xlink:href="https://www.rfa.org/mandarin/Xinwen/3-05192023122541.html/@@images/image" text:style-name="Internet_20_link" text:visited-style-name="Visited_20_Internet_20_Link">
</text:a>
路透社图片</text:p>
      <text:p text:style-name="P4">
路透社5月19日独家披露，曾被中国当局在3月下旬突击搜查的美国咨询公司“美思明智” （MintzGroup），部分驻香港员工已撤离。两位知情人士表示，由于中国警方调查的不确定性，“美思明智”为了确保员工安全，在过去几个月已撤离多名驻香港的员工，包括调查员和香港办事处的负责人。</text:p>
      <text:p text:style-name="P4">
一位与“美思明智”有商业往来的消息人士表示，“美思明智”公司的几位原本驻香港员工现在身处新加坡，在中国当局的调查结束前，他们没有计划返回香港。</text:p>
      <text:p text:style-name="P4">
路透社引述知情人士消息表示，“美思明智”就商业尽职调查相关工作，研究与中国新疆地区相关的供应链中可能使用强迫劳动的情况。目前无法确定中方此前的调查，是否与该公司和其新疆相关业务有关，但是至少有两名在中国从事尽职调查的国际公司高管告诉路透社，最近几个月，当局明确警告他们不要从事此类工作。</text:p>
      <text:p text:style-name="P4">
今年3月， “美思明智”北京办公室遭到中国国安的搜查，五名中国员工被拘留。</text:p>
      <text:p text:style-name="P4">
责编：陈品洁</text:p>
      <text:p text:style-name="P4">
Source: <text:a xlink:type="simple" xlink:href="https://www.rfa.org/mandarin/Xinwen/3-05192023122541.html" text:style-name="Internet_20_link" text:visited-style-name="Visited_20_Internet_20_Link">
https://www.rfa.org/mandarin/Xinwen/3-05192023122541.html</text:a>
</text:p>
      <!--NEWS-->
      <text:h text:style-name="P10" text:outline-level="1">
<text:span text:style-name="T4">
专访尊子：从政治漫画被停刊看香港时局变迁</text:span>
</text:h>
      <text:p text:style-name="P4">
Author: None</text:p>
      <text:p text:style-name="P4">
Publisher: Radio Free Asia (Organization)</text:p>
      <text:p text:style-name="P4">
Published Time: 2023-05-19T12:41:00-04:00</text:p>
      <text:p text:style-name="P4">
Modified Time: 2023-05-19T14:03:02-04:00</text:p>
      <text:p text:style-name="P4">
Description: None</text:p>
      <text:p text:style-name="P4">
Videos: []</text:p>
      <text:p text:style-name="P4">
Audios: ["<text:a xlink:type="simple" xlink:href="https://www.rfa.org/mandarin/yataibaodao/gangtai/ec-05192023070318.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87" text:anchor-type="as-char" svg:width="6.9236in" svg:height="5.1927in" draw:z-index="0">
<draw:image xlink:href="../Images/rfamandarin/2023-05-19T12-41-00-04-00/000000.png" xlink:type="simple" xlink:show="embed" xlink:actuate="onLoad" draw:mime-type="image/png"/>
</draw:frame>
 尊子表示会留在香港不会离开 <text:a xlink:type="simple" xlink:href="https://www.rfa.org/mandarin/yataibaodao/gangtai/ec-05192023070318.html/@@images/image" text:style-name="Internet_20_link" text:visited-style-name="Visited_20_Internet_20_Link">
</text:a>
尊子提供  <text:a xlink:type="simple" xlink:href="https://www.rfa.org/mandarin/yataibaodao/gangtai/ec-05192023070318.html/@@stream" text:style-name="Internet_20_link" text:visited-style-name="Visited_20_Internet_20_Link">
</text:a>
</text:p>
      <text:p text:style-name="P4">
政治漫画家尊子在报章连载四十年的漫画专栏突然被停刊，引起各界关注。尊子接受本台专访承认，政治压力使漫画停刊，形容香港的改变比预期更快，规管更严格。尊子认为，官方打压政治讽刺漫画和脱口秀，是当权者难容权威被挑战的表现。尊子的漫画陪伴港人四十载，经历几许风雨，今年六四即使不能再画，也有其历史意义。</text:p>
      <ul>
        <li>
<text:span text:style-name="T4">
<text:a xlink:type="simple" xlink:href="https://www.rfa.org/mandarin/Xinwen/9-05122023161749.html" text:style-name="Internet_20_link" text:visited-style-name="Visited_20_Internet_20_Link">
 </text:a>
 </text:span>
  * <text:a xlink:type="simple" xlink:href="https://www.rfa.org/mandarin/yataibaodao/gangtai/ec2-05122023075414.html" text:style-name="Internet_20_link" text:visited-style-name="Visited_20_Internet_20_Link">
 <text:span text:style-name="T4">
香港政治漫画家尊子专栏被停 作品被图书馆下架</text:span>
 </text:a>
  * <text:span text:style-name="T4">
<text:a xlink:type="simple" xlink:href="https://www.rfa.org/mandarin/Xinwen/wulb-10122022025554.html" text:style-name="Internet_20_link" text:visited-style-name="Visited_20_Internet_20_Link">
 </text:a>
 </text:span>
</li>
      </ul>
      <text:p text:style-name="P4">
香港政治漫画家尊子在《明报》有40年历史的专栏突然被停刊，《明报》没有说明是否与尊子在过去半年被港府高官点名批评达6次有关。尊子接受本台专访回应事件，他承认，是因为政治压力，让《尊子漫画》被叫停。</text:p>
      <text:p text:style-name="P4">
尊子："当然是政治压力，不会是稿费太低使我不再继续画，这次很明显与政治形势有关，而要停刊专栏。政府发声警告报馆等，是会看情况作弹性处理，在他们没有任务时，会放得比较松，但在紧的时间，便动辄得咎，再微小的事也会用放大镜放大看，任何事都可以入罪。"</text:p>
      <text:p text:style-name="P4">
<draw:frame draw:style-name="fr1" draw:name="Image88" text:anchor-type="as-char" svg:width="6.9236in" svg:height="8.848051in" draw:z-index="0">
<draw:image xlink:href="../Images/rfamandarin/2023-05-19T12-41-00-04-00/000001.png" xlink:type="simple" xlink:show="embed" xlink:actuate="onLoad" draw:mime-type="image/png"/>
</draw:frame>
 尊子漫画连载40年但难抵政治压力停刊。（尊子提供）<text:a xlink:type="simple" xlink:href="https://www.rfa.org/mandarin/yataibaodao/gangtai/ec-05192023070318.html/5c0a5b506f2b756b90238f09405e744f4696e362b5653f6cbb58d3529b505c520a3002-5c0a5b5063d04f9b.jpg" text:style-name="Internet_20_link" text:visited-style-name="Visited_20_Internet_20_Link">
</text:a>
</text:p>
      <text:p text:style-name="P4">
<text:span text:style-name="T4">
尊子：香港言论自由收紧程度比预期更快</text:span>
</text:p>
      <text:p text:style-name="P4">
他认为，《尊子漫画》被叫停引起社会的大回响，是因为事件反映香港的言论和表达自由，收紧速度和程度，比预期快和更严格有关。</text:p>
      <text:p text:style-name="P4">
对于他在公共图书馆书架上的作品在专栏停刊后，同时被下架，会否担心被扣上犯《国安法》帽子，尊子表示，《国安法》后，住在香港的人都感受社会的改变，再不合理的事件都有可以发生，现在难以对前路作判断。</text:p>
      <text:p text:style-name="P4">
尊子："他们（政府）觉得这些书对社会或人有影响，不想大众受到影响，才有这种行动，就像大力地做清洗和清擦。例如司徒华，根本无可能会犯《国安法》，人已经不在了，还要把他的书下架，并没有道理。对我们在禁书名单上的人，当要告你的时候，你再温和也没有办法逃脱。他们（政府）的行动，是看社会效果，此时很难做判断，当局会否有进一步的规管。"</text:p>
      <text:p text:style-name="P4">
<text:span text:style-name="T4">
官方打压讽刺漫画和脱口秀 尊子：当权者难以接受权威被挑战</text:span>
</text:p>
      <text:p text:style-name="P4">
香港的政治漫画、中国的脱口秀，都成为当权者打压对象。尊子认为，漫画只是表达的手法，问题在于官方难以接受权威被讽刺和挑战。</text:p>
      <text:p text:style-name="P4">
尊子："漫画本不是问题，问题在于讽刺的手法。与讽刺有关的，他们（当权者）都难以接受。因为他们要建立自己的形象或权威性，变相所有搞笑和笑话，或者引起他们被取笑的事，他们都想尽量减至最少。以讲道理的方式处理，他们会嫌太烦和效果太慢，即使采用的手段在一般人眼中看来是很粗暴，但从他们实用的角度看，这种粗暴都可以被人接受，往后可以继续粗暴下去。"</text:p>
      <text:p text:style-name="P4">
<draw:frame draw:style-name="fr1" draw:name="Image89" text:anchor-type="as-char" svg:width="6.9236in" svg:height="9.582837in" draw:z-index="0">
<draw:image xlink:href="../Images/rfamandarin/2023-05-19T12-41-00-04-00/000002.png" xlink:type="simple" xlink:show="embed" xlink:actuate="onLoad" draw:mime-type="image/png"/>
</draw:frame>
 尊子通过政治漫画见证政治变迁。（尊子提供）  <text:a xlink:type="simple" xlink:href="https://www.rfa.org/mandarin/yataibaodao/gangtai/ec-05192023070318.html/5c0a5b50901a904e653f6cbb6f2b756b898b8b49653f6cbb8b8a90773002-5c0a5b5063d04f9b.jpg" text:style-name="Internet_20_link" text:visited-style-name="Visited_20_Internet_20_Link">
</text:a>
</text:p>
      <text:p text:style-name="P4">
<text:span text:style-name="T4">
尊子：《国安法》下画六四主题政治漫画风险高</text:span>
</text:p>
      <text:p text:style-name="P4">
每年的六四纪念，尊子都以此为主题，在专栏发表作品。但他在主流媒体唯一的专栏，在今年的六四前被停刊。尊子的六四漫画是否已成绝响，尊子这样回应说，"在六四这件事，以往当然是尽可能去做，现在觉得危险度是高了很多，其实不再画也是反映现实的很好的标志。例如这个人年年都画，像维园每年都有人去烛光晚会，突然间没有了，国际都会关注。不再画之后，大家可以统计有多少年没有六四主题的漫画，这段留白的时间，是很强的历史纪录。"</text:p>
      <text:p text:style-name="P4">
<text:span text:style-name="T4">
尊子漫画伴港人40载几经风雨 尊子：现在不一定是最黑暗的时代</text:span>
</text:p>
      <text:p text:style-name="P4">
用漫画陪伴香港走过40年，经历中英谈判到香港实施《国安法》，在尊子眼中，哪个阶段是香港的最黑暗时代？尊子表示，他会留在香港陪大家经历未来。</text:p>
      <text:p text:style-name="P4">
尊子："我会留在香港，过往香港曾经历很多不同的黑暗时代，当时人置身其中觉得最痛会形容是最黑暗的时代。今时今日的香港是否最黑暗呢？我相信不一定，我觉得如果要为黑暗评级，倒不如尽力做好自己，使香港不要太过黑暗，或者是朝光明的方向去走。大家继续努力，我都要努力，大家一齐努力。"</text:p>
      <text:p text:style-name="P4">
尊子的首幅漫画以中英谈判为主题，写着"问苍茫大地谁主浮沉？"，回望40年，尊子表示，香港依然是漫画中被操控的纸鸢，对自己的前途和去向都没有话语权。</text:p>
      <text:p text:style-name="P4">
记者：陈子非 责编：陈美华 许书婷 梒青 网编：瑞哲</text:p>
      <text:p text:style-name="P4">
Source: <text:a xlink:type="simple" xlink:href="https://www.rfa.org/mandarin/yataibaodao/gangtai/ec-05192023070318.html" text:style-name="Internet_20_link" text:visited-style-name="Visited_20_Internet_20_Link">
https://www.rfa.org/mandarin/yataibaodao/gangtai/ec-05192023070318.html</text:a>
</text:p>
      <!--NEWS-->
      <text:h text:style-name="P10" text:outline-level="1">
<text:span text:style-name="T4">
消息：泽连斯基将亲自出席G7峰会</text:span>
</text:h>
      <text:p text:style-name="P4">
Author: 联合早报 (Person)</text:p>
      <text:p text:style-name="P4">
Publisher: 联合早报 (Organization)</text:p>
      <text:p text:style-name="P4">
Published Time: 2023-05-19T12:45</text:p>
      <text:p text:style-name="P4">
Modified Time: 2023-05-19T12:45</text:p>
      <text:p text:style-name="P4">
Description: 根据欧盟消息，乌克兰总统泽连斯基将到日本广岛出席七国集团（G7）峰会。路透社星期五（5月19日）引述一欧盟消息人士说，泽连斯基将于星期天抵达广岛。本届G7峰会于5月19日至21日在...</text:p>
      <text:p text:style-name="P4">
Videos: []</text:p>
      <text:p text:style-name="P4">
Audios: []</text:p>
      <text:p text:style-name="P4">
Images: []</text:p>
      <text:p text:style-name="P4">
Type: NewsArticle</text:p>
      <text:p text:style-name="P4">
Breadcrumbs: ['即时', '国际']</text:p>
      <text:p text:style-name="P4">
Keywords: ['七国集团', '日本', '广岛', '泽连斯基']</text:p>
      <!--METADATA-->
      <text:p text:style-name="P4">
根据欧盟消息，乌克兰总统泽连斯基将到日本广岛出席 <text:a xlink:type="simple" xlink:href="https://www.zaobao.com.sg/keywords/qi-guo-ji-tuan" text:style-name="Internet_20_link" text:visited-style-name="Visited_20_Internet_20_Link">
 </text:a>
 。</text:p>
      <text:p text:style-name="P4">
路透社星期五（5月19日）引述一欧盟消息人士说，泽连斯基将于星期天抵达广岛。</text:p>
      <text:p text:style-name="P4">
本届G7峰会于5月19日至21日在日本广岛举行。</text:p>
      <text:p text:style-name="P4">
Source: <text:a xlink:type="simple" xlink:href="https://www.zaobao.com.sg/realtime/world/story20230519-1396127" text:style-name="Internet_20_link" text:visited-style-name="Visited_20_Internet_20_Link">
https://www.zaobao.com.sg/realtime/world/story20230519-1396127</text:a>
</text:p>
      <!--NEWS-->
      <text:h text:style-name="P10" text:outline-level="1">
<text:span text:style-name="T4">
G7召開的廣島：日本曾經的軍都、岸田的家鄉</text:span>
</text:h>
      <text:p text:style-name="P4">
Author: None (Language: zh)</text:p>
      <text:p text:style-name="P4">
Publisher: None</text:p>
      <text:p text:style-name="P4">
Time: 2023-05-19T12:57:00Z</text:p>
      <text:p text:style-name="P4">
Description: 七國集團廣島峰會19日正式召開，廣島不僅是日本首相岸田的家鄉，也是二戰中唯二遭到原子彈攻擊的城市。在現在核武威脅持續的當今世界，回顧廣島從過去軍都轉變成為和平都市的發展，讓人了解岸田文雄想透過這座城市的變遷，傳達他的理念。</text:p>
      <text:p text:style-name="P4">
Videos: []</text:p>
      <text:p text:style-name="P4">
Images: ["<text:a xlink:type="simple" xlink:href="https://static.dw.com/image/65675633_303.jpg" text:style-name="Internet_20_link" text:visited-style-name="Visited_20_Internet_20_Link">
65675633_303.jpg</text:a>
", "<text:a xlink:type="simple" xlink:href="https://static.dw.com/image/65674352_401.jpg" text:style-name="Internet_20_link" text:visited-style-name="Visited_20_Internet_20_Link">
65674352_401.jpg</text:a>
", "<text:a xlink:type="simple" xlink:href="https://static.dw.com/image/65675626_401.jpg" text:style-name="Internet_20_link" text:visited-style-name="Visited_20_Internet_20_Link">
65675626_401.jpg</text:a>
"]</text:p>
      <text:p text:style-name="P4">
Subject: 时政风云</text:p>
      <text:p text:style-name="P4">
Subjects: []</text:p>
      <text:p text:style-name="P4">
Keywords: ['G7', '廣島', '岸田文雄', 'G7峰會', '二戰', '核爆', '核武威脅', '和平', '無核武世界', '歷史', '戰爭']</text:p>
      <text:p text:style-name="P4">
ID: 65677424</text:p>
      <!--METADATA-->
      <text:p text:style-name="P4">
<text:a xlink:type="simple" xlink:href="https://www.dw.com/zh/overlay/image/article/65677424/65675633" text:style-name="Internet_20_link" text:visited-style-name="Visited_20_Internet_20_Link">
 <draw:frame draw:style-name="fr1" draw:name="Image90" text:anchor-type="as-char" svg:width="6.9236in" svg:height="3.896998in" draw:z-index="0">
<draw:image xlink:href="../Images/dwzh/2023-05-19T12-57-00Z/65675633_303.jpg" xlink:type="simple" xlink:show="embed" xlink:actuate="onLoad" draw:mime-type="image/jpeg"/>
</draw:frame>
</text:a>
</text:p>
      <text:p text:style-name="P4">
G7领袖峰会19日在广岛正式登场。曾经的军都广岛，如今在日本人的心目中俨然成为和平都市的象征</text:p>
      <text:p text:style-name="P4">
（德国之声中文网）5月19日上午， <text:a xlink:type="simple" xlink:href="https://www.dw.com/zh/zh/澤連斯基或將現身廣島-親臨21日g7峰會/a-65673473" text:style-name="Internet_20_link" text:visited-style-name="Visited_20_Internet_20_Link">
 </text:a>
，首相岸田文雄與裕子夫人站在和平紀念公園前，歡迎來自各國的領袖。岸田文雄親自帶著各國領袖一同參觀博物館，導覽解說展示的各項物品，時間達到40分鐘左右。各國領袖與核爆的受害者對話，並在紀念碑前獻花致意。</text:p>
      <text:p text:style-name="P4">
這也是各國領袖首次齊聚一堂參觀核爆博物館，拜登成為繼歐巴馬之後，第二位前往該地參觀的美國總統。然而不同的是， <text:a xlink:type="simple" xlink:href="https://www.dw.com/zh/zh/历史性访问奥巴马为广岛献上花圈/a-19289744" text:style-name="Internet_20_link" text:visited-style-name="Visited_20_Internet_20_Link">
</text:a>
，只停留約10分鐘，僅看了一樓大廳特設陳列幾件展品。而時任外務大臣的就是岸田，他與時任首相安倍晉三一起接待了歐巴馬。</text:p>
      <text:p text:style-name="P4">
岸田文雄雖然出生於東京，但是家族是來自廣島的政治世家，自小逢年過節就會回去探親外，也瞭解許多當地歷史。岸田家也有不少親戚在核爆攻擊中過世，雖然在東京出生長大，但是自我認同始終是廣島人。</text:p>
      <text:p text:style-name="P4">
岸田在這屆峰會以東道主伸張「無核武世界」，也是面對當前國際局勢緊張發出的呼籲。今天的廣島在日本人的心目中是和平都市的象徵，但在二次大戰結束之前，廣島其實是日本軍隊相當重要的海陸空補給樞紐中心，素有「軍都」之稱。召開G7峰會的酒店所在地宇品，曾是重要的運輸港口。</text:p>
      <text:p text:style-name="P4">
<draw:frame draw:style-name="fr1" draw:name="Image91" text:anchor-type="as-char" svg:width="6.9236in" svg:height="3.896998in" draw:z-index="0">
<draw:image xlink:href="../Images/dwzh/2023-05-19T12-57-00Z/65674352_401.jpg" xlink:type="simple" xlink:show="embed" xlink:actuate="onLoad" draw:mime-type="image/jpeg"/>
</draw:frame>
</text:p>
      <text:p text:style-name="P4">
图为G7和欧盟领导人5月19日在广岛的美国原子弹受害者纪念碑前</text:p>
      <text:h text:style-name="P12" text:outline-level="3">
<text:span text:style-name="T4">
50多年前廣島曾是「軍都」</text:span>
</text:h>
      <text:p text:style-name="P4">
廣島的軍都起點，可以論及到明治維新時期。1873年時，當年的大日本帝國設置六大鎮台軍營，廣島即是其中一處，不久之後即改為第5師團司令部。隨後20幾年中，日本的現代軍力急速成長，在中日甲午戰爭時，廣島成為當時陸軍的派遣基地。當年同大清水師作戰的聯隊兵力，正是從宇品港派遣的。</text:p>
      <text:p text:style-name="P4">
宇品島是位於廣島南邊的小島，因為地處瀨戶內海，地勢易守難攻，島上的宇品港逐漸成為當時帝國訓練重心。日軍僅花兩週就建築起鐵道連結宇品島，持續向朝鮮半島、中國大陸等輸送兵力，各大師團出發前都需要來廣島會師，甚至明治天皇都曾蒞臨廣島召開帝國議會，讓廣島宛如臨時首都般充滿一級政要。</text:p>
      <text:p text:style-name="P4">
後來，軍方開始強化廣島各地基礎設施，並建設軍用供水與電力系統、確保軍力安全穩定。1900年義和團之亂、1905年的日俄戰爭時，廣島已成為日本發兵的主要地點，單單宇品港當地的人口在短短幾年内暴增數倍，吸引各地商家與旅館開設，街上滿是人力車夫。</text:p>
      <text:p text:style-name="P4">
隨著九一八事件發生，中日戰爭正式爆發。廣島的軍事角色愈發吃重，廣島縣內除了宇品外，其他如吳市等地也成為重要軍港、縣內各地都在生產軍需品。</text:p>
      <text:p text:style-name="P4">
最終在二戰末期，廣島進行大量的疏散，但這時廣島已經成為美軍眼中必定要攻擊的軍事重鎮，最終在1945年8月6日，美軍投下原子彈，廣島成為人類歷史上首個遭到核爆攻擊的城市。</text:p>
      <text:p text:style-name="P4">
<draw:frame draw:style-name="fr1" draw:name="Image92" text:anchor-type="as-char" svg:width="6.9236in" svg:height="3.896998in" draw:z-index="0">
<draw:image xlink:href="../Images/dwzh/2023-05-19T12-57-00Z/65675626_401.jpg" xlink:type="simple" xlink:show="embed" xlink:actuate="onLoad" draw:mime-type="image/jpeg"/>
</draw:frame>
</text:p>
      <text:p text:style-name="P4">
G7领袖5月19日上午来到广岛和平纪念公园，图中他们正在参加植树仪式</text:p>
      <text:h text:style-name="P12" text:outline-level="3">
<text:span text:style-name="T4">
從戰時軍港成為自然景點</text:span>
</text:h>
      <text:p text:style-name="P4">
面對故鄉過去遭逢原子彈重創，岸田自童年對於和平生活得來不易深有感觸，對於核武更是堅決反對。 <text:a xlink:type="simple" xlink:href="https://www.dw.com/zh/zh/自民党新总裁岸田文雄有哪些内政外交主张/a-59351403" text:style-name="Internet_20_link" text:visited-style-name="Visited_20_Internet_20_Link">
</text:a>
。在俄烏衝突爆發、普丁威脅使用核武器時，人們核武的恐懼再次浮現。</text:p>
      <text:p text:style-name="P4">
二戰後，宇品島拋開過去濃郁的戰地色彩，逐漸轉變成為旅客用及普通漁港。居民也從曾經一度逼近萬人，下降到現在約1500人。</text:p>
      <text:p text:style-name="P4">
曾經在當地居住的前島民青木賢，接受日本《每日新聞》採訪時就感慨地稱，當年核爆後回到宇品老家，只見全島已經變成一片焦土，附近還有許多燒成半焦、痛苦不堪受傷的人，等待他們痛苦而死後，活著的人們再把屍體推在鋼桶上燒掉。至今那種生臭味仍讓他無法忘記。</text:p>
      <text:p text:style-name="P4">
當年的軍事要塞宇品港，如今成為G7領袖們握手的地點，其中也包括當年投下原子彈的美國。對於岸田文雄，以及廣島人、甚至每個日本人來說，廣島被核彈襲擊都是恍如隔世般的事。島上現在大多地點變成公園與原生林，島上的觀賞歷史遺跡與自然植物散步等行程成為現在的財務來源。</text:p>
      <text:p text:style-name="P4">
然而在現在，有關俄羅斯的核武器使用與中國的軍事擴張威脅，仍是隨時可讓國際局勢牽一髮而動全身。而在這時，再度回顧當年廣島從軍都變成和平都市的路程，或許可以再度理解岸田文雄訴諸「無核武世界」的想法，因為對很多廣島人來說，很多記憶仍是歷歷在目。</text:p>
      <text:p text:style-name="P4">
Source: <text:a xlink:type="simple" xlink:href="https://www.dw.com/zh/g7召開的廣島：日本曾經的軍都、岸田的家鄉/a-65677424" text:style-name="Internet_20_link" text:visited-style-name="Visited_20_Internet_20_Link">
https://www.dw.com/zh/g7召開的廣島：日本曾經的軍都、岸田的家鄉/a-65677424?maca=chi-rss-chi-all-1127-rdf</text:a>
</text:p>
      <!--NEWS-->
      <text:h text:style-name="P10" text:outline-level="1">
<text:span text:style-name="T4">
波兰副外长会见中国特使 促请北京谴责俄罗斯侵略乌克兰</text:span>
</text:h>
      <text:p text:style-name="P4">
Publisher: 法新社</text:p>
      <text:p text:style-name="P4">
Published Time: 2023-05-19T13:32:08+00:00</text:p>
      <text:p text:style-name="P4">
Modified Time: 2023-05-19T13:05:02+00:00</text:p>
      <text:p text:style-name="P4">
Description: （法新社华沙19日电） 波兰外交部指出，波兰当局今天在中国特使李辉造访华沙时，促请北京当局「谴责俄罗斯对乌克兰的侵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3.617581in" draw:z-index="0">
<draw:image xlink:href="../Images/rficn/2023-05-19T13-32-08-00-00/000000.png" xlink:type="simple" xlink:show="embed" xlink:actuate="onLoad" draw:mime-type="image/png"/>
</draw:frame>
</text:p>
      <text:p text:style-name="P4">
法新社报导，波兰外交部发表声明指出，波兰副外长葛瑞渥（WojciechGerwel）向李辉「传达（波兰）希望中国…会谴责俄罗斯的侵略行为，并向俄国施压要求俄方重新遵守国际法原则」。 数天前，乌国外交部长库列巴（DmytroKuleba）才在基辅告诉李辉，乌克兰不会接受任何为结束俄乌战争而丧失自身领土的提议。</text:p>
      <text:p text:style-name="P4">
李辉现职为中国政府「欧亚事务特别代表」，曾任中国驻俄罗斯大使。他是自2022年2月俄罗斯全面入侵乌克兰以来，首位造访基辅的中国高级特使。</text:p>
      <text:p text:style-name="P4">
Source: <text:a xlink:type="simple" xlink:href="https://www.rfi.fr/cn/%E5%9B%BD%E9%99%85%E6%8A%A5%E9%81%93/20230519-%E6%B3%A2%E5%85%B0%E5%89%AF%E5%A4%96%E9%95%BF%E4%BC%9A%E8%A7%81%E4%B8%AD%E5%9B%BD%E7%89%B9%E4%BD%BF-%E4%BF%83%E8%AF%B7%E5%8C%97%E4%BA%AC%E8%B0%B4%E8%B4%A3%E4%BF%84%E7%BD%97%E6%96%AF%E4%BE%B5%E7%95%A5%E4%B9%8C%E5%85%8B%E5%85%B0" text:style-name="Internet_20_link" text:visited-style-name="Visited_20_Internet_20_Link">
https://www.rfi.fr/cn/%E5%9B%BD%E9%99%85%E6%8A%A5%E9%81%93/20230519-%E6%B3%A2%E5%85%B0%E5%89%AF%E5%A4%96%E9%95%BF%E4%BC%9A%E8%A7%81%E4%B8%AD%E5%9B%BD%E7%89%B9%E4%BD%BF-%E4%BF%83%E8%AF%B7%E5%8C%97%E4%BA%AC%E8%B0%B4%E8%B4%A3%E4%BF%84%E7%BD%97%E6%96%AF%E4%BE%B5%E7%95%A5%E4%B9%8C%E5%85%8B%E5%85%B0</text:a>
</text:p>
      <!--NEWS-->
      <text:h text:style-name="P10" text:outline-level="1">
<text:span text:style-name="T4">
黎智英获"促进自由奖"   司法复核被法院驳回</text:span>
</text:h>
      <text:p text:style-name="P4">
Author: None</text:p>
      <text:p text:style-name="P4">
Publisher: Radio Free Asia (Organization)</text:p>
      <text:p text:style-name="P4">
Published Time: 2023-05-19T13:55:00-04:00</text:p>
      <text:p text:style-name="P4">
Modified Time: 2023-05-19T15:27:48-04:00</text:p>
      <text:p text:style-name="P4">
Description: None</text:p>
      <text:p text:style-name="P4">
Videos: []</text:p>
      <text:p text:style-name="P4">
Audios: ["<text:a xlink:type="simple" xlink:href="https://www.rfa.org/mandarin/yataibaodao/gangtai/jw2-0519202310365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94" text:anchor-type="as-char" svg:width="6.9236in" svg:height="4.612011in" draw:z-index="0">
<draw:image xlink:href="../Images/rfamandarin/2023-05-19T13-55-00-04-00/000000.png" xlink:type="simple" xlink:show="embed" xlink:actuate="onLoad" draw:mime-type="image/png"/>
</draw:frame>
 壹传媒创办人黎智英2020年12月被捕入监服刑 <text:a xlink:type="simple" xlink:href="https://www.rfa.org/mandarin/yataibaodao/gangtai/jw2-05192023103652.html/@@images/image" text:style-name="Internet_20_link" text:visited-style-name="Visited_20_Internet_20_Link">
</text:a>
美联社资料图片  <text:a xlink:type="simple" xlink:href="https://www.rfa.org/mandarin/yataibaodao/gangtai/jw2-05192023103652.html/@@stream" text:style-name="Internet_20_link" text:visited-style-name="Visited_20_Internet_20_Link">
</text:a>
</text:p>
      <text:p text:style-name="P4">
本周五，香港高等法院驳回了壹传媒创办人黎智英有关聘请英国律师代理他被控违反国安法案件的司法复核申请。外界认为，当局此举对国安法削弱香港法治具有标志性意义。</text:p>
      <ul>
        <li>
<text:span text:style-name="T4">
<text:a xlink:type="simple" xlink:href="https://www.rfa.org/mandarin/Xinwen/1-05102023111743.html" text:style-name="Internet_20_link" text:visited-style-name="Visited_20_Internet_20_Link">
 </text:a>
 </text:span>
  * <text:span text:style-name="T4">
<text:a xlink:type="simple" xlink:href="https://www.rfa.org/mandarin/yataibaodao/gangtai/ec-03162023071309.html" text:style-name="Internet_20_link" text:visited-style-name="Visited_20_Internet_20_Link">
 </text:a>
 </text:span>
  * <text:a xlink:type="simple" xlink:href="https://www.rfa.org/mandarin/Xinwen/5-12102022112342.html" text:style-name="Internet_20_link" text:visited-style-name="Visited_20_Internet_20_Link">
 <text:span text:style-name="T4">
黎智英被判5年9个月 事情还没完</text:span>
 </text:a>
</li>
      </ul>
      <text:p text:style-name="P4">
美国华盛顿智库卡托研究所（Cato Institute）5月19日授予黎智英2023年度“ <text:a xlink:type="simple" xlink:href="https://www.cato.org/friedman-prize-2023" text:style-name="Internet_20_link" text:visited-style-name="Visited_20_Internet_20_Link">
</text:a>
 ”（Milton Friedman Prize forAdvancing Liberty）。该奖由黎智英之子黎崇恩代领，他说：“我的父亲因说实话入狱。”</text:p>
      <text:p text:style-name="P4">
卡托研究所在颁奖声明中指出：“这位直言不讳批评中国政府的民主倡导者在监狱中被拒绝保释，面临的指控可能会让他在监狱中度过余生。”</text:p>
      <text:p text:style-name="P4">
据路透社5月19日报道，香港媒体大亨黎智英日前提出申请，要求英国资深律师蒂莫西·欧文（TimothyOwen）为其辩护。但香港国家安全委员会建议香港入境处处长，拒绝向欧文发放工作签证。黎智英法律团队就此以国安委“越权”为由，提出司法复核。</text:p>
      <text:p text:style-name="P4">
<draw:frame draw:style-name="fr1" draw:name="Image95" text:anchor-type="as-char" svg:width="6.9236in" svg:height="4.619339in" draw:z-index="0">
<draw:image xlink:href="../Images/rfamandarin/2023-05-19T13-55-00-04-00/000001.png" xlink:type="simple" xlink:show="embed" xlink:actuate="onLoad" draw:mime-type="image/png"/>
</draw:frame>
 2022年11月25日，英国御用大律师欧文(Timothy Owen) 抵达香港终审法院。（路透社）  <text:a xlink:type="simple" xlink:href="https://www.rfa.org/mandarin/yataibaodao/gangtai/jw2-05192023103652.html/2022-11-25t024512z_1061553190_rc2psx9pary4_rtrmadp_3_hongkong-security.jpg" text:style-name="Internet_20_link" text:visited-style-name="Visited_20_Internet_20_Link">
</text:a>
</text:p>
      <text:p text:style-name="P4">
香港立法机关5月10日通过一项法案，赋予香港特首裁量权，阻止外国律师在国家安全案件中代理嫌疑人案件。基于该法，黎智英的司法复核申请被驳回。</text:p>
      <text:p text:style-name="P4">
驳回黎智英复核申请的首席法官潘兆初在一份判决书中表示，香港法院对国安委没有司法管辖权，国安委不受司法复核挑战。他写道：“国安委的职能远远超出了法院机构的能力。”</text:p>
      <text:p text:style-name="P4">
黎智英的代理律师彭耀鸿早前抗辩指出，如果国安委越权时司法不能介入，香港就是“与大部分法治说再见”。</text:p>
      <text:p text:style-name="P4">
北京于2020年7月在香港实施《港区安全法》，将包括颠覆和勾结外国势力等“危害国家安全”的行为，纳入司法管辖范围。</text:p>
      <text:p text:style-name="P4">
现年75岁的黎智英创办的《苹果日报》因支持香港民主，该报报社遭到警方突击搜查，并于2021年停刊。</text:p>
      <text:p text:style-name="P4">
黎智英所受指控也成为香港国安法实施以来，最受外界瞩目的代表性案件，也是在国安法下，首位被控“勾结外国势力”罪名的被告人。去年12月，黎智英因欺诈罪被判有期徒刑5年9个月。根据港区国安法，他还面临煽动罪、勾结外国势力罪等多项指控，可能会被判处终身监禁。</text:p>
      <text:p text:style-name="P4">
黎智英公开表示不认罪，当局对他的审判将于今年9月开始。</text:p>
      <text:p text:style-name="P4">
日前，全球100多家媒体负责人签署一份要求中共当局释放黎智英的声明，联署者包括《纽约时报》、《华盛顿邮报》等媒体的编辑以及诺贝尔奖获得者等。</text:p>
      <text:p text:style-name="P4">
针对黎智英获奖，壹传媒前非执行董事、香港自由委员会基金会（CFHK）主席马克·祈福德（MarkClifford）在一份声明中，批评香港政府阻止黎智英聘请外国律师并驳回司法复核申请的举动。他说：“今天的香港没有正当程序，也没有法治。中共撕毁了《基本法》，并继续镇压仅存的一点点自由。我们将继续追踪最有资格获得该奖的黎智英案，以促使我的同事获释，并恢复香港媒体的地位。”</text:p>
      <text:p text:style-name="P4">
记者：经纬 责编：何平 网编：瑞哲</text:p>
      <text:p text:style-name="P4">
Source: <text:a xlink:type="simple" xlink:href="https://www.rfa.org/mandarin/yataibaodao/gangtai/jw2-05192023103652.html" text:style-name="Internet_20_link" text:visited-style-name="Visited_20_Internet_20_Link">
https://www.rfa.org/mandarin/yataibaodao/gangtai/jw2-05192023103652.html</text:a>
</text:p>
      <!--NEWS-->
      <text:h text:style-name="P10" text:outline-level="1">
<text:span text:style-name="T4">
英美议员伦敦聚首  冀团结两国抗击中共</text:span>
</text:h>
      <text:p text:style-name="P4">
Author: None</text:p>
      <text:p text:style-name="P4">
Publisher: Radio Free Asia (Organization)</text:p>
      <text:p text:style-name="P4">
Published Time: 2023-05-19T13:59:00-04:00</text:p>
      <text:p text:style-name="P4">
Modified Time: 2023-05-19T16:19:33-04:00</text:p>
      <text:p text:style-name="P4">
Description: None</text:p>
      <text:p text:style-name="P4">
Videos: []</text:p>
      <text:p text:style-name="P4">
Audios: ["<text:a xlink:type="simple" xlink:href="https://www.rfa.org/mandarin/yataibaodao/junshiwaijiao/al-05192023105239.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96" text:anchor-type="as-char" svg:width="6.9236in" svg:height="5.1927in" draw:z-index="0">
<draw:image xlink:href="../Images/rfamandarin/2023-05-19T13-59-00-04-00/000000.png" xlink:type="simple" xlink:show="embed" xlink:actuate="onLoad" draw:mime-type="image/png"/>
</draw:frame>
 英美国会议员会面后一同出席记者会 <text:a xlink:type="simple" xlink:href="https://www.rfa.org/mandarin/yataibaodao/junshiwaijiao/al-05192023105239.html/@@images/image" text:style-name="Internet_20_link" text:visited-style-name="Visited_20_Internet_20_Link">
</text:a>
吕熙摄  <text:a xlink:type="simple" xlink:href="https://www.rfa.org/mandarin/yataibaodao/junshiwaijiao/al-05192023105239.html/@@stream" text:style-name="Internet_20_link" text:visited-style-name="Visited_20_Internet_20_Link">
</text:a>
</text:p>
      <text:p text:style-name="P4">
由七位美国国会议员组成的代表团近日访问英国，周五（19日）和多位英国议员会面。在英国对华政策出现明显转向的当下，英美议员重申，两国必须重拾抗击专制政权入侵的光荣历史，团结反击中共的升级侵略。</text:p>
      <ul>
        <li>
          <text:span text:style-name="T4">
            <text:a xlink:type="simple" xlink:href="https://www.rfa.org/mandarin/yataibaodao/junshiwaijiao/jw2-05172023113609.html" text:style-name="Internet_20_link" text:visited-style-name="Visited_20_Internet_20_Link">
 </text:a>
          </text:span>
        </li>
      </ul>
      <text:p text:style-name="P4">
美国国会代表团周五（19日）早上在伦敦和8位英国议员会面近一小时。美方7人代表团成员涵盖共和及民主两党，包括参议员乔尼·恩斯特 （JoniErnst）及6位众议员，他们全部都是美中战略竞争特设委员会的成员，由委员会主席加拉格尔（MikeGallagher）带队。而8位英国议员都是对华政策跨国议会联盟（IPAC）的成员，因此这次会面，被外界视为英美对华鹰派议员联手抵抗中共的表态。</text:p>
      <text:p text:style-name="P4">
<text:span text:style-name="T4">
英国政府对华政策转向 英议员：我们正经历“艰难时期”</text:span>
</text:p>
      <text:p text:style-name="P4">
英美议员会后一同出席记者会。一向对华强硬的英国保守党前党魁、下议院议员史密斯（Iain DuncanSmith）表示，会面集中讨论中国带来的巨大威胁：“中国的挑战不单是在军事层面，更在于经济和文化层面，还有对人权及自由的挑战，都是非常大的挑战。因着中国是一个巨大经济体等种种因素，使当今中国对我们造成的挑战，在深度和规模上，甚至比俄罗斯更大。”</text:p>
      <text:p text:style-name="P4">
<draw:frame draw:style-name="fr1" draw:name="Image97" text:anchor-type="as-char" svg:width="6.9236in" svg:height="5.1927in" draw:z-index="0">
<draw:image xlink:href="../Images/rfamandarin/2023-05-19T13-59-00-04-00/000001.png" xlink:type="simple" xlink:show="embed" xlink:actuate="onLoad" draw:mime-type="image/png"/>
</draw:frame>
 英国保守党前党魁、下议员史密斯（IainDuncan Smith）形容英国正经历“艰难时期”，批评英国政府的对华态度正在转变。 （吕熙摄）  <text:a xlink:type="simple" xlink:href="https://www.rfa.org/mandarin/yataibaodao/junshiwaijiao/al-05192023105239.html/img_8016.jpg" text:style-name="Internet_20_link" text:visited-style-name="Visited_20_Internet_20_Link">
</text:a>
</text:p>
      <text:p text:style-name="P4">
史密斯形容英国正经历“艰难时期”，批评英国政府的对华态度正在转变，并列举英国政府未把中国列为“威胁”、拒绝关闭孔子学院，以及没有驱逐涉嫌殴打香港示威者的中国外交官等多个事例。他欢迎美国议员到访，共同讨论相关议题。</text:p>
      <text:p text:style-name="P4">
<text:span text:style-name="T4">
加拉格尔：是时候重拾英美抵抗极权的光荣历史</text:span>
</text:p>
      <text:p text:style-name="P4">
美国代表团团长加拉格尔表示，过去30年，美国、英国和欧洲狠下赌注，和中国进行稳健的经济接触，期盼推动中共党内的政治自由化，却事与愿违：当中国变得愈来愈繁荣，中共却变得愈来愈专制。</text:p>
      <text:p text:style-name="P4">
<draw:frame draw:style-name="fr1" draw:name="Image98" text:anchor-type="as-char" svg:width="6.9236in" svg:height="5.1927in" draw:z-index="0">
<draw:image xlink:href="../Images/rfamandarin/2023-05-19T13-59-00-04-00/000002.png" xlink:type="simple" xlink:show="embed" xlink:actuate="onLoad" draw:mime-type="image/png"/>
</draw:frame>
 美国代表团团长加拉格尔（MikeGallagher）表示，英美正共同面对中国的升级侵略，必须团结反击。 （吕熙摄）  <text:a xlink:type="simple" xlink:href="https://www.rfa.org/mandarin/yataibaodao/junshiwaijiao/al-05192023105239.html/img_8023.jpg" text:style-name="Internet_20_link" text:visited-style-name="Visited_20_Internet_20_Link">
</text:a>
</text:p>
      <text:p text:style-name="P4">
他表示，新疆发生的种族灭绝、中共在南海的军事化行动、被违背的香港一国两制承诺，以及连串事例，都显示英美面对中国的升级侵略，必须团结反击。</text:p>
      <text:p text:style-name="P4">
加拉格尔说：“看看在我们自己国土上的中国非法警察局，这是在侵犯美国和英国的主权。看看针对我们政府网络的网络攻击，看看中国的统战力量如何影响我们。我们的政治人物、商界领袖和文化机构都成为目标。英美有抗击专制政权入侵、捍卫自由的光荣历史，是时候让我们一起重拾这段历史，在为时已晚之前作出反击。”</text:p>
      <text:p text:style-name="P4">
英国政府近日对华态度明显放软，除了强调要和中国进行“具建设性接触”，更处处小心提防，避免作出可能触怒北京的举措。会上英国议员猛烈抨击政府的转向，然而相较之下，美方团长加拉格尔则显得小心翼翼，拒绝直接回应英国政府是否过于软弱的问题，只强调会和英国友人就中国威胁进行坦率对话。</text:p>
      <text:p text:style-name="P4">
<draw:frame draw:style-name="fr1" draw:name="Image99" text:anchor-type="as-char" svg:width="6.9236in" svg:height="5.1927in" draw:z-index="0">
<draw:image xlink:href="../Images/rfamandarin/2023-05-19T13-59-00-04-00/000003.png" xlink:type="simple" xlink:show="embed" xlink:actuate="onLoad" draw:mime-type="image/png"/>
</draw:frame>
 美国代表团团长加拉格尔（MikeGallagher）表示，英美正共同面对中国的升级侵略，必须团结反击。 （吕熙摄）  <text:a xlink:type="simple" xlink:href="https://www.rfa.org/mandarin/yataibaodao/junshiwaijiao/al-05192023105239.html/img_8040.jpg" text:style-name="Internet_20_link" text:visited-style-name="Visited_20_Internet_20_Link">
</text:a>
</text:p>
      <text:p text:style-name="P4">
<draw:frame draw:style-name="fr1" draw:name="Image100" text:anchor-type="as-char" svg:width="6.9236in" svg:height="5.1927in" draw:z-index="0">
<draw:image xlink:href="../Images/rfamandarin/2023-05-19T13-59-00-04-00/000004.png" xlink:type="simple" xlink:show="embed" xlink:actuate="onLoad" draw:mime-type="image/png"/>
</draw:frame>
美国国会代表团周五（19日）早上在伦敦和8位英国议员会面近一小时，被外界视为英美对华鹰派议员联手抵抗中共的表态。 （对华政策跨国议会联盟（IPAC）提供）<text:a xlink:type="simple" xlink:href="https://www.rfa.org/mandarin/yataibaodao/junshiwaijiao/al-05192023105239.html/img_8041.jpg" text:style-name="Internet_20_link" text:visited-style-name="Visited_20_Internet_20_Link">
</text:a>
</text:p>
      <text:p text:style-name="P4">
<text:span text:style-name="T4">
美代表团晤英防相 加强英美军事合作</text:span>
</text:p>
      <text:p text:style-name="P4">
美国代表团之后到美国大使馆，和英国国防大臣华莱士（BenWallace）会面。加拉格尔期望能加强英美在军事领域的合作：“我们希望致力打破两国国防合作的障碍，特别在于《国际武器贸易条例》改革上。我们相信，我们必须尽力和英国伙伴紧密合作，发展尖端科技，并在习近平的道路上施展硬实力。我们相信这才是通往和平的最佳道路，并震慑印太地区。我期望听听英国国防大臣的看法，看看我们如何加速两国的合作。”</text:p>
      <text:p text:style-name="P4">
美国众议员乔·科特尼 （JoeCourtney）提到，澳英美联盟（AUKUS）早前宣布核动力潜艇协议的细节，正是跨国军事合作、抗击中国军事胁迫和控制的例子。</text:p>
      <text:p text:style-name="P4">
在台湾问题上，加拉格尔强调美国要加速对台售武，协助台湾自我防卫，并批评目前延后交货的问题不可接受。英美多位议员亦主动提到香港传媒大亨黎智英的情况，认为英美议员应联合施压，尽全力协助黎智英重获自由。</text:p>
      <text:p text:style-name="P4">
记者：吕熙（伦敦） 责编：梒青 网编：</text:p>
      <text:p text:style-name="P4">
Source: <text:a xlink:type="simple" xlink:href="https://www.rfa.org/mandarin/yataibaodao/junshiwaijiao/al-05192023105239.html" text:style-name="Internet_20_link" text:visited-style-name="Visited_20_Internet_20_Link">
https://www.rfa.org/mandarin/yataibaodao/junshiwaijiao/al-05192023105239.html</text:a>
</text:p>
      <!--NEWS-->
      <text:h text:style-name="P10" text:outline-level="1">
<text:span text:style-name="T4">
声援艾米尼之死 伊朗处决3名抗议人士</text:span>
</text:h>
      <text:p text:style-name="P4">
Publisher: 法新社</text:p>
      <text:p text:style-name="P4">
Published Time: 2023-05-19T14:02:07+00:00</text:p>
      <text:p text:style-name="P4">
Modified Time: 2023-05-19T13:35:01+00:00</text:p>
      <text:p text:style-name="P4">
Description: （法新社德黑兰19日电） 伊朗司法机构声称今天处决3名男子，他们于去年库德族女子艾米尼在拘留期间死亡引发的抗议活动中，被控对伊朗安全部队犯下暴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1" text:anchor-type="as-char" svg:width="6.9236in" svg:height="3.617581in" draw:z-index="0">
<draw:image xlink:href="../Images/rficn/2023-05-19T14-02-07-00-00/000000.png" xlink:type="simple" xlink:show="embed" xlink:actuate="onLoad" draw:mime-type="image/png"/>
</draw:frame>
</text:p>
      <text:p text:style-name="P4">
伊朗司法机构的米桑线上（Mizan Online）新闻网站说，卡兹米（Majid Kazemi）、米尔哈谢米（SalehMirhashemi）和雅古比（SaeedYaghoubi）因在中部城市伊斯法罕（Isfahan）的示威期间拔枪，导致3名安全部队成员死亡，而被判犯有「与真主为敌」（moharebeh）的罪。</text:p>
      <text:p text:style-name="P4">
伊朗22岁库德族女子艾米尼（Mahsa Amini）去年9月16日因违反严格的妇女服装规定被捕，在拘留期间丧命，引发伊朗连串全国性示威。</text:p>
      <text:p text:style-name="P4">
这些抗议活动常被德黑兰当局贴标签，称是外国煽动的「暴乱」。数千名伊朗人因此被捕，数百人遇害，其中包括数十名安全部队人员。</text:p>
      <text:p text:style-name="P4">
3人遭到绞刑处决，使得伊朗因抗议活动而被处决的总人数来到7人。</text:p>
      <text:p text:style-name="P4">
卡兹米、米尔哈谢米和雅古比在去年11月被捕，今年1月被判处死刑。</text:p>
      <text:p text:style-name="P4">
他们的案件在国外引发关注，包括卡兹米在澳洲的亲人为他奔走。他的表弟哈希米（MohammadHashemi）写了一封公开信给澳洲外交部长黄英贤，请求她的支持。</text:p>
      <text:p text:style-name="P4">
Source: <text:a xlink:type="simple" xlink:href="https://www.rfi.fr/cn/%E5%9B%BD%E9%99%85%E6%8A%A5%E9%81%93/20230519-%E5%A3%B0%E6%8F%B4%E8%89%BE%E7%B1%B3%E5%B0%BC%E4%B9%8B%E6%AD%BB-%E4%BC%8A%E6%9C%97%E5%A4%84%E5%86%B33%E5%90%8D%E6%8A%97%E8%AE%AE%E4%BA%BA%E5%A3%AB" text:style-name="Internet_20_link" text:visited-style-name="Visited_20_Internet_20_Link">
https://www.rfi.fr/cn/%E5%9B%BD%E9%99%85%E6%8A%A5%E9%81%93/20230519-%E5%A3%B0%E6%8F%B4%E8%89%BE%E7%B1%B3%E5%B0%BC%E4%B9%8B%E6%AD%BB-%E4%BC%8A%E6%9C%97%E5%A4%84%E5%86%B33%E5%90%8D%E6%8A%97%E8%AE%AE%E4%BA%BA%E5%A3%AB</text:a>
</text:p>
      <!--NEWS-->
      <text:h text:style-name="P10" text:outline-level="1">
<text:span text:style-name="T4">
媒体消息称塞浦路斯已撤销刘特佐的护照</text:span>
</text:h>
      <text:p text:style-name="P4">
Author: 联合早报 (Person)</text:p>
      <text:p text:style-name="P4">
Publisher: 联合早报 (Organization)</text:p>
      <text:p text:style-name="P4">
Published Time: 2023-05-19T14:08</text:p>
      <text:p text:style-name="P4">
Modified Time: 2023-05-19T15:23</text:p>
      <text:p text:style-name="P4">
Description: 有消息指，地中海岛国塞浦路斯政府决定撤销一个马来西亚发展公司贪腐案通缉犯刘特佐的护照。“当今大马”报道，《塞浦路斯邮报》（Cyprus Mail）引述知情人士称，塞浦路斯内阁是基于...</text:p>
      <text:p text:style-name="P4">
Videos: []</text:p>
      <text:p text:style-name="P4">
Audios: []</text:p>
      <text:p text:style-name="P4">
Images: []</text:p>
      <text:p text:style-name="P4">
Type: NewsArticle</text:p>
      <text:p text:style-name="P4">
Breadcrumbs: ['即时', '国际']</text:p>
      <text:p text:style-name="P4">
Keywords: ['塞浦路斯', '刘特佐', '护照', '一马公司', '丑闻']</text:p>
      <!--METADATA-->
      <text:p text:style-name="P4">
有消息指，地中海岛国塞浦路斯政府决定撤销一个马来西亚发展公司贪腐案通缉犯刘特佐的护照。</text:p>
      <text:p text:style-name="P4">
“当今大马”报道，《塞浦路斯邮报》（Cyprus Mail）引述知情人士称，塞浦路斯内阁是基于内政部长尼科斯努里斯（NicosNouris）的建议，而决定褫夺刘特佐的公民权。</text:p>
      <text:p text:style-name="P4">
另据塞浦路斯通讯社（CNA）的消息，塞浦路斯内阁是在内政部获得有关刘特佐的新信息后，作出这个决定。</text:p>
      <text:p text:style-name="P4">
报道指出，截至今年3月，塞浦路斯政府并未掌握褫夺刘特佐公民权的足够证据，其内政部后来联系国际刑警组织，并取得了更多的资料。</text:p>
      <text:p text:style-name="P4">
根据国际刑警组织提供的资料，塞浦路斯内政部建议政府撤销刘特佐的护照。</text:p>
      <text:p text:style-name="P4">
刘特佐于2015年取得塞浦路斯护照。他被指为一马公司丑闻的幕后黑手，在缺席情况下，在美国和马来西亚的法庭被提控。</text:p>
      <text:p text:style-name="P4">
目前， <text:a xlink:type="simple" xlink:href="https://www.zaobao.com/realtime/world/story20230315-1372770" text:style-name="Internet_20_link" text:visited-style-name="Visited_20_Internet_20_Link">
 </text:a>
 。</text:p>
      <text:p text:style-name="P4">
塞浦路斯为欧盟成员国，持有塞浦路斯护照，可以在欧盟国家居住、工作、学习和从商等，并享受欧盟公民权益。塞浦路斯在2013年金融危机后启动“黄金护照”计划。这项计划在2019年中止，欧盟曾要求各成员国加强对非欧盟国家公民的背景调查，因为担忧“黄金护照”沦为犯罪集团和官员洗钱的后门。</text:p>
      <text:p text:style-name="P4">
塞浦路斯政府成立了调查委员会调查“黄金护照”项目，结果发现2007年至2020年授予的6779个公民权中，53％属非法。</text:p>
      <text:p text:style-name="P4">
Source: <text:a xlink:type="simple" xlink:href="https://www.zaobao.com.sg/realtime/world/story20230519-1396134" text:style-name="Internet_20_link" text:visited-style-name="Visited_20_Internet_20_Link">
https://www.zaobao.com.sg/realtime/world/story20230519-1396134</text:a>
</text:p>
      <!--NEWS-->
      <text:h text:style-name="P10" text:outline-level="1">
<text:span text:style-name="T4">
德语媒体：中国何以如此重视中亚</text:span>
</text:h>
      <text:p text:style-name="P4">
Author: None (Language: zh)</text:p>
      <text:p text:style-name="P4">
Publisher: None</text:p>
      <text:p text:style-name="P4">
Time: 2023-05-19T14:17:00Z</text:p>
      <text:p text:style-name="P4">
Description: 七国集团在日本举行峰会，就如何同俄罗斯和中国等专制政权打交道展开研讨之际，中国党和国家最高领导人习近平在古城西安同中亚五国领导人举行了高调的会晤。德语媒体普遍认为，这是中国扩大在中亚影响力的又一次重要尝试。</text:p>
      <text:p text:style-name="P4">
Videos: []</text:p>
      <text:p text:style-name="P4">
Images: ["<text:a xlink:type="simple" xlink:href="https://static.dw.com/image/65673929_303.jpg" text:style-name="Internet_20_link" text:visited-style-name="Visited_20_Internet_20_Link">
65673929_303.jpg</text:a>
", "<text:a xlink:type="simple" xlink:href="https://static.dw.com/image/65668194_401.jpg" text:style-name="Internet_20_link" text:visited-style-name="Visited_20_Internet_20_Link">
65668194_401.jpg</text:a>
"]</text:p>
      <text:p text:style-name="P4">
Subject: 评论分析</text:p>
      <text:p text:style-name="P4">
Subjects: ['德中关系', '薄熙来', '专题报道：习近平访美', '中国共产党', '岛屿主权争端', '专题报道：全景观看“习马会”', '中国反腐风暴', '20国集团', '中国', '中共十九大']</text:p>
      <text:p text:style-name="P4">
Keywords: ['中国', '中亚', '维吾尔人', '新疆再教育营', '经济依赖', '习近平', '一带一路']</text:p>
      <text:p text:style-name="P4">
ID: 65679789</text:p>
      <!--METADATA-->
      <text:p text:style-name="P4">
<text:a xlink:type="simple" xlink:href="https://www.dw.com/zh/overlay/image/article/65679789/65673929" text:style-name="Internet_20_link" text:visited-style-name="Visited_20_Internet_20_Link">
 <draw:frame draw:style-name="fr1" draw:name="Image102" text:anchor-type="as-char" svg:width="6.9236in" svg:height="3.896998in" draw:z-index="0">
<draw:image xlink:href="../Images/dwzh/2023-05-19T14-17-00Z/65673929_303.jpg" xlink:type="simple" xlink:show="embed" xlink:actuate="onLoad" draw:mime-type="image/jpeg"/>
</draw:frame>
</text:a>
</text:p>
      <text:p text:style-name="P4">
（德国之声中文网）柏林出版的《日报》写道，中国中亚峰会选址古城西安，具有很强的历史象征意义。一方面西安是古丝绸之路的重要节点，与此同时，西方七国在日本商讨如何同中国打交道之际，中国最高领导人习近平同中亚五国领导人举行会晤，同西方分庭抗礼的意味非常明显。这篇题为《习近平何以如此重视中亚》的文章写道：</text:p>
      <text:p text:style-name="P4">
"苏联解体以及中亚各国宣布独立，曾令中国震惊不已。中国新疆同哈萨克斯坦、塔吉克斯坦以及吉尔吉斯斯坦等国拥有超过3300公里的边境线，而多年以来，新疆的民族纠纷一直接连不断：穆斯林少数民族维吾尔人认为他们受到了汉人移民的打压。</text:p>
      <text:p text:style-name="P4">
过去五年当中，数十万维吾尔人被送进了再教育营，而与此同时，仍有上百万维吾尔人散居中亚各国，他们并不受中国共产党的管控。因此北京非常担心，这些流亡维吾尔人会在境外组织起来，并掀起独立运动。</text:p>
      <text:p text:style-name="P4">
对于中亚，中国领导人一直采取双管齐下的策略，以期扩大中国在中亚的影响力。 <text:a xlink:type="simple" xlink:href="https://www.dw.com/zh/zh/中亞五國全到齊-與中國簽署峰會宣言/a-65672958" text:style-name="Internet_20_link" text:visited-style-name="Visited_20_Internet_20_Link">
 </text:a>
 这一举措导致了严重的经济依赖：塔吉克斯坦和吉尔吉斯斯坦的外债中，超过半数来自中国。华盛顿智库'大西洋理事会'专家Niva Yau表示：'过去二十年间，中华人民共和国在中亚的广泛参与，使该地区出现了从俄罗斯到中国的明显转向。'"</text:p>
      <text:p text:style-name="P4">
<draw:frame draw:style-name="fr1" draw:name="Image103" text:anchor-type="as-char" svg:width="6.9236in" svg:height="3.896998in" draw:z-index="0">
<draw:image xlink:href="../Images/dwzh/2023-05-19T14-17-00Z/65668194_401.jpg" xlink:type="simple" xlink:show="embed" xlink:actuate="onLoad" draw:mime-type="image/jpeg"/>
</draw:frame>
</text:p>
      <text:p text:style-name="P4">
中哈双边贸易已经达到310亿美元，图为中亚峰会上的中哈两国领导人。</text:p>
      <text:p text:style-name="P4">
报道指出，中国同中亚的贸易也在不断递增，早已超过中亚同俄罗斯之间的贸易。短短20年间，中国同中亚各国的贸易额从23亿暴涨到了700亿美元的水平。</text:p>
      <text:p text:style-name="P4">
"中国同时也以自己的方式'解决'了维吾尔问题：在北京的压力下，谋求新疆独立的中亚各类组织，都被列入非法范畴。稍后，有关当局也解散了所有维吾尔人的文化组织。而过去几年以来，即便是无辜民众也会受到当局的严密监控。有鉴于此，总部设在慕尼黑的流亡组织'世界维吾尔大会'前不久在一份声明中称'中国同中亚各国关系日趋密切，这一发展令人担忧。'"</text:p>
      <text:p text:style-name="P4">
对于西安举行的中国中亚峰会，《每日新闻》网站写道：</text:p>
      <text:p text:style-name="P4">
"除此之外， <text:a xlink:type="simple" xlink:href="https://www.dw.com/zh/zh/中亞峰會在即-中國在盤算什麼/a-65651146" text:style-name="Internet_20_link" text:visited-style-name="Visited_20_Internet_20_Link">
 </text:a>
中国同中亚各国的贸易总额已经达到创纪录的700亿美元，其中中哈贸易以310亿美元排名榜首。</text:p>
      <text:p text:style-name="P4">
一些观察家认为，本次中国中亚峰会也是对日本广岛七国集团峰会的一次抗衡。七国集团峰会上，除俄乌战争之外，中国也是重要议题。</text:p>
      <text:p text:style-name="P4">
新华社报道称，与会各方已经就今后定期举行峰会达成共识。下一次中国中亚峰会将于2025年在哈萨克斯坦举行。"</text:p>
      <text:p text:style-name="P4">
<text:span text:style-name="T5">
摘编自其他媒体的内容，不代表德国之声的立场或观点。</text:span>
</text:p>
      <text:p text:style-name="P4">
Source: <text:a xlink:type="simple" xlink:href="https://www.dw.com/zh/德语媒体：中国何以如此重视中亚/a-65679789" text:style-name="Internet_20_link" text:visited-style-name="Visited_20_Internet_20_Link">
https://www.dw.com/zh/德语媒体：中国何以如此重视中亚/a-65679789?maca=chi-rss-chi-all-1127-rdf</text:a>
</text:p>
      <!--NEWS-->
      <text:h text:style-name="P10" text:outline-level="1">
<text:span text:style-name="T4">
北京一民营博物馆面临拆迁宣布闭馆</text:span>
</text:h>
      <text:p text:style-name="P4">
Author: None</text:p>
      <text:p text:style-name="P4">
Publisher: Radio Free Asia (Organization)</text:p>
      <text:p text:style-name="P4">
Published Time: 2023-05-19T14:19:21-04:00</text:p>
      <text:p text:style-name="P4">
Modified Time: 2023-05-19T14:19: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4" text:anchor-type="as-char" svg:width="6.9236in" svg:height="4.667846in" draw:z-index="0">
<draw:image xlink:href="../Images/rfamandarin/2023-05-19T14-19-21-04-00/000000.png" xlink:type="simple" xlink:show="embed" xlink:actuate="onLoad" draw:mime-type="image/png"/>
</draw:frame>
 位于北京市朝阳区的打工文化艺术博物馆 <text:a xlink:type="simple" xlink:href="https://www.rfa.org/mandarin/Xinwen/4-05192023141230.html/@@images/image" text:style-name="Internet_20_link" text:visited-style-name="Visited_20_Internet_20_Link">
</text:a>
百度百科截图</text:p>
      <text:p text:style-name="P4">
中国号称首个以“打工仔”为主题的民间打工文化艺术博物馆，已在北京运营15年，近日传出因被纳入北京东郊皮村拆迁范围，因此宣布将于近期闭馆。</text:p>
      <text:p text:style-name="P4">
博物馆位于皮村属于北京市朝阳区，根据香港《明报》报道，5月18日该博物馆门口已经被喷上“拆除”二字，报道引述周边村民消息表示，博物馆所在小巷附近“公家的地都要拆”，对面厂房的外墙同样写上“拆”字，有破落的小院落被改成了简易住宅。</text:p>
      <text:p text:style-name="P4">
《明报》报道，打工文化博物馆是中国唯一由民间打工者创办的公益博物馆，由服务外来劳工的公益组织北京“工友之家”发起。根据微信公众号“皮村工友”发布有关消息，该博物馆将于本周六（5月20日）举办告别式。</text:p>
      <text:p text:style-name="P4">
责编：陈品洁</text:p>
      <text:p text:style-name="P4">
Source: <text:a xlink:type="simple" xlink:href="https://www.rfa.org/mandarin/Xinwen/4-05192023141230.html" text:style-name="Internet_20_link" text:visited-style-name="Visited_20_Internet_20_Link">
https://www.rfa.org/mandarin/Xinwen/4-05192023141230.html</text:a>
</text:p>
      <!--NEWS-->
      <text:h text:style-name="P10" text:outline-level="1">
<text:span text:style-name="T4">
美媒：习近平派国安部长陈一新主导打击外企行动</text:span>
</text:h>
      <text:p text:style-name="P4">
Author: None</text:p>
      <text:p text:style-name="P4">
Publisher: Radio Free Asia (Organization)</text:p>
      <text:p text:style-name="P4">
Published Time: 2023-05-19T14:28:20-04:00</text:p>
      <text:p text:style-name="P4">
Modified Time: 2023-05-19T14:28: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5" text:anchor-type="as-char" svg:width="6.9236in" svg:height="8.810839in" draw:z-index="0">
<draw:image xlink:href="../Images/rfamandarin/2023-05-19T14-28-20-04-00/000000.png" xlink:type="simple" xlink:show="embed" xlink:actuate="onLoad" draw:mime-type="image/png"/>
</draw:frame>
 中国国家安全部部长陈一新 <text:a xlink:type="simple" xlink:href="https://www.rfa.org/mandarin/Xinwen/5-05192023142053.html/@@images/image" text:style-name="Internet_20_link" text:visited-style-name="Visited_20_Internet_20_Link">
</text:a>
百度百科截图</text:p>
      <text:p text:style-name="P4">
中国政府对外国企业谘询公司进行多项反间谍调查工作，已引起外国投资者关注。美国《华尔街日报》（Wall StreetJournal）报道，中国国家领导人习近平指派国家安全部长陈一新主掌相关行动。</text:p>
      <text:p text:style-name="P4">
《华尔街日报》在18日的报道中表示，这些对外企的打击行动清楚地表明，习近平对安全的重视程度高于经济增长，为了将任何疑虑清除干净，他指派陈一新全权负责从国家安全角度有系统整治美国企业收集中国信息的行动。报道指，中国政府没有任何安抚外企的措施，长期下来将严重打击外商对中国的投资信心。</text:p>
      <text:p text:style-name="P4">
美国商会（U.S. Chamber of Commerce）会长克拉克（SuzanneClark）此前表示，在华美企面临越来越多的风险，中国追求自身绝对安全的政策和做法，已令世界变得不那么安全。</text:p>
      <text:p text:style-name="P4">
责编：陈品洁</text:p>
      <text:p text:style-name="P4">
Source: <text:a xlink:type="simple" xlink:href="https://www.rfa.org/mandarin/Xinwen/5-05192023142053.html" text:style-name="Internet_20_link" text:visited-style-name="Visited_20_Internet_20_Link">
https://www.rfa.org/mandarin/Xinwen/5-05192023142053.html</text:a>
</text:p>
      <!--NEWS-->
      <text:h text:style-name="P10" text:outline-level="1">
<text:span text:style-name="T4">
中国商务部长王文涛下周访美 美中商贸首长密集会谈</text:span>
</text:h>
      <text:p text:style-name="P4">
Author: chinese@voanews.com (杨安)</text:p>
      <text:p text:style-name="P4">
Publisher: 美国之音中文网 (Type: NewsMediaOrganization)</text:p>
      <text:p text:style-name="P4">
Published Time: 2023-05-19T14:31:26+08:00</text:p>
      <text:p text:style-name="P4">
Modified Time: 2023-05-19 06:31:39Z</text:p>
      <text:p text:style-name="P4">
Description: 美国寻求缓解与北京的关系获得了回应，中国驻美大使馆发言人刘鹏宇周四（5月18日）表示，中国商务部长王文涛下周将访问美国，并和美国商务部长吉娜·雷蒙多（Gina Raimondo）及美国贸易代表戴琪（Katherine Tai）会谈。</text:p>
      <text:p text:style-name="P4">
Videos: []</text:p>
      <text:p text:style-name="P4">
Images: []</text:p>
      <text:p text:style-name="P4">
Categories: ['美中关系', '经济·金融·贸易', '中国']</text:p>
      <text:p text:style-name="P4">
Type: None</text:p>
      <!--METADATA-->
      <text:p text:style-name="P4">
NoneNone</text:p>
      <text:p text:style-name="P4">
Source: <text:a xlink:type="simple" xlink:href="https://www.voachinese.com/a/us-china-commerce-trade-ministers-meeting-20230518/7100077.html" text:style-name="Internet_20_link" text:visited-style-name="Visited_20_Internet_20_Link">
https://www.voachinese.com/a/us-china-commerce-trade-ministers-meeting-20230518/7100077.html</text:a>
</text:p>
      <!--NEWS-->
      <text:h text:style-name="P10" text:outline-level="1">
<text:span text:style-name="T4">
又一个！脱口秀演员"罗杰叔叔"Uncle Roger微博遭禁言</text:span>
</text:h>
      <text:p text:style-name="P4">
Author: None</text:p>
      <text:p text:style-name="P4">
Publisher: Radio Free Asia (Organization)</text:p>
      <text:p text:style-name="P4">
Published Time: 2023-05-19T14:38:52-04:00</text:p>
      <text:p text:style-name="P4">
Modified Time: 2023-05-19T14:38:5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4.969358in" draw:z-index="0">
<draw:image xlink:href="../Images/rfamandarin/2023-05-19T14-38-52-04-00/000000.png" xlink:type="simple" xlink:show="embed" xlink:actuate="onLoad" draw:mime-type="image/png"/>
</draw:frame>
 英国马来西亚裔喜剧演员黄瑾瑜（"罗杰叔叔"） <text:a xlink:type="simple" xlink:href="https://www.rfa.org/mandarin/Xinwen/6-05192023143018.html/@@images/image" text:style-name="Internet_20_link" text:visited-style-name="Visited_20_Internet_20_Link">
</text:a>
黄瑾瑜微博截图</text:p>
      <text:p text:style-name="P4">
继中国脱口秀演员李昊石（House）被警方立案调查后，脱口秀圈又传出有人因辱华而遭到禁言。</text:p>
      <text:p text:style-name="P4">
英国马来西亚裔喜剧演员黄瑾瑜（Nigel Ng）以“罗杰叔叔”（UncleRoger）绰号著称，他近日在油管频道上传其北美专场的表演片段，其中包括政府监听、台湾独立、“被消失”等可能被中国当局视为敏感的段子。</text:p>
      <text:p text:style-name="P4">
“罗杰叔叔”在油管影片的评论区宣传专场影片时写道：“同志们，赶在罗杰叔叔被封杀前抢购特惠吧”，“侄女侄子们大家相聚6月4日一起看节目！祖国万岁。”</text:p>
      <text:p text:style-name="P4">
目前“罗杰叔叔”的微博帐号疑似因为上述“辱华”言论而遭到禁言。微博上有网民发文说，“罗杰叔叔”因此被禁言是“越描越黑”。</text:p>
      <text:p text:style-name="P4">
责编：陈品洁</text:p>
      <text:p text:style-name="P4">
Source: <text:a xlink:type="simple" xlink:href="https://www.rfa.org/mandarin/Xinwen/6-05192023143018.html" text:style-name="Internet_20_link" text:visited-style-name="Visited_20_Internet_20_Link">
https://www.rfa.org/mandarin/Xinwen/6-05192023143018.html</text:a>
</text:p>
      <!--NEWS-->
      <text:h text:style-name="P10" text:outline-level="1">
<text:span text:style-name="T4">
消息：美国牵头的印太14国接近达成供应链协议</text:span>
</text:h>
      <text:p text:style-name="P4">
Author: 联合早报 (Person)</text:p>
      <text:p text:style-name="P4">
Publisher: 联合早报 (Organization)</text:p>
      <text:p text:style-name="P4">
Published Time: 2023-05-19T14:39</text:p>
      <text:p text:style-name="P4">
Modified Time: 2023-05-19T14:39</text:p>
      <text:p text:style-name="P4">
Description: 有消息指，美国牵头的印太贸易谈判已接近达成供应链协调协议，最早可能于下周做出宣布。知情者告诉彭博社，谈判代表希望于5月27日（星期六），在美国底特律举行的印太部长级会议上宣布达成协...</text:p>
      <text:p text:style-name="P4">
Videos: []</text:p>
      <text:p text:style-name="P4">
Audios: []</text:p>
      <text:p text:style-name="P4">
Images: []</text:p>
      <text:p text:style-name="P4">
Type: NewsArticle</text:p>
      <text:p text:style-name="P4">
Breadcrumbs: ['即时', '国际']</text:p>
      <text:p text:style-name="P4">
Keywords: ['美国', '印太经济框架', '供应链']</text:p>
      <!--METADATA-->
      <text:p text:style-name="P4">
有消息指，美国牵头的印太贸易谈判已接近达成供应链协调协议，最早可能于下周做出宣布。</text:p>
      <text:p text:style-name="P4">
知情者告诉彭博社，谈判代表希望于5月27日（星期六），在美国底特律举行的印太部长级会议上宣布达成协议。</text:p>
      <text:p text:style-name="P4">
涉及14国的谈判主要集中在设立预警系统，让各国在看到供应链中断风险时，及早发出警告，以避免冠病疫情期间的全球供应中断事件重演。</text:p>
      <text:p text:style-name="P4">
由于磋商以闭门方式进行，知情者要求不具名。</text:p>
      <text:p text:style-name="P4">
供应链是各国于去年开始讨论的“印太经济框架”（IPEF）中的四个“支柱”之一，另外三个支柱为清洁经济、公平经济和贸易。</text:p>
      <text:p text:style-name="P4">
美国商务部未立即回应对这一消息的置评请求，美国贸易代表办公室则拒绝做出回应。</text:p>
      <text:p text:style-name="P4">
去年5月，美国总统拜登在访问亚洲期间启动印太经济框架计划，旨在加强美国在印太地区的贸易关系，以抗衡中国在印太日益增强的经济影响力。</text:p>
      <text:p text:style-name="P4">
加入美国这项计划的国家包括澳大利亚、文莱、斐济、印度、印度尼西亚、日本、韩国、马来西亚、新西兰、菲律宾、新加坡、泰国和越南。</text:p>
      <text:p text:style-name="P4">
<text:a xlink:type="simple" xlink:href="https://www.zaobao.com.sg/keywords/yin-tai-jing-ji-kuang-jia" text:style-name="Internet_20_link" text:visited-style-name="Visited_20_Internet_20_Link">
 </text:a>
成员国的经济总量占世界经济的40%。</text:p>
      <text:p text:style-name="P4">
Source: <text:a xlink:type="simple" xlink:href="https://www.zaobao.com.sg/realtime/world/story20230519-1396137" text:style-name="Internet_20_link" text:visited-style-name="Visited_20_Internet_20_Link">
https://www.zaobao.com.sg/realtime/world/story20230519-1396137</text:a>
</text:p>
      <!--NEWS-->
      <text:h text:style-name="P10" text:outline-level="1">
<text:span text:style-name="T4">
宣传宗教遭举报？日本僧人歌手药师寺宽邦中国巡回突遭取消</text:span>
</text:h>
      <text:p text:style-name="P4">
Author: None</text:p>
      <text:p text:style-name="P4">
Publisher: Radio Free Asia (Organization)</text:p>
      <text:p text:style-name="P4">
Published Time: 2023-05-19T14:43:08-04:00</text:p>
      <text:p text:style-name="P4">
Modified Time: 2023-05-19T14:43: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7" text:anchor-type="as-char" svg:width="6.9236in" svg:height="3.908484in" draw:z-index="0">
<draw:image xlink:href="../Images/rfamandarin/2023-05-19T14-43-08-04-00/000000.png" xlink:type="simple" xlink:show="embed" xlink:actuate="onLoad" draw:mime-type="image/png"/>
</draw:frame>
 日本僧侣音乐人药师寺宽邦广州演出遭"不可抗力"停演药师寺宽邦微博截图</text:p>
      <text:p text:style-name="P4">
日本人气音乐僧侣药师寺宽邦最近在中国巡回演唱，近日却无预警在其官方微博陆续发布多张取消通知截图，主办单位表示是接到上级部门通知，因为“不可抗力”取消。</text:p>
      <text:p text:style-name="P4">
根据其微博消息，药师寺宽邦原本排定5月11日至24日在中国多城市举进行演出，但举办完5场演场会后，5月17日原定在广州开演，不料前一小时主办单位突然宣布接到上级部门通知，因“不可抗力”原因要取消；隔天杭州站，甚至观众都进场了才临时喊停，引发乐迷不满。</text:p>
      <text:p text:style-name="P4">
5月19日，药师寺宽邦再发截图宣布，接下来的20日上海站、24日北京站演出，接到上级部门通知，因“不可抗力”取消。他在微博留下短短5个字：“很遗憾，再会。”</text:p>
      <text:p text:style-name="P4">
责编：陈品洁</text:p>
      <text:p text:style-name="P4">
Source: <text:a xlink:type="simple" xlink:href="https://www.rfa.org/mandarin/Xinwen/7-05192023144018.html" text:style-name="Internet_20_link" text:visited-style-name="Visited_20_Internet_20_Link">
https://www.rfa.org/mandarin/Xinwen/7-05192023144018.html</text:a>
</text:p>
      <!--NEWS-->
      <text:h text:style-name="P10" text:outline-level="1">
<text:span text:style-name="T4">
南太平洋的海啸风险已解除</text:span>
</text:h>
      <text:p text:style-name="P4">
Author: 联合早报 (Person)</text:p>
      <text:p text:style-name="P4">
Publisher: 联合早报 (Organization)</text:p>
      <text:p text:style-name="P4">
Published Time: 2023-05-19T15:18</text:p>
      <text:p text:style-name="P4">
Modified Time: 2023-05-19T16:13</text:p>
      <text:p text:style-name="P4">
Description: 法属新喀里多尼亚的洛亚提群岛东南方发生7.7级地震后，南太平洋发生海啸的风险已解除，各国都下调预警等级。综合路透社和法新社报道，太平洋海啸预警中心说，至星期五（5月19日）下午，海...</text:p>
      <text:p text:style-name="P4">
Videos: []</text:p>
      <text:p text:style-name="P4">
Audios: []</text:p>
      <text:p text:style-name="P4">
Images: []</text:p>
      <text:p text:style-name="P4">
Type: NewsArticle</text:p>
      <text:p text:style-name="P4">
Breadcrumbs: ['即时', '国际']</text:p>
      <text:p text:style-name="P4">
Keywords: ['地震', '南太平洋', '海啸']</text:p>
      <!--METADATA-->
      <text:p text:style-name="P4">
法属新喀里多尼亚的 <text:a xlink:type="simple" xlink:href="https://www.zaobao.com.sg/realtime/world/story20230519-1396120" text:style-name="Internet_20_link" text:visited-style-name="Visited_20_Internet_20_Link">
 </text:a>
后，南太平洋发生海啸的风险已解除，各国都下调预警等级。</text:p>
      <text:p text:style-name="P4">
综合路透社和法新社报道，太平洋海啸预警中心说，至星期五（5月19日）下午，海啸威胁已大部分解除。该中心早前警告，南太平洋26个地点的海浪可能比潮位高出一米。</text:p>
      <text:p text:style-name="P4">
美国地质调查局说，地震于星期五格林威治标准时间凌晨2时57分（新加坡时间上午10时57分）发生，震中位于新喀里多尼亚（NewCaledonia）洛亚蒂群岛（Loyalty Islands）的东南方，震源深度约38公里。</text:p>
      <text:p text:style-name="P4">
新喀里多尼亚首府努美阿（Noumea）的警方疏散了沿岸居民。</text:p>
      <text:p text:style-name="P4">
民政安全负责人马尔基-莱西亚说：“第一波浪潮涌上了（新喀里多尼亚的）马尔岛（Mare）和派恩斯岛（Ile desPins），但浪潮只比正常潮汐高出不到50公分。”</text:p>
      <text:p text:style-name="P4">
他说：“全境的警报声大作，安全部队和消防队都撤离了沿海地区。”</text:p>
      <text:p text:style-name="P4">
火奴鲁鲁太平洋海啸预警中心的数据显示，在瓦努阿图一处观测到的海浪比潮位高约半米，在其他几个太平洋岛屿观测到或预测的海浪略小。</text:p>
      <text:p text:style-name="P4">
瓦努阿图当局呼吁居民远离海拔低于12米、距离海岸线不到300米的沿海地区。</text:p>
      <text:p text:style-name="P4">
Source: <text:a xlink:type="simple" xlink:href="https://www.zaobao.com.sg/realtime/world/story20230519-1396250" text:style-name="Internet_20_link" text:visited-style-name="Visited_20_Internet_20_Link">
https://www.zaobao.com.sg/realtime/world/story20230519-1396250</text:a>
</text:p>
      <!--NEWS-->
      <text:h text:style-name="P10" text:outline-level="1">
<text:span text:style-name="T4">
泽伦斯基出席阿盟峰会 叙利亚总统也与会</text:span>
</text:h>
      <text:p text:style-name="P4">
Publisher: 法新社</text:p>
      <text:p text:style-name="P4">
Published Time: 2023-05-19T15:32:07+00:00</text:p>
      <text:p text:style-name="P4">
Modified Time: 2023-05-19T15:20:05+00:00</text:p>
      <text:p text:style-name="P4">
Description: （法新社吉达19日电） 乌克兰总统泽伦斯基表示，他今天已抵达沙乌地阿拉伯，将在沙国主办的阿拉伯联盟峰会上发言。长期遭到孤立的叙利亚总统阿塞德也会出席这场峰会，他是俄罗斯的亲密盟友。</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8" text:anchor-type="as-char" svg:width="6.9236in" svg:height="3.617581in" draw:z-index="0">
<draw:image xlink:href="../Images/rficn/2023-05-19T15-32-07-00-00/000000.png" xlink:type="simple" xlink:show="embed" xlink:actuate="onLoad" draw:mime-type="image/png"/>
</draw:frame>
</text:p>
      <text:p text:style-name="P4">
这次事前未宣布的访问是泽伦斯基（VolodymyrZelenskyy）自2022年2月俄罗斯全面侵略乌克兰以来首度访问中东，让他有机会向该地区的领导人发表谈话。在团结一致支持基辅方面，中东地区远不如坚定的西方盟国。</text:p>
      <text:p text:style-name="P4">
泽伦斯基在推特（Twitter）发文表示：「抵达沙乌地阿拉伯。我将在阿拉伯联盟（ArabLeague）峰会上发言。」还说他计划与沙乌地阿拉伯王储穆罕默德．沙尔曼（Mohammed bin Salman）及其他领导人会面。</text:p>
      <text:p text:style-name="P4">
泽伦斯基比阿塞德（Bashar al-Assad）晚一天抵达红海（RedSea）沿岸城市吉达（Jeddah）。阿塞德政府2011年残酷镇压民主示威者而导致内战，叙利亚因此被阿拉伯联盟停权，直到本月上旬才重返联盟。</text:p>
      <text:p text:style-name="P4">
阿盟峰会于沙乌地阿拉伯举行之际，沙乌地这个全球最大石油出口国正在中东和其他地区展示外交实力。</text:p>
      <text:p text:style-name="P4">
阿拉伯联盟一名官员告诉法新社，是沙乌地阿拉伯邀请泽伦斯基，而不是阿拉伯联盟。沙国官员则没有立即回覆法新社的置评请求。</text:p>
      <text:p text:style-name="P4">
Source: <text:a xlink:type="simple" xlink:href="https://www.rfi.fr/cn/%E5%9B%BD%E9%99%85%E6%8A%A5%E9%81%93/20230519-%E6%B3%BD%E4%BC%A6%E6%96%AF%E5%9F%BA%E5%87%BA%E5%B8%AD%E9%98%BF%E7%9B%9F%E5%B3%B0%E4%BC%9A-%E5%8F%99%E5%88%A9%E4%BA%9A%E6%80%BB%E7%BB%9F%E4%B9%9F%E4%B8%8E%E4%BC%9A" text:style-name="Internet_20_link" text:visited-style-name="Visited_20_Internet_20_Link">
https://www.rfi.fr/cn/%E5%9B%BD%E9%99%85%E6%8A%A5%E9%81%93/20230519-%E6%B3%BD%E4%BC%A6%E6%96%AF%E5%9F%BA%E5%87%BA%E5%B8%AD%E9%98%BF%E7%9B%9F%E5%B3%B0%E4%BC%9A-%E5%8F%99%E5%88%A9%E4%BA%9A%E6%80%BB%E7%BB%9F%E4%B9%9F%E4%B8%8E%E4%BC%9A</text:a>
</text:p>
      <!--NEWS-->
      <text:h text:style-name="P10" text:outline-level="1">
<text:span text:style-name="T4">
中国深化与中亚国家关系 习近平在峰会喊话：反对外部势力干涉</text:span>
</text:h>
      <text:p text:style-name="P4">
Author: chinese@voanews.com (杨安)</text:p>
      <text:p text:style-name="P4">
Publisher: 美国之音中文网 (Type: NewsMediaOrganization)</text:p>
      <text:p text:style-name="P4">
Published Time: 2023-05-19T15:38:13+08:00</text:p>
      <text:p text:style-name="P4">
Modified Time: 2023-05-19 07:38:13Z</text:p>
      <text:p text:style-name="P4">
Description: 中国国家主席习近平周五（5月18日）在中国－中亚峰会上抛出中国和中亚五国深化合作的计划。这项雄心勃勃的计划包括建设基础设施，促进经贸关系，以及反对外部势力干涉。六国元首确立了中国－中亚元首会晤机制，往后每两年举办一次。</text:p>
      <text:p text:style-name="P4">
Videos: []</text:p>
      <text:p text:style-name="P4">
Images: []</text:p>
      <text:p text:style-name="P4">
Categories: ['中国', '亚太']</text:p>
      <text:p text:style-name="P4">
Type: None</text:p>
      <!--METADATA-->
      <text:p text:style-name="P4">
NoneNone</text:p>
      <text:p text:style-name="P4">
Source: <text:a xlink:type="simple" xlink:href="https://www.voachinese.com/a/china-central-asia-20230519/7100102.html" text:style-name="Internet_20_link" text:visited-style-name="Visited_20_Internet_20_Link">
https://www.voachinese.com/a/china-central-asia-20230519/7100102.html</text:a>
</text:p>
      <!--NEWS-->
      <text:h text:style-name="P10" text:outline-level="1">
<text:span text:style-name="T4">
中国青年失业率为何这么高？几位青年有话说</text:span>
</text:h>
      <text:p text:style-name="P4">
Author: None</text:p>
      <text:p text:style-name="P4">
Publisher: Radio Free Asia (Organization)</text:p>
      <text:p text:style-name="P4">
Published Time: 2023-05-19T15:40:00-04:00</text:p>
      <text:p text:style-name="P4">
Modified Time: 2023-05-19T16:20:34-04:00</text:p>
      <text:p text:style-name="P4">
Description: None</text:p>
      <text:p text:style-name="P4">
Videos: []</text:p>
      <text:p text:style-name="P4">
Audios: ["<text:a xlink:type="simple" xlink:href="https://www.rfa.org/mandarin/yataibaodao/jingmao/sc-0519202308253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09" text:anchor-type="as-char" svg:width="6.9236in" svg:height="4.600844in" draw:z-index="0">
<draw:image xlink:href="../Images/rfamandarin/2023-05-19T15-40-00-04-00/000000.png" xlink:type="simple" xlink:show="embed" xlink:actuate="onLoad" draw:mime-type="image/png"/>
</draw:frame>
 在北京公园里，一对年青人共用长椅使用手机。 <text:a xlink:type="simple" xlink:href="https://www.rfa.org/mandarin/yataibaodao/jingmao/sc-05192023082534.html/@@images/image" text:style-name="Internet_20_link" text:visited-style-name="Visited_20_Internet_20_Link">
</text:a>
法新社图片  <text:a xlink:type="simple" xlink:href="https://www.rfa.org/mandarin/yataibaodao/jingmao/sc-05192023082534.html/@@stream" text:style-name="Internet_20_link" text:visited-style-name="Visited_20_Internet_20_Link">
</text:a>
</text:p>
      <text:p text:style-name="P4">
中国国家统计局在近日公布的数据显示，今年4月中国16-24岁青年的失业率已经达到20.4%，创下了历年以来的新高。那么，这一年龄段的青年为什么会有这么多人没有工作？三位家庭背景不同的青年接受了本台记者采访，讲述了他们对这一问题的看法。</text:p>
      <ul>
        <li>
<text:span text:style-name="T4">
<text:a xlink:type="simple" xlink:href="https://www.rfa.org/mandarin/yataibaodao/jingmao/hcm1-05162023081528.html" text:style-name="Internet_20_link" text:visited-style-name="Visited_20_Internet_20_Link">
 </text:a>
 </text:span>
  * <text:span text:style-name="T4">
<text:a xlink:type="simple" xlink:href="https://www.rfa.org/mandarin/Xinwen/st1-05162023031148.html" text:style-name="Internet_20_link" text:visited-style-name="Visited_20_Internet_20_Link">
 </text:a>
 </text:span>
  * <text:span text:style-name="T4">
<text:a xlink:type="simple" xlink:href="https://www.rfa.org/mandarin/pinglun/heqinglian/hql-05112023174539.html" text:style-name="Internet_20_link" text:visited-style-name="Visited_20_Internet_20_Link">
 </text:a>
 </text:span>
 <text:span text:style-name="T4">
<text:a xlink:type="simple" xlink:href="https://www.rfa.org/mandarin/Xinwen/3-04242023105922.html" text:style-name="Internet_20_link" text:visited-style-name="Visited_20_Internet_20_Link">
 </text:a>
 </text:span>
</li>
      </ul>
      <text:p text:style-name="P4">
<text:span text:style-name="T4">
高校教师子女：竞争激烈学历不足 令人无缘公务员教师工作</text:span>
</text:p>
      <text:p text:style-name="P4">
今年21岁、正在美国明尼苏达州留学的上海青年许科，来自一个高校教师家庭。他在接受采访时告诉记者，目前在比他大几岁的朋友里，很多人就业非常困难：“岗位少，竞争性太强，导致什么岗位都是什么人都愿意做。什么人都愿意做，工资就不高，福利待遇就不高。”</text:p>
      <text:p text:style-name="P4">
许科表示，他的朋友中有不少教师和公务员子女，他们中有很多人的就业意向都是进入体制做公务员，或在师范类、政治类本科毕业后前往中小学做老师。而目前，他的朋友中失业现象是非常普遍的：“完全找不到工作的，比例上估计四五成是有的。毕竟体制内（家庭的子女），不是所有人都考得上高中，读高中的也不是所有人能考得上大学。”</text:p>
      <text:p text:style-name="P4">
中国在2021年推出了中考“五五分流”政策。在这一政策下，初中毕业生在中考后进入高中和中等职业教育学校的比例变为大体相等。而在这一政策实行之前的多年里，中国的初中毕业生中，就读高中的人数占比要比就读中等职业教育学校的多出超过十个百分点。</text:p>
      <text:p text:style-name="P4">
许科表示，无法就读高中和大学本科的青年，会无缘有学历要求的公务员、教师工作；而他那些没有考上高中和大学本科的朋友会面临的命运是：“工资很低，干重体力活。有些人吃不起苦实在做不了这种工作，或找不到（工作），他们就基本上整天在啃老了。”</text:p>
      <text:p text:style-name="P4">
<draw:frame draw:style-name="fr1" draw:name="Image110" text:anchor-type="as-char" svg:width="6.9236in" svg:height="4.608521in" draw:z-index="0">
<draw:image xlink:href="../Images/rfamandarin/2023-05-19T15-40-00-04-00/000001.png" xlink:type="simple" xlink:show="embed" xlink:actuate="onLoad" draw:mime-type="image/png"/>
</draw:frame>
 2022年8月26日在北京举办的一场招聘会（法新社）<text:a xlink:type="simple" xlink:href="https://www.rfa.org/mandarin/yataibaodao/jingmao/sc-05192023082534.html/000_32h69mt.jpg" text:style-name="Internet_20_link" text:visited-style-name="Visited_20_Internet_20_Link">
</text:a>
</text:p>
      <text:p text:style-name="P4">
<text:span text:style-name="T4">
在工人和小生意人家庭成长的青年 如何看待就业？</text:span>
</text:p>
      <text:p text:style-name="P4">
现年30岁的单文涛来自安徽太和县的一个工人家庭。他表示，他的朋友多是在工人家庭长大的，其中也有一些比他年龄小几岁的人。他谈到了这些比他年轻的朋友的就业情况，表示这些朋友不管是什么学历的，失业率都很高，因为当下的就业环境“卷得厉害”。在这些朋友中，没有读到本科或大专的人会去自己做生意或从事体力劳动。他以他的一位朋友为例，讲述了这些青年面临的困难，表示这位朋友曾经开过店，但因生意不好而在去年找了体力劳动工作：“找班去上，结果都是那种建筑工地的。建筑工地人比较多，然后工资就给得越来越少了，活也挺重的。”</text:p>
      <text:p text:style-name="P4">
单文涛说，他的这位朋友因为身体原因和被拖欠工资，只在工地干了半年，就在上个月辞去了工作。他也表示，拖欠和压低工资现象在中国的建筑工地行业相当普遍。</text:p>
      <text:p text:style-name="P4">
另一方面，在谈到出自工人家庭的青年是否存在“躺平”啃老、不找工作的现象时，单文涛根据他所观察的情况说，这种“躺平”只能出现在家庭情况比较好的人中，许多打工者家庭出身的青年则承担着更多的家庭经济压力，也有一些人已经成家，没法“躺平”。他说，尽管现在工作很难找，但他的朋友们依然在努力地找工作：“没办法，我感觉他们其实也不想上班，但实在没办法。”</text:p>
      <text:p text:style-name="P4">
在广东深圳打工多年的陈小姐，则向记者讲述了她一位17岁的亲戚的情况。她的这位亲戚来自一个小生意人家庭，目前正在广东珠海的一所中专读书，并多次说自己已经失去了毕业后就业的意愿。陈小姐表示：“她说在中专学习环境太差，学不到东西，出来以后赚钱也少，还不如躺平。”</text:p>
      <text:p text:style-name="P4">
当记者询问陈小姐，她的这位亲戚对未来有没有什么长远规划的时候，陈小姐表示：“她不想做体力工，因为打工太辛苦了，她家里也没有资源和条件送她出国读书。对未来她很绝望也很迷茫。”</text:p>
      <text:p text:style-name="P4">
记者：孙诚 责编：梒青 网编：洪伟</text:p>
      <text:p text:style-name="P4">
Source: <text:a xlink:type="simple" xlink:href="https://www.rfa.org/mandarin/yataibaodao/jingmao/sc-05192023082534.html" text:style-name="Internet_20_link" text:visited-style-name="Visited_20_Internet_20_Link">
https://www.rfa.org/mandarin/yataibaodao/jingmao/sc-05192023082534.html</text:a>
</text:p>
      <!--NEWS-->
      <text:h text:style-name="P10" text:outline-level="1">
<text:span text:style-name="T4">
如何破解中共认知作战？（戴忠仁/沈伯洋）| 亚洲很想聊</text:span>
</text:h>
      <text:p text:style-name="P4">
Author: None</text:p>
      <text:p text:style-name="P4">
Publisher: Radio Free Asia (Organization)</text:p>
      <text:p text:style-name="P4">
Published Time: 2023-05-19T16:00:00-04:00</text:p>
      <text:p text:style-name="P4">
Modified Time: 2023-05-19T12:58: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3.88615in" draw:z-index="0">
<draw:image xlink:href="../Images/rfamandarin/2023-05-19T16-00-00-04-00/000000.png" xlink:type="simple" xlink:show="embed" xlink:actuate="onLoad" draw:mime-type="image/png"/>
</draw:frame>
 <text:a xlink:type="simple" xlink:href="https://www.rfa.org/mandarin/duomeiti/yazhou-henxiangliao/yz-05192023124712.html/@@images/image" text:style-name="Internet_20_link" text:visited-style-name="Visited_20_Internet_20_Link">
</text:a>
 Photo: RFA</text:p>
      <text:p text:style-name="P4">
台北大学犯罪学研究所副教授、台湾民主实验室理事长、黑熊学院发起人沈伯洋，是台湾研究中共对台认知作战最透彻的学者之一。他解析解放军对台舆论作战的方式，主要是利用各式阴谋论，以大规模异常的社媒平台账号发布，在台湾形成舆论场话题。并利用年轻人喜爱的#抖音，逐渐影响还没有政治倾向的年轻人。近年来假消息的作战方式较少，而是塑造社交媒体上的舆论发酵，让台湾媒体因为流量而跟进。例如疑美论在台湾已经有近四成年轻人相信。台湾在认知战场上是否缓慢沦陷中？</text:p>
      <text:p text:style-name="P4">
Source: <text:a xlink:type="simple" xlink:href="https://www.rfa.org/mandarin/duomeiti/yazhou-henxiangliao/yz-05192023124712.html" text:style-name="Internet_20_link" text:visited-style-name="Visited_20_Internet_20_Link">
https://www.rfa.org/mandarin/duomeiti/yazhou-henxiangliao/yz-05192023124712.html</text:a>
</text:p>
      <!--NEWS-->
      <text:h text:style-name="P10" text:outline-level="1">
<text:span text:style-name="T4">
习近平的中亚峰会能与G7分庭抗礼吗？</text:span>
</text:h>
      <text:p text:style-name="P4">
Author: None</text:p>
      <text:p text:style-name="P4">
Publisher: Radio Free Asia (Organization)</text:p>
      <text:p text:style-name="P4">
Published Time: 2023-05-19T16:03:00-04:00</text:p>
      <text:p text:style-name="P4">
Modified Time: 2023-05-19T16:33:30-04:00</text:p>
      <text:p text:style-name="P4">
Description: None</text:p>
      <text:p text:style-name="P4">
Videos: []</text:p>
      <text:p text:style-name="P4">
Audios: ["<text:a xlink:type="simple" xlink:href="https://www.rfa.org/mandarin/yataibaodao/junshiwaijiao/kw-0519202310024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112" text:anchor-type="as-char" svg:width="6.9236in" svg:height="4.612011in" draw:z-index="0">
<draw:image xlink:href="../Images/rfamandarin/2023-05-19T16-03-00-04-00/000000.png" xlink:type="simple" xlink:show="embed" xlink:actuate="onLoad" draw:mime-type="image/png"/>
</draw:frame>
首届中国—中亚峰会自2023年5月19日起在陕西省西安市举行 <text:a xlink:type="simple" xlink:href="https://www.rfa.org/mandarin/yataibaodao/junshiwaijiao/kw-05192023100241.html/@@images/image" text:style-name="Internet_20_link" text:visited-style-name="Visited_20_Internet_20_Link">
</text:a>
路透社  <text:a xlink:type="simple" xlink:href="https://www.rfa.org/mandarin/yataibaodao/junshiwaijiao/kw-05192023100241.html/@@stream" text:style-name="Internet_20_link" text:visited-style-name="Visited_20_Internet_20_Link">
</text:a>
</text:p>
      <text:p text:style-name="P4">
5月19日，中国－中亚峰会发表《西安宣言》，官方新华社也迅速推出"成果清单"。中国主办的这场峰会真的是为了提高国际影响力吗？还是在和七国集团峰会"别苗头"呢？</text:p>
      <ul>
        <li>
<text:span text:style-name="T4">
<text:a xlink:type="simple" xlink:href="https://www.rfa.org/mandarin/Xinwen/cmh2-05192023044417.html" text:style-name="Internet_20_link" text:visited-style-name="Visited_20_Internet_20_Link">
 </text:a>
 </text:span>
  * <text:span text:style-name="T4">
<text:a xlink:type="simple" xlink:href="https://www.rfa.org/mandarin/yataibaodao/junshiwaijiao/tj-05172023133040.html" text:style-name="Internet_20_link" text:visited-style-name="Visited_20_Internet_20_Link">
 </text:a>
 </text:span>
  * <text:span text:style-name="T4">
<text:a xlink:type="simple" xlink:href="https://www.rfa.org/mandarin/yataibaodao/junshiwaijiao/al-05162023131022.html" text:style-name="Internet_20_link" text:visited-style-name="Visited_20_Internet_20_Link">
 </text:a>
 <text:a xlink:type="simple" xlink:href="https://www.rfa.org/mandarin/yataibaodao/junshiwaijiao/al-05162023131022.html" text:style-name="Internet_20_link" text:visited-style-name="Visited_20_Internet_20_Link">
 </text:a>
 </text:span>
  * <text:a xlink:type="simple" xlink:href="https://www.rfa.org/mandarin/yataibaodao/junshiwaijiao/tj-05152023103400.html" text:style-name="Internet_20_link" text:visited-style-name="Visited_20_Internet_20_Link">
 <text:span text:style-name="T4">
中国-中亚峰会同步G7 向国际示威？</text:span>
 </text:a>
</li>
      </ul>
      <text:p text:style-name="P4">
“这次峰会为各国合作开了一个好头。”周五(19 日），中国—中亚峰会在西安国际会议中心举行，中国国家主席习近平在会上发言。</text:p>
      <text:p text:style-name="P4">
与会各国元首包括哈萨克斯坦总统托卡耶夫、吉尔吉斯斯坦总统扎帕罗夫、塔吉克斯坦总统拉赫蒙、土库曼斯坦总统别尔德穆哈梅多夫，以及乌兹别克斯坦总统米尔济约耶夫。</text:p>
      <text:p text:style-name="P4">
<draw:frame draw:style-name="fr1" draw:name="Image113" text:anchor-type="as-char" svg:width="6.9236in" svg:height="4.619339in" draw:z-index="0">
<draw:image xlink:href="../Images/rfamandarin/2023-05-19T16-03-00-04-00/000001.png" xlink:type="simple" xlink:show="embed" xlink:actuate="onLoad" draw:mime-type="image/png"/>
</draw:frame>
2023年5月19日，在陕西省西安市举行首届中国—中亚峰会。（路透社）  <text:a xlink:type="simple" xlink:href="https://www.rfa.org/mandarin/yataibaodao/junshiwaijiao/kw-05192023100241.html/2023-05-19t025831z_179577084_rc2e11adgo8h_rtrmadp_3_china-centralasia.jpg" text:style-name="Internet_20_link" text:visited-style-name="Visited_20_Internet_20_Link">
</text:a>
</text:p>
      <text:p text:style-name="P4">
<text:span text:style-name="T4">
《西安宣言》和“成果清单”包括啥？</text:span>
</text:p>
      <text:p text:style-name="P4">
“为了加强我们的合作和中亚的发展，中国将向中亚国家提供总额为260亿元人民币（约38亿美元）的融资支持和赠款。”习近平说。</text:p>
      <text:p text:style-name="P4">
会上，习近平与中亚五国元首共同签署了《中国—中亚峰会西安宣言》，并通过了峰会成果清单。根据这两份文件，六国决心构建更加紧密的“中国－中亚命运共同体”，并同意成立中国－中亚元首会晤机制，峰会每两年举办一次，第二届峰会将于2025年在哈萨克斯坦举行。</text:p>
      <text:p text:style-name="P4">
各方还同意，在重点优先合作领域成立部长级会晤机制，并在中国设立常设秘书处。各方还将加强共建“一带一路”倡议同中亚五国倡议和发展战略对接，并共同完善交通基础设施，及全面提升贸易规模等。</text:p>
      <text:p text:style-name="P4">
在安全领域，《西安宣言》宣布，各方坚决反对破坏合法政权和策动“颜色革命”，反对以任何形式和任何借口“干涉他国内政”；各方强烈谴责一切形式的“恐怖主义、分裂主义和极端主义”，并强调各国领土完整和主权“不容损害”。</text:p>
      <text:p text:style-name="P4">
<draw:frame draw:style-name="fr1" draw:name="Image114" text:anchor-type="as-char" svg:width="6.9236in" svg:height="4.61393in" draw:z-index="0">
<draw:image xlink:href="../Images/rfamandarin/2023-05-19T16-03-00-04-00/000002.png" xlink:type="simple" xlink:show="embed" xlink:actuate="onLoad" draw:mime-type="image/png"/>
</draw:frame>
2023年5月19日，习近平在陕西省西安市主持首届中国—中亚峰会。（路透社）  <text:a xlink:type="simple" xlink:href="https://www.rfa.org/mandarin/yataibaodao/junshiwaijiao/kw-05192023100241.html/2023-05-19t030220z_585873946_rc2e11am5xoe_rtrmadp_3_china-centralasia.jpg" text:style-name="Internet_20_link" text:visited-style-name="Visited_20_Internet_20_Link">
</text:a>
</text:p>
      <text:p text:style-name="P4">
<text:span text:style-name="T4">
余茂春：</text:span>
 <text:span text:style-name="T4">
峰会显示中国影响力弱</text:span>
</text:p>
      <text:p text:style-name="P4">
虽然中国外交部发言人汪文斌日前表示，这次峰会是今年中国“首场重大主场外交活动”，在中国同中亚国家关系发展史上“具有里程碑意义。”不过，美国智库哈德逊研究所中国中心主任余茂春告诉本台，中国与中亚五国抱团取暖，只是“显示出中国影响力弱”。</text:p>
      <text:p text:style-name="P4">
余茂春说：“它把中亚五个经济上非常欠发达、在国际舞台上也不太重要的国家拉到一起抱团取暖，来和七国集团分庭抗礼，这显得非常可笑，也显示出中共的战略思想非常落后。”</text:p>
      <text:p text:style-name="P4">
余茂春指出，出于冷战思维，北京对中亚地区非常敏感，因为它认为，中国周围其他几个重要的边界地段都已被西方围堵，中亚则是非常重要的一个突破口。此外，中国也有机会主义思想。余茂春说：“俄罗斯传统上对该地区有巨大影响力，但是现在俄罗斯力不从心，深陷在乌克兰泥潭。所以中共趁火打劫，想把原来属于俄罗斯的势力范围拉到自己的势力范围里来。”</text:p>
      <text:p text:style-name="P4">
但余茂春认为，中国的投机方式不可能长久，因为中国强调的搞投资、搞建设都是从经济利益角度出发，而与中亚各国在根本的价值观与政治合作、甚至在反恐方面都很难达成一致协议。因此，长远来说，中国并不会对这一区域有太大影响。</text:p>
      <text:p text:style-name="P4">
<text:span text:style-name="T4">
峰会成为习近平对内“政治秀”？</text:span>
</text:p>
      <text:p text:style-name="P4">
18日晚，习近平和夫人彭丽媛在西安大唐芙蓉园为出席峰会的中亚国家元首夫妇举行了欢迎式和宴会。会后，他们还共同观看了中国－中亚青年艺术节开幕式演出。中国官媒央视的画面显示，这场演出规模庞大，富丽堂皇。</text:p>
      <text:p text:style-name="P4">
美国民间机构“信息与战略研究所”经济学者李恒青认为，这次中国-中亚峰会的政治意义远超其经济和军事意义,因为习近平目前无论在国内还是国际都处于被动状态，峰会也是对国内民众做秀。</text:p>
      <text:p text:style-name="P4">
“因为中国人从三年疫情、经济下行、失业人口（多）、债务危机解决不了等，这些都是非常不利的因素。”李恒青说，“他（习）是不是要稳民心？促消费？所以他弄的是一种冠冕堂皇、万国来朝的状态。”</text:p>
      <text:p text:style-name="P4">
<draw:frame draw:style-name="fr1" draw:name="Image115" text:anchor-type="as-char" svg:width="6.9236in" svg:height="4.61393in" draw:z-index="0">
<draw:image xlink:href="../Images/rfamandarin/2023-05-19T16-03-00-04-00/000003.png" xlink:type="simple" xlink:show="embed" xlink:actuate="onLoad" draw:mime-type="image/png"/>
</draw:frame>
2023年5月19日，G7峰会在日本广岛登场。（美联社）  <text:a xlink:type="simple" xlink:href="https://www.rfa.org/mandarin/yataibaodao/junshiwaijiao/kw-05192023100241.html/ap23139450689553.jpg" text:style-name="Internet_20_link" text:visited-style-name="Visited_20_Internet_20_Link">
</text:a>
</text:p>
      <text:p text:style-name="P4">
<text:span text:style-name="T4">
与G7分庭抗礼？</text:span>
</text:p>
      <text:p text:style-name="P4">
这次中国-中亚峰会的时间点，正值七国集团(G7)在日本广岛举行领导人峰会之际。七国集团峰会的两大议题分别是对俄罗斯实施更严厉制裁，以及抵制来自中国的经济胁迫行为。据此前《华尔街日报》披露,峰会还将就共同抵制北京的经济胁迫发表共同声明。</text:p>
      <text:p text:style-name="P4">
针对上述消息，中国驻日本大使馆17日已就“峰会涉华消极动向”向日本外务省表示严重关切，并敦促日本“不得使峰会及有关双多边活动成为反华遏华的政治表演”。</text:p>
      <text:p text:style-name="P4">
美国企业研究所高级研究员库珀（ZackCooker）告诉本台：“中国在利用这次中亚峰会的机会显示其与中亚国家的接触，以此对抗七国集团会议的消息。中国领导人想显示他们在领导世界其他国家，而七国集团只代表几个国家，并不代表全球的一致态度。”</text:p>
      <text:p text:style-name="P4">
<draw:frame draw:style-name="fr1" draw:name="Image116" text:anchor-type="as-char" svg:width="6.9236in" svg:height="4.61393in" draw:z-index="0">
<draw:image xlink:href="../Images/rfamandarin/2023-05-19T16-03-00-04-00/000004.png" xlink:type="simple" xlink:show="embed" xlink:actuate="onLoad" draw:mime-type="image/png"/>
</draw:frame>
2023年5月19日，G7峰会在日本广岛登场。（美联社）  <text:a xlink:type="simple" xlink:href="https://www.rfa.org/mandarin/yataibaodao/junshiwaijiao/kw-05192023100241.html/ap23139179143467.jpg" text:style-name="Internet_20_link" text:visited-style-name="Visited_20_Internet_20_Link">
</text:a>
</text:p>
      <text:p text:style-name="P4">
<text:span text:style-name="T4">
维护世界现行秩序 G7抵制中国威胁</text:span>
</text:p>
      <text:p text:style-name="P4">
据白宫消息，美国总统拜登在18日已和日本首相岸田文雄会晤，并承诺密切合作、应对中国违反国际法的胁迫行为，同时强调加强印太地区多边合作。</text:p>
      <text:p text:style-name="P4">
欧洲理事会主席查尔斯·米歇尔则表示，与中国保持“稳定和建设性”的合作符合欧盟的利益。欧盟将在峰会上呼吁中国加大对俄罗斯的压力，以阻止其对乌克兰的军事侵略。</text:p>
      <text:p text:style-name="P4">
本次峰会，日本还邀请了一些非成员国参与峰会，其中包括韩国、澳大利亚、巴西、科摩罗、库克群岛、印度、印度尼西亚和越南等，这些国家也代表了多个区域性国家联盟。而乌克兰总统泽连斯基还将亲自与会。</text:p>
      <text:p text:style-name="P4">
余茂春就此表示：“G7重要目的是维护世界现存秩序。从这个角度来讲，中国当然是对世界现存秩序的巨大威胁。”李恒青也认为，这将是一次非常重要的重新构建世界秩序的峰会。</text:p>
      <text:p text:style-name="P4">
记者：凯迪 责编：何平 网编：洪伟</text:p>
      <text:p text:style-name="P4">
Source: <text:a xlink:type="simple" xlink:href="https://www.rfa.org/mandarin/yataibaodao/junshiwaijiao/kw-05192023100241.html" text:style-name="Internet_20_link" text:visited-style-name="Visited_20_Internet_20_Link">
https://www.rfa.org/mandarin/yataibaodao/junshiwaijiao/kw-05192023100241.html</text:a>
</text:p>
      <!--NEWS-->
      <text:h text:style-name="P10" text:outline-level="1">
<text:span text:style-name="T4">
柬埔寨反对派领袖指7月大选为“假选举”</text:span>
</text:h>
      <text:p text:style-name="P4">
Author: 联合早报 (Person)</text:p>
      <text:p text:style-name="P4">
Publisher: 联合早报 (Organization)</text:p>
      <text:p text:style-name="P4">
Published Time: 2023-05-19T16:14</text:p>
      <text:p text:style-name="P4">
Modified Time: 2023-05-19T16:35</text:p>
      <text:p text:style-name="P4">
Description: 柬埔寨反对派领袖桑连西指柬埔寨两个月后的大选，是一个“虚假骗局”。路透社报道，自我流放海外的桑连西（Sam Rainsy）星期五（5月19日）在印度尼西亚首都雅加达，出席一场关于东...</text:p>
      <text:p text:style-name="P4">
Videos: []</text:p>
      <text:p text:style-name="P4">
Audios: []</text:p>
      <text:p text:style-name="P4">
Images: []</text:p>
      <text:p text:style-name="P4">
Type: NewsArticle</text:p>
      <text:p text:style-name="P4">
Breadcrumbs: ['即时', '国际']</text:p>
      <text:p text:style-name="P4">
Keywords: ['柬埔寨', '大选', '骗局', '救国党']</text:p>
      <!--METADATA-->
      <text:p text:style-name="P4">
柬埔寨反对派领袖桑连西指柬埔寨两个月后的大选，是一个“虚假骗局”。</text:p>
      <text:p text:style-name="P4">
路透社报道，自我流放海外的桑连西（Sam Rainsy）星期五（5月19日）在印度尼西亚首都雅加达，出席一场关于东南亚新闻自由的活动。</text:p>
      <text:p text:style-name="P4">
桑连西在活动上发言时，称柬埔寨7月的全国大选将是一场“假选举”，原因很简单，因为这场选举没有任何反对党参加。</text:p>
      <text:p text:style-name="P4">
桑连西说 ，柬埔寨实际上是在推行“一党制”。</text:p>
      <text:p text:style-name="P4">
本周早前，柬埔寨的唯一反对党烛光党，被指没有正确提交参选文件，被选举委员会撤销了竞选资格。</text:p>
      <text:p text:style-name="P4">
柬埔寨选委会星期一发表声明，宣布取消烛光党参加7月23日全国大选的资格。这意味着在大选中，执政党柬埔寨人民党几乎没有对手。社运人士和外交官员警告，长期担任首相的洪森对反对派的打压可能会破坏柬埔寨的民主进程。</text:p>
      <text:p text:style-name="P4">
桑连西星期五呼吁民主国家，不要承认柬埔寨大选和长期担任柬埔寨首相的洪森的合法性。</text:p>
      <text:p text:style-name="P4">
路透社试图向柬埔寨政府寻求置评，但未能立即与柬埔寨政府发言人取得联系。</text:p>
      <text:p text:style-name="P4">
桑连西是柬埔寨前救国党党魁。2015年11月，桑连西被控诽谤与煽动社会动乱等罪名，他过后自我流放到法国。柬埔寨最高法院于2018年7月大选前解散救国党。</text:p>
      <text:p text:style-name="P4">
柬埔寨第七届国会选举将于7月23日举行投票。</text:p>
      <text:p text:style-name="P4">
Source: <text:a xlink:type="simple" xlink:href="https://www.zaobao.com.sg/realtime/world/story20230519-1396259" text:style-name="Internet_20_link" text:visited-style-name="Visited_20_Internet_20_Link">
https://www.zaobao.com.sg/realtime/world/story20230519-1396259</text:a>
</text:p>
      <!--NEWS-->
      <text:h text:style-name="P10" text:outline-level="1">
<text:span text:style-name="T4">
美台贸易倡议初步谈判完成   学者：应对中国经济胁迫</text:span>
</text:h>
      <text:p text:style-name="P4">
Author: None</text:p>
      <text:p text:style-name="P4">
Publisher: Radio Free Asia (Organization)</text:p>
      <text:p text:style-name="P4">
Published Time: 2023-05-19T16:16:00-04:00</text:p>
      <text:p text:style-name="P4">
Modified Time: 2023-05-19T16:34:28-04:00</text:p>
      <text:p text:style-name="P4">
Description: None</text:p>
      <text:p text:style-name="P4">
Videos: []</text:p>
      <text:p text:style-name="P4">
Audios: ["<text:a xlink:type="simple" xlink:href="https://www.rfa.org/mandarin/yataibaodao/gangtai/tj-0519202309490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17" text:anchor-type="as-char" svg:width="6.9236in" svg:height="4.835353in" draw:z-index="0">
<draw:image xlink:href="../Images/rfamandarin/2023-05-19T16-16-00-04-00/000000.png" xlink:type="simple" xlink:show="embed" xlink:actuate="onLoad" draw:mime-type="image/png"/>
</draw:frame>
 台湾旗帜与美国国旗 <text:a xlink:type="simple" xlink:href="https://www.rfa.org/mandarin/yataibaodao/gangtai/tj-05192023094904.html/@@images/image" text:style-name="Internet_20_link" text:visited-style-name="Visited_20_Internet_20_Link">
</text:a>
路透社资料图  <text:a xlink:type="simple" xlink:href="https://www.rfa.org/mandarin/yataibaodao/gangtai/tj-05192023094904.html/@@stream" text:style-name="Internet_20_link" text:visited-style-name="Visited_20_Internet_20_Link">
</text:a>
</text:p>
      <text:p text:style-name="P4">
针对美国与台湾完成《美台21世纪贸易倡议》（U.S.-Taiwan Initiative on 21st CenturyTrade）第一部分谈判，中国外交部本周五表达"严重不满和坚决反对"。那么，这份倡议将对美、中、台三方关系产生何种影响？台湾是否有望以此降低对中国经济的依赖？</text:p>
      <text:p text:style-name="P4">
<text:a xlink:type="simple" xlink:href="https://www.rfa.org/mandarin/Xinwen/hcmwu-05182023225229.html" text:style-name="Internet_20_link" text:visited-style-name="Visited_20_Internet_20_Link">
 <text:span text:style-name="T4">
“台美21世纪贸易倡议”未来数周内签署首批协定</text:span>
 </text:a>
</text:p>
      <text:p text:style-name="P4">
美国贸易代表办公室（USTR）日前宣布，美国与台湾已经完成第一部分《美台21世纪贸易倡议》谈判。在第一部分谈判中，美台双方就海关管理和贸易便捷化、良好法制作业、反贪腐、服务业国内规章和中小企业等5项议题达成共识。双方将在未来几周完成第一阶段协议签署，这将为美台中小企业间的经济互动与投资拓展空间。</text:p>
      <text:p text:style-name="P4">
台湾行政院经贸谈判办公室就此指出，这项倡议是美国与台湾自1979年以来签署的结构最为完整的贸易协定，同时也是双方签订双边贸易协定（FTA）的重要一步。</text:p>
      <text:p text:style-name="P4">
美国贸易代表戴琪（KatherineTai）也表示：“这项成果代表着强化美台经济关系的重要进展。我们期待能继续完成接下来的谈判，以完成一个强健、高标准的贸易协定，协助双方应对在21世纪所面临的贸易挑战。”</text:p>
      <text:p text:style-name="P4">
<text:span text:style-name="T4">
中国外交部：美台签订贸易倡议违背美中《三公报》</text:span>
</text:p>
      <text:p text:style-name="P4">
本周五，本台针对美台上述《倡议》致信中国驻美使馆寻求置评。中方使馆向记者转述当天中国外交部有关表态，并未对此新增评论内容。</text:p>
      <text:p text:style-name="P4">
中国外交部发言人汪文斌本周五在例行记者会上表示：“中方一贯坚决反对建交国与中国台湾地区进行任何形式的官方往来，包括商签任何具有主权意涵和官方性质的协定。美方有关行径严重违反一个中国原则和中美三个联合公报规定，中方对此表示严重不满和坚决反对。”</text:p>
      <text:p text:style-name="P4">
<draw:frame draw:style-name="fr1" draw:name="Image118" text:anchor-type="as-char" svg:width="6.9236in" svg:height="4.578807in" draw:z-index="0">
<draw:image xlink:href="../Images/rfamandarin/2023-05-19T16-16-00-04-00/000001.png" xlink:type="simple" xlink:show="embed" xlink:actuate="onLoad" draw:mime-type="image/png"/>
</draw:frame>
中国外交部发言人汪文斌本周五在例行记者会上表示："中方一贯坚决反对建交国与中国台湾地区进行任何形式的官方往来，包括商签任何具有主权意涵和官方性质的协定。美方有关行径严重违反一个中国原则和中美三个联合公报规定，中方对此表示严重不满和坚决反对"。（中国外交部官网截图）<text:a xlink:type="simple" xlink:href="https://www.rfa.org/mandarin/yataibaodao/gangtai/tj-05192023094904.html/tj0519.jpg" text:style-name="Internet_20_link" text:visited-style-name="Visited_20_Internet_20_Link">
</text:a>
</text:p>
      <text:p text:style-name="P4">
<text:span text:style-name="T4">
美国前官员：要防范中国对台扩散《倡议》假信息</text:span>
</text:p>
      <text:p text:style-name="P4">
外界关注，上述《倡议》对美、中、台三方关系将产生什么样的政治影响？美国前在台协会副处长葛天豪（DavidKeegan）接受本台采访时告诉记者，这份《倡议》彰显美台关系的深化：“我相信《倡议》会强化美台经济合作，近年来这已经是个趋势。像是台积电在美国的投资，以及许多美国企业宣布要在台湾投资，这些努力都加深美台经济关系。尤其我认为，经济安全是台湾整体安全的关键，因此《倡议》可以强化台湾安全。”</text:p>
      <text:p text:style-name="P4">
葛天豪指出，该《倡议》的签订能降低中国对台湾的经济胁迫，但要警惕中国可能会透过散布假信息，在台湾扩散《倡议》不利于台湾的言论：“削减中国对台湾经济胁迫的筹码，一直是蔡政府以及美国政府的目标。我相信，《倡议》能帮我们向前一小步，但是以两岸经济互动的规模来看，中国还是有对台湾经济施压的能力。同时我认为，中国会尽可能散布关于《倡议》的假信息，让人们认为美国在占台湾的便宜。”</text:p>
      <text:p text:style-name="P4">
<text:span text:style-name="T4">
学者：美台《倡议》仍有许多议题有待讨论</text:span>
</text:p>
      <text:p text:style-name="P4">
美国智库哈德逊研究所（Hudson Institute）日本研究项目副主任华特斯（RileyWalters）则认为，该《倡议》为美台关系带来正面进展，但是两方还有很多经济议题有待讨论：“我相信，《倡议》能进一步支持已经很强健的美台贸易与投资关系，《倡议》第一阶段的通过是很好的第一步，但美台还有很多事项需要谈判。有些领域的讨论将比第一阶段更复杂，像是数位贸易问题。我担心在台湾大选之前，双方可能无法谈定这些议题。”</text:p>
      <text:p text:style-name="P4">
华特斯还表示，美台《倡议》的通过不太会影响本已不佳的两岸关系：“北京已经将民进党往最坏方向想，并且早已开始实施手段影响两岸贸易。”</text:p>
      <text:p text:style-name="P4">
华特斯也谈到，若想判断《倡议》是否会大幅改变台湾对于美、中的芯片供应链状况，目前还为时尚早。</text:p>
      <text:p text:style-name="P4">
<text:span text:style-name="T4">
学者：如何影响台湾对中贸易依赖取决于不同产业</text:span>
</text:p>
      <text:p text:style-name="P4">
美国罗耀拉大学商学院副院长丁弘彬则告诉本台记者，该《倡议》第一阶段的签署是在为美台整体贸易开放铺路：“我们发现，很多在过去的贸易谈判没有注意到的事情，包括智慧财产权商标使用是一个，国营企业在本地跟外国的竞争是一个。……虽然说，传统也不过就二十几年前，在那时候的贸易谈判里面，(现在讨论的事情)并不是最核心的东西。但是在现在2023年，这些东西就变得很真实，美台贸易倡议底下的第一个协议重点就放在这个地方。”</text:p>
      <text:p text:style-name="P4">
丁弘彬表示，因为第一阶段《倡议》并没有碰触关税问题，所以对于依赖中国劳动力的台湾传统工业不会有明显的影响：“他们还是会继续依赖中国的市场以及中国的劳工。当然，中国劳工的价格在上涨，在中国经商的成本也在上涨。所以，哪天等到在中国的制造经营成本涨到台商受不了了，中台之间的贸易依赖程度才会降低。”</text:p>
      <text:p text:style-name="P4">
不过，丁弘彬也认为，第一阶段《倡议》将有利于台湾的特定产业，从而降低对中国的依赖：“病虫害保护的结果让农产品检验的过程变得非常漫长的时候，那它其实就是以法规之名、以公共安全之名、以环境保护之名，造成另外一个贸易壁垒。台美在这方面签订协议，对这一类的产品、这一类的产业是有很大帮助的。”</text:p>
      <text:p text:style-name="P4">
丁弘彬还谈到，美台《倡议》将降低中国对台湾农业实施经济胁迫的筹码：“农产品产量是固定的，出口到美国的多，出口到中国的就少了。所以以这类产业来讲，的确会产生降低中台贸易依存度的结果。”</text:p>
      <text:p text:style-name="P4">
<text:span text:style-name="T4">
中国商务部长将于下周访问华盛顿</text:span>
</text:p>
      <text:p text:style-name="P4">
在美台公布上述《倡议》完成第一阶段谈判的前几个小时，中国驻美大使馆证实，中国商务部部长王文涛将于下周访问美国。他将在华盛顿与美国商务部长雷蒙多（GinaRaimondo）见面，并在底特律会见美国贸易代表戴琪。</text:p>
      <text:p text:style-name="P4">
本台记者就此致信中国驻美使馆，咨询有关上述《倡议》是否会对王文涛的美国之行产生影响？但中国使馆在信中，并没有向本台确认王文涛的访美日程。</text:p>
      <text:p text:style-name="P4">
记者：唐缘媛 责编：何平 网编：洪伟</text:p>
      <text:p text:style-name="P4">
Source: <text:a xlink:type="simple" xlink:href="https://www.rfa.org/mandarin/yataibaodao/gangtai/tj-05192023094904.html" text:style-name="Internet_20_link" text:visited-style-name="Visited_20_Internet_20_Link">
https://www.rfa.org/mandarin/yataibaodao/gangtai/tj-05192023094904.html</text:a>
</text:p>
      <!--NEWS-->
      <text:h text:style-name="P10" text:outline-level="1">
<text:span text:style-name="T4">
超载偷渡客？ 广西14人超载轿车翻落悬崖11人遇难</text:span>
</text:h>
      <text:p text:style-name="P4">
Author: None</text:p>
      <text:p text:style-name="P4">
Publisher: Radio Free Asia (Organization)</text:p>
      <text:p text:style-name="P4">
Published Time: 2023-05-19T16:22:00-04:00</text:p>
      <text:p text:style-name="P4">
Modified Time: 2023-05-19T16:27:49-04:00</text:p>
      <text:p text:style-name="P4">
Description: None</text:p>
      <text:p text:style-name="P4">
Videos: []</text:p>
      <text:p text:style-name="P4">
Audios: []</text:p>
      <text:p text:style-name="P4">
Images: []</text:p>
      <!--METADATA-->
      <text:p text:style-name="P4">
Source: <text:a xlink:type="simple" xlink:href="https://www.rfa.org/mandarin/Xinwen/8-05192023162151.html" text:style-name="Internet_20_link" text:visited-style-name="Visited_20_Internet_20_Link">
https://www.rfa.org/mandarin/Xinwen/8-05192023162151.html</text:a>
</text:p>
      <!--NEWS-->
      <text:h text:style-name="P10" text:outline-level="1">
<text:span text:style-name="T4">
国家开发银行原副行长周清玉被查</text:span>
</text:h>
      <text:p text:style-name="P4">
Author: None</text:p>
      <text:p text:style-name="P4">
Publisher: Radio Free Asia (Organization)</text:p>
      <text:p text:style-name="P4">
Published Time: 2023-05-19T16:27:34-04:00</text:p>
      <text:p text:style-name="P4">
Modified Time: 2023-05-19T16:27: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8.207816in" draw:z-index="0">
<draw:image xlink:href="../Images/rfamandarin/2023-05-19T16-27-34-04-00/000000.png" xlink:type="simple" xlink:show="embed" xlink:actuate="onLoad" draw:mime-type="image/png"/>
</draw:frame>
 中国国家开发银行原副行长周清玉 <text:a xlink:type="simple" xlink:href="https://www.rfa.org/mandarin/Xinwen/9-05192023162306.html/@@images/image" text:style-name="Internet_20_link" text:visited-style-name="Visited_20_Internet_20_Link">
</text:a>
百度百科截图</text:p>
      <text:p text:style-name="P4">
中共中央纪委国家监委网站5月19日发布通报，中国国家开发银行前党委委员、副行长周清玉涉嫌严重违纪违法，正接受纪律审查和监察调查，是今年以来第21位落马的中管干部。</text:p>
      <text:p text:style-name="P4">
周清玉在2016年至2022年7月间，任国家开发银行党委委员、副行长，不过他在退休年龄届满前两月遭到免职。中国媒体“财新网”报道，2022年7月12日周清玉被有关部门发文宣布免职，而他按理应于2022年9月年满退休年龄。</text:p>
      <text:p text:style-name="P4">
“财新网”报道，周清玉的最后一次公开露面是2022年7月1日，水利部黄河水利委员会与国开行在郑州的座谈会上，双方谋划推动开发性金融支持黄河流域生态保护和高质量发展的新模式。</text:p>
      <text:p text:style-name="P4">
记者：陈品洁</text:p>
      <text:p text:style-name="P4">
Source: <text:a xlink:type="simple" xlink:href="https://www.rfa.org/mandarin/Xinwen/9-05192023162306.html" text:style-name="Internet_20_link" text:visited-style-name="Visited_20_Internet_20_Link">
https://www.rfa.org/mandarin/Xinwen/9-05192023162306.html</text:a>
</text:p>
      <!--NEWS-->
      <text:h text:style-name="P10" text:outline-level="1">
<text:span text:style-name="T4">
王文涛下周将访美　与雷蒙多和戴琪会面</text:span>
</text:h>
      <text:p text:style-name="P4">
Author: None</text:p>
      <text:p text:style-name="P4">
Publisher: Radio Free Asia (Organization)</text:p>
      <text:p text:style-name="P4">
Published Time: 2023-05-19T16:30:56-04:00</text:p>
      <text:p text:style-name="P4">
Modified Time: 2023-05-19T16:30: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0" text:anchor-type="as-char" svg:width="6.9236in" svg:height="4.835353in" draw:z-index="0">
<draw:image xlink:href="../Images/rfamandarin/2023-05-19T16-30-56-04-00/000000.png" xlink:type="simple" xlink:show="embed" xlink:actuate="onLoad" draw:mime-type="image/png"/>
</draw:frame>
 中国商务部部长王文涛 路透社资料图</text:p>
      <text:p text:style-name="P4">
中国驻美大使馆发言人刘鹏宇近日在一场记者会上表示，中国商务部长王文涛下周将访问美国，并和美国商务部长雷蒙多（GinaRaimondo）及美国贸易代表戴琪（Katherine Tai）会谈。</text:p>
      <text:p text:style-name="P4">
路透社引述知情人士消息称，王文涛预计下周先在美国首都华盛顿和雷蒙多会谈，接著前往底特律出席25日到26日举行的亚太经合组织（APEC）贸易部长会议，届时将会和戴琪会面。</text:p>
      <text:p text:style-name="P4">
美国国务院负责亚太经合组织的高级官员莫瑞（MattMurray）此前表示，美国将亚太经合组织视为一个可以就一系列问题与中国进行接触的论坛，也希望借此与中国取得接触成果，不过美国担忧中国的部分国际商业行为，可能会某种程度上破坏了这个机构，甚至破坏国际规则和规范。</text:p>
      <text:p text:style-name="P4">
记者：陈品洁</text:p>
      <text:p text:style-name="P4">
Source: <text:a xlink:type="simple" xlink:href="https://www.rfa.org/mandarin/Xinwen/10-05192023162824.html" text:style-name="Internet_20_link" text:visited-style-name="Visited_20_Internet_20_Link">
https://www.rfa.org/mandarin/Xinwen/10-05192023162824.html</text:a>
</text:p>
      <!--NEWS-->
      <text:h text:style-name="P10" text:outline-level="1">
<text:span text:style-name="T4">
G7峰会：中国扩增核武对全球稳定构成疑虑</text:span>
</text:h>
      <text:p text:style-name="P4">
Publisher: 法新社</text:p>
      <text:p text:style-name="P4">
Published Time: 2023-05-19T16:32:07+00:00</text:p>
      <text:p text:style-name="P4">
Modified Time: 2023-05-19T16:05:02+00:00</text:p>
      <text:p text:style-name="P4">
Description: （法新社广岛19日电） 七大工业国集团（G7）今天在日本广岛展开为期3天的年度峰会，7国领导人商讨裁减核武议题后表示，中国迅速扩增核武库「对全球和区域稳定构成疑虑」。……</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617581in" draw:z-index="0">
<draw:image xlink:href="../Images/rficn/2023-05-19T16-32-07-00-00/000000.png" xlink:type="simple" xlink:show="embed" xlink:actuate="onLoad" draw:mime-type="image/png"/>
</draw:frame>
 （法新社广岛19日电）七大工业国集团（G7）今天在日本广岛展开为期3天的年度峰会，7国领导人商讨裁减核武议题后表示，中国迅速扩增核武库「对全球和区域稳定构成疑虑」。G7透过声明指出，「中国在缺乏透明度和有意义对话的情况下加速扩增核武库，这对全球和区域稳定构成疑虑」。</text:p>
      <text:p text:style-name="P4">
Source: <text:a xlink:type="simple" xlink:href="https://www.rfi.fr/cn/%E5%9B%BD%E9%99%85%E6%8A%A5%E9%81%93/20230519-g7%E5%B3%B0%E4%BC%9A-%E4%B8%AD%E5%9B%BD%E6%89%A9%E5%A2%9E%E6%A0%B8%E6%AD%A6%E5%AF%B9%E5%85%A8%E7%90%83%E7%A8%B3%E5%AE%9A%E6%9E%84%E6%88%90%E7%96%91%E8%99%91" text:style-name="Internet_20_link" text:visited-style-name="Visited_20_Internet_20_Link">
https://www.rfi.fr/cn/%E5%9B%BD%E9%99%85%E6%8A%A5%E9%81%93/20230519-g7%E5%B3%B0%E4%BC%9A-%E4%B8%AD%E5%9B%BD%E6%89%A9%E5%A2%9E%E6%A0%B8%E6%AD%A6%E5%AF%B9%E5%85%A8%E7%90%83%E7%A8%B3%E5%AE%9A%E6%9E%84%E6%88%90%E7%96%91%E8%99%91</text:a>
</text:p>
      <!--NEWS-->
      <text:h text:style-name="P10" text:outline-level="1">
<text:span text:style-name="T4">
专栏 | 财经时时听：一线城市人口集体负增长，影响几何？</text:span>
</text:h>
      <text:p text:style-name="P4">
Author: None</text:p>
      <text:p text:style-name="P4">
Publisher: Radio Free Asia (Organization)</text:p>
      <text:p text:style-name="P4">
Published Time: 2023-05-19T16:48:00-04:00</text:p>
      <text:p text:style-name="P4">
Modified Time: 2023-05-19T17:07:54-04:00</text:p>
      <text:p text:style-name="P4">
Description: None</text:p>
      <text:p text:style-name="P4">
Videos: []</text:p>
      <text:p text:style-name="P4">
Audios: ["<text:a xlink:type="simple" xlink:href="https://www.rfa.org/mandarin/zhuanlan/jingmaorediansaomiao/econ-0519202309544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4.612011in" draw:z-index="0">
<draw:image xlink:href="../Images/rfamandarin/2023-05-19T16-48-00-04-00/000000.png" xlink:type="simple" xlink:show="embed" xlink:actuate="onLoad" draw:mime-type="image/png"/>
</draw:frame>
官方数据显示，中国一线城市人口正在流失。图为北京街景。 美联社资料图  <text:a xlink:type="simple" xlink:href="https://www.rfa.org/mandarin/zhuanlan/jingmaorediansaomiao/econ-05192023095443.html/@@stream" text:style-name="Internet_20_link" text:visited-style-name="Visited_20_Internet_20_Link">
</text:a>
</text:p>
      <text:p text:style-name="P4">
听众朋友好，欢迎收听自由亚洲电台的财经时时听，我是饶怡明。</text:p>
      <text:p text:style-name="P4">
最近中国官方公布统计数据显示，一线城市人口出现负增长，北京、上海、广州以及深圳人口减少了近28万。其中最引人注意的是，深圳出现建市以来首度出现人口负增长。自从改革开放以来，一线城市聚焦了资源、人力、地利和政策倾斜等优势，可以说是中国经济发展的引擎。一线城市人口减少传递出什么样的信号？于此同时，一些省会城市却迎来了人口净流入，那么这一轮人口迁徙大洗牌对中国未来发展意味着什么？本期节目将就以上话题进行探讨，参加讨论的嘉宾是美国马里兰州战略与信息研究所经济学者李恒青。</text:p>
      <text:p text:style-name="P4">
<text:span text:style-name="T4">
北上广深人口负增长</text:span>
</text:p>
      <text:p text:style-name="P4">
去年中国面临60年来首次人口负增长。最新公布的2022年人口数据显示，北京、上海、广州以及深圳人口都出现减少，其中以上海减少最多，而深圳出现建市以来首次人口负增长。</text:p>
      <text:p text:style-name="P4">
根据中国官方陆续公布的数据，北京人口减少了4.3万人，上海减少13.54万人，广州常住人口减少7.65万人，深圳则减少1.98万人，一线城市合计减少约27.5万人。</text:p>
      <text:p text:style-name="P4">
根据西安华商报的报道，作为中国第一个减量发展的城市，北京人口已经连续6年负增长，累计减少近12万人。上海此前也提出要控制人口规模，2015年和2017年都曾短暂出现负增长。北京、上海人口负增长并不令人意外，但深圳和广州过去10年是中国增量最高的两座城市，人口出现负增长似乎意味着更多转折。</text:p>
      <text:p text:style-name="P4">
报道还表示，细观20多年来北上广深的人口发展，可以进一步将其分成两个阶段，其中2000年到2010年，是属于京沪的黄金时代。随着2001年北京申奥、2002年上海申博成功，掀起了大规模城市建设高潮，吸引了大规模外来人口涌入。</text:p>
      <text:p text:style-name="P4">
但进入21世纪的第二个十年，特别是2014年以后，为了应付日益严峻的大都市病，北京和上海先后出台政策，疏解城市功能、严控城市人口，人口增长由此开始放缓。</text:p>
      <text:p text:style-name="P4">
近几年，北京不仅将一般制造业和污染企业，区域性专业市场和物流中心向外移转，就连央企总部、部署高校、重点医院也都成为转移的对象。这些被疏散的产业、一部分被天津和河北等地承接，一部分重点布局，则在新成立的雄安新区落户。</text:p>
      <text:p text:style-name="P4">
于此同时，同为一线城市的广州和深圳陆续敞开大门，迎接来自四面八方的人，于是从京沪手中接棒，开始领跑人口增长。2000年到2010年十年间，广深的人口增量约两三百万，不到京沪的一半，但到了2010年2020年期间，却猛然提升到六、七百万，跟京沪在上个时期的高速增量一样。</text:p>
      <text:p text:style-name="P4">
然而，这个迅猛的增长势头，却在2021年戛然而止。广州的人口增量从2020年的43万锐减到7万，而深圳更是从2020年的53万暴跌至不足5万，去年径自录得负值。</text:p>
      <text:p text:style-name="P4">
<text:span text:style-name="T4">
深圳市常住人口首次下跌</text:span>
</text:p>
      <text:p text:style-name="P4">
深圳市公布的《国民经济和社会发展统计公告》显示，2022年常住人口为1766.18万，比2021年的1768.16万，减少了1.98万。这是深圳自1979年立市以来，首次出现人口下滑。虽然人口减少不到两万，而是仅仅是一年的数据，但其中释放出的信号值得注意。</text:p>
      <text:p text:style-name="P4">
根据中国官方数据，2021年深圳GDP比上年增长6.7%，低于全国的8.1%的水平，广州则与全国持平。而2022年广州GDP同比增长1%，远低于全国水平的3%，而深圳达到3.3%，略高于全国水平。这显示广州、深圳已经处在衰退当中。</text:p>
      <text:p text:style-name="P4">
除了头部城市出现增长乏力，就连经济最发达的长三角、珠三角也面临类似问题。比如，珠三角九市当中，除了珠海，其余8城人口均出现负增长。</text:p>
      <text:p text:style-name="P4">
长三角的情况比珠三角稍微好些，但整体人口增速也在放缓。除了杭州和合肥，其他城市的人口增量均低于10万，扣除本地自然增长部分，新增外来人口所剩无几。</text:p>
      <text:p text:style-name="P4">
<text:span text:style-name="T4">
省会城市吸纳更多人口</text:span>
</text:p>
      <text:p text:style-name="P4">
和一线城市负增长形成鲜明对比的，是另一类城市，主要是省会城市，人口却保持相对的正增长。</text:p>
      <text:p text:style-name="P4">
根据新浪网引述署名文章，2022年，长沙市比上年人口增加18.13万人，杭州比上年增加17.2万人，合肥也增加了近17万人。另外，人口增加超过10万的城市还有西安和南昌，增量分别达到12万和10万的水平。</text:p>
      <text:p text:style-name="P4">
以上都市都有一个共同特征，他们都是当地的省会。事实上，省会的增长已经持续了至少10年以上，虽然程度不及一线城市，但持续性较强。以长沙为例，2010年末，常住人口只有704万，10年后便超越了1000大关。</text:p>
      <text:p text:style-name="P4">
另一个值得一提的是省会程度。2022年末，成都常住人口为2126.8万人，同比增加7.6万人，增幅不算太惊人。但是，成都已经成为全国常住人口超过2千万的第四大城市，仅次于北京、上海和重庆。但要知道，这三城的行政级别都远远高于成都。</text:p>
      <text:p text:style-name="P4">
除了省会以外，中国城市人口大迁移中收益的就要算计划单列市。这些城市属于省辖市，一般都是产业重镇，在经济管理和财政领域有一定的权限，但比省会有更大的自主权。</text:p>
      <text:p text:style-name="P4">
目前，中国全国仅有5个计划单列市，分别是大连、青岛、宁波、厦门和深圳。</text:p>
      <text:p text:style-name="P4">
以上是本期的财经时时听，感谢您的收听。我是饶怡明。如果您对本节目有什么意见和建议，欢迎写信到fankui@rfa.org.或我个人推特账号是RFA_RYM进行联系。</text:p>
      <text:p text:style-name="P4">
那么就在此祝福各位有个愉快的周末，下次节目再会！</text:p>
      <text:p text:style-name="P4">
撰稿、主持、制作：饶怡明</text:p>
      <text:p text:style-name="P4">
Source: <text:a xlink:type="simple" xlink:href="https://www.rfa.org/mandarin/zhuanlan/jingmaorediansaomiao/econ-05192023095443.html" text:style-name="Internet_20_link" text:visited-style-name="Visited_20_Internet_20_Link">
https://www.rfa.org/mandarin/zhuanlan/jingmaorediansaomiao/econ-05192023095443.html</text:a>
</text:p>
      <!--NEWS-->
      <text:h text:style-name="P10" text:outline-level="1">
<text:span text:style-name="T4">
专栏 | 夜话中南海：刘亚洲被习近平所恨是因为冒名伪作？</text:span>
</text:h>
      <text:p text:style-name="P4">
Author: None</text:p>
      <text:p text:style-name="P4">
Publisher: Radio Free Asia (Organization)</text:p>
      <text:p text:style-name="P4">
Published Time: 2023-05-19T16:49:36-04:00</text:p>
      <text:p text:style-name="P4">
Modified Time: 2023-05-19T16:49:36-04:00</text:p>
      <text:p text:style-name="P4">
Description: None</text:p>
      <text:p text:style-name="P4">
Videos: []</text:p>
      <text:p text:style-name="P4">
Audios: ["<text:a xlink:type="simple" xlink:href="https://www.rfa.org/mandarin/zhuanlan/yehuazhongnanhai/gx-0519202310064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4.466839in" draw:z-index="0">
<draw:image xlink:href="../Images/rfamandarin/2023-05-19T16-49-36-04-00/000000.png" xlink:type="simple" xlink:show="embed" xlink:actuate="onLoad" draw:mime-type="image/png"/>
</draw:frame>
 中国人民解放军国防大学前政委、有空军上将军衔的刘亚洲视频截图/CCTV  <text:a xlink:type="simple" xlink:href="https://www.rfa.org/mandarin/zhuanlan/yehuazhongnanhai/gx-05192023100640.html/@@stream" text:style-name="Internet_20_link" text:visited-style-name="Visited_20_Internet_20_Link">
</text:a>
</text:p>
      <text:p text:style-name="P4">
自从今年早些时候香港媒体爆出习近平将把他“从小是好朋友”的李小林的丈夫，前国防大学上将政委刘亚洲处以“死刑缓期两年执行”后，现常驻台湾的日本资深媒体人矢板明夫先生在脸书Po文感慨道：“看到这条消息，我确实有一些感慨。刘亚洲虽然官拜上将，但一直是一个靠写文章出名的儒将，在军队裡并没有掌握过实权。而且已经退役多年，对习近平的权力完全构不成任何威胁。”</text:p>
      <text:p text:style-name="P4">
矢板先生在他的脸书贴文中回顾说：“有一件事情让我记忆犹新。那是在2014年左右，日本有一个代表团访问北京，由李小林接见。日方团长一上来就恭维李小林说：‘听说您和习近平主席私交很好，是从小一起长大的‘。没想到日本外交部的年轻翻译竟然把这句话翻译成了’听说您和习近平主席从小青梅竹马‘。所有中方的作陪官员都强忍住不笑。李小林忙红著脸说：’我们从小就是好朋友，不是青梅竹马‘。”</text:p>
      <text:p text:style-name="P4">
刘亚洲的夫人李小林当时羞红着脸说自己小时候与当今圣上习近平不是“青梅竹马“，意在说明他们当年并不是恋人关系。但天真无邪的幼年时期的“好朋友”肯定都是”少小无猜“。但现如今……？已经有外界报道说李小林本人并未被习近平”株连“，但前提是必须离婚。  何以至此？按照矢板先生的说法：“前几年，习近平干掉军中的实力派徐才厚和郭伯雄，可以说是你死我活夺权斗争的一部分。但是，这一次对刘亚洲出手，却完全不同。应该是看刘亚洲不顺眼‘抓过来打屁股’，杀鸡儆猴，警告那些太子党们要对自己的态度更尊重一些。比习近平大一岁的刘亚洲，在太子党裡面的辈份很高，因为他的岳父李先念做过政治局常委、国家主席……。刘亚洲本人也是少年得志，38岁当上师政委、44岁升少将，当年升迁的速度甚至比习近平还要快。习近平刚刚进党中央的时候，刘亚洲和刘少奇的儿子刘源、刘震的儿子刘卫平，都被认为是习近平在军中的亲信，有’军中三刘’的说法……。刘亚洲自己也是红二代，又有着太太和习近平的关係，也许正因为如此，他以为习近平不可能把自己怎么样。所以说话、写文章都有一些肆无忌惮。他经常说：‘中国的领导是一代不如一代，再也不可能出现像毛泽东那样伟大的战略家、思想家了’。这些话在习近平听来，自然不顺耳。这次刘亚洲被拿下，或许不是政治的问题、也不是经济的问题，是‘态度‘的问题。”</text:p>
      <text:p text:style-name="P4">
事实确如矢板先生所认为，至少在中共太子党成员里相比，文笔算是很不错的刘亚洲“说话、写文章都有一些“肆无忌惮”。</text:p>
      <text:p text:style-name="P4">
但是，首先一点，刘亚洲的“肆无忌惮”都是表现在他的早期文章中。其次，“中国的领导是一代不如一代，再也不可能出现像毛泽东那样伟大的战略家、思想家了”这两句话，在笔者尽可能找到的刘亚洲早期文章里，找不到确切的出处。</text:p>
      <text:p text:style-name="P4">
笔者这里所说的刘亚洲的“早期文章”，具体是指刘亚洲官拜上将，也就是出任国防大学政委之前。当然也是习近平上位的中共十八大之前。</text:p>
      <text:p text:style-name="P4">
我们不妨假设类似中国“再也不可能出现像毛泽东那样伟大的战略家、思想家”这样的话曾经出自刘亚洲，那也只能是出自他的早期文章。也就是说是语出自习近平上台之前，当时用心不可能是贬低或者诋毁习近平。因为当时的习近平自己也不可能想到会有他成为中共执政史上“毛泽东第二”的今天。</text:p>
      <text:p text:style-name="P4">
刘亚洲是2017年初离开国防大学政委领导岗位的。当时即已经有海外媒体披露，刘亚洲是因贪腐被处理。刘被曝2016年上交了1.7亿元人民币赃款，以为没事了，但此后其腐败问题被前下属举报。</text:p>
      <text:p text:style-name="P4">
当年3月5日，港媒《星岛日报》报导说：3月4日，中共人大举行预备会议。一度传受查的原国防大学校长张仕波现身受访，他在受访时表示：“刘亚洲是自动退休”。</text:p>
      <text:p text:style-name="P4">
笔者在过去的相关文章中已经介绍过，相比于比刘亚洲早一年退役的刘源，刘亚洲的退役在当时的中共媒体上可谓悄无声息，因为他在退役的同时并没有像刘源及及其他众多正常退役的解放军上将一样，被临时增补为全国人大某个专门委员会委员或者全国政协委员------虽然他当时还是在位的十八届中央委员。</text:p>
      <text:p text:style-name="P4">
不久，即有网友披露说刘亚洲被迫退役的关键原因是他的一篇《人民不再需要伟大的领袖》惹怒了习近平。</text:p>
      <text:p text:style-name="P4">
该文章的主要精髓内容包括：世界上绝大多数国家都没有什么“伟大领袖”，曾经有“伟大领袖”的国家只有那么几个。领导现代革命的领袖，一旦变成了“伟大领袖”，就意味着革命已经失败了，因为，一个至高无上的，可以恣意妄为的新特权又产生了。</text:p>
      <text:p text:style-name="P4">
一个现代国家的领导人拥有古代帝王一样的特权，最好的办法就是不择手段地把自己变成“伟大领袖”。因此，一个国家如果出现了伟大领袖绝不是什么好事情，它意味着这个国家的老百姓肯定要倒大霉了。</text:p>
      <text:p text:style-name="P4">
一旦成为伟大领袖，他就至死不需要交出权力，他的话就是真理，像圣旨一样，所有人都得对他忠心不二，他看谁不服气，动一个小指头就可以让你下地狱。“伟大领袖”就是现代帝王的代名词。</text:p>
      <text:p text:style-name="P4">
真正具有高尚情操的现代革命“领袖”，绝不可能容忍别人把自己捧上天，更不会不择手段地自己把自己捧上天。这是现代革命“领袖”与个人野心家之间的根本区别。</text:p>
      <text:p text:style-name="P4">
政治领袖如果在位的时候就被尊为伟人，那他绝不是真正的伟人……。至今世界上发展很好的国家，从来没有什么“伟大领袖”。最典型的对比就是韩国和朝鲜，从来没听说韩国有什么伟大领袖，而北朝鲜的伟大领袖已经伟大得没有边际了。发展的结果大家都看的很清楚，同样的土地同样的民族，天壤之别。北欧是目前世界上贫富差别最小的地区，从没听说北欧的哪个领导人是什么伟大领袖。</text:p>
      <text:p text:style-name="P4">
革命领袖居功自伟是可耻的，老百姓盲目崇拜是愚昧的。民主法制，自由平等，限制公权，保护民权，这才是现代社会公民应该追求的美好制度，拒绝这种制度，永远不会成为受世人尊重的先进的民族，这个民族也不会有任何光明的前途。</text:p>
      <text:p text:style-name="P4">
笔者数年前在境外某网站上无意中读到这篇文章后，第一印象就是虽然文章标题似乎有变，但内容似曾相识。今年初“刘亚洲案”被境外媒体激活之后，这篇《人民不再需要伟大的领袖》也再度翻出，笔者读到一篇境外网站发表的相关评论文章，标题是《人民不需要伟大领袖难怪习近平一定要抓他》，首段内容就是“最近网上疯传一篇据说是刘亚洲在2016年4月写的文章，题为‘人民不再需要伟大的领袖’。。凡是看了这篇文章的人，几乎都会立马恍然大悟，难怪习近平一定要抓刘亚洲！”</text:p>
      <text:p text:style-name="P4">
不过，这篇网文的作者可不是人云亦云，他说：“我做了一些功课，发现这篇文章非常有意思，不仅仅在于它内容的字字珠玑、精妙准确，还在于它以不同的署名、不同的标题，在不同的网站上传播，长达十余年之久。最早的传播发生在2010年8月7日，刊于文革与当代史研究网，题目是“领袖越伟大人民越渺小”，没有作者署名。该文然后分别在2012年、2014、2015、2016、2018、2021、2022和2023年，在议报、共识网、文学城、凯迪网、贝克村等都有转载。标题不仅有‘人民不再需要伟大的领袖’，还有‘传说中的刘亚洲将军的讲话’、‘人民领袖出现在哪里哪里的人民必定遭殃！’而文章的署名除了刘亚洲外，还有宋胜利，金涛、陈平福等。就连内容，亦有所不同,有的版本有删节，有的则有增节。”</text:p>
      <text:p text:style-name="P4">
做出如上考证之后，这位作者总结说：“网友的普遍反应是，看了这篇文章，终于明白为甚么刘亚洲被抓了，原来所有给他强加的罪名都是因此而来的……。问题就在这儿了。我发现，文章的点睛之笔‘真正具有高尚情操的现代革命领袖，绝不可能容忍别人把自己捧上天，更不会不择手段地自己把自己捧上天。这是现代革命领袖与个人野心家之间的根本区别’早就存在于2010年的版本中；那时，是胡锦涛在执政。我由此推断，作者那时可能是泛泛而谈，他不会影射当时的中共领袖胡锦涛，因为胡没有不择手段地自己捧自己。他也不会影射习近平，因为2010年的习还只是个中共储君，他的野心、手段和是不是具有高尚情操，都在韬光养晦之中，无人知晓。”</text:p>
      <text:p text:style-name="P4">
这位作者继续分析道：“有意思的是，（人民不再需要伟大的领袖）作者的泛泛而谈，因文章的精准预见，而极具生命力！其精髓在不断的一年又一年的重复中，产生了巨大的叠加效应。该文在2014年、2015年、2016年的传播中，已经成为经典的对‘伟大领袖’的深刻嘲讽，而自认是‘伟大领袖’的习主席，怎能不多疑？那些讽刺伟大领袖的文字，如‘不择手段地自己把自己捧上天’，一旦成为伟大领袖，就至死不肯交出权力等等，字字都是对他的讽刺和嘲笑！可以肯定的是，对这些传说中的刘亚洲观点，习近平不会不知道。当然，2010年时‘刘亚洲’可能是说者无心，但2016年的习近平定然是听者有意……。习近平无法忍受这种对自己‘统帅能力’的否定，于是对刘亚洲下手了。“</text:p>
      <text:p text:style-name="P4">
读罢如上文章内容后，笔者进一步搜寻，才发现这篇《人民不再需要伟大的领袖》的内容是被好事者附加到刘亚洲的真作《信念与道德》的最后，这才令许多读者难辩真伪。</text:p>
      <text:p text:style-name="P4">
基于此，笔者判断是，把“人民不再需要伟大的领袖”之类的文章内容以刘亚洲的名字“发表”的始作俑者，很大的可能是仅仅从“读者效应”出发，但也不排除有陷害刘亚洲之嫌。而刘亚洲本人想必也已经在内部为此向“组织上”伸过冤。</text:p>
      <text:p text:style-name="P4">
今年四月底，一个署名高瞻的作者在网上发表《殉道者还是殉葬品？ ——盖棺论定刘亚洲》，其中一段内容是：必须承认的是，无论刘亚洲再怎么眼高于顶、桀骜不驯、不与党中央保持一致和“妄议大政”，也终究不敢公然和党中央对着干，违背和抗拒“几不准”。除了2012年刘亚洲亲自在香港明报上发表声明，否认香港文汇出版社《刘亚洲国家思考录》中多篇鼓吹“中国真正崛起取决于政治改革一役，而政治改革的核心是民主化、特别是党内民主化”的文章是自己所写，目前至少有两篇曾经在海外疯传、备受追捧赞誉的文章《中国改革的得与失》、《中国政治改革新思维——刘亚洲内部讲话》确认是托名假冒的伪作，而且已经由真正的作者何清琏和郑存柱认领。</text:p>
      <text:p text:style-name="P4">
笔者在在这里特别说明的是，本文中之所以所以要特别区分刘亚洲文章的“早期”和相对应的“后期”，是因为如果说刘亚洲的早期文章，无论是小说还是军事评论的内容中尚还有说“人话”的部分（即所谓“肆无忌惮”的内容），那么他在成为一个地地道道，彻头彻底尾的解放军高级政工干部之后，其有限的“作品”中则全部都是套话、官话和献媚之语了。</text:p>
      <text:p text:style-name="P4">
2013年5月，也就是习近平上台后才半年多，刘亚洲即在人民日报发表文章《坚守神圣的“党性”》，向习近平大表忠心，口口声声“现在我们这些共产党人，要在以习近平同志为总书记的党中央领导下，团结、带领十几亿人实现中国梦……。”</text:p>
      <text:p text:style-name="P4">
2013年8月19日，上台刚满十个月的习近平在全国宣传工作会议发表了一篇杀气腾腾的内部讲话，史话“八一九讲话”。主要内容之一就是“在互联网这个战场上，我们能否顶得住、打得赢，直接关系我国意识形态安全和政权安全……。”</text:p>
      <text:p text:style-name="P4">
此讲话出笼后，刘亚洲闻风而动，很快就在在《解放军报》发表了一篇署名文章《西方敌对势力妄图以互联网”扳倒中国”》，文中说：习总书记强调指出，意识形态工作是党的一项极端重要的工作，事关党的前途命运，事关国家长治久安，事关民族凝聚力和向心力。我军是党领导下的人民军队，要强化走在前列的标准和意识，把意识形态工作抓得实而又实，紧而又紧，确保我军始终听党指挥、能打胜仗、服务人民……。”</text:p>
      <text:p text:style-name="P4">
直到被迫退役的2017年初之前，刘亚洲在《人民日报》、《解放军报》上吹捧习近平，向习近平表忠心的文章或被采访内容还有不少，这里不再一一列出。这也是为什么那些对刘亚洲早期作品深恶痛绝的毛左和粉红们在他们的大批判文章里把刘亚洲说成是政治上的“两面人”。</text:p>
      <text:p text:style-name="P4">
(本期节目由高新主持及播讲）</text:p>
      <text:p text:style-name="P4">
(文章只代表特约评论员个人的立场和观点）</text:p>
      <text:p text:style-name="P4">
Source: <text:a xlink:type="simple" xlink:href="https://www.rfa.org/mandarin/zhuanlan/yehuazhongnanhai/gx-05192023100640.html" text:style-name="Internet_20_link" text:visited-style-name="Visited_20_Internet_20_Link">
https://www.rfa.org/mandarin/zhuanlan/yehuazhongnanhai/gx-05192023100640.html</text:a>
</text:p>
      <!--NEWS-->
      <text:h text:style-name="P10" text:outline-level="1">
<text:span text:style-name="T4">
黎智英欲聘用英国律师 司法复核被拒</text:span>
</text:h>
      <text:p text:style-name="P4">
Author: chinese@voanews.com (杨安)</text:p>
      <text:p text:style-name="P4">
Publisher: 美国之音中文网 (Type: NewsMediaOrganization)</text:p>
      <text:p text:style-name="P4">
Published Time: 2023-05-19T16:54:57+08:00</text:p>
      <text:p text:style-name="P4">
Modified Time: 2023-05-19 16:13:18Z</text:p>
      <text:p text:style-name="P4">
Description: 身陷囹圄的壹传媒创办人黎智英先前向香港高等法院提出司法覆核，包括宣布人大释法不影响聘用蒂莫西·欧文 (Timothy Owen）为其抗辩的决定，以及要求撤回入境事务处拒绝欧文的来港工作签证申请。高院首席法官潘兆初周五（5月19日）颁下裁决，驳回两宗案件的司法覆核申请。</text:p>
      <text:p text:style-name="P4">
Videos: []</text:p>
      <text:p text:style-name="P4">
Images: []</text:p>
      <text:p text:style-name="P4">
Categories: '港澳'</text:p>
      <text:p text:style-name="P4">
Type: None</text:p>
      <!--METADATA-->
      <text:p text:style-name="P4">
NoneNone</text:p>
      <text:p text:style-name="P4">
Source: <text:a xlink:type="simple" xlink:href="https://www.voachinese.com/a/hong-kong-court-rejects-challenge-by-jimmy-lai-over-british-lawyer-20230519/7100122.html" text:style-name="Internet_20_link" text:visited-style-name="Visited_20_Internet_20_Link">
https://www.voachinese.com/a/hong-kong-court-rejects-challenge-by-jimmy-lai-over-british-lawyer-20230519/7100122.html</text:a>
</text:p>
      <!--NEWS-->
      <text:h text:style-name="P10" text:outline-level="1">
<text:span text:style-name="T4">
专栏 | 解读新疆：维权人士呼吁马来西亚总理支持维吾尔事业</text:span>
</text:h>
      <text:p text:style-name="P4">
Author: None</text:p>
      <text:p text:style-name="P4">
Publisher: Radio Free Asia (Organization)</text:p>
      <text:p text:style-name="P4">
Published Time: 2023-05-19T16:57:26-04:00</text:p>
      <text:p text:style-name="P4">
Modified Time: 2023-05-19T16:57:26-04:00</text:p>
      <text:p text:style-name="P4">
Description: None</text:p>
      <text:p text:style-name="P4">
Videos: []</text:p>
      <text:p text:style-name="P4">
Audios: ["<text:a xlink:type="simple" xlink:href="https://www.rfa.org/mandarin/zhuanlan/jieduxinjiang/xinjiang-051920231000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4.612011in" draw:z-index="0">
<draw:image xlink:href="../Images/rfamandarin/2023-05-19T16-57-26-04-00/000000.png" xlink:type="simple" xlink:show="embed" xlink:actuate="onLoad" draw:mime-type="image/png"/>
</draw:frame>
美国华盛顿维吾尔研究中心主任阿卜杜哈克木·伊德瑞斯（中）2023年4月19日在吉隆坡会见马来西亚总理安瓦尔·易卜拉欣 Ekrem for RFA  <text:a xlink:type="simple" xlink:href="https://www.rfa.org/mandarin/zhuanlan/jieduxinjiang/xinjiang-05192023100034.html/@@stream" text:style-name="Internet_20_link" text:visited-style-name="Visited_20_Internet_20_Link">
</text:a>
</text:p>
      <text:p text:style-name="P4">
听众朋友大家好，我是陈爱祯，欢迎您与我一同解读新疆。近期一位著名的维吾尔活动家呼吁马来西亚总理安瓦尔·易卜拉欣支持中国西北部新疆地区受迫害的主要为穆斯林的少数民族。安瓦尔·易卜拉欣在谈话中对维吾尔人表示同情，但也称这是中国的“内政”。此外，人权组织称中国当局在新疆的电话搜查计划乃是针对维吾尔人与其他突厥少数民族。中国警方数据库并将古兰经读物标记为可能有害。另据了解，中国政府资助的一项研究建议在该国最西部的新疆地区建立第二个首都，以重新平衡中国经济、解决种族紧张局势并加强与欧亚国家的关系。本期节目中，我们就一起来进一步了解情况，相关人士的谈话由安克录音。</text:p>
      <text:p text:style-name="P4">
一位著名的维吾尔活动家呼吁马来西亚总理安瓦尔·易卜拉欣支持中国西北部新疆地区受迫害的主要为穆斯林的少数民族。</text:p>
      <text:p text:style-name="P4">
美国华盛顿特区维吾尔研究中心主任阿卜杜哈克木·伊德瑞斯近期在马来西亚首都吉隆坡的一个伊斯兰中心举行的开斋聚会期间会见了安瓦尔。开斋饭是在 4 月 20日结束的穆斯林斋月期间日落之后吃的一顿饭。伊德里斯告诉自由亚洲电台，</text:p>
      <text:p text:style-name="P4">
“我们早些时候得知马来西亚总理安瓦尔·易卜拉欣将出席这个开斋节，所以我准备了一封信给他，信中描述了维吾尔人民的现状”。</text:p>
      <text:p text:style-name="P4">
伊德瑞斯说，在这次集会中，安瓦尔发表讲话，说他将保护全世界所有受压迫的穆斯林，并对维吾尔人表示同情。2018年，安瓦尔要求中国政府允许维吾尔人享有宗教自由和迁徙自由。</text:p>
      <text:p text:style-name="P4">
然而，在数周前的访问中国期间，易卜拉欣采取了更为宽松的态度，称维吾尔族问题是“中国政府的内部事务”。</text:p>
      <text:p text:style-name="P4">
媒体事后打给马来西亚总理办公室的电话无人接听。</text:p>
      <text:p text:style-name="P4">
由于害怕激怒中国，许多穆斯林占多数的国家政府没有公开谈论维吾尔人受到的打压，一些国家在“一带一路”倡议下与中国有重要的贸易和基础设施项目。</text:p>
      <text:p text:style-name="P4">
伊德瑞斯强调了维吾尔人在新疆岌岌可危的情况，并向安瓦尔总理寻求帮助。</text:p>
      <text:p text:style-name="P4">
在会议结束时，伊德瑞斯向安瓦尔赠送了一顶传统的维吾尔族无边便帽朵帕 doppa，以及该封信和一本他的书《威胁：中国对伊斯兰世界的殖民化和维吾尔族种族灭绝》。两边玩？</text:p>
      <text:p text:style-name="P4">
世界维吾尔代表大会副主席、土耳其哈斯特帕大学（ Hacettepe）历史学副教授艾尔肯.艾克热木 Erkin Ekrem表示，作为一名经验丰富的政客，安瓦尔很可能在玩硬币的两面手法——一方面与中国政府打交道，另一方面与维吾尔人打交道，艾克热木告诉自由亚洲电台，</text:p>
      <text:p text:style-name="P4">
“他在三周前访问中国期间没有提到维吾尔族问题，”埃克雷姆告诉自由亚洲电台。 “在表达了加强两国关系的愿望后，他回到了马来西亚。”</text:p>
      <text:p text:style-name="P4">
“他转达给维吾尔代表团的话不过是一种政治策略，”他说。 “如果他们什么都不做，那么他们会说，‘我们无能为力。’”</text:p>
      <text:p text:style-name="P4">
此外，根据人权观察五月初发布的一份报告，新疆警方依靠一份包含 50,000个被确定为“暴力和恐怖”的多媒体文件清单，来标记维吾尔族和其他突厥裔穆斯林居民进行审讯。</text:p>
      <text:p text:style-name="P4">
这个总部位于纽约的组织的调查结果之一是，维吾尔人只需将古兰经存储在他们的手机上就可以引致警方审讯。</text:p>
      <text:p text:style-name="P4">
人权观察在一份声明中说，使用该名单是中国“在新疆滥用监控技术”的另一个例子。</text:p>
      <text:p text:style-name="P4">
人权观察亚洲代理主任王松莲 (Maya Wang)表示，警方使用这份名单与当局要求新疆首府乌鲁木齐居民在手机上安装的两款应用程序的数据进行比较。她在接受自由亚洲电台采访时说，</text:p>
      <text:p text:style-name="P4">
“从本质上讲，人们手机上的这些应用程序正在检查这个名单——主要名单——以及搜索其他信息”。</text:p>
      <text:p text:style-name="P4">
该组织在五月的一份声明中表示：“人权观察多次对中国打击其所谓的‘恐怖主义’和‘极端主义’行为的方式表示担忧” ，声明中并说，</text:p>
      <text:p text:style-name="P4">
“中国反恐怖主义法对“恐怖主义”和“极端主义”的定义过于宽泛和模糊，便于对出于政治、宗教或意识形态目的而无意造成死亡或严重人身伤害的行为进行起诉、剥夺自由和其他限制”。</text:p>
      <text:p text:style-name="P4">
多媒体文件的主列表是 2019 年泄露给网络媒体《拦截》（ The Intercept ）的新疆 1600多张数据表的大型数据库的一部分。该新闻机构报道说，乌鲁木齐警方根据在数据库中找到的警方报告文本，在 2015 年至 2019年期间进行了监视和逮捕。人权观察表示，该组织检查的名单位于同一数据库的不同部分，之前没有被报道或分析过。</text:p>
      <text:p text:style-name="P4">
人权观察还发现，从2017年到2018年的九个月里，乌鲁木齐市警方对120万部手机进行了近1100万次搜查。警方在 1400 部手机上搜索了 1000多个不同文件的主列表，共找到 11000 个匹配项。</text:p>
      <text:p text:style-name="P4">
该组织表示，人权观察的分析发现了包含暴力内容的照片、音频和视频文件，“还有其他与暴力没有明显联系的材料”，包括常见的宗教材料。</text:p>
      <text:p text:style-name="P4">
人权观察在其声明中表示，联合国人权理事会应展开调查，相关政府应查明参与电话监控的科技公司，并采取行动终止他们的参与。王松莲告诉自由亚洲电台，</text:p>
      <text:p text:style-name="P4">
“我认为新疆发生的事情对中国的未来非常重要，而且对政府如何使用这些系统也很重要，它们与世界上一般的技术和人类自由有什么关系？这就是为什么我们一直在努力拼凑这些谜题。”</text:p>
      <text:p text:style-name="P4">
另据了解，中国政府资助的一项研究建议在该国最西部的新疆地区建立第二个首都，以重新平衡中国经济、解决种族紧张局势并加强与欧亚国家的关系。</text:p>
      <text:p text:style-name="P4">
该报告于 4 月 21日发表在中文期刊《新疆社会科学》上，建议专门建造的首都靠近新疆维吾尔自治区首府乌鲁木齐或中国最西部的城市之一喀什。喀什与阿富汗、吉尔吉斯斯坦、塔吉克斯坦和巴基斯坦接壤。</text:p>
      <text:p text:style-name="P4">
该报告基于上海复旦大学周文和四川大学米军四年的研究，评估了中国“一带一路”倡议的风险和机遇，这是一项旨在将中国与世界许多其他地区联系起来的大规模全球基础设施发展项目。</text:p>
      <text:p text:style-name="P4">
但根据《南华早报》的一篇报道，该研究没有提供中央政府将如何在北京和潜在的第二首都之间分配职能的细节。</text:p>
      <text:p text:style-name="P4">
新疆拥有广阔的沙漠和山区，居住着超过 1100 万穆斯林维吾尔族和其他突厥少数民族，他们近年来受到中国政府的镇压，包括“再教育”营拘留、酷刑和强迫劳动。</text:p>
      <text:p text:style-name="P4">
该研究引起关注新疆地区的国外专家和研究人员质疑考虑在该地区建立第二首都的可能动机及其对居住在那里的维吾尔人和其他少数民族的影响。</text:p>
      <text:p text:style-name="P4">
世界维吾尔代表大会副主席、土耳其哈斯特帕大学历史学副教授艾尔肯.艾克热木认为，在新疆建立第二首都的提议与中国到2049年成为世界强国有关，届时中国将成为世界强国。中华人民共和国成立100周年，艾克热木告诉自由亚洲电台，</text:p>
      <text:p text:style-name="P4">
“维吾尔地区对中国实现梦想至关重要。 它是通往中亚、西亚、土耳其和欧洲的门户。因此，在维吾尔地区建立第二首都对中国具有战略意义。”</text:p>
      <text:p text:style-name="P4">
艾克热木说，与此同时，该计划将为维吾尔族人民创造不利条件，他说，</text:p>
      <text:p text:style-name="P4">
“中国要在东突厥斯坦建立第二首都，就必须首先将该地区汉化”。</text:p>
      <text:p text:style-name="P4">
艾克热木使用了维吾尔人对新疆的称呼，他说，广阔的领土缺乏可耕地，需要中国向该地区引水，这将需要重新安置更多的汉人。他说，</text:p>
      <text:p text:style-name="P4">
“这些问题都不利于维吾尔人，导致他们因融合而消失”。</text:p>
      <text:p text:style-name="P4">
乔治华盛顿大学国际事务教授肖恩·罗伯茨 (Sean Roberts) 撰写了大量有关中国维吾尔人和中亚的文章，他表示，此举可能具有双重目的。他说，</text:p>
      <text:p text:style-name="P4">
“一方面，这可能是为了让西北地区更多地融入中国的治理，这是中国自 1990 年代以来一直在努力做的事情。我想说这是现在镇压该地区维吾尔人和区内相关人士的动机之一。”</text:p>
      <text:p text:style-name="P4">
另一方面，罗伯茨说，潜在的第二首都也将是一种防御性举措。他指出，</text:p>
      <text:p text:style-name="P4">
“长期以来，中国当局一直担心将西北地区更多地融入国家并置于国家管辖之下，因为它担心这里可能成为不稳定的根源，也许会因外部力量而加剧。这并不意味着 中国人担心中亚或俄罗斯入侵，但他们可能担心欧亚大陆存在更多不稳定因素，并希望在附近拥有第二个首都，以确保中国的边界安全，使它不会蔓延到中国”。</text:p>
      <text:p text:style-name="P4">
罗伯茨还说，最终，该计划对维吾尔人来说不是好兆头。</text:p>
      <text:p text:style-name="P4">
撰稿、主持、制作：陈爱祯</text:p>
      <text:p text:style-name="P4">
Source: <text:a xlink:type="simple" xlink:href="https://www.rfa.org/mandarin/zhuanlan/jieduxinjiang/xinjiang-05192023100034.html" text:style-name="Internet_20_link" text:visited-style-name="Visited_20_Internet_20_Link">
https://www.rfa.org/mandarin/zhuanlan/jieduxinjiang/xinjiang-05192023100034.html</text:a>
</text:p>
      <!--NEWS-->
      <text:h text:style-name="P10" text:outline-level="1">
<text:span text:style-name="T4">
消息：俄军或在扎波罗热核电站附近发起反攻</text:span>
</text:h>
      <text:p text:style-name="P4">
Author: 联合早报 (Person)</text:p>
      <text:p text:style-name="P4">
Publisher: 联合早报 (Organization)</text:p>
      <text:p text:style-name="P4">
Published Time: 2023-05-19T17:03</text:p>
      <text:p text:style-name="P4">
Modified Time: 2023-05-19T19:18</text:p>
      <text:p text:style-name="P4">
Description: 目击者透露，俄军最近几周一直在乌克兰南部扎波罗热核电站内部和周边地区加强防御阵地，并集结更多俄军，预计将在当地发起新一轮反攻。路透社引述四名目击者星期五（5月19日）报道称，俄军在...</text:p>
      <text:p text:style-name="P4">
Videos: []</text:p>
      <text:p text:style-name="P4">
Audios: []</text:p>
      <text:p text:style-name="P4">
Images: []</text:p>
      <text:p text:style-name="P4">
Type: NewsArticle</text:p>
      <text:p text:style-name="P4">
Breadcrumbs: ['即时', '国际']</text:p>
      <text:p text:style-name="P4">
Keywords: ['核电站', '俄罗斯', '乌克兰', '俄乌战争']</text:p>
      <!--METADATA-->
      <text:p text:style-name="P4">
目击者透露，俄军最近几周一直在乌克兰南部扎波罗热核电站内部和周边地区加强防御阵地，并集结更多俄军，预计将在当地发起新一轮反攻。</text:p>
      <text:p text:style-name="P4">
路透社引述四名目击者星期五（5月19日）报道称，俄军在扎波罗热市周围挖掘了新的战壕和埋设了更多地雷，并在核电站内设置了射击位置和竖起隔离网，以驱逐或吓阻敌方无人机。</text:p>
      <text:p text:style-name="P4">
上述消息来自两名核电站的乌籍工人，以及两名居住在核电站所在的埃涅尔戈达尔市（Enerhodar）的居民。</text:p>
      <text:p text:style-name="P4">
非政府组织“核威胁缓解倡议协会”（Nuclear ThreatInitiative）主任罗斯说：“核反应堆不是为战区设计的，我不相信它们在战区会是安全的。”</text:p>
      <text:p text:style-name="P4">
乌克兰国家核能公司（Energoatom）负责人科廷则表明，他不相信乌军会对扎波罗热地区发动攻击，指乌军或试图通过切断供应线迫使俄军撤退。但他说，俄军在核电站的部队人数已从500人上升到1500人。</text:p>
      <text:p text:style-name="P4">
联合国核监督机构警告，俄军正在增加当地的军事活动，呼吁须抓紧时间采取紧急行动，否则核电站将出现重大事故危险。联合国计划在本月晚些时候向安理会提交一份有关俄乌两国的协议，以保护核电站。</text:p>
      <text:p text:style-name="P4">
不过，有关俄军挖掘战壕真正动机仍众说纷纭。也有分析认为，俄军集结士兵和布设额外防御措施是为了确保撤退路径不被封堵或准备撤军。</text:p>
      <text:p text:style-name="P4">
Source: <text:a xlink:type="simple" xlink:href="https://www.zaobao.com.sg/realtime/world/story20230519-1396267" text:style-name="Internet_20_link" text:visited-style-name="Visited_20_Internet_20_Link">
https://www.zaobao.com.sg/realtime/world/story20230519-1396267</text:a>
</text:p>
      <!--NEWS-->
      <text:h text:style-name="P10" text:outline-level="1">
<text:span text:style-name="T4">
专栏 | 西藏纵览：达赖喇嘛强调佛教基础和慈悲力量</text:span>
</text:h>
      <text:p text:style-name="P4">
Author: None</text:p>
      <text:p text:style-name="P4">
Publisher: Radio Free Asia (Organization)</text:p>
      <text:p text:style-name="P4">
Published Time: 2023-05-19T17:03:06-04:00</text:p>
      <text:p text:style-name="P4">
Modified Time: 2023-05-19T17:03:06-04:00</text:p>
      <text:p text:style-name="P4">
Description: None</text:p>
      <text:p text:style-name="P4">
Videos: []</text:p>
      <text:p text:style-name="P4">
Audios: ["<text:a xlink:type="simple" xlink:href="https://www.rfa.org/mandarin/zhuanlan/xizangzonglan/tibet-051920230956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4.142993in" draw:z-index="0">
<draw:image xlink:href="../Images/rfamandarin/2023-05-19T17-03-06-04-00/000000.png" xlink:type="simple" xlink:show="embed" xlink:actuate="onLoad" draw:mime-type="image/png"/>
</draw:frame>
达赖喇嘛2023年4月21日在印度新德里举行的宗教峰会上讲话 路透社视频截图  <text:a xlink:type="simple" xlink:href="https://www.rfa.org/mandarin/zhuanlan/xizangzonglan/tibet-05192023095620.html/@@stream" text:style-name="Internet_20_link" text:visited-style-name="Visited_20_Internet_20_Link">
</text:a>
</text:p>
      <text:p text:style-name="P4">
听众朋友大家好，我是陈爱祯，西藏纵览邀请您与我一同纵览西藏。近期达赖喇嘛在宗教峰会上强调佛教基础和慈悲的力量，这次聚会是这位西藏精神领袖自有争议的视频后首次公开露面。与此同时，中国政府正阻止西藏僧侣和作家在网上传播宗教内容，消息人士表示，此举是当局努力摧毁著名思想家和宗教人物影响力的一部分。而前往拉萨朝圣的藏传佛教徒现在面临新的障碍，他们现在必须向当地官员提交一份表格，并有一名拉萨居民为他们提供担保。此外，墨西哥立法者对中国大使挥舞西藏国旗，高呼“解放西藏”和“解放维吾尔人”，并呼吁结束中国在新疆的“集中营”。本期节目中，我们就一起来进一步了解有关情况，相关人士的谈话由安克录音。</text:p>
      <text:p text:style-name="P4">
达赖喇嘛四月二十一日在全球佛教峰会上发表讲话，谈到了慈悲和智慧的重要性，并强调了佛教哲学和价值观的重要性。</text:p>
      <text:p text:style-name="P4">
这位 87 岁的藏传佛教精神领袖通过翻译说：“我还可以与你们分享，通过进行这种内在发展，特别是专注于智慧和慈悲，它确实可以帮助我们增加勇气。”</text:p>
      <text:p text:style-name="P4">
数十名身着黄色、橙色和藏红花色僧袍的僧人现身印度新德里，参加为期两天由印度文化部和国际佛教联合会主办的法会，吸引了来自西藏、蒙古、尼泊尔、越南、斯里兰卡、印度和缅甸等近30个国家和地区的500名与会者。</text:p>
      <text:p text:style-name="P4">
这是达赖喇嘛自 2 月 28 日在印度北部的一次学生活动中亲吻一个男孩的嘴、并要求他“吮吸”他的舌头的视频在社交媒体上疯传以来首次公开露面。</text:p>
      <text:p text:style-name="P4">
该事件令不少观众反感。然而，伸出舌头在藏族文化中是一种问候或尊重或同意的标志，达赖喇嘛的支持者近期举行示威抗议媒体对该事件的报道。</text:p>
      <text:p text:style-name="P4">
尽管如此，达赖喇嘛后来就任何误会向男孩及其家人道歉。</text:p>
      <text:p text:style-name="P4">
国际佛教联合会主席杰尊丹增帕默说，这次峰会是“世界上来自不同传统、文化背景的人们和谐相处的一个很好的例子”。</text:p>
      <text:p text:style-name="P4">
尽管流亡印度达兰萨拉的达赖喇嘛没有讨论最近围绕该视频引发的争议，但他确实提到了西藏与中国的斗争这一话题。</text:p>
      <text:p text:style-name="P4">
“例如：以我处理西藏当前的斗争和形势为例，如果你只是从狭隘的角度考虑它，你就会失去希望。但是，如果你从修养和慈悲给你的勇气这一更广阔的角度来看待这场危机并看待目前的情况，那么你的头脑就会更具灵活性。所以，即使在你的日常生活中，也可能会出现看似巨大且难以忍受的问题。但如果你有勇气，你将更有能力化逆境为机遇。”</text:p>
      <text:p text:style-name="P4">
达赖喇嘛一贯主张在与中国平等互利合作的基础上，不以一民族优劣为由，通过中间道路和平解决西藏问题，实现稳定与共存。</text:p>
      <text:p text:style-name="P4">
北京将任何西藏不服从的迹象，包括和平抗议和自焚，视为分裂主义行为，威胁中国的国家安全。</text:p>
      <text:p text:style-name="P4">
达赖喇嘛与北京自2010年以来就没有正式会谈，中国官员向达赖喇嘛提出无理要求，以此作为进一步对话的条件。</text:p>
      <text:p text:style-name="P4">
与此同时，消息人士告诉自由亚洲电台，中国一直严格禁止西藏作家、佛教僧侣和其他有影响力的人在未经事先批准的情况下在网上传播宗教内容。</text:p>
      <text:p text:style-name="P4">
根据 2022 年 3月的一项规定进行的打压赋予当局更多权力来限制执政的共产党所认为具有破坏性的在线内容，这是中国如何加强对西藏自治区西部的言论、宗教和文化的限制的又一个例子。一位来自西藏境内出于安全原因拒绝透露姓名的藏人说，</text:p>
      <text:p text:style-name="P4">
“随着中国政府开始实施这项法律，藏人作家和那些有影响力的人特别成为目标和审查对象。未经中国政府许可，这些人完全不得分享或谈论佛教或任何具有教育意义的内容。他们甚至不被允许打印任何类型的宗教文件。”</text:p>
      <text:p text:style-name="P4">
该规定禁止外国组织和个人传播此类内容，但获得政府许可的人除外。它要求他们在过去三年中没有受到任何刑事指控。总部位于伦敦的西藏观察的研究员白玛嘉说，</text:p>
      <text:p text:style-name="P4">
“中国政府不仅剥夺了藏人的基本言论自由，而且现在藏人作家和有影响力的人也被完全禁止分享任何东西。所以，近年来我们几乎看不到他们在社交平台上分享的任何内容。”</text:p>
      <text:p text:style-name="P4">
来自该地区内部的藏人知情人士称，被禁止入内的包括教育家云登嘎托斯和沙育坚赞、西藏历史学家次仁顿珠，以及位于地区首府拉萨的布达拉宫行政长官索南。</text:p>
      <text:p text:style-name="P4">
据藏人消息来源称，其他藏人已被以“煽动分裂主义”和“危害国家安全”的罪名逮捕和监禁，这突显出北京正在持续努力摧毁那些对西藏和藏人聚居区的宗教和生活有看法的人的影响力。</text:p>
      <text:p text:style-name="P4">
来自该地区内部的另一位西藏知情人士认为该规定是双重标准。他说，</text:p>
      <text:p text:style-name="P4">
“中国政府经常拒绝给予藏人公开教学或教育的任何执照或许可证，最近根据法规，这种情况变得更加困难。相反的，社交媒体上分享了太多具有误导性和不妥当的内容，而对于这些内容，中国政府没有施加任何限制”。</text:p>
      <text:p text:style-name="P4">
另据该地区的藏人表示，前往西藏首府拉萨朝圣或其他原因的藏人现在必须获得当地官员的许可，以确保旅行者不会煽动或参与任何会扰乱社会秩序的抗议活动。</text:p>
      <text:p text:style-name="P4">
许多藏传佛教徒前往人口约 56 万的拉萨，参观布达拉宫、八角街、大昭寺和罗布林卡宫等主要宗教场所。</text:p>
      <text:p text:style-name="P4">
旅程通常是步行进行的，以积累良好的业力——即相信一个人的行为总和将决定他们未来转世的命运。</text:p>
      <text:p text:style-name="P4">
2018 年，中国当局收紧了对从西藏自治区其他地区和中国各省藏族聚居区前往拉萨朝圣的藏人的限制。他们让藏人获得前往西藏自治区首府的特别通行证。</text:p>
      <text:p text:style-name="P4">
但从今年开始，藏人必须由当地官员填写一份单独的申请表，并将其提交给拉萨的一个办公室，而且拉萨市的一名居民必须保证旅行者不会参与抗议活动。</text:p>
      <text:p text:style-name="P4">
北京将任何和平抗议和自焚的迹象视为分裂主义行为，威胁中国的国家安全。</text:p>
      <text:p text:style-name="P4">
一位出于安全原因不愿透露姓名的消息人士称，当局要求一群从中国西南部四川省藏区阿坝的红原县前往拉萨朝圣的藏人在西藏首府的一个办公室登记他们的名字。</text:p>
      <text:p text:style-name="P4">
但由于他们在拉萨不认识任何可以为他们担保的人，他们无法预订酒店，只好折返，该消息人士并说，</text:p>
      <text:p text:style-name="P4">
“实际上必须事先获得所在县或村办事处的许可函才能进入拉萨。 然后，一旦你得到了，你需要一个拉萨的居民来证明你不会参与任何形式的骚乱。”</text:p>
      <text:p text:style-name="P4">
消息人士补充说，为旅行者担保的拉萨居民，必须在旅行者抵达拉萨时签署一份文件。</text:p>
      <text:p text:style-name="P4">
他说，在放宽新冠病毒疫情限制后，针对藏人的新安全程序开始了。一些从阿坝、阿干和青海其他地方来的藏人被迫返回，因为他们在拉萨不认识任何人可以为他们担保。</text:p>
      <text:p text:style-name="P4">
来自该地区的另一名也因为安全原因拒绝透露姓名的藏人知情人士表示，这一变化是中国加强镇压藏人的另一种方式。他说，</text:p>
      <text:p text:style-name="P4">
“如果你是汉人，只要出示身份证就可以进入拉萨，但对于藏人，中国政府已经升级了他们的限制策略，并实施了额外的程序。如果藏人过去曾参与过反政府活动或表现可疑，那么当局就会让他们很难进入拉萨”。</text:p>
      <text:p text:style-name="P4">
此外，近期一群墨西哥议员打断了国会会议，他们高呼“解放西藏”和“解放维吾尔人”，当时中国新任驻墨西哥大使正被介绍给议员。</text:p>
      <text:p text:style-name="P4">
4月26日，在墨西哥城，众议院议长圣地亚哥·克里尔欢迎张润大使，随后议员们立即起立并大声喊叫。</text:p>
      <text:p text:style-name="P4">
“西藏之友”小组的代表萨尔瓦多·卡罗·卡布雷拉和伊内斯·帕拉·华雷斯从座位上站起来，高举西藏国旗，高呼“自由西藏”约20分钟。</text:p>
      <text:p text:style-name="P4">
录像还显示卡罗大喊：“释放维吾尔人！取消集中营！” –他指的是大多数穆斯林维吾尔人被关押在“再教育”营地，在那里他们的权利受到严重侵犯。立法者抗议中国对西藏和新疆的严密控制。</text:p>
      <text:p text:style-name="P4">
根据中国大使馆的一份声明，在出席议会会议后，张润会见了众议院墨中友好小组成员，并强调了“一个中国”原则作为双边关系政治基础的重要性。</text:p>
      <text:p text:style-name="P4">
他还欢迎墨西哥参与“一带一路”倡议和其他发展与安全项目。</text:p>
      <text:p text:style-name="P4">
今年是中墨建立全面战略伙伴关系10周年。</text:p>
      <text:p text:style-name="P4">
撰稿、主持、制作：陈爱祯</text:p>
      <text:p text:style-name="P4">
Source: <text:a xlink:type="simple" xlink:href="https://www.rfa.org/mandarin/zhuanlan/xizangzonglan/tibet-05192023095620.html" text:style-name="Internet_20_link" text:visited-style-name="Visited_20_Internet_20_Link">
https://www.rfa.org/mandarin/zhuanlan/xizangzonglan/tibet-05192023095620.html</text:a>
</text:p>
      <!--NEWS-->
      <text:h text:style-name="P10" text:outline-level="1">
<text:span text:style-name="T4">
《亚太报道》2023年5月18日音频</text:span>
</text:h>
      <text:p text:style-name="P4">
Author: None</text:p>
      <text:p text:style-name="P4">
Publisher: Radio Free Asia (Organization)</text:p>
      <text:p text:style-name="P4">
Published Time: 2023-05-19T17:05:53-04:00</text:p>
      <text:p text:style-name="P4">
Modified Time: 2023-05-19T17:05:53-04:00</text:p>
      <text:p text:style-name="P4">
Description: None</text:p>
      <text:p text:style-name="P4">
Videos: []</text:p>
      <text:p text:style-name="P4">
Audios: ["<text:a xlink:type="simple" xlink:href="https://www.rfa.org/mandarin/apr-audio/yp-0519202309503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6" text:anchor-type="as-char" svg:width="6.9236in" svg:height="3.88615in" draw:z-index="0">
<draw:image xlink:href="../Images/rfamandarin/2023-05-19T17-05-53-04-00/000000.png" xlink:type="simple" xlink:show="embed" xlink:actuate="onLoad" draw:mime-type="image/png"/>
</draw:frame>
 <text:a xlink:type="simple" xlink:href="https://www.rfa.org/mandarin/apr-audio/yp-05192023095031.html/@@images/image" text:style-name="Internet_20_link" text:visited-style-name="Visited_20_Internet_20_Link">
</text:a>
 自由亚洲电台制图  <text:a xlink:type="simple" xlink:href="https://www.rfa.org/mandarin/apr-audio/yp-05192023095031.html/@@stream" text:style-name="Internet_20_link" text:visited-style-name="Visited_20_Internet_20_Link">
</text:a>
</text:p>
      <text:p text:style-name="P4">
此次节目的主要内容：</text:p>
      <text:p text:style-name="P4">
1. "笑果事件"持续发酵，中国文字狱信息审查引发舆论反弹；</text:p>
      <text:p text:style-name="P4">
2. 湖北知名反腐人士上官云开被当局追加"寻衅滋事罪"逮捕；</text:p>
      <text:p text:style-name="P4">
3. 《西安宣言》与"成果清单"，习近平的中亚战略目的何在？</text:p>
      <text:p text:style-name="P4">
4. 香港壹传媒创办人黎智英获"促进自由奖"，司法复核申请被法院驳回；</text:p>
      <text:p text:style-name="P4">
5. 美国与台湾就美台二十一世纪贸易倡议谈判达成协议，中方表示"严重不满"。</text:p>
      <text:p text:style-name="P4">
Source: <text:a xlink:type="simple" xlink:href="https://www.rfa.org/mandarin/apr-audio/yp-05192023095031.html" text:style-name="Internet_20_link" text:visited-style-name="Visited_20_Internet_20_Link">
https://www.rfa.org/mandarin/apr-audio/yp-05192023095031.html</text:a>
</text:p>
      <!--NEWS-->
      <text:h text:style-name="P10" text:outline-level="1">
<text:span text:style-name="T4">
西班牙西部野火肆虐 烧毁3700英亩土地</text:span>
</text:h>
      <text:p text:style-name="P4">
Author: 联合早报 (Person)</text:p>
      <text:p text:style-name="P4">
Publisher: 联合早报 (Organization)</text:p>
      <text:p text:style-name="P4">
Published Time: 2023-05-19T17:08</text:p>
      <text:p text:style-name="P4">
Modified Time: 2023-05-19T19:30</text:p>
      <text:p text:style-name="P4">
Description: 西班牙西部地区因野火肆虐，导致约3700英亩土地被烧毁，并迫使约550居民撤离家园。路透社报道，西班牙西部自治区埃斯特雷馬杜拉（Extremadura）疑似因人为纵火引发野火，导致...</text:p>
      <text:p text:style-name="P4">
Videos: []</text:p>
      <text:p text:style-name="P4">
Audios: []</text:p>
      <text:p text:style-name="P4">
Images: []</text:p>
      <text:p text:style-name="P4">
Type: NewsArticle</text:p>
      <text:p text:style-name="P4">
Breadcrumbs: ['即时', '国际']</text:p>
      <text:p text:style-name="P4">
Keywords: ['西班牙', '野火']</text:p>
      <!--METADATA-->
      <text:p text:style-name="P4">
西班牙西部地区因野火肆虐，导致约3700英亩土地被烧毁，并迫使约550居民撤离家园。</text:p>
      <text:p text:style-name="P4">
路透社报道，西班牙西部自治区埃斯特雷馬杜拉（Extremadura）疑似因人为纵火引发野火，导致火势在强风和干燥天气的助推下持续恶化。报道之前称野火由极端天气引起，但当局认为火势由人为纵火引起。</text:p>
      <text:p text:style-name="P4">
西班牙军事应急小组指挥官巴罗纳说，强风加剧了灭火难度，烟流在低空扩散，使高空灭火作业难以彻底扑灭火点。</text:p>
      <text:p text:style-name="P4">
目前，当局已派遣约250名消防员在自治区卡塞雷斯省（Caceres）的边境地区开展灭火作业。</text:p>
      <text:p text:style-name="P4">
西班牙已连续三年降雨量低于平均水平，接近葡萄牙边境的部分地区的冬季也异常干燥，提高了野火风险。</text:p>
      <text:p text:style-name="P4">
另据欧洲森林火灾信息系统公布的数据，西班牙在2022年发生了约493场野火，摧毁了30万7000万公顷的土地，创下历史纪录。</text:p>
      <text:p text:style-name="P4">
Source: <text:a xlink:type="simple" xlink:href="https://www.zaobao.com.sg/realtime/world/story20230519-1396270" text:style-name="Internet_20_link" text:visited-style-name="Visited_20_Internet_20_Link">
https://www.zaobao.com.sg/realtime/world/story20230519-1396270</text:a>
</text:p>
      <!--NEWS-->
      <text:h text:style-name="P10" text:outline-level="1">
<text:span text:style-name="T4">
乌克兰：俄军正试图夺回巴赫穆特失地</text:span>
</text:h>
      <text:p text:style-name="P4">
Author: 联合早报 (Person)</text:p>
      <text:p text:style-name="P4">
Publisher: 联合早报 (Organization)</text:p>
      <text:p text:style-name="P4">
Published Time: 2023-05-19T17:21</text:p>
      <text:p text:style-name="P4">
Modified Time: 2023-05-19T21:50</text:p>
      <text:p text:style-name="P4">
Description: 乌克兰国防部说，俄军正试图夺回乌克兰东部重镇巴赫穆特周边土地，但乌军同时也在击退这些攻击。路透社报道，乌国防部副部长马利亚尔（Hanna Maliar）在电视讲话中说：“敌人正试图...</text:p>
      <text:p text:style-name="P4">
Videos: []</text:p>
      <text:p text:style-name="P4">
Audios: []</text:p>
      <text:p text:style-name="P4">
Images: []</text:p>
      <text:p text:style-name="P4">
Type: NewsArticle</text:p>
      <text:p text:style-name="P4">
Breadcrumbs: ['即时', '国际']</text:p>
      <text:p text:style-name="P4">
Keywords: ['俄罗斯', '乌克兰', '俄乌战争']</text:p>
      <!--METADATA-->
      <text:p text:style-name="P4">
乌克兰国防部说，俄军正试图夺回乌克兰东部重镇巴赫穆特周边土地，但乌军同时也在击退这些攻击。</text:p>
      <text:p text:style-name="P4">
路透社报道，乌国防部副部长马利亚尔（Hanna Maliar）在电视讲话中说：“敌人正试图夺回他们失去的东西……但我们的部队正在击退这些攻击。”</text:p>
      <text:p text:style-name="P4">
针对两军在巴赫穆特的拉锯战，马利亚尔说：“在那里执行战斗任务非常困难，（乌军）每推进一米就像在其他战役中推进的10公里。”</text:p>
      <text:p text:style-name="P4">
她表明，俄军部队的确在巴赫穆特内部取得了“一些进展”，但未说明敌军具体推进了多远。</text:p>
      <text:p text:style-name="P4">
正在巴赫穆特作战的俄雇佣兵组织瓦格纳首脑普里戈任说，巴赫穆特不太可能在未来两天内沦陷，指乌军正躲在该市南部的一个临时“堡垒”中。</text:p>
      <text:p text:style-name="P4">
Source: <text:a xlink:type="simple" xlink:href="https://www.zaobao.com.sg/realtime/world/story20230519-1396271" text:style-name="Internet_20_link" text:visited-style-name="Visited_20_Internet_20_Link">
https://www.zaobao.com.sg/realtime/world/story20230519-1396271</text:a>
</text:p>
      <!--NEWS-->
      <text:h text:style-name="P10" text:outline-level="1">
<text:span text:style-name="T4">
维权人士“屠夫”吴淦被中共释放 父亲表示老家已被监控</text:span>
</text:h>
      <text:p text:style-name="P4">
Author: chinese@voanews.com (金谷)</text:p>
      <text:p text:style-name="P4">
Publisher: 美国之音中文网 (Type: NewsMediaOrganization)</text:p>
      <text:p text:style-name="P4">
Published Time: 2023-05-19T17:26:44+08:00</text:p>
      <text:p text:style-name="P4">
Modified Time: 2023-05-19 09:26:44Z</text:p>
      <text:p text:style-name="P4">
Description: 网名“超级低俗屠夫”的中国维权人士吴淦周四（5月18日）刑满获释，此前他被中共以“颠覆国家政权罪”遭判刑8年。</text:p>
      <text:p text:style-name="P4">
Videos: []</text:p>
      <text:p text:style-name="P4">
Images: []</text:p>
      <text:p text:style-name="P4">
Categories: ['中国', '人权']</text:p>
      <text:p text:style-name="P4">
Type: None</text:p>
      <!--METADATA-->
      <text:p text:style-name="P4">
NoneNone</text:p>
      <text:p text:style-name="P4">
Source: <text:a xlink:type="simple" xlink:href="https://www.voachinese.com/a/china-human-rights-activist-wu-gan-released-20230519/7100138.html" text:style-name="Internet_20_link" text:visited-style-name="Visited_20_Internet_20_Link">
https://www.voachinese.com/a/china-human-rights-activist-wu-gan-released-20230519/7100138.html</text:a>
</text:p>
      <!--NEWS-->
      <text:h text:style-name="P10" text:outline-level="1">
<text:span text:style-name="T4">
欧洲股市收涨 德股创新高</text:span>
</text:h>
      <text:p text:style-name="P4">
Publisher: 法新社</text:p>
      <text:p text:style-name="P4">
Published Time: 2023-05-19T17:32:08+00:00</text:p>
      <text:p text:style-name="P4">
Modified Time: 2023-05-19T17:20:04+00:00</text:p>
      <text:p text:style-name="P4">
Description: （法新社伦敦19日电） 市场对美国提高举债上限达成协议的信心增强，欧洲股市今天收红，德股指数创新高纪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3.617581in" draw:z-index="0">
<draw:image xlink:href="../Images/rficn/2023-05-19T17-32-08-00-00/000000.png" xlink:type="simple" xlink:show="embed" xlink:actuate="onLoad" draw:mime-type="image/png"/>
</draw:frame>
</text:p>
      <text:p text:style-name="P4">
伦敦FTSE 100指数上涨14.57点或0.19%，收在7756.87点。</text:p>
      <text:p text:style-name="P4">
法兰克福DAX指数上涨112.02点或0.69%，收在16275.38点。</text:p>
      <text:p text:style-name="P4">
巴黎CAC 40指数上涨45.07点或0.61%，收在7491.96点。（译者：徐睿承）</text:p>
      <text:p text:style-name="P4">
Source: <text:a xlink:type="simple" xlink:href="https://www.rfi.fr/cn/%E8%B4%A2%E7%BB%8F%E5%BF%AB%E8%AE%AF/20230519-%E6%AC%A7%E6%B4%B2%E8%82%A1%E5%B8%82%E6%94%B6%E6%B6%A8-%E5%BE%B7%E8%82%A1%E5%88%9B%E6%96%B0%E9%AB%98" text:style-name="Internet_20_link" text:visited-style-name="Visited_20_Internet_20_Link">
https://www.rfi.fr/cn/%E8%B4%A2%E7%BB%8F%E5%BF%AB%E8%AE%AF/20230519-%E6%AC%A7%E6%B4%B2%E8%82%A1%E5%B8%82%E6%94%B6%E6%B6%A8-%E5%BE%B7%E8%82%A1%E5%88%9B%E6%96%B0%E9%AB%98</text:a>
</text:p>
      <!--NEWS-->
      <text:h text:style-name="P10" text:outline-level="1">
<text:span text:style-name="T4">
特拉斯离台前会台湾蔡英文总统 谈共同对抗威权胁迫</text:span>
</text:h>
      <text:p text:style-name="P4">
Author: chinese@voanews.com (金谷)</text:p>
      <text:p text:style-name="P4">
Publisher: 美国之音中文网 (Type: NewsMediaOrganization)</text:p>
      <text:p text:style-name="P4">
Published Time: 2023-05-19T17:51:42+08:00</text:p>
      <text:p text:style-name="P4">
Modified Time: 2023-05-19 14:12:12Z</text:p>
      <text:p text:style-name="P4">
Description: 正在台湾访问的英国前首相特拉斯（Liz Truss），周五 （5月19日）与台湾总统蔡英文会面，双方都表示，期待台英双方关系能持续扎根发展，并共同对抗威权政权胁迫。</text:p>
      <text:p text:style-name="P4">
Videos: []</text:p>
      <text:p text:style-name="P4">
Images: []</text:p>
      <text:p text:style-name="P4">
Categories: ['台湾', '欧洲']</text:p>
      <text:p text:style-name="P4">
Type: None</text:p>
      <!--METADATA-->
      <text:p text:style-name="P4">
NoneNone</text:p>
      <text:p text:style-name="P4">
Source: <text:a xlink:type="simple" xlink:href="https://www.voachinese.com/a/taiwan-tsai-meets-truss-20230519/7100149.html" text:style-name="Internet_20_link" text:visited-style-name="Visited_20_Internet_20_Link">
https://www.voachinese.com/a/taiwan-tsai-meets-truss-20230519/7100149.html</text:a>
</text:p>
      <!--NEWS-->
      <text:h text:style-name="P10" text:outline-level="1">
<text:span text:style-name="T4">
G7领导人：乌克兰将在今年至明年初获所需预算</text:span>
</text:h>
      <text:p text:style-name="P4">
Author: 联合早报 (Person)</text:p>
      <text:p text:style-name="P4">
Publisher: 联合早报 (Organization)</text:p>
      <text:p text:style-name="P4">
Published Time: 2023-05-19T18:13</text:p>
      <text:p text:style-name="P4">
Modified Time: 2023-05-19T18:44</text:p>
      <text:p text:style-name="P4">
Description: 七国集团（G7）峰会的领导人发声明说，他们将确保乌克兰在2023年至2024年初，获得抵抗俄罗斯所需的预算支持。路透社报道，G7领导人星期五（5月19日）在日本广岛掀开序幕的G7峰...</text:p>
      <text:p text:style-name="P4">
Videos: []</text:p>
      <text:p text:style-name="P4">
Audios: []</text:p>
      <text:p text:style-name="P4">
Images: []</text:p>
      <text:p text:style-name="P4">
Type: NewsArticle</text:p>
      <text:p text:style-name="P4">
Breadcrumbs: ['即时', '国际']</text:p>
      <text:p text:style-name="P4">
Keywords: ['七国集团', '乌克兰', '日本', '广岛', '俄乌战争']</text:p>
      <!--METADATA-->
      <text:p text:style-name="P4">
七国集团（G7）峰会的领导人发声明说，他们将确保乌克兰在2023年至2024年初，获得抵抗俄罗斯所需的预算支持。</text:p>
      <text:p text:style-name="P4">
路透社报道，G7领导人星期五（5月19日）在日本广岛掀开序幕的G7峰会发布这一声明，以重申他们将为乌克兰提供打击俄罗斯的军资和财政承诺。</text:p>
      <text:p text:style-name="P4">
声明说：“今天，我们正在采取新的措施，以确保俄罗斯对乌克兰非法侵略的失败，并支持乌克兰人民寻求以尊重国际法为根基的公正和平。”</text:p>
      <text:p text:style-name="P4">
七国集团还指出，他们已同意对俄颁布新的制裁措施，并与其他国家“接触”，避免俄罗斯经由第三国获得各国的货物和技术。</text:p>
      <text:p text:style-name="P4">
声明说：“我们将扩大我们的（制裁）行动，以确保所有与俄罗斯侵略行动所需物品的出口，能在所有管辖范围内受到限制。”</text:p>
      <text:p text:style-name="P4">
“我们将使俄罗斯失去支持其战争机器的七国集团技术、工业设备和服务。”</text:p>
      <text:p text:style-name="P4">
第49届G7峰会为期三天，将举行至星期天（21日）。</text:p>
      <text:p text:style-name="P4">
Source: <text:a xlink:type="simple" xlink:href="https://www.zaobao.com.sg/realtime/world/story20230519-1396287" text:style-name="Internet_20_link" text:visited-style-name="Visited_20_Internet_20_Link">
https://www.zaobao.com.sg/realtime/world/story20230519-1396287</text:a>
</text:p>
      <!--NEWS-->
      <text:h text:style-name="P10" text:outline-level="1">
<text:span text:style-name="T4">
中国宣布即日开放台湾团客赴中 台湾官方：还需协商</text:span>
</text:h>
      <text:p text:style-name="P4">
Author: chinese@voanews.com (金谷)</text:p>
      <text:p text:style-name="P4">
Publisher: 美国之音中文网 (Type: NewsMediaOrganization)</text:p>
      <text:p text:style-name="P4">
Published Time: 2023-05-19T18:14:39+08:00</text:p>
      <text:p text:style-name="P4">
Modified Time: 2023-05-19 10:14:39Z</text:p>
      <text:p text:style-name="P4">
Description: 新冠疫情两岸各自宣布解封后，自2023年起陆续开放直航航点、小三通。中国国台办发言人马晓光周五（5月19日）表示，即日起恢复旅行社经营台湾居民来大陆团队游业务。</text:p>
      <text:p text:style-name="P4">
Videos: []</text:p>
      <text:p text:style-name="P4">
Images: []</text:p>
      <text:p text:style-name="P4">
Categories: ['台海两岸关系', '台湾']</text:p>
      <text:p text:style-name="P4">
Type: None</text:p>
      <!--METADATA-->
      <text:p text:style-name="P4">
NoneNone</text:p>
      <text:p text:style-name="P4">
Source: <text:a xlink:type="simple" xlink:href="https://www.voachinese.com/a/7100171.html" text:style-name="Internet_20_link" text:visited-style-name="Visited_20_Internet_20_Link">
https://www.voachinese.com/a/7100171.html</text:a>
</text:p>
      <!--NEWS-->
      <text:h text:style-name="P10" text:outline-level="1">
<text:span text:style-name="T4">
英智库：认为俄军缺乏战斗力或是错误判断</text:span>
</text:h>
      <text:p text:style-name="P4">
Author: 联合早报 (Person)</text:p>
      <text:p text:style-name="P4">
Publisher: 联合早报 (Organization)</text:p>
      <text:p text:style-name="P4">
Published Time: 2023-05-19T18:49</text:p>
      <text:p text:style-name="P4">
Modified Time: 2023-05-19T19:17</text:p>
      <text:p text:style-name="P4">
Description: 英国一项研究指出，俄罗斯在入侵乌克兰15个月后改变了作战方式，这一战术转变或对准备发起大规模反攻的乌军构成重大威胁，指认为俄军缺乏战斗力的说法或言过其实。彭博社报道，伦敦皇家联合研...</text:p>
      <text:p text:style-name="P4">
Videos: []</text:p>
      <text:p text:style-name="P4">
Audios: []</text:p>
      <text:p text:style-name="P4">
Images: []</text:p>
      <text:p text:style-name="P4">
Type: NewsArticle</text:p>
      <text:p text:style-name="P4">
Breadcrumbs: ['即时', '国际']</text:p>
      <text:p text:style-name="P4">
Keywords: ['俄罗斯', '英国', '乌克兰']</text:p>
      <!--METADATA-->
      <text:p text:style-name="P4">
英国一项研究指出，俄罗斯在入侵乌克兰15个月后改变了作战方式，这一战术转变或对准备发起大规模反攻的乌军构成重大威胁，指认为俄军缺乏战斗力的说法或言过其实。</text:p>
      <text:p text:style-name="P4">
彭博社报道，伦敦皇家联合研究所（RUSI）星期五（5月19日）发布一份长达30页的报告称，虽然外界认为俄军经常出现运转不畅、过度依赖火炮、士气低落等问题，但人们对这些弱点的关注使他们忽略了俄军在战场上的推进进程。</text:p>
      <text:p text:style-name="P4">
研究员在今年4月至5月期间，对乌克兰10个旅进行实地采访后得出这一结果。</text:p>
      <text:p text:style-name="P4">
报告的主要作者雷诺兹（Nick Reynolds）指出，俄军部队远未出现外界认为的师老兵疲。</text:p>
      <text:p text:style-name="P4">
他说：“社交媒体上有很多东西，说俄罗斯缺乏战斗力，但社交媒体上充斥着双方的宣传，在这个阶段，我们认为需要更清醒的评估。”</text:p>
      <text:p text:style-name="P4">
报告强调，了解俄军部队如何改变战术，不仅对乌克兰很重要，也对北约成员国很重要。</text:p>
      <text:p text:style-name="P4">
战争爆发至今，俄罗斯为弥补早期的防空失误，在1200公里前线上的导弹系统与传感器进行了合理连接。这一战术转变很大程度赋予俄军规避和拦截乌克兰高速反辐射导弹（HARM）等武器的能力，并从150公里处击落低空飞行的乌方战机。</text:p>
      <text:p text:style-name="P4">
眼下，俄罗斯仍在持续完善开展电子战的能力，使乌军每月损失1万架无人机。报告还称，俄军似乎拥有能够实时破译乌克兰加密的摩托罗拉通讯系统。</text:p>
      <text:p text:style-name="P4">
Source: <text:a xlink:type="simple" xlink:href="https://www.zaobao.com.sg/realtime/world/story20230519-1396296" text:style-name="Internet_20_link" text:visited-style-name="Visited_20_Internet_20_Link">
https://www.zaobao.com.sg/realtime/world/story20230519-1396296</text:a>
</text:p>
      <!--NEWS-->
      <text:h text:style-name="P10" text:outline-level="1">
<text:span text:style-name="T4">
拜登支持提供先进战机给乌克兰及培训基辅飞行员</text:span>
</text:h>
      <text:p text:style-name="P4">
Publisher: 法新社</text:p>
      <text:p text:style-name="P4">
Published Time: 2023-05-19T19:02:07+00:00</text:p>
      <text:p text:style-name="P4">
Modified Time: 2023-05-19T18:50:02+00:00</text:p>
      <text:p text:style-name="P4">
Description: （法新社华盛顿19日电） 白宫高阶官员今天表示，美国总统拜登告诉七大工业国集团（G7）领袖，华府将支持提供F-16系列等先进战机给乌克兰，并将支持培训基辅飞行员的作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3.617581in" draw:z-index="0">
<draw:image xlink:href="../Images/rficn/2023-05-19T19-02-07-00-00/000000.png" xlink:type="simple" xlink:show="embed" xlink:actuate="onLoad" draw:mime-type="image/png"/>
</draw:frame>
</text:p>
      <text:p text:style-name="P4">
法新社报导，乌克兰一再要求西方盟友提供高科技喷射机对抗俄罗斯侵略，且直到近期都未成功，但白宫高层今天的说法，意谓基辅取得重大突破。</text:p>
      <text:p text:style-name="P4">
根据这名官员，目前在日本参加G7峰会的拜登指出，美国「将支持与我们的盟友伙伴联合培训乌克兰飞行员，驾驶F-16系列等第4代战机，进而提升乌克兰空军实力。」「未来数周将进行训练，加入联合培训的国家联盟将决定何时交机、数量以及哪些国家提供。」</text:p>
      <text:p text:style-name="P4">
英国首相苏纳克（Rishi Sunak）和荷兰总理吕特（Mark Rutte）本周稍早矢言，将建立「国际联盟」提供战斗喷射机援助乌克兰。</text:p>
      <text:p text:style-name="P4">
乌克兰总统泽伦斯基（Volodymyr Zelenskyy）15日在伦敦近郊拜访苏纳克后指出，他「非常确信」将创建一个「喷射机联盟」以助乌克兰对抗俄罗斯。</text:p>
      <text:p text:style-name="P4">
苏纳克表示，英国准备开放飞行学校训练乌克兰飞行员，法国总统马克宏（Emmanuel Macron）也表示将这么做，但排除向基辅派遣战机。（译者：徐睿承）</text:p>
      <text:p text:style-name="P4">
Source: <text:a xlink:type="simple" xlink:href="https://www.rfi.fr/cn/%E5%9B%BD%E9%99%85%E6%8A%A5%E9%81%93/20230519-%E6%8B%9C%E7%99%BB%E6%94%AF%E6%8C%81%E6%8F%90%E4%BE%9B%E5%85%88%E8%BF%9B%E6%88%98%E6%9C%BA%E7%BB%99%E4%B9%8C%E5%85%8B%E5%85%B0%E5%8F%8A%E5%9F%B9%E8%AE%AD%E5%9F%BA%E8%BE%85%E9%A3%9E%E8%A1%8C%E5%91%98" text:style-name="Internet_20_link" text:visited-style-name="Visited_20_Internet_20_Link">
https://www.rfi.fr/cn/%E5%9B%BD%E9%99%85%E6%8A%A5%E9%81%93/20230519-%E6%8B%9C%E7%99%BB%E6%94%AF%E6%8C%81%E6%8F%90%E4%BE%9B%E5%85%88%E8%BF%9B%E6%88%98%E6%9C%BA%E7%BB%99%E4%B9%8C%E5%85%8B%E5%85%B0%E5%8F%8A%E5%9F%B9%E8%AE%AD%E5%9F%BA%E8%BE%85%E9%A3%9E%E8%A1%8C%E5%91%98</text:a>
</text:p>
      <!--NEWS-->
      <text:h text:style-name="P10" text:outline-level="1">
<text:span text:style-name="T4">
以民主党缺乏行动为由 共和党暂停与其债务谈判</text:span>
</text:h>
      <text:p text:style-name="P4">
Publisher: 法新社</text:p>
      <text:p text:style-name="P4">
Published Time: 2023-05-19T20:32:08+00:00</text:p>
      <text:p text:style-name="P4">
Modified Time: 2023-05-19T20:05:02+00:00</text:p>
      <text:p text:style-name="P4">
Description: （法新社华盛顿19日电） 美国联邦众议院议长麦卡锡（Kevin McCarthy）今天指出，由于民主党缺乏行动，共和党已暂停与其避免债务违约谈判。目前距离可能发生灾难性违约不到2周时间。</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3.617581in" draw:z-index="0">
<draw:image xlink:href="../Images/rficn/2023-05-19T20-32-08-00-00/000000.png" xlink:type="simple" xlink:show="embed" xlink:actuate="onLoad" draw:mime-type="image/png"/>
</draw:frame>
</text:p>
      <text:p text:style-name="P4">
法新社报导，共和党领袖麦卡锡在国会告诉记者：「我们得暂停一下。」「我们明年不能再花更多钱了。」</text:p>
      <text:p text:style-name="P4">
拜登总统的谈判代表与共和党一直在谈判拉锯，试图就提高举债上限达成协议，让国家支付现有债务。</text:p>
      <text:p text:style-name="P4">
共和党仍坚持拜登须签署削减开支的协议，以交换他们同意提高举债上限，无视民主党一再要求以「干净的行动」提高举债上限并不附带任何条件。</text:p>
      <text:p text:style-name="P4">
白宫今天表示，双方就国家预算依然存有重大问题。</text:p>
      <text:p text:style-name="P4">
白宫官员声明指出：「两党就预算问题存在实际差异，谈判进行将很困难。」「总统团队很努力地朝向能获参众两院通过的两党合理解决方案前进。」</text:p>
      <text:p text:style-name="P4">
拜登目前正在日本参加七大工业国集团（G7）峰会，他将缩短行程提早返回华府，试图促成债务协议。（译者：徐睿承）</text:p>
      <text:p text:style-name="P4">
Source: <text:a xlink:type="simple" xlink:href="https://www.rfi.fr/cn/%E5%9B%BD%E9%99%85%E6%8A%A5%E9%81%93/20230519-%E4%BB%A5%E6%B0%91%E4%B8%BB%E5%85%9A%E7%BC%BA%E4%B9%8F%E8%A1%8C%E5%8A%A8%E4%B8%BA%E7%94%B1-%E5%85%B1%E5%92%8C%E5%85%9A%E6%9A%82%E5%81%9C%E4%B8%8E%E5%85%B6%E5%80%BA%E5%8A%A1%E8%B0%88%E5%88%A4" text:style-name="Internet_20_link" text:visited-style-name="Visited_20_Internet_20_Link">
https://www.rfi.fr/cn/%E5%9B%BD%E9%99%85%E6%8A%A5%E9%81%93/20230519-%E4%BB%A5%E6%B0%91%E4%B8%BB%E5%85%9A%E7%BC%BA%E4%B9%8F%E8%A1%8C%E5%8A%A8%E4%B8%BA%E7%94%B1-%E5%85%B1%E5%92%8C%E5%85%9A%E6%9A%82%E5%81%9C%E4%B8%8E%E5%85%B6%E5%80%BA%E5%8A%A1%E8%B0%88%E5%88%A4</text:a>
</text:p>
      <!--NEWS-->
      <text:h text:style-name="P10" text:outline-level="1">
<text:span text:style-name="T4">
周五美市盘前小幅走高 重点谈全球最大零售商沃尔玛的业绩</text:span>
</text:h>
      <text:p text:style-name="P4">
Author: 李可爱 (Person)</text:p>
      <text:p text:style-name="P4">
Publisher: 联合早报 (Organization)</text:p>
      <text:p text:style-name="P4">
Published Time: 2023-05-19T20:35</text:p>
      <text:p text:style-name="P4">
Modified Time: 2023-05-19T20:35</text:p>
      <text:p text:style-name="P4">
Description: ●美国华尔街股市主要股指期货星期五（5月19日）小幅走高。在7时45分截稿时，标准与普尔500指数期货微升4.30点或0.10％，报4202.30点；纳斯达克100指数期货起15....</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美国股市', '美市', '财经即时', '沃尔玛']</text:p>
      <!--METADATA-->
      <text:p text:style-name="P4">
星期五（5月19日）重点：</text:p>
      <text:p text:style-name="P4">
●美国华尔街股市主要股指期货星期五（5月19日）小幅走高。在7时45分截稿时，标准与普尔500指数期货微升4.30点或0.10％，报4202.30点；纳斯达克100指数期货起15.40点或0.11％，报13850.00点；道琼斯指数期货则起21.20点，报33557.10点。</text:p>
      <text:p text:style-name="P4">
●美国股市隔夜（星期四）收高。美国债务上限可能在几天内达成协议，让市场的乐观情绪升温。全球最大零售商沃尔玛（WalmartInc）对年度营业额乐观的预测也给予市场额外的提振。</text:p>
      <text:p text:style-name="P4">
●标准与普尔500指数隔夜上升39.28点，闭市报4198.05点。重量级的道琼斯指数也起115.14点，闭市报33535.91点。以科技股为主的纳斯达克100指数更是显著上升1.81％或245.35点，以13834.62点收市。</text:p>
      <text:p text:style-name="P4">
●美国股市隔夜的交易一般，交易所的总成交量是104亿9000万股，比过去20天的106亿2000万股平均成交量少。</text:p>
      <text:p text:style-name="P4">
盘前交易重点：</text:p>
      <text:p text:style-name="P4">
●迪士尼（WaltDisney）将于今年9月关闭它在奥兰多的星球大战主题豪华酒店。虽然只开业不到两年，但是在迪士尼大刀阔斧削减成本之际，这家酒店也面对结业的命运。不仅如此，迪士尼隔夜也宣布取消在佛罗里达州发展总值10亿美元企业园区的计划。迪士尼股在今晚盘前下跌0.69美元，截稿时报93.07美元。</text:p>
      <text:p text:style-name="P4">
●股神巴菲特旗下伯克希尔哈撒韦公司（Berkshire Hathaway Inc）隔夜披露，该公司再次进场吸购西方石油（OccidentalPetroleum）更多股份。根据提交给SEC的文件，它是在5月16日至18日之间，以约2亿零100万美元的价格购买了346万股西方石油的股票。该股在今晚盘前上升0.63美元，截稿时报58.88美元。</text:p>
      <text:p text:style-name="P4">
●虽然中国电商巨头阿里巴巴的季度盈利超出预期，但因为该公司会把旗下备受重视的云部门剥离，让它成为独立业务，让阿里巴巴股价在今晚盘前下跌0.94美元，截稿时报84.83美元。</text:p>
      <text:p text:style-name="P4">
●星期五下文我们来看看全球最大零售商沃尔玛的最新季度业绩。今晚盘前该股无起落，截稿时报151.47美元。</text:p>
      <text:p text:style-name="P4">
●盘前活跃股按序：Palantir Technologies、Foot Locker、特斯拉、亚马逊和西太平洋合众银行。截稿时，除了FootLocker股价下跌之外，其他四只活跃股的股价全部上升。</text:p>
      <text:p text:style-name="P4">
<draw:frame draw:style-name="fr1" draw:name="Image130" text:anchor-type="as-char" svg:width="6.9236in" svg:height="4.615733in" draw:z-index="0">
<draw:image xlink:href="../Images/zaobao world/2023-05-19T20-35/000000.png" xlink:type="simple" xlink:show="embed" xlink:actuate="onLoad" draw:mime-type="image/png"/>
</draw:frame>
 沃尔玛高管预计，集团本财年的净销售额将取得约3.5％的增长。（法新社）</text:p>
      <text:p text:style-name="P4">
沃尔玛（Walmart Inc）</text:p>
      <text:p text:style-name="P4">
（纽约证券交易所代码：WMT）</text:p>
      <text:p text:style-name="P4">
杂货业务强劲抵消了服装和电子产品销售的疲软，让全球最大零售商沃尔玛隔夜发布的今年第一财季销售额不仅增长近8％，集团高官们还上调了对全年业绩的预测。在盈利和营业额都超出预期的提振下，沃尔玛股价隔夜走势偏高。</text:p>
      <text:p text:style-name="P4">
沃尔玛高管说，上调全年业绩预测是要反映盈利会比预期好。他们说，现在预计本财年的净销售额将取得约3.5％的增长。他们预计全年调整后的每股盈利会在6.10美元至6.20美元之间。这个预估数字也大致符合Refinitiv收集到的分析师平均预测。</text:p>
      <text:p text:style-name="P4">
首席财务官雷尼（John DavidRainey）说，现在的消费者购买的非必需品越来越少。他们都在等待促销，然后才购买像电视等高价商品。消费者也开始转向购买价格较低的商品，例如购买较小盒装的麦片等。虽然如此，消费者仍在消费。</text:p>
      <text:p text:style-name="P4">
雷尼说：“我们在这些发布的经济指标中看到消费者确实承受了一些压力，但是整体的韧性让我们感到惊讶。我认为，这在一定程度上可能是因为我们今时今日的资产负债表已经比疫情时强得多了。”</text:p>
      <text:p text:style-name="P4">
根据沃尔玛截至今年4月底的第一季业绩报告，集团营业额从去年同期的1415亿7000万美元增至1523亿美元；每股盈利则是1.47美元。Refinitiv收集到的分析师平均预测则是营业额1487亿6000万美元，调整后每股盈利1.32美元。</text:p>
      <text:p text:style-name="P4">
沃尔玛的季度业绩其实给了投资者一个美国消费者消费模式的最新快照。本星期较早前其他大型零售连锁商如：HomeDepot和Target也先后表示，现在的消费者越来越少购买的大件商品和非必需品。但是消费者却愿意为必需品支付了更高的费用。例如，HomeDepot的客户就会开始选择较小的家居项目；Target的客户则转向购买了更多的必需品，而选择跳过家居用品和服装。</text:p>
      <text:p text:style-name="P4">
雷尼说，沃尔玛的销售额也反映了这个大趋势。而与一些竞争对手不同的是，作为美国最大的杂货商，沃尔玛非常“适合”这种市场改变。</text:p>
      <text:p text:style-name="P4">
<draw:frame draw:style-name="fr1" draw:name="Image131" text:anchor-type="as-char" svg:width="6.9236in" svg:height="4.615733in" draw:z-index="0">
<draw:image xlink:href="../Images/zaobao world/2023-05-19T20-35/000001.png" xlink:type="simple" xlink:show="embed" xlink:actuate="onLoad" draw:mime-type="image/png"/>
</draw:frame>
沃尔玛在美国的年度销售额有将近60％是来自杂货的。因此当消费者转向购买杂货和必需品之际，作为美国最大的杂货商，沃尔玛是非常“适合”这种新改变的。（法新社）</text:p>
      <text:p text:style-name="P4">
他说：“沃尔玛在美国的年度销售额有将近60％是来自杂货的。在本季度美国的一般商品销售额下降了中个位数，但是食品和消费品的销售额却增长了两位数。”</text:p>
      <text:p text:style-name="P4">
不仅如此，通胀也让沃尔玛吸引到了更年轻和更富有的常客。在这些利好因素支持下，在Tipranks的29名分析师当中，就有24名给予沃尔玛股“买进”的评级，五名给予“持守”的评级，一年期限平均目标价是165.64美元。</text:p>
      <text:p text:style-name="P4">
Source: <text:a xlink:type="simple" xlink:href="https://www.zaobao.com.sg/realtime/world/story20230519-1396314" text:style-name="Internet_20_link" text:visited-style-name="Visited_20_Internet_20_Link">
https://www.zaobao.com.sg/realtime/world/story20230519-1396314</text:a>
</text:p>
      <!--NEWS-->
      <text:h text:style-name="P10" text:outline-level="1">
<text:span text:style-name="T4">
普京： 西方正试图将俄分裂成几十个不同国家</text:span>
</text:h>
      <text:p text:style-name="P4">
Author: 联合早报 (Person)</text:p>
      <text:p text:style-name="P4">
Publisher: 联合早报 (Organization)</text:p>
      <text:p text:style-name="P4">
Published Time: 2023-05-19T20:41</text:p>
      <text:p text:style-name="P4">
Modified Time: 2023-05-19T20:55</text:p>
      <text:p text:style-name="P4">
Description: 俄罗斯总统普京说，西方国家正试图将俄罗斯分裂成几十个不同国家。路透社报道，正当七国集团（G7）领导人星期五（5月19日）在日本召开第45届G7峰会之际，普京控诉西方国家正试图在俄罗...</text:p>
      <text:p text:style-name="P4">
Videos: []</text:p>
      <text:p text:style-name="P4">
Audios: []</text:p>
      <text:p text:style-name="P4">
Images: []</text:p>
      <text:p text:style-name="P4">
Type: NewsArticle</text:p>
      <text:p text:style-name="P4">
Breadcrumbs: ['即时', '国际']</text:p>
      <text:p text:style-name="P4">
Keywords: ['俄罗斯', '普京', '俄乌战争']</text:p>
      <!--METADATA-->
      <text:p text:style-name="P4">
俄罗斯总统普京说，西方国家正试图将俄罗斯分裂成几十个不同国家。</text:p>
      <text:p text:style-name="P4">
路透社报道，正当 <text:a xlink:type="simple" xlink:href="https://www.zaobao.com/keywords/qi-guo-ji-tuan" text:style-name="Internet_20_link" text:visited-style-name="Visited_20_Internet_20_Link">
 </text:a>
领导人星期五（5月19日）在日本召开第45届G7峰会之际，普京控诉西方国家正试图在俄罗斯的不同种族和民族群体间制造障碍，以将该国分裂成数十个不同的国家。</text:p>
      <text:p text:style-name="P4">
不过，普京表明，西方集团对俄实施的制裁越多，俄社会内部的凝聚力就会越强。</text:p>
      <text:p text:style-name="P4">
G7领导人同日早些时候发声明承诺，将在今年至明年年初 <text:a xlink:type="simple" xlink:href="https://www.zaobao.com/realtime/world/story20230519-1396287" text:style-name="Internet_20_link" text:visited-style-name="Visited_20_Internet_20_Link">
</text:a>
，并宣布将扩大对俄制裁，以确保普京政权无法从第三国获得各国的军资和技术。</text:p>
      <text:p text:style-name="P4">
Source: <text:a xlink:type="simple" xlink:href="https://www.zaobao.com.sg/realtime/world/story20230519-1396316" text:style-name="Internet_20_link" text:visited-style-name="Visited_20_Internet_20_Link">
https://www.zaobao.com.sg/realtime/world/story20230519-1396316</text:a>
</text:p>
      <!--NEWS-->
      <text:h text:style-name="P10" text:outline-level="1">
<text:span text:style-name="T4">
泽连斯基出席阿盟峰会 指一些中东首脑对俄入侵乌“视而不见”</text:span>
</text:h>
      <text:p text:style-name="P4">
Author: 联合早报 (Person)</text:p>
      <text:p text:style-name="P4">
Publisher: 联合早报 (Organization)</text:p>
      <text:p text:style-name="P4">
Published Time: 2023-05-19T21:28</text:p>
      <text:p text:style-name="P4">
Modified Time: 2023-05-19T22:45</text:p>
      <text:p text:style-name="P4">
Description: 乌克兰总统泽连斯基在沙特阿拉伯出席阿拉伯国家联盟首脑峰会时， 指责“一些”阿拉伯领导人对俄罗斯入侵乌克兰的行动“视而不见”。综合美媒报道，泽连斯基星期五（5月19日）在阿盟峰会上发...</text:p>
      <text:p text:style-name="P4">
Videos: []</text:p>
      <text:p text:style-name="P4">
Audios: []</text:p>
      <text:p text:style-name="P4">
Images: []</text:p>
      <text:p text:style-name="P4">
Type: NewsArticle</text:p>
      <text:p text:style-name="P4">
Breadcrumbs: ['即时', '国际']</text:p>
      <text:p text:style-name="P4">
Keywords: ['阿拉伯国家', '俄罗斯', '乌克兰', '泽连斯基', '俄乌战争']</text:p>
      <!--METADATA-->
      <text:p text:style-name="P4">
乌克兰总统泽连斯基在沙特阿拉伯出席阿拉伯国家联盟首脑峰会时， 指责“一些”阿拉伯领导人对俄罗斯入侵乌克兰的行动“视而不见”。</text:p>
      <text:p text:style-name="P4">
综合美媒报道，泽连斯基星期五（5月19日）在阿盟峰会上发表讲话时，敦促与会的中东首脑“诚实地看待 ”乌克兰战争。</text:p>
      <text:p text:style-name="P4">
泽连斯基说：“遗憾的是，世界上和这里，在你们中间，有一些人对（俄罗斯）非法吞并视而不见。”与会者中包括近期刚与中东国家关系回暖的叙利亚，但该国至今仰赖莫斯科的支持。</text:p>
      <text:p text:style-name="P4">
这是俄乌战争爆发以来，泽连斯基首次前往中东地区。此行之后，他 <text:a xlink:type="simple" xlink:href="https://www.zaobao.com/realtime/world/story20230519-1396127" text:style-name="Internet_20_link" text:visited-style-name="Visited_20_Internet_20_Link">
</text:a>
 。</text:p>
      <text:p text:style-name="P4">
一名不愿具名的阿盟官员说，向泽连斯基发出邀请的是阿盟峰会的东道国沙特阿拉伯，而不是阿盟集团本身。沙特官员则尚未回应这一说法。</text:p>
      <text:p text:style-name="P4">
分析指出，在俄罗斯问题上，沙特虽认为应与由俄牵头的石油输出国组织和其他产油国（OPEC+）保持合作关系，以确保能源市场的稳定，但同时也想以更平衡方式处理俄乌问题。</text:p>
      <text:p text:style-name="P4">
Source: <text:a xlink:type="simple" xlink:href="https://www.zaobao.com.sg/realtime/world/story20230519-1396333" text:style-name="Internet_20_link" text:visited-style-name="Visited_20_Internet_20_Link">
https://www.zaobao.com.sg/realtime/world/story20230519-1396333</text:a>
</text:p>
      <!--NEWS-->
      <text:h text:style-name="P10" text:outline-level="1">
<text:span text:style-name="T4">
北京打压国际咨询企业引起寒蝉效应，美思明智集团撤离在港职员</text:span>
</text:h>
      <text:p text:style-name="P4">
Author: chinese@voanews.com (木风)</text:p>
      <text:p text:style-name="P4">
Publisher: 美国之音中文网 (Type: NewsMediaOrganization)</text:p>
      <text:p text:style-name="P4">
Published Time: 2023-05-19T21:34:54+08:00</text:p>
      <text:p text:style-name="P4">
Modified Time: 2023-05-19 13:36:21Z</text:p>
      <text:p text:style-name="P4">
Description: 中国当局最近针对美国咨询公司采取的一连串突击搜查行动在业界引起了明显的寒蝉效应。路透社周五（5月19日）发表的独家报道说，美国企业尽职调查公司美思明智集团(Mintz Group)在香港的职员已经开始撤离。</text:p>
      <text:p text:style-name="P4">
Videos: []</text:p>
      <text:p text:style-name="P4">
Images: []</text:p>
      <text:p text:style-name="P4">
Categories: ['中国', '美国', '经济·金融·贸易', '港澳']</text:p>
      <text:p text:style-name="P4">
Type: None</text:p>
      <!--METADATA-->
      <text:p text:style-name="P4">
NoneNone</text:p>
      <text:p text:style-name="P4">
Source: <text:a xlink:type="simple" xlink:href="https://www.voachinese.com/a/us-consultancy-mintz-s-executives-leave-hong-kong-after-china-raid-20230519/7100200.html" text:style-name="Internet_20_link" text:visited-style-name="Visited_20_Internet_20_Link">
https://www.voachinese.com/a/us-consultancy-mintz-s-executives-leave-hong-kong-after-china-raid-20230519/7100200.html</text:a>
</text:p>
      <!--NEWS-->
      <text:h text:style-name="P10" text:outline-level="1">
<text:span text:style-name="T4">
白宫：四方领导人将在G7峰会期间会面</text:span>
</text:h>
      <text:p text:style-name="P4">
Author: 联合早报 (Person)</text:p>
      <text:p text:style-name="P4">
Publisher: 联合早报 (Organization)</text:p>
      <text:p text:style-name="P4">
Published Time: 2023-05-19T21:40</text:p>
      <text:p text:style-name="P4">
Modified Time: 2023-05-19T21:40</text:p>
      <text:p text:style-name="P4">
Description: 自澳大利亚日前宣布取消四方安全对话会议后，白宫称，四国首脑将在出席七国集团（G7）峰会期间会面。法新社报道，白宫星期五（5月19日）发声明说：“明天，除了七国集团之外，总统拜登还将...</text:p>
      <text:p text:style-name="P4">
Videos: []</text:p>
      <text:p text:style-name="P4">
Audios: []</text:p>
      <text:p text:style-name="P4">
Images: []</text:p>
      <text:p text:style-name="P4">
Type: NewsArticle</text:p>
      <text:p text:style-name="P4">
Breadcrumbs: ['即时', '国际']</text:p>
      <text:p text:style-name="P4">
Keywords: ['七国集团', '日本', '美国', '四方安全对话']</text:p>
      <!--METADATA-->
      <text:p text:style-name="P4">
自澳大利亚日前 <text:a xlink:type="simple" xlink:href="https://www.zaobao.com/realtime/world/story20230517-1395455" text:style-name="Internet_20_link" text:visited-style-name="Visited_20_Internet_20_Link">
 </text:a>
后，白宫称，四国首脑将在出席 <text:a xlink:type="simple" xlink:href="https://www.zaobao.com/keywords/qi-guo-ji-tuan" text:style-name="Internet_20_link" text:visited-style-name="Visited_20_Internet_20_Link">
 </text:a>
 峰会期间会面。</text:p>
      <text:p text:style-name="P4">
法新社报道，白宫星期五（5月19日）发声明说：“明天，除了七国集团之外，总统拜登还将参加第三次四方安全对话（QUAD）首脑会议。”</text:p>
      <text:p text:style-name="P4">
拜登为解决美国联邦债务问题而取消澳洲的行程，因此各方决定取消原定于5月24日在悉尼举行的四方首脑会议。四方安全对话（QUAD）由美国、澳洲、印度、日本组成。</text:p>
      <text:p text:style-name="P4">
声明说：“在分享战略评估的同时，四方领导人还将欢迎包括安全数字技术、海底电缆、基础设施能力建设和海洋领域意识方面的新形式合作。”</text:p>
      <text:p text:style-name="P4">
上一届四方安全对话会议于2022年在日本举行。</text:p>
      <text:p text:style-name="P4">
Source: <text:a xlink:type="simple" xlink:href="https://www.zaobao.com.sg/realtime/world/story20230519-1396338" text:style-name="Internet_20_link" text:visited-style-name="Visited_20_Internet_20_Link">
https://www.zaobao.com.sg/realtime/world/story20230519-1396338</text:a>
</text:p>
      <!--NEWS-->
      <text:h text:style-name="P10" text:outline-level="1">
<text:span text:style-name="T4">
莫迪：印中边境和平对维持正常关系至关重要</text:span>
</text:h>
      <text:p text:style-name="P4">
Author: 联合早报 (Person)</text:p>
      <text:p text:style-name="P4">
Publisher: 联合早报 (Organization)</text:p>
      <text:p text:style-name="P4">
Published Time: 2023-05-19T22:01</text:p>
      <text:p text:style-name="P4">
Modified Time: 2023-05-19T22:41</text:p>
      <text:p text:style-name="P4">
Description: 印度总理莫迪说，自新德里2020年与北京关系恶化以来，印中边境和平便对两国维持正常关系至关重要；这是莫迪罕见针对中印边境问题阐明立场。路透社报道，莫迪星期五（5月19日）在日本广岛...</text:p>
      <text:p text:style-name="P4">
Videos: []</text:p>
      <text:p text:style-name="P4">
Audios: []</text:p>
      <text:p text:style-name="P4">
Images: []</text:p>
      <text:p text:style-name="P4">
Type: NewsArticle</text:p>
      <text:p text:style-name="P4">
Breadcrumbs: ['即时', '国际']</text:p>
      <text:p text:style-name="P4">
Keywords: ['印度', '中国', '中印边境', '中印关系', '莫迪']</text:p>
      <!--METADATA-->
      <text:p text:style-name="P4">
印度总理莫迪说，自新德里2020年与北京关系恶化以来，印中边境和平便对两国维持正常关系至关重要；这是莫迪罕见针对中印边境问题阐明立场。</text:p>
      <text:p text:style-name="P4">
路透社报道，莫迪星期五（5月19日）在日本广岛出席 <text:a xlink:type="simple" xlink:href="https://www.zaobao.com/keywords/qi-guo-ji-tuan" text:style-name="Internet_20_link" text:visited-style-name="Visited_20_Internet_20_Link">
 </text:a>
峰会时说：“印度完全准备并致力于保护本国主权和尊严”，指两国关系须建立在相互尊重和互利共赢的基础上。</text:p>
      <text:p text:style-name="P4">
“边境地区的和平与安宁，对印度与中国的正常双边关系至关重要。”</text:p>
      <text:p text:style-name="P4">
自2020年中印两军在有争议的喜马拉雅边境爆发流血冲突后，两国关系时而因边界摩擦受到影响。</text:p>
      <text:p text:style-name="P4">
中国2万2000公里长的陆地边界上共有14个邻国，其中12个陆地邻国都与其划定了边界，只剩与印度存在边界争端。而横在中印之间喜马拉雅地区，有一条长约3500公里实际控制线（LAC），且自1950年以来便存在争议。</text:p>
      <text:p text:style-name="P4">
Source: <text:a xlink:type="simple" xlink:href="https://www.zaobao.com.sg/realtime/world/story20230519-1396345" text:style-name="Internet_20_link" text:visited-style-name="Visited_20_Internet_20_Link">
https://www.zaobao.com.sg/realtime/world/story20230519-1396345</text:a>
</text:p>
      <!--NEWS-->
      <text:h text:style-name="P10" text:outline-level="1">
<text:span text:style-name="T4">
美国避免债务违约谈判暂停 美股收黑</text:span>
</text:h>
      <text:p text:style-name="P4">
Publisher: 法新社</text:p>
      <text:p text:style-name="P4">
Published Time: 2023-05-19T22:02:08+00:00</text:p>
      <text:p text:style-name="P4">
Modified Time: 2023-05-19T21:35:01+00:00</text:p>
      <text:p text:style-name="P4">
Description: （法新社纽约19日电） 受美国避免债务违约的谈判暂停影响，美股今天收黑，终止2天涨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3.617581in" draw:z-index="0">
<draw:image xlink:href="../Images/rficn/2023-05-19T22-02-08-00-00/000000.png" xlink:type="simple" xlink:show="embed" xlink:actuate="onLoad" draw:mime-type="image/png"/>
</draw:frame>
</text:p>
      <text:p text:style-name="P4">
道琼工业指数终场下跌109.28点，或0.33%，收在33426.63点。</text:p>
      <text:p text:style-name="P4">
标准普尔500指数下跌6.07点，或0.14%，收在4191.98点。</text:p>
      <text:p text:style-name="P4">
以科技股为主的那斯达克指数下跌30.94点，或0.24%，收在12657.90点。</text:p>
      <text:p text:style-name="P4">
费城半导体指数下跌20.003点，或0.62%，收在3203.486点。（译者：徐睿承）</text:p>
      <text:p text:style-name="P4">
Source: <text:a xlink:type="simple" xlink:href="https://www.rfi.fr/cn/%E8%B4%A2%E7%BB%8F%E5%BF%AB%E8%AE%AF/20230519-%E7%BE%8E%E5%9B%BD%E9%81%BF%E5%85%8D%E5%80%BA%E5%8A%A1%E8%BF%9D%E7%BA%A6%E8%B0%88%E5%88%A4%E6%9A%82%E5%81%9C-%E7%BE%8E%E8%82%A1%E6%94%B6%E9%BB%91" text:style-name="Internet_20_link" text:visited-style-name="Visited_20_Internet_20_Link">
https://www.rfi.fr/cn/%E8%B4%A2%E7%BB%8F%E5%BF%AB%E8%AE%AF/20230519-%E7%BE%8E%E5%9B%BD%E9%81%BF%E5%85%8D%E5%80%BA%E5%8A%A1%E8%BF%9D%E7%BA%A6%E8%B0%88%E5%88%A4%E6%9A%82%E5%81%9C-%E7%BE%8E%E8%82%A1%E6%94%B6%E9%BB%91</text:a>
</text:p>
      <!--NEWS-->
      <text:h text:style-name="P10" text:outline-level="1">
<text:span text:style-name="T4">
没有“灵丹妙药”，中国为什么还要扮演俄乌调停人的角色？</text:span>
</text:h>
      <text:p text:style-name="P4">
Author: chinese@voanews.com (斯洋)</text:p>
      <text:p text:style-name="P4">
Publisher: 美国之音中文网 (Type: NewsMediaOrganization)</text:p>
      <text:p text:style-name="P4">
Published Time: 2023-05-19T22:25:31+08:00</text:p>
      <text:p text:style-name="P4">
Modified Time: 2023-05-19 20:33:29Z</text:p>
      <text:p text:style-name="P4">
Description: 中国政府欧亚事务特别代表李辉星期五（5月19日）抵达波兰华沙，继续他为试图斡旋结束俄罗斯和乌克兰之间的战争的外交穿梭。此前，李辉与乌克兰总统泽连斯基以及官员的会晤并没有显示取得任何突破的迹象。中国外交部发言人汪文斌星期四在例行记者会上谈到李辉与泽连斯基的会谈时强调：“化解危机没有灵丹妙药”。那么，明知没有“灵丹妙药”的中国，为什么还要扮演俄乌战争调停人的角色呢？</text:p>
      <text:p text:style-name="P4">
Videos: []</text:p>
      <text:p text:style-name="P4">
Images: []</text:p>
      <text:p text:style-name="P4">
Categories: ['乌克兰局势', '欧洲', '中国']</text:p>
      <text:p text:style-name="P4">
Type: None</text:p>
      <!--METADATA-->
      <text:p text:style-name="P4">
NoneNone</text:p>
      <text:p text:style-name="P4">
Source: <text:a xlink:type="simple" xlink:href="https://www.voachinese.com/a/7100316.html" text:style-name="Internet_20_link" text:visited-style-name="Visited_20_Internet_20_Link">
https://www.voachinese.com/a/7100316.html</text:a>
</text:p>
      <!--NEWS-->
      <text:h text:style-name="P10" text:outline-level="1">
<text:span text:style-name="T4">
日媒：为顾及美国 日政府不许媒体进入广岛核爆资料馆</text:span>
</text:h>
      <text:p text:style-name="P4">
Author: 联合早报 (Person)</text:p>
      <text:p text:style-name="P4">
Publisher: 联合早报 (Organization)</text:p>
      <text:p text:style-name="P4">
Published Time: 2023-05-19T23:00</text:p>
      <text:p text:style-name="P4">
Modified Time: 2023-05-19T23:00</text:p>
      <text:p text:style-name="P4">
Description: 七国集团（G7）峰会星期五（5月19日）首次在原子弹爆炸地广岛举行，但日媒称，日政府不允许媒体记者随七国首脑进入广岛市核爆资料馆，以顾及盟友美国的国内舆论。共同社报道，广岛核爆资料...</text:p>
      <text:p text:style-name="P4">
Videos: []</text:p>
      <text:p text:style-name="P4">
Audios: []</text:p>
      <text:p text:style-name="P4">
Images: []</text:p>
      <text:p text:style-name="P4">
Type: NewsArticle</text:p>
      <text:p text:style-name="P4">
Breadcrumbs: ['即时', '国际']</text:p>
      <text:p text:style-name="P4">
Keywords: ['七国集团', '日本', '美国', '日美关系']</text:p>
      <!--METADATA-->
      <text:p text:style-name="P4">
<text:a xlink:type="simple" xlink:href="https://www.zaobao.com/keywords/qi-guo-ji-tuan" text:style-name="Internet_20_link" text:visited-style-name="Visited_20_Internet_20_Link">
 </text:a>
（G7）峰会星期五（5月19日）首次在原子弹爆炸地广岛举行，但日媒称，日政府不允许媒体记者随七国首脑进入广岛市核爆资料馆，以顾及盟友美国的国内舆论。</text:p>
      <text:p text:style-name="P4">
共同社报道，广岛核爆资料馆的玻璃窗上，都被贴上白色遮挡物，以防媒体从外面拍摄内部情况，记者媒体人员也不被允许入内。</text:p>
      <text:p text:style-name="P4">
2016年5月，美国时任总统奥巴马作为在任美国总统首次访问了广岛，并参观了广岛市核爆资料馆。奥巴马还在此行中与核爆受害者拥抱，留下日美“和解”的印象。</text:p>
      <text:p text:style-name="P4">
不过，日当局虽公布了七国首脑在资料馆内与核爆受害者对话内容，却未公开美总统拜登等关键首脑与受害者会晤时的表情和反应。</text:p>
      <text:p text:style-name="P4">
为了向七国首脑传达有关核爆炸的真实情况，外界也十分关注日当局向首脑们展示了那些内容。不过，在日政府的新闻稿中，只写有“首相岸田文雄介绍了展示内容”，并未提及更多详情。</text:p>
      <text:p text:style-name="P4">
日本政府相关人士指出，当局选择保密资料馆内的情形，背后不仅是顾及美国的舆论，还考虑到日本对中国和朝鲜的安保战略。</text:p>
      <text:p text:style-name="P4">
知情人分析说：“若外界误以为美国无论如何都不会使用核武器，对依赖核威慑的日本也有恶劣影响。”</text:p>
      <text:p text:style-name="P4">
路透社同日引述一份公报称，七国集团领导人将在星期天（21日）发布的终版公告中宣布，他们将“致力于通过采取现实、务实和负责任的方法，实现一个没有核武器的世界，使所有人的安全不被影响”。</text:p>
      <text:p text:style-name="P4">
Source: <text:a xlink:type="simple" xlink:href="https://www.zaobao.com.sg/realtime/world/story20230519-1396358" text:style-name="Internet_20_link" text:visited-style-name="Visited_20_Internet_20_Link">
https://www.zaobao.com.sg/realtime/world/story20230519-1396358</text:a>
</text:p>
      <!--NEWS-->
      <text:h text:style-name="P10" text:outline-level="1">
<text:span text:style-name="T4">
欧盟专员要求TikTok全面合规，否则严厉制裁</text:span>
</text:h>
      <text:p text:style-name="P4">
Author: chinese@voanews.com (木风)</text:p>
      <text:p text:style-name="P4">
Publisher: 美国之音中文网 (Type: NewsMediaOrganization)</text:p>
      <text:p text:style-name="P4">
Published Time: 2023-05-19T23:02:00+08:00</text:p>
      <text:p text:style-name="P4">
Modified Time: 2023-05-19 15:02:00Z</text:p>
      <text:p text:style-name="P4">
Description: 欧盟主管官员周五（5月19日）向中国短视频应用公司TikTok提出，它如果要在欧洲生存下去，就必须按照欧盟的法律法规进行改进，这方面还有很多事情要做。</text:p>
      <text:p text:style-name="P4">
Videos: []</text:p>
      <text:p text:style-name="P4">
Images: []</text:p>
      <text:p text:style-name="P4">
Categories: ['欧洲', '中国', '科技']</text:p>
      <text:p text:style-name="P4">
Type: None</text:p>
      <!--METADATA-->
      <text:p text:style-name="P4">
NoneNone</text:p>
      <text:p text:style-name="P4">
Source: <text:a xlink:type="simple" xlink:href="https://www.voachinese.com/a/eu-s-breton-tiktok-still-a-long-way-from-eu-rules-compliance-20230519/7100219.html" text:style-name="Internet_20_link" text:visited-style-name="Visited_20_Internet_20_Link">
https://www.voachinese.com/a/eu-s-breton-tiktok-still-a-long-way-from-eu-rules-compliance-20230519/7100219.html</text:a>
</text:p>
      <!--NEWS-->
      <text:h text:style-name="P10" text:outline-level="1">
<text:span text:style-name="T4">
美宣布对俄新一轮制裁 增逾300个制裁名单</text:span>
</text:h>
      <text:p text:style-name="P4">
Author: 联合早报 (Person)</text:p>
      <text:p text:style-name="P4">
Publisher: 联合早报 (Organization)</text:p>
      <text:p text:style-name="P4">
Published Time: 2023-05-19T23:23</text:p>
      <text:p text:style-name="P4">
Modified Time: 2023-05-19T23:48</text:p>
      <text:p text:style-name="P4">
Description: 美国政府星期五（5月19日）宣布新一轮对俄制裁，新增逾三百个实体名单，以针对俄罗斯规避制裁的破口。路透社报道，美国财政部部长耶伦发声明说：”今天的行动将进一步制约（俄罗斯总统）普京...</text:p>
      <text:p text:style-name="P4">
Videos: []</text:p>
      <text:p text:style-name="P4">
Audios: []</text:p>
      <text:p text:style-name="P4">
Images: []</text:p>
      <text:p text:style-name="P4">
Type: NewsArticle</text:p>
      <text:p text:style-name="P4">
Breadcrumbs: ['即时', '国际']</text:p>
      <text:p text:style-name="P4">
Keywords: ['美国', '俄罗斯', '制裁俄罗斯', '制裁']</text:p>
      <!--METADATA-->
      <text:p text:style-name="P4">
美国政府星期五（5月19日）宣布新一轮对俄制裁，新增逾三百个实体名单，以针对俄罗斯规避制裁的破口。</text:p>
      <text:p text:style-name="P4">
路透社报道，美国财政部部长耶伦发声明说：”今天的行动将进一步制约（俄罗斯总统）普京发动野蛮入侵的能力，并推动（美国）为切断俄罗斯逃避制裁的企图所做的全球努力。”</text:p>
      <text:p text:style-name="P4">
财政部在声明中说，它将对22名个体和104个实体实施制裁，触点则在20多个国家的管辖范围内，包括向俄罗斯进口、运送或制造电子部件、半导体和微电子的公司；美国国务院则将对近200名个体、实体、船只和飞机实施制裁。</text:p>
      <text:p text:style-name="P4">
美财政部说，新一轮制裁将涉及更多俄罗斯经济领域，包括建筑、制造和施工等，以对相关领域的任何个体或实体实施制裁。</text:p>
      <text:p text:style-name="P4">
同日，拜登政府正式停止向俄出口各种消费品，并将71家俄企列入美商务部的实体名单；美供应商在没有许可证的情况下，不允许向名单中的企业出售美国技术。</text:p>
      <text:p text:style-name="P4">
Source: <text:a xlink:type="simple" xlink:href="https://www.zaobao.com.sg/realtime/world/story20230519-1396361" text:style-name="Internet_20_link" text:visited-style-name="Visited_20_Internet_20_Link">
https://www.zaobao.com.sg/realtime/world/story20230519-1396361</text:a>
</text:p>
      <!--NEWS-->
      <text:h text:style-name="P10" text:outline-level="1">
<text:span text:style-name="T4">
波兰呼吁中国谴责俄入侵乌行为</text:span>
</text:h>
      <text:p text:style-name="P4">
Author: 联合早报 (Person)</text:p>
      <text:p text:style-name="P4">
Publisher: 联合早报 (Organization)</text:p>
      <text:p text:style-name="P4">
Published Time: 2023-05-19T23:41</text:p>
      <text:p text:style-name="P4">
Modified Time: 2023-05-19T23:46</text:p>
      <text:p text:style-name="P4">
Description: 波兰政府星期五（5月19日）在与中国官员会晤时，希望北京谴责俄罗斯入侵乌克兰的行为。综合法新社和路透社报道，波兰外交部发声明称， 波兰外交部副部长戈威尔（Wojciech Gerw...</text:p>
      <text:p text:style-name="P4">
Videos: []</text:p>
      <text:p text:style-name="P4">
Audios: []</text:p>
      <text:p text:style-name="P4">
Images: []</text:p>
      <text:p text:style-name="P4">
Type: NewsArticle</text:p>
      <text:p text:style-name="P4">
Breadcrumbs: ['即时', '国际']</text:p>
      <text:p text:style-name="P4">
Keywords: ['波兰', '中国', '俄乌战争', '乌克兰', '俄罗斯']</text:p>
      <!--METADATA-->
      <text:p text:style-name="P4">
波兰政府星期五（5月19日）在与中国官员会晤时，希望北京谴责俄罗斯入侵乌克兰的行为。</text:p>
      <text:p text:style-name="P4">
综合法新社和路透社报道，波兰外交部发声明称， 波兰外交部副部长戈威尔（Wojciech Gerwel）当天在华沙向中国政府欧亚事务特别代表李辉传达这一想法。</text:p>
      <text:p text:style-name="P4">
戈威尔说：“（波兰）希望中国会谴责俄罗斯的侵略行为，并向俄国施压要求俄方重新遵守国际法原则。”</text:p>
      <text:p text:style-name="P4">
据悉，戈威尔还谴责了俄罗斯频频发出的核威胁。他说：”波兰指望中国对俄罗斯采取具体行动，（避免）这个侵略国使用核武器讹诈世界。”</text:p>
      <text:p text:style-name="P4">
李辉则回应称，中国重视波兰在地区事务中扮演的关键作用，愿意继续与华沙针对解决乌克兰危机进行沟通。李辉承诺，中国将支持建立一个平衡、有效和可持续的欧洲安全架构。</text:p>
      <text:p text:style-name="P4">
数天前，乌克兰外交部长库列巴（Dmytro Kuleba）才在基辅告诉李辉，乌克兰不会接受任何为结束俄乌战争而失去领土的提议。</text:p>
      <text:p text:style-name="P4">
中国外交部日前宣布，李辉自本月15日起前往乌克兰、波兰、法国、德国和俄罗斯五国，就政治解决乌克兰危机同各方进行沟通。据此前报道，李辉将在华沙停留至星期天（21日）。</text:p>
      <text:p text:style-name="P4">
Source: <text:a xlink:type="simple" xlink:href="https://www.zaobao.com.sg/realtime/world/story20230519-1396366" text:style-name="Internet_20_link" text:visited-style-name="Visited_20_Internet_20_Link">
https://www.zaobao.com.sg/realtime/world/story20230519-1396366</text:a>
</text:p>
      <!--NEWS-->
      <text:h text:style-name="P10" text:outline-level="1">
<text:span text:style-name="T4">
黎智英申请司法复核被拒 香港被批已无法治</text:span>
</text:h>
      <text:p text:style-name="P4">
Author: chinese@voanews.com (高锋)</text:p>
      <text:p text:style-name="P4">
Publisher: 美国之音中文网 (Type: NewsMediaOrganization)</text:p>
      <text:p text:style-name="P4">
Published Time: 2023-05-20T00:25:57+08:00</text:p>
      <text:p text:style-name="P4">
Modified Time: 2023-05-19 16:25:57Z</text:p>
      <text:p text:style-name="P4">
Description: 涉及多起港版国安法案件的壹传媒创办人黎智英提出诉讼，申请司法复核，要求法院颁令中国全国人大释法不影响他聘用英国御用大律师欧文（Time Owen），并挑战维护国家安全委员会建议香港入境处拒绝向欧文发签证的决定。香港高等法院5月19日驳回申请，认为人大释法与国安法同时生效，香港法院在宪制上无权监督国安委。有法律界人士认为，香港高院的决定等同赋予国安委无上权力，并重创香港的普通法体制。</text:p>
      <text:p text:style-name="P4">
Videos: []</text:p>
      <text:p text:style-name="P4">
Images: []</text:p>
      <text:p text:style-name="P4">
Categories: ['港澳', '人权', '法律', '新闻自由']</text:p>
      <text:p text:style-name="P4">
Type: None</text:p>
      <!--METADATA-->
      <text:p text:style-name="P4">
NoneNone</text:p>
      <text:p text:style-name="P4">
Source: <text:a xlink:type="simple" xlink:href="https://www.voachinese.com/a/hong-kong-court-bars-jimmy-lai-s-british-lawyer-in-security-case-20230519/7100582.html" text:style-name="Internet_20_link" text:visited-style-name="Visited_20_Internet_20_Link">
https://www.voachinese.com/a/hong-kong-court-bars-jimmy-lai-s-british-lawyer-in-security-case-20230519/7100582.html</text:a>
</text:p>
      <!--NEWS-->
      <text:h text:style-name="P10" text:outline-level="1">
<text:span text:style-name="T4">
台湾外长吴钊燮怒怼马斯克：世上除了钱，还有一种东西叫价值！</text:span>
</text:h>
      <text:p text:style-name="P4">
Author: chinese@voanews.com (松仁)</text:p>
      <text:p text:style-name="P4">
Publisher: 美国之音中文网 (Type: NewsMediaOrganization)</text:p>
      <text:p text:style-name="P4">
Published Time: 2023-05-20T00:30:42+08:00</text:p>
      <text:p text:style-name="P4">
Modified Time: 2023-05-19 17:02:42Z</text:p>
      <text:p text:style-name="P4">
Description: 台湾外长吴钊燮星期五（5月19日）在推特上贴文，痛批推特的老板及特斯拉电动车厂创始人埃隆·马斯克（Elon Musk）最近针对北京试图吞并台湾一事所作的发言，强调民主自由的价值应该高于金钱的价值。</text:p>
      <text:p text:style-name="P4">
Videos: []</text:p>
      <text:p text:style-name="P4">
Images: []</text:p>
      <text:p text:style-name="P4">
Categories: ['台湾', '美国', '中国']</text:p>
      <text:p text:style-name="P4">
Type: None</text:p>
      <!--METADATA-->
      <text:p text:style-name="P4">
NoneNone</text:p>
      <text:p text:style-name="P4">
Source: <text:a xlink:type="simple" xlink:href="https://www.voachinese.com/a/taiwan-foreign-minister-pans-elon-musk-for-buying-into-chinese-propaganda-20230519/7100285.html" text:style-name="Internet_20_link" text:visited-style-name="Visited_20_Internet_20_Link">
https://www.voachinese.com/a/taiwan-foreign-minister-pans-elon-musk-for-buying-into-chinese-propaganda-20230519/7100285.html</text:a>
</text:p>
      <!--NEWS-->
      <text:h text:style-name="P10" text:outline-level="1">
<text:span text:style-name="T4">
俄罗斯总理米舒斯京下周访华 寻求经济外交援助</text:span>
</text:h>
      <text:p text:style-name="P4">
Author: chinese@voanews.com (木风)</text:p>
      <text:p text:style-name="P4">
Publisher: 美国之音中文网 (Type: NewsMediaOrganization)</text:p>
      <text:p text:style-name="P4">
Published Time: 2023-05-20T01:22:56+08:00</text:p>
      <text:p text:style-name="P4">
Modified Time: 2023-05-19 17:22:56Z</text:p>
      <text:p text:style-name="P4">
Description: 俄罗斯总理米舒斯京将于下周访问中国。美联社称，这是中俄关系中的一次重要行动，显示出俄罗斯在寻求经济和外交支持方面更加依赖中国。</text:p>
      <text:p text:style-name="P4">
Videos: []</text:p>
      <text:p text:style-name="P4">
Images: []</text:p>
      <text:p text:style-name="P4">
Categories: ['中国', '欧洲', '乌克兰局势']</text:p>
      <text:p text:style-name="P4">
Type: None</text:p>
      <!--METADATA-->
      <text:p text:style-name="P4">
NoneNone</text:p>
      <text:p text:style-name="P4">
Source: <text:a xlink:type="simple" xlink:href="https://www.voachinese.com/a/russian-pm-to-visit-beijing-as-china-renews-criticism-of-western-arms-sales-to-ukraine-20230519/7100378.html" text:style-name="Internet_20_link" text:visited-style-name="Visited_20_Internet_20_Link">
https://www.voachinese.com/a/russian-pm-to-visit-beijing-as-china-renews-criticism-of-western-arms-sales-to-ukraine-20230519/7100378.html</text:a>
</text:p>
      <!--NEWS-->
      <text:h text:style-name="P10" text:outline-level="1">
<text:span text:style-name="T4">
在曾被原子弹夷平的城市，七国集团领导人应对核威胁，批评中国扩充核武库</text:span>
</text:h>
      <text:p text:style-name="P4">
Author: chinese@voanews.com (维达库斯瓦拉)</text:p>
      <text:p text:style-name="P4">
Publisher: 美国之音中文网 (Type: NewsMediaOrganization)</text:p>
      <text:p text:style-name="P4">
Published Time: 2023-05-20T03:31:51+08:00</text:p>
      <text:p text:style-name="P4">
Modified Time: 2023-05-19 19:31:51Z</text:p>
      <text:p text:style-name="P4">
Description: 由七个富裕民主国家组成的七国集团的领导人星期五(5月19日)在日本广岛开始了高峰会，第一项活动是参观广岛的和平纪念公园。七国集团领导人誓言致力于“实现一个没有核武器而不会削弱所有各方安全的世界”。</text:p>
      <text:p text:style-name="P4">
Videos: []</text:p>
      <text:p text:style-name="P4">
Images: []</text:p>
      <text:p text:style-name="P4">
Categories: ['亚太', '军事', '美中关系', '朝鲜半岛局势', '编辑推荐', '全球议题']</text:p>
      <text:p text:style-name="P4">
Type: None</text:p>
      <!--METADATA-->
      <text:p text:style-name="P4">
NoneNone</text:p>
      <text:p text:style-name="P4">
Source: <text:a xlink:type="simple" xlink:href="https://www.voachinese.com/a/in-city-flattened-by-atomic-bomb-g7-leaders-grapple-with-nuclear-threat-20230519/7101074.html" text:style-name="Internet_20_link" text:visited-style-name="Visited_20_Internet_20_Link">
https://www.voachinese.com/a/in-city-flattened-by-atomic-bomb-g7-leaders-grapple-with-nuclear-threat-20230519/7101074.html</text:a>
</text:p>
      <!--NEWS-->
      <text:h text:style-name="P10" text:outline-level="1">
<text:span text:style-name="T4">
贝索斯的蓝色起源赢得NASA历史上第二个月球着陆器合同</text:span>
</text:h>
      <text:p text:style-name="P4">
Author: chinese@voanews.com (美国之音)</text:p>
      <text:p text:style-name="P4">
Publisher: 美国之音中文网 (Type: NewsMediaOrganization)</text:p>
      <text:p text:style-name="P4">
Published Time: 2023-05-20T03:50:44+08:00</text:p>
      <text:p text:style-name="P4">
Modified Time: 2023-05-19 19:50:44Z</text:p>
      <text:p text:style-name="P4">
Description: 美国国家航空航天局(NASA)周五(5月19日)宣布，已批授杰夫·贝索斯(Jeff Bezos)拥有的航空航天公司蓝色起源(Blue Origin)一项合同，为“阿耳忒弥斯5号”(Artemis V)登月计划建造第二个月球着陆器，目标是在2029年之前再次将宇航员送上月球。</text:p>
      <text:p text:style-name="P4">
Videos: []</text:p>
      <text:p text:style-name="P4">
Images: []</text:p>
      <text:p text:style-name="P4">
Categories: ['美国', '科技']</text:p>
      <text:p text:style-name="P4">
Type: None</text:p>
      <!--METADATA-->
      <text:p text:style-name="P4">
NoneNone</text:p>
      <text:p text:style-name="P4">
Source: <text:a xlink:type="simple" xlink:href="https://www.voachinese.com/a/nasa-awards-second-moon-lander-contract-to-blue-origin-20230519/7101060.html" text:style-name="Internet_20_link" text:visited-style-name="Visited_20_Internet_20_Link">
https://www.voachinese.com/a/nasa-awards-second-moon-lander-contract-to-blue-origin-20230519/7101060.html</text:a>
</text:p>
      <!--NEWS-->
      <text:h text:style-name="P10" text:outline-level="1">
<text:span text:style-name="T4">
报告: 《香港国安法》及疫情严重削弱港劳工权益 出现网络动员劳权运动</text:span>
</text:h>
      <text:p text:style-name="P4">
Author: chinese@voanews.com (郑乐捷)</text:p>
      <text:p text:style-name="P4">
Publisher: 美国之音中文网 (Type: NewsMediaOrganization)</text:p>
      <text:p text:style-name="P4">
Published Time: 2023-05-20T04:24:14+08:00</text:p>
      <text:p text:style-name="P4">
Modified Time: 2023-05-19 20:24:14Z</text:p>
      <text:p text:style-name="P4">
Description: 一份新报告指称，在《香港国安法》和新冠疫情下，香港劳工权益严重削弱，但仍有一些非工会组织者争取劳工权利。</text:p>
      <text:p text:style-name="P4">
Videos: []</text:p>
      <text:p text:style-name="P4">
Images: []</text:p>
      <text:p text:style-name="P4">
Categories: ['港澳', '人权', '劳工']</text:p>
      <text:p text:style-name="P4">
Type: None</text:p>
      <!--METADATA-->
      <text:p text:style-name="P4">
NoneNone</text:p>
      <text:p text:style-name="P4">
Source: <text:a xlink:type="simple" xlink:href="https://www.voachinese.com/a/security-law-pandemic-hinder-hong-kong-labour-rights-new-forms-of-movement-arise-20230519/7100992.html" text:style-name="Internet_20_link" text:visited-style-name="Visited_20_Internet_20_Link">
https://www.voachinese.com/a/security-law-pandemic-hinder-hong-kong-labour-rights-new-forms-of-movement-arise-20230519/7100992.html</text:a>
</text:p>
      <!--NEWS-->
      <text:h text:style-name="P10" text:outline-level="1">
<text:span text:style-name="T4">
揭谎频道：在中国，军队的玩笑开不得</text:span>
</text:h>
      <text:p text:style-name="P4">
Author: chinese@voanews.com (易林)</text:p>
      <text:p text:style-name="P4">
Publisher: 美国之音中文网 (Type: Organization)</text:p>
      <text:p text:style-name="P4">
Published Time: 2023-05-20T04:44:43+08:00</text:p>
      <text:p text:style-name="P4">
Modified Time: 2023-05-19 20:48:54Z</text:p>
      <text:p text:style-name="P4">
Description: 史密斯和洛克的事件是个人性质的，开玩笑的喜剧演员洛克并未被处罚，影星史密斯因觉得被玩笑侮辱而做出暴力反应，为此受到谴责，这起事件在没有国家政权参与的情况下得到了解决。这与中国喜剧演员李昊石的命运截然不同，他已被警方带走，并可能面临刑事指控。</text:p>
      <text:p text:style-name="P4">
Videos: []</text:p>
      <text:p text:style-name="P4">
Images: []</text:p>
      <text:p text:style-name="P4">
Categories: ['揭谎频道', '编辑推荐']</text:p>
      <text:p text:style-name="P4">
Type: None</text:p>
      <!--METADATA-->
      <text:p text:style-name="P4">
NoneNone</text:p>
      <text:p text:style-name="P4">
Source: <text:a xlink:type="simple" xlink:href="https://www.voachinese.com/a/fact-check-dog-squirrel-insult-pla/7100871.html" text:style-name="Internet_20_link" text:visited-style-name="Visited_20_Internet_20_Link">
https://www.voachinese.com/a/fact-check-dog-squirrel-insult-pla/7100871.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